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TIX" svg:font-family="STIX" style:font-pitch="variable"/>
    <style:font-face style:name="STIX1" svg:font-family="STIX"/>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8cm" fo:min-width="0.352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8cm" fo:min-width="2.974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48cm" fo:min-width="1.90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8cm" fo:min-width="0.599cm" fo:padding-top="0cm" fo:padding-bottom="0cm" fo:padding-left="0cm" fo:padding-right="0cm"/>
      <style:paragraph-properties style:writing-mode="lr-tb"/>
    </style:style>
    <style:style style:name="gr5" style:family="graphic" style:parent-style-name="standard">
      <style:graphic-properties draw:stroke="solid" svg:stroke-width="0.017cm" svg:stroke-color="#231f20" draw:stroke-linejoin="miter"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8cm" fo:min-width="1.02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48cm" fo:min-width="1.081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48cm" fo:min-width="1.005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48cm" fo:min-width="0.37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48cm" fo:min-width="14.764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48cm" fo:min-width="13.96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48cm" fo:min-width="13.934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48cm" fo:min-width="13.904cm" fo:padding-top="0cm" fo:padding-bottom="0cm" fo:padding-left="0cm" fo:padding-right="0cm"/>
      <style:paragraph-properties style:writing-mode="lr-tb"/>
    </style:style>
    <style:style style:name="gr14" style:family="graphic" style:parent-style-name="standard">
      <style:graphic-properties draw:stroke="none" draw:fill="solid" draw:fill-color="#231f20"/>
    </style:style>
    <style:style style:name="gr15" style:family="graphic" style:parent-style-name="standard">
      <style:graphic-properties draw:stroke="none" draw:fill="solid" draw:fill-color="#ffffff"/>
    </style:style>
    <style:style style:name="gr16" style:family="graphic" style:parent-style-name="standard">
      <style:graphic-properties draw:stroke="solid" svg:stroke-width="0.008cm" svg:stroke-color="#ffffff" draw:stroke-linejoin="round" svg:stroke-linecap="round" draw:fill="none" fo:padding-top="0.004cm" fo:padding-bottom="0.004cm" fo:padding-left="0.004cm" fo:padding-right="0.004cm"/>
    </style:style>
    <style:style style:name="gr17" style:family="graphic" style:parent-style-name="standard">
      <style:graphic-properties draw:stroke="none" draw:fill="none" draw:textarea-horizontal-align="left" draw:textarea-vertical-align="top" draw:auto-grow-height="true" draw:auto-grow-width="true" fo:min-height="0.48cm" fo:min-width="5.294cm" fo:padding-top="0cm" fo:padding-bottom="0cm" fo:padding-left="0cm" fo:padding-right="0cm"/>
      <style:paragraph-properties style:writing-mode="lr-tb"/>
    </style:style>
    <style:style style:name="gr18"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19" style:family="graphic" style:parent-style-name="standard">
      <style:graphic-properties draw:stroke="solid" svg:stroke-width="0.015cm" svg:stroke-color="#231f20" draw:stroke-linejoin="miter" svg:stroke-linecap="butt" draw:fill="none" draw:textarea-horizontal-align="center" draw:textarea-vertical-align="middle" fo:padding-top="0.007cm" fo:padding-bottom="0.007cm" fo:padding-left="0.007cm" fo:padding-right="0.007cm"/>
    </style:style>
    <style:style style:name="gr20"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21" style:family="graphic" style:parent-style-name="standard">
      <style:graphic-properties draw:stroke="solid" svg:stroke-width="0.04cm" svg:stroke-color="#231f20" draw:stroke-linejoin="miter" svg:stroke-linecap="butt" draw:fill="none" fo:padding-top="0.02cm" fo:padding-bottom="0.02cm" fo:padding-left="0.02cm" fo:padding-right="0.02cm"/>
    </style:style>
    <style:style style:name="gr22" style:family="graphic" style:parent-style-name="standard">
      <style:graphic-properties draw:stroke="solid" svg:stroke-width="0.088cm" svg:stroke-color="#231f20" draw:stroke-linejoin="miter" svg:stroke-linecap="butt" draw:fill="none" fo:padding-top="0.044cm" fo:padding-bottom="0.044cm" fo:padding-left="0.044cm" fo:padding-right="0.044cm"/>
    </style:style>
    <style:style style:name="gr23" style:family="graphic" style:parent-style-name="standard">
      <style:graphic-properties draw:stroke="solid" svg:stroke-width="0.026cm" svg:stroke-color="#231f20" draw:stroke-linejoin="miter" svg:stroke-linecap="butt" draw:fill="none" fo:padding-top="0.013cm" fo:padding-bottom="0.013cm" fo:padding-left="0.013cm" fo:padding-right="0.013cm"/>
    </style:style>
    <style:style style:name="gr24" style:family="graphic" style:parent-style-name="standard">
      <style:graphic-properties draw:stroke="solid" svg:stroke-width="0.086cm" svg:stroke-color="#231f20" draw:stroke-linejoin="miter" svg:stroke-linecap="butt" draw:fill="none" fo:padding-top="0.043cm" fo:padding-bottom="0.043cm" fo:padding-left="0.043cm" fo:padding-right="0.043cm"/>
    </style:style>
    <style:style style:name="gr25"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6"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7" style:family="graphic" style:parent-style-name="standard">
      <style:graphic-properties draw:stroke="none" draw:fill="solid" draw:fill-color="#000000"/>
    </style:style>
    <style:style style:name="gr28" style:family="graphic" style:parent-style-name="standard">
      <style:graphic-properties draw:stroke="solid" svg:stroke-width="0.008cm" svg:stroke-color="#ffffff" draw:stroke-linejoin="miter" svg:stroke-linecap="butt" draw:fill="none" fo:padding-top="0.004cm" fo:padding-bottom="0.004cm" fo:padding-left="0.004cm" fo:padding-right="0.004cm"/>
    </style:style>
    <style:style style:name="gr29"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30" style:family="graphic" style:parent-style-name="standard">
      <style:graphic-properties draw:stroke="none" draw:fill="none" draw:textarea-horizontal-align="left" draw:textarea-vertical-align="top" draw:auto-grow-height="true" draw:auto-grow-width="true" fo:min-height="0.48cm" fo:min-width="6.669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213cm" fo:min-width="3.401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13cm" fo:min-width="1.801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48cm" fo:min-width="0.214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48cm" fo:min-width="0.63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0.59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0.446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302cm" fo:min-width="0.5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302cm" fo:min-width="0.459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02cm" fo:min-width="0.455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02cm" fo:min-width="0.472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02cm" fo:min-width="0.52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302cm" fo:min-width="0.44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302cm" fo:min-width="0.536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302cm" fo:min-width="0.519cm" fo:padding-top="0cm" fo:padding-bottom="0cm" fo:padding-left="0cm" fo:padding-right="0cm"/>
      <style:paragraph-properties style:writing-mode="lr-tb"/>
    </style:style>
    <style:style style:name="P1" style:family="paragraph">
      <style:paragraph-properties fo:text-align="start" style:writing-mode="lr-tb"/>
    </style:style>
    <style:style style:name="P2" style:family="paragraph">
      <loext:graphic-properties draw:fill="none"/>
      <style:paragraph-properties style:writing-mode="lr-tb"/>
      <style:text-properties fo:font-size="10pt" style:font-size-asian="10pt" style:font-size-complex="10pt"/>
    </style:style>
    <style:style style:name="P3" style:family="paragraph">
      <loext:graphic-properties draw:fill="none"/>
    </style:style>
    <style:style style:name="P4" style:family="paragraph">
      <loext:graphic-properties draw:fill="solid" draw:fill-color="#231f20"/>
    </style:style>
    <style:style style:name="P5" style:family="paragraph">
      <loext:graphic-properties draw:fill="solid" draw:fill-color="#ffffff"/>
    </style:style>
    <style:style style:name="P6" style:family="paragraph">
      <loext:graphic-properties draw:fill="none"/>
      <style:paragraph-properties fo:text-align="center"/>
    </style:style>
    <style:style style:name="P7" style:family="paragraph">
      <loext:graphic-properties draw:fill="solid" draw:fill-color="#000000"/>
    </style:style>
    <style:style style:name="P8" style:family="paragraph">
      <loext:graphic-properties draw:fill="none"/>
      <style:paragraph-properties style:writing-mode="lr-tb"/>
      <style:text-properties fo:font-size="6pt" style:font-size-asian="6pt" style:font-size-complex="6pt"/>
    </style:style>
    <style:style style:name="P9" style:family="paragraph">
      <loext:graphic-properties draw:fill="none"/>
      <style:paragraph-properties fo:text-align="start" style:writing-mode="lr-tb"/>
      <style:text-properties fo:font-size="10pt" style:font-size-asian="10pt" style:font-size-complex="10pt"/>
    </style:style>
    <style:style style:name="P10" style:family="paragraph">
      <loext:graphic-properties draw:fill="none"/>
      <style:paragraph-properties fo:text-align="start" style:writing-mode="lr-tb"/>
      <style:text-properties fo:font-size="5pt" style:font-size-asian="10pt" style:font-size-complex="10pt"/>
    </style:style>
    <style:style style:name="P11" style:family="paragraph">
      <loext:graphic-properties draw:fill="none"/>
      <style:paragraph-properties fo:text-align="start" style:writing-mode="lr-tb"/>
      <style:text-properties style:text-position="0% 100%" fo:font-size="5pt" style:font-size-asian="10pt" style:font-size-complex="10pt"/>
    </style:style>
    <style:style style:name="P12" style:family="paragraph">
      <style:paragraph-properties fo:text-align="start" style:writing-mode="lr-tb"/>
      <style:text-properties style:text-position="33% 58%"/>
    </style:style>
    <style:style style:name="P13" style:family="paragraph">
      <loext:graphic-properties draw:fill="none"/>
      <style:paragraph-properties fo:text-align="start" style:writing-mode="lr-tb"/>
      <style:text-properties style:text-position="33% 58%" fo:font-size="10pt" style:font-size-asian="10pt" style:font-size-complex="10pt"/>
    </style:style>
    <style:style style:name="P14" style:family="paragraph">
      <loext:graphic-properties draw:fill="none"/>
      <style:text-properties fo:font-weight="bold"/>
    </style:style>
    <style:style style:name="T1" style:family="text">
      <style:text-properties fo:color="#231f20" loext:opacity="100%" style:font-name="STIX1" fo:font-size="10pt" fo:font-style="italic" fo:font-weight="normal" style:font-size-asian="10pt" style:font-style-asian="italic" style:font-weight-asian="normal" style:font-name-complex="STIX1" style:font-size-complex="10pt" style:font-style-complex="italic" style:font-weight-complex="normal"/>
    </style:style>
    <style:style style:name="T2" style:family="text">
      <style:text-properties fo:color="#231f20" loext:opacity="100%" style:font-name="STIX1" fo:font-size="10pt" fo:font-weight="normal" style:font-size-asian="10pt" style:font-weight-asian="normal" style:font-name-complex="STIX1" style:font-size-complex="10pt" style:font-weight-complex="normal"/>
    </style:style>
    <style:style style:name="T3" style:family="text">
      <style:text-properties fo:color="#000000" loext:opacity="100%" style:font-name="Helvetica" fo:font-size="6pt" fo:font-weight="normal" style:font-size-asian="6pt" style:font-weight-asian="normal" style:font-name-complex="Helvetica" style:font-size-complex="6pt" style:font-weight-complex="normal"/>
    </style:style>
    <style:style style:name="T4" style:family="text">
      <style:text-properties fo:color="#231f20" loext:opacity="100%" style:text-position="0% 100%" style:font-name="STIX1" fo:font-size="10pt" fo:font-weight="normal" style:font-size-asian="10pt" style:font-weight-asian="normal" style:font-name-complex="STIX1" style:font-size-complex="10pt" style:font-weight-complex="normal"/>
    </style:style>
    <style:style style:name="T5" style:family="text">
      <style:text-properties fo:color="#231f20" loext:opacity="100%" style:text-position="33% 58%" style:font-name="STIX1" fo:font-size="10pt" fo:font-weight="normal" style:font-size-asian="10pt" style:font-weight-asian="normal" style:font-name-complex="STIX1" style:font-size-complex="10pt" style:font-weight-complex="normal"/>
    </style:style>
    <style:style style:name="T6" style:family="text">
      <style:text-properties fo:color="#231f20" loext:opacity="100%" style:text-position="-8% 58%" style:font-name="STIX1" fo:font-size="10pt" fo:font-weight="normal" style:font-size-asian="10pt" style:font-weight-asian="normal" style:font-name-complex="STIX1" style:font-size-complex="10pt" style:font-weight-complex="normal"/>
    </style:style>
    <style:style style:name="T7" style:family="text">
      <style:text-properties fo:color="#231f20" loext:opacity="100%" style:font-name="STIX1" fo:font-size="5pt" fo:font-weight="normal" style:font-size-asian="10pt" style:font-weight-asian="normal" style:font-name-complex="STIX1" style:font-size-complex="10pt" style:font-weight-complex="normal"/>
    </style:style>
    <style:style style:name="T8" style:family="text">
      <style:text-properties fo:color="#231f20" loext:opacity="100%" style:text-position="0% 100%" style:font-name="STIX1" fo:font-size="5pt" fo:font-weight="normal" style:font-size-asian="10pt" style:font-weight-asian="normal" style:font-name-complex="STIX1" style:font-size-complex="10pt" style:font-weight-complex="normal"/>
    </style:style>
    <style:style style:name="T9" style:family="text">
      <style:text-properties fo:color="#231f20" loext:opacity="100%" style:text-position="33% 58%" style:font-name="STIX1" fo:font-size="5pt" fo:font-weight="normal" style:font-size-asian="10pt" style:font-weight-asian="normal" style:font-name-complex="STIX1"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9">
        <draw:frame draw:style-name="gr1" draw:text-style-name="P2" draw:layer="layout" svg:width="0.352cm" svg:height="0.48cm" svg:x="2.933cm" svg:y="26.195cm">
          <draw:text-box>
            <text:p text:style-name="P1"><text:span text:style-name="T1"><text:s/></text:span></text:p>
          </draw:text-box>
        </draw:frame>
        <draw:frame draw:style-name="gr2" draw:text-style-name="P2" draw:layer="layout" svg:width="2.974cm" svg:height="0.48cm" svg:x="13.37cm" svg:y="26.195cm">
          <draw:text-box>
            <text:p text:style-name="P1"><text:span text:style-name="T1">Student Workbook </text:span></text:p>
          </draw:text-box>
        </draw:frame>
        <draw:frame draw:style-name="gr3" draw:text-style-name="P2" draw:layer="layout" svg:width="1.907cm" svg:height="0.48cm" svg:x="16.298cm" svg:y="26.195cm">
          <draw:text-box>
            <text:p text:style-name="P1"><text:span text:style-name="T2">Chapter 15 </text:span></text:p>
          </draw:text-box>
        </draw:frame>
        <draw:frame draw:style-name="gr1" draw:text-style-name="P2" draw:layer="layout" svg:width="0.352cm" svg:height="0.48cm" svg:x="18.209cm" svg:y="26.195cm">
          <draw:text-box>
            <text:p text:style-name="P1"><text:span text:style-name="T2"><text:s/></text:span></text:p>
          </draw:text-box>
        </draw:frame>
        <draw:frame draw:style-name="gr1" draw:text-style-name="P2" draw:layer="layout" svg:width="0.352cm" svg:height="0.48cm" svg:x="18.561cm" svg:y="26.195cm">
          <draw:text-box>
            <text:p text:style-name="P1"><text:span text:style-name="T2"><text:s/></text:span></text:p>
          </draw:text-box>
        </draw:frame>
        <draw:frame draw:style-name="gr4" draw:text-style-name="P2" draw:layer="layout" svg:width="0.599cm" svg:height="0.48cm" svg:x="18.914cm" svg:y="26.195cm">
          <draw:text-box>
            <text:p text:style-name="P1"><text:span text:style-name="T2">129</text:span></text:p>
          </draw:text-box>
        </draw:frame>
        <draw:line draw:style-name="gr5" draw:text-style-name="P3" draw:layer="layout" svg:x1="3.79cm" svg:y1="1.534cm" svg:x2="11.834cm" svg:y2="1.534cm">
          <text:p/>
        </draw:line>
        <draw:frame draw:style-name="gr6" draw:text-style-name="P2" draw:layer="layout" svg:width="1.026cm" svg:height="0.48cm" svg:x="2.933cm" svg:y="1.131cm">
          <draw:text-box>
            <text:p text:style-name="P1"><text:span text:style-name="T1">Name </text:span></text:p>
          </draw:text-box>
        </draw:frame>
        <draw:line draw:style-name="gr5" draw:text-style-name="P3" draw:layer="layout" svg:x1="12.832cm" svg:y1="1.534cm" svg:x2="15.689cm" svg:y2="1.534cm">
          <text:p/>
        </draw:line>
        <draw:frame draw:style-name="gr7" draw:text-style-name="P2" draw:layer="layout" svg:width="1.081cm" svg:height="0.48cm" svg:x="11.834cm" svg:y="1.131cm">
          <draw:text-box>
            <text:p text:style-name="P1"><text:span text:style-name="T1"><text:s text:c="2"/></text:span><text:span text:style-name="T1">Class </text:span></text:p>
          </draw:text-box>
        </draw:frame>
        <draw:line draw:style-name="gr5" draw:text-style-name="P3" draw:layer="layout" svg:x1="16.585cm" svg:y1="1.534cm" svg:x2="19.443cm" svg:y2="1.534cm">
          <text:p/>
        </draw:line>
        <draw:frame draw:style-name="gr8" draw:text-style-name="P2" draw:layer="layout" svg:width="1.005cm" svg:height="0.48cm" svg:x="15.69cm" svg:y="1.131cm">
          <draw:text-box>
            <text:p text:style-name="P1"><text:span text:style-name="T1"><text:s text:c="2"/></text:span><text:span text:style-name="T1">Date </text:span></text:p>
          </draw:text-box>
        </draw:frame>
        <draw:frame draw:style-name="gr9" draw:text-style-name="P2" draw:layer="layout" svg:width="0.37cm" svg:height="0.48cm" svg:x="2.933cm" svg:y="2.435cm">
          <draw:text-box>
            <text:p text:style-name="P1"><text:span text:style-name="T2">F. </text:span></text:p>
          </draw:text-box>
        </draw:frame>
        <draw:frame draw:style-name="gr10" draw:text-style-name="P2" draw:layer="layout" svg:width="14.764cm" svg:height="0.48cm" svg:x="3.568cm" svg:y="2.435cm">
          <draw:text-box>
            <text:p text:style-name="P1"><text:span text:style-name="T2">Analyze <text:s/>the <text:s/>chords <text:s/>called <text:s/>for <text:s/>by <text:s/>the <text:s/>figured <text:s/>bass <text:s/>that <text:s/>follows. <text:s/>Remember <text:s/>that <text:s/>the </text:span></text:p>
          </draw:text-box>
        </draw:frame>
        <draw:frame draw:style-name="gr11" draw:text-style-name="P2" draw:layer="layout" svg:width="13.968cm" svg:height="0.48cm" svg:x="3.568cm" svg:y="2.858cm">
          <draw:text-box>
            <text:p text:style-name="P1"><text:span text:style-name="T2">figured-bass symbols are part of the music, not part of the harmonic analysis, which </text:span></text:p>
          </draw:text-box>
        </draw:frame>
        <draw:frame draw:style-name="gr12" draw:text-style-name="P2" draw:layer="layout" svg:width="13.934cm" svg:height="0.48cm" svg:x="3.568cm" svg:y="3.282cm">
          <draw:text-box>
            <text:p text:style-name="P1"><text:span text:style-name="T2">should be written beneath it. Then, continue the four-part realization of that figured </text:span></text:p>
          </draw:text-box>
        </draw:frame>
        <draw:frame draw:style-name="gr13" draw:text-style-name="P2" draw:layer="layout" svg:width="13.904cm" svg:height="0.48cm" svg:x="3.568cm" svg:y="3.705cm">
          <draw:text-box>
            <text:p text:style-name="P1"><text:span text:style-name="T2">bass. Note: Be sure to review pages 249–250 before proceeding. (Figures in the fifth </text:span></text:p>
          </draw:text-box>
        </draw:frame>
        <draw:path draw:style-name="gr14" draw:text-style-name="P4" draw:layer="layout" svg:width="0.86cm" svg:height="0.897cm" svg:x="3.358cm" svg:y="5.037cm" svg:viewBox="0 0 861 898" svg:d="M791 283l-436-83v-109l439 94zM650 755c-64 21-106 52-106 52 0 0 23-50 103-73 80-24 127-9 127-9 0 0-56 7-124 30zM158 673c-65 21-107 51-107 51 0 0 23-49 103-72 80-24 127-10 127-10 0 0-55 8-123 31zM297 0l-2 78h1l-18 518c0 0-393 76-244 189 93 71 215-3 293-46 42-23 26-65 27-96 0-40 0-79 1-118 1-78 0-157 0-236 0-17 0-35 0-52l435 92-9 351c0 0-395 76-244 190 55 42 133 30 196 7 67-25 131-60 128-123-3-47-1-94-2-141-3-112 1-224-1-336 0-26 0-52 0-78l3-75z">
          <text:p/>
        </draw:path>
        <draw:path draw:style-name="gr15" draw:text-style-name="P5" draw:layer="layout" svg:width="0.262cm" svg:height="0.094cm" svg:x="3.896cm" svg:y="5.758cm" svg:viewBox="0 0 263 95" svg:d="M263 3c0 0-168 19-263 92 0 0 40-115 263-92z">
          <text:p/>
        </draw:path>
        <draw:path draw:style-name="gr16" draw:text-style-name="P3" draw:layer="layout" svg:width="0.262cm" svg:height="0.094cm" svg:x="3.896cm" svg:y="5.758cm" svg:viewBox="0 0 263 95" svg:d="M263 3c0 0-168 19-263 92 0 0 40-115 263-92z">
          <text:p/>
        </draw:path>
        <draw:path draw:style-name="gr15" draw:text-style-name="P5" draw:layer="layout" svg:width="0.262cm" svg:height="0.094cm" svg:x="3.402cm" svg:y="5.673cm" svg:viewBox="0 0 263 95" svg:d="M263 3c0 0-168 19-263 92 0 0 40-114 263-92z">
          <text:p/>
        </draw:path>
        <draw:path draw:style-name="gr16" draw:text-style-name="P3" draw:layer="layout" svg:width="0.262cm" svg:height="0.094cm" svg:x="3.402cm" svg:y="5.673cm" svg:viewBox="0 0 263 95" svg:d="M263 3c0 0-168 19-263 92 0 0 40-114 263-92z">
          <text:p/>
        </draw:path>
        <draw:frame draw:style-name="gr17" draw:text-style-name="P2" draw:layer="layout" svg:width="5.294cm" svg:height="0.48cm" svg:x="3.568cm" svg:y="4.128cm">
          <draw:text-box>
            <text:p text:style-name="P1"><text:span text:style-name="T2">measure added by the authors.)</text:span></text:p>
          </draw:text-box>
        </draw:frame>
        <draw:path draw:style-name="gr14" draw:text-style-name="P4" draw:layer="layout" svg:width="0.195cm" svg:height="0.182cm" svg:x="2.935cm" svg:y="9.457cm" svg:viewBox="0 0 196 183" svg:d="M63 11c-29 8-52 29-52 67 0 15 6 32 17 45 11 12 29 25 71 25 60 0 84-36 84-74 0-37-20-59-28-68l5-6c0 1 36 26 36 83 0 48-27 100-98 100-64 0-98-51-98-102 0-27 9-47 9-54 0-1 0-11-9-14v-6l63-3z">
          <text:p/>
        </draw:path>
        <draw:path draw:style-name="gr14" draw:text-style-name="P4" draw:layer="layout" svg:width="0.132cm" svg:height="0.132cm" svg:x="2.996cm" svg:y="9.306cm" svg:viewBox="0 0 133 133" svg:d="M74 27c-35 0-66 15-66 43 0 19 14 35 44 35 21 0 74-7 74-43 0-15-11-35-52-35zM65 0c28 0 68 21 68 67 0 38-30 66-68 66-34 0-65-25-65-65s24-68 65-68z">
          <text:p/>
        </draw:path>
        <draw:path draw:style-name="gr14" draw:text-style-name="P4" draw:layer="layout" svg:width="0.13cm" svg:height="0.14cm" svg:x="2.996cm" svg:y="9.152cm" svg:viewBox="0 0 131 141" svg:d="M34 122c-17 0-18 6-18 11 0 4 1 7 1 8h-4c-4-13-8-27-13-41v-2h23c-13-15-23-26-23-44 0-14 8-35 43-35h65c13 0 17-5 18-19h5v63h-5c0-11-2-19-23-19h-59c-18 0-29 6-29 23 0 9 6 19 16 30h81c9 0 14-4 14-20h5v64h-5c0-14-4-19-21-19z">
          <text:p/>
        </draw:path>
        <draw:path draw:style-name="gr14" draw:text-style-name="P4" draw:layer="layout" svg:width="0.132cm" svg:height="0.116cm" svg:x="2.996cm" svg:y="9.024cm" svg:viewBox="0 0 133 117" svg:d="M88 0c33 17 45 36 45 61 0 24-18 56-63 56-47 0-70-35-70-67 0-11 4-25 9-32 6-9 14-13 19-13 7 0 12 5 13 14 0 7-7 13-13 14l-6 2c-9 3-14 4-14 20 0 11 9 39 50 39 33 0 55-21 55-46 0-22-13-33-27-43z">
          <text:p/>
        </draw:path>
        <draw:path draw:style-name="gr14" draw:text-style-name="P4" draw:layer="layout" svg:width="0.132cm" svg:height="0.12cm" svg:x="2.996cm" svg:y="8.887cm" svg:viewBox="0 0 133 121" svg:d="M42 36c-13 2-32 5-32 29 0 16 8 28 32 34zM85 0c9 3 48 20 48 63 0 34-23 58-64 58-52 0-69-39-69-63 0-28 15-49 52-52v94c49-5 62-29 62-49 0-26-20-39-31-46z">
          <text:p/>
        </draw:path>
        <draw:path draw:style-name="gr14" draw:text-style-name="P4" draw:layer="layout" svg:width="0.13cm" svg:height="0.098cm" svg:x="2.996cm" svg:y="8.781cm" svg:viewBox="0 0 131 99" svg:d="M35 77c-16 0-16 6-16 12 0 4 0 7 1 10h-5c-4-16-9-31-15-46v-1h26v-1c-20-14-26-24-26-35 0-10 6-16 15-16 7 0 13 4 13 11 0 10-10 13-10 21 0 7 14 20 24 20h63c20 0 21-10 21-26h5v73h-5c-2-17-3-22-19-22z">
          <text:p/>
        </draw:path>
        <draw:path draw:style-name="gr14" draw:text-style-name="P4" draw:layer="layout" svg:width="0.166cm" svg:height="0.08cm" svg:x="2.962cm" svg:y="8.697cm" svg:viewBox="0 0 167 81" svg:d="M46 8v31h81c9 0 26 0 26-16 0-10-6-15-10-19l3-4c12 8 21 22 21 36 0 16-7 28-35 28h-86v16c-1 1-1 1-2 1-4 0-5-6-11-13-11-11-18-16-33-27 0-2 2-2 4-2h33v-31z">
          <text:p/>
        </draw:path>
        <draw:path draw:style-name="gr14" draw:text-style-name="P4" draw:layer="layout" svg:width="0.193cm" svg:height="0.071cm" svg:x="2.933cm" svg:y="8.622cm" svg:viewBox="0 0 194 72" svg:d="M189 72c0-19-2-24-24-24h-66c-16 0-16 6-16 11 0 4 0 8 1 12h-5c-4-16-10-31-15-47l1-1h100c18 0 23-1 24-23h5v72zM0 38c0-9 6-15 14-15 9 0 15 6 15 15 0 11-9 15-15 15-5 0-14-4-14-15z">
          <text:p/>
        </draw:path>
        <draw:path draw:style-name="gr14" draw:text-style-name="P4" draw:layer="layout" svg:width="0.13cm" svg:height="0.142cm" svg:x="2.996cm" svg:y="8.469cm" svg:viewBox="0 0 131 143" svg:d="M34 122c-17 0-18 6-18 11 0 4 1 7 1 10h-4c-4-15-8-29-13-43v-2h23c-13-15-23-26-23-44 0-13 8-35 43-35h65c13 0 17-3 18-19h5v63h-5c0-11-2-19-23-19h-59c-18 0-29 6-29 23 0 9 6 19 16 30h81c9 0 14-4 14-20h5v64h-5c0-14-4-19-21-19z">
          <text:p/>
        </draw:path>
        <draw:path draw:style-name="gr14" draw:text-style-name="P4" draw:layer="layout" svg:width="0.132cm" svg:height="0.132cm" svg:x="2.996cm" svg:y="8.324cm" svg:viewBox="0 0 133 133" svg:d="M74 27c-35 0-66 15-66 43 0 19 14 36 44 36 21 0 74-7 74-43 0-16-11-36-52-36zM65 0c28 0 68 21 68 67 0 39-30 66-68 66-34 0-65-25-65-65s24-68 65-68z">
          <text:p/>
        </draw:path>
        <draw:path draw:style-name="gr14" draw:text-style-name="P4" draw:layer="layout" svg:width="0.194cm" svg:height="0.181cm" svg:x="2.933cm" svg:y="16.362cm" svg:viewBox="0 0 195 182" svg:d="M63 10c-29 8-52 31-52 67 0 15 6 33 17 45s29 25 71 25c60 0 84-35 84-73 0-37-20-60-28-69l5-5c0 0 35 27 35 82 0 48-27 100-97 100-64 0-98-50-98-102 0-27 9-46 9-53 0-1 0-12-9-14v-7l63-2z">
          <text:p/>
        </draw:path>
        <draw:path draw:style-name="gr14" draw:text-style-name="P4" draw:layer="layout" svg:width="0.132cm" svg:height="0.132cm" svg:x="2.994cm" svg:y="16.211cm" svg:viewBox="0 0 133 133" svg:d="M73 26c-35 0-65 16-65 43 0 19 14 37 44 37 21 0 73-7 73-44 0-15-10-36-52-36zM65 0c28 0 68 21 68 66 0 40-30 67-68 67-34 0-65-25-65-66 0-39 24-67 65-67z">
          <text:p/>
        </draw:path>
        <draw:path draw:style-name="gr14" draw:text-style-name="P4" draw:layer="layout" svg:width="0.13cm" svg:height="0.141cm" svg:x="2.994cm" svg:y="16.056cm" svg:viewBox="0 0 131 142" svg:d="M34 122c-18 0-18 6-18 11 0 4 1 7 1 9h-5c-3-14-7-29-12-43v-2h23c-13-14-23-26-23-44 0-13 7-35 43-35h65c13 0 17-3 18-18h5v62h-5c-1-11-2-18-23-18h-59c-19 0-29 5-29 23 0 9 6 18 16 29h81c9 0 13-4 14-19h5v64h-5c-1-14-4-19-21-19z">
          <text:p/>
        </draw:path>
        <draw:path draw:style-name="gr14" draw:text-style-name="P4" draw:layer="layout" svg:width="0.132cm" svg:height="0.116cm" svg:x="2.994cm" svg:y="15.928cm" svg:viewBox="0 0 133 117" svg:d="M88 0c33 16 45 36 45 60s-18 57-64 57-69-36-69-68c0-11 4-24 9-32 5-9 14-13 19-13 7 0 12 5 13 14 0 8-7 13-13 15l-7 2c-8 2-13 3-13 19 0 11 9 39 50 39 33 0 55-21 55-46 0-21-13-33-27-43z">
          <text:p/>
        </draw:path>
        <draw:path draw:style-name="gr14" draw:text-style-name="P4" draw:layer="layout" svg:width="0.132cm" svg:height="0.12cm" svg:x="2.994cm" svg:y="15.791cm" svg:viewBox="0 0 133 121" svg:d="M42 37c-13 2-32 5-32 28 0 17 8 29 32 34zM85 0c9 3 48 21 48 64 0 34-23 57-64 57-52 0-69-38-69-62 0-28 14-50 51-53v94c50-3 63-29 63-48 0-27-20-40-31-47z">
          <text:p/>
        </draw:path>
        <draw:path draw:style-name="gr14" draw:text-style-name="P4" draw:layer="layout" svg:width="0.13cm" svg:height="0.099cm" svg:x="2.994cm" svg:y="15.685cm" svg:viewBox="0 0 131 100" svg:d="M35 78c-16 0-17 6-17 11 0 4 1 7 2 10h-5c-5-15-10-30-15-44v-2h25c-20-15-25-26-25-37 0-10 6-16 15-16 7 0 12 4 12 11 0 11-9 14-9 21s14 21 24 21h63c20 0 21-11 21-26h5v73h-5c-3-17-3-22-19-22z">
          <text:p/>
        </draw:path>
        <draw:path draw:style-name="gr14" draw:text-style-name="P4" draw:layer="layout" svg:width="0.166cm" svg:height="0.079cm" svg:x="2.96cm" svg:y="15.602cm" svg:viewBox="0 0 167 80" svg:d="M46 8v30h81c9 0 26 0 26-15 0-10-7-15-10-18l3-5c12 8 21 22 21 36 0 15-7 27-35 27h-86v16c-1 1-2 1-2 1-4 0-5-6-12-13-11-11-17-16-32-27 0-2 2-2 4-2h33v-30z">
          <text:p/>
        </draw:path>
        <draw:path draw:style-name="gr14" draw:text-style-name="P4" draw:layer="layout" svg:width="0.132cm" svg:height="0.132cm" svg:x="2.994cm" svg:y="15.461cm" svg:viewBox="0 0 133 133" svg:d="M73 27c-35 0-65 15-65 44 0 19 14 35 44 35 21 0 73-7 73-42 0-17-10-37-52-37zM65 0c28 0 68 21 68 68 0 38-30 65-68 65-34 0-65-24-65-64 0-41 24-69 65-69z">
          <text:p/>
        </draw:path>
        <draw:path draw:style-name="gr14" draw:text-style-name="P4" draw:layer="layout" svg:width="0.191cm" svg:height="0.133cm" svg:x="2.994cm" svg:y="15.236cm" svg:viewBox="0 0 192 134" svg:d="M176 68c0-35-12-56-28-56-13 0-14 15-14 37-1 28-1 35-4 49 11 9 16 15 25 15 10 0 21-11 21-45zM80 65c0-20-20-21-27-21-8 0-45 4-45 30 0 11 6 23 25 23 22 0 47-8 47-32zM20 26c7-3 12-6 26-6 31 0 41 31 41 48 0 4-1 15-1 16 1 6 12 18 18 18s7-14 7-23l2-39c2-33 22-37 30-37 33 0 49 51 49 78 0 30-12 53-27 53-14 0-26-14-36-30-3 8-7 16-15 16-5 0-8 0-30-26-8 17-21 27-37 27-34 0-47-28-47-51 0-11 2-17 6-29 3-6 3-12 3-17v-24h11z">
          <text:p/>
        </draw:path>
        <draw:path draw:style-name="gr14" draw:text-style-name="P4" draw:layer="layout" svg:width="0.13cm" svg:height="0.099cm" svg:x="2.994cm" svg:y="15.127cm" svg:viewBox="0 0 131 100" svg:d="M35 78c-16 0-17 6-17 11 0 4 1 7 2 10h-5c-5-15-10-30-15-44v-2h25c-20-14-25-25-25-36s6-17 15-17c7 0 12 4 12 11 0 12-9 15-9 22s14 20 24 20h63c20 0 21-10 21-25h5v72h-5c-3-17-3-22-19-22z">
          <text:p/>
        </draw:path>
        <draw:path draw:style-name="gr14" draw:text-style-name="P4" draw:layer="layout" svg:width="0.132cm" svg:height="0.132cm" svg:x="2.994cm" svg:y="14.987cm" svg:viewBox="0 0 133 133" svg:d="M73 26c-35 0-65 16-65 43 0 19 14 36 44 36 21 0 73-7 73-43 0-15-10-36-52-36zM65 0c28 0 68 20 68 66 0 39-30 67-68 67-34 0-65-26-65-66 0-39 24-67 65-67z">
          <text:p/>
        </draw:path>
        <draw:path draw:style-name="gr14" draw:text-style-name="P4" draw:layer="layout" svg:width="0.132cm" svg:height="0.089cm" svg:x="2.994cm" svg:y="14.873cm" svg:viewBox="0 0 133 90" svg:d="M41 15c-29 6-35 21-35 34 0 16 11 23 19 23 5 0 13-2 20-13l18-34c8-14 16-25 33-25 25 0 37 24 37 45 0 13-5 26-5 34 0 4 1 5 4 7v4h-45v-5c15-4 40-9 40-39 0-10-4-25-21-25-9 0-16 6-21 17l-10 17c-10 19-20 35-41 35-16 0-34-13-34-42 0-14 5-23 5-28 0-3-2-5-3-5v-4l39-1z">
          <text:p/>
        </draw:path>
        <draw:path draw:style-name="gr14" draw:text-style-name="P4" draw:layer="layout" svg:width="0.132cm" svg:height="0.089cm" svg:x="2.994cm" svg:y="14.757cm" svg:viewBox="0 0 133 90" svg:d="M41 14c-29 6-35 20-35 33 0 18 11 24 19 24 5 0 13-2 20-14l18-32c8-15 16-25 33-25 25 0 37 24 37 43 0 13-5 27-5 36 0 3 1 5 4 6v4h-45v-5c15-3 40-9 40-39 0-10-4-25-21-25-9 0-16 6-21 16l-10 17c-10 20-20 37-41 37-16 0-34-13-34-43 0-14 5-23 5-28 0-3-2-4-3-5v-3l39-2z">
          <text:p/>
        </draw:path>
        <draw:path draw:style-name="gr14" draw:text-style-name="P4" draw:layer="layout" svg:width="0.132cm" svg:height="0.132cm" svg:x="2.994cm" svg:y="14.603cm" svg:viewBox="0 0 133 133" svg:d="M73 27c-35 0-65 16-65 43 0 19 14 35 44 35 21 0 73-6 73-42 0-16-10-36-52-36zM65 0c28 0 68 21 68 67 0 38-30 66-68 66-34 0-65-25-65-65s24-68 65-68z">
          <text:p/>
        </draw:path>
        <draw:path draw:style-name="gr18" draw:text-style-name="P3" draw:layer="layout" svg:width="0cm" svg:height="2.271cm" svg:x="5.489cm" svg:y="6.762cm" svg:viewBox="0 0 0 2272" svg:d="M0 591v-591M0 2272v-591">
          <text:p/>
        </draw:path>
        <draw:polygon draw:style-name="gr14" draw:text-style-name="P4" draw:layer="layout" svg:width="0.51cm" svg:height="0.263cm" svg:x="5.258cm" svg:y="10.969cm" svg:viewBox="0 0 511 264" draw:points="0,264 511,86 511,0 0,177">
          <text:p/>
        </draw:polygon>
        <draw:line draw:style-name="gr19" draw:text-style-name="P6" draw:layer="layout" svg:x1="5.267cm" svg:y1="11.23cm" svg:x2="5.267cm" svg:y2="10.69cm">
          <text:p/>
        </draw:line>
        <draw:line draw:style-name="gr19" draw:text-style-name="P6" draw:layer="layout" svg:x1="5.49cm" svg:y1="13.01cm" svg:x2="5.49cm" svg:y2="12.419cm">
          <text:p/>
        </draw:line>
        <draw:line draw:style-name="gr19" draw:text-style-name="P6" draw:layer="layout" svg:x1="5.49cm" svg:y1="14.691cm" svg:x2="5.49cm" svg:y2="14.1cm">
          <text:p/>
        </draw:line>
        <draw:line draw:style-name="gr19" draw:text-style-name="P6" draw:layer="layout" svg:x1="5.267cm" svg:y1="17.121cm" svg:x2="5.267cm" svg:y2="16.531cm">
          <text:p/>
        </draw:line>
        <draw:line draw:style-name="gr19" draw:text-style-name="P6" draw:layer="layout" svg:x1="5.267cm" svg:y1="18.802cm" svg:x2="5.267cm" svg:y2="18.212cm">
          <text:p/>
        </draw:line>
        <draw:line draw:style-name="gr19" draw:text-style-name="P6" draw:layer="layout" svg:x1="5.267cm" svg:y1="23.594cm" svg:x2="5.267cm" svg:y2="23.003cm">
          <text:p/>
        </draw:line>
        <draw:line draw:style-name="gr19" draw:text-style-name="P6" draw:layer="layout" svg:x1="5.49cm" svg:y1="22.587cm" svg:x2="5.49cm" svg:y2="22.172cm">
          <text:p/>
        </draw:line>
        <draw:line draw:style-name="gr20" draw:text-style-name="P3" draw:layer="layout" svg:x1="5.179cm" svg:y1="22.618cm" svg:x2="5.577cm" svg:y2="22.618cm">
          <text:p/>
        </draw:line>
        <draw:line draw:style-name="gr19" draw:text-style-name="P6" draw:layer="layout" svg:x1="5.267cm" svg:y1="21.973cm" svg:x2="5.267cm" svg:y2="21.47cm">
          <text:p/>
        </draw:line>
        <draw:line draw:style-name="gr19" draw:text-style-name="P6" draw:layer="layout" svg:x1="5.489cm" svg:y1="21.231cm" svg:x2="5.489cm" svg:y2="20.64cm">
          <text:p/>
        </draw:line>
        <draw:line draw:style-name="gr19" draw:text-style-name="P6" draw:layer="layout" svg:x1="5.523cm" svg:y1="11.143cm" svg:x2="5.523cm" svg:y2="10.603cm">
          <text:p/>
        </draw:line>
        <draw:line draw:style-name="gr19" draw:text-style-name="P6" draw:layer="layout" svg:x1="5.778cm" svg:y1="11.055cm" svg:x2="5.778cm" svg:y2="10.515cm">
          <text:p/>
        </draw:line>
        <draw:line draw:style-name="gr19" draw:text-style-name="P6" draw:layer="layout" svg:x1="6.03cm" svg:y1="7.567cm" svg:x2="6.03cm" svg:y2="6.976cm">
          <text:p/>
        </draw:line>
        <draw:polygon draw:style-name="gr14" draw:text-style-name="P4" draw:layer="layout" svg:width="0.676cm" svg:height="0.262cm" svg:x="6.02cm" svg:y="10.793cm" svg:viewBox="0 0 677 263" draw:points="0,263 677,87 677,0 0,177">
          <text:p/>
        </draw:polygon>
        <draw:line draw:style-name="gr19" draw:text-style-name="P6" draw:layer="layout" svg:x1="6.029cm" svg:y1="11.054cm" svg:x2="6.029cm" svg:y2="10.426cm">
          <text:p/>
        </draw:line>
        <draw:line draw:style-name="gr19" draw:text-style-name="P6" draw:layer="layout" svg:x1="6.029cm" svg:y1="13.223cm" svg:x2="6.029cm" svg:y2="12.632cm">
          <text:p/>
        </draw:line>
        <draw:line draw:style-name="gr19" draw:text-style-name="P6" draw:layer="layout" svg:x1="6.029cm" svg:y1="18.538cm" svg:x2="6.029cm" svg:y2="17.947cm">
          <text:p/>
        </draw:line>
        <draw:line draw:style-name="gr20" draw:text-style-name="P3" draw:layer="layout" svg:x1="5.941cm" svg:y1="22.618cm" svg:x2="6.339cm" svg:y2="22.618cm">
          <text:p/>
        </draw:line>
        <draw:line draw:style-name="gr19" draw:text-style-name="P6" draw:layer="layout" svg:x1="6.34cm" svg:y1="10.973cm" svg:x2="6.34cm" svg:y2="10.338cm">
          <text:p/>
        </draw:line>
        <draw:line draw:style-name="gr20" draw:text-style-name="P3" draw:layer="layout" svg:x1="6.251cm" svg:y1="10.306cm" svg:x2="6.65cm" svg:y2="10.306cm">
          <text:p/>
        </draw:line>
        <draw:line draw:style-name="gr18" draw:text-style-name="P3" draw:layer="layout" svg:x1="6.705cm" svg:y1="10.877cm" svg:x2="6.705cm" svg:y2="10.249cm">
          <text:p/>
        </draw:line>
        <draw:line draw:style-name="gr20" draw:text-style-name="P3" draw:layer="layout" svg:x1="6.616cm" svg:y1="10.306cm" svg:x2="7.015cm" svg:y2="10.306cm">
          <text:p/>
        </draw:line>
        <draw:path draw:style-name="gr21" draw:text-style-name="P3" draw:layer="layout" svg:width="0cm" svg:height="16.756cm" svg:x="7.078cm" svg:y="6.755cm" svg:viewBox="0 0 0 16757" svg:d="M0 730v-730M0 2588v-1882M0 4445v-1882M0 6387v-730M0 8244v-1882M0 10109v-1889M0 11966v-1882M0 16757v-2704">
          <text:p/>
        </draw:path>
        <draw:line draw:style-name="gr18" draw:text-style-name="P3" draw:layer="layout" svg:x1="7.394cm" svg:y1="9.122cm" svg:x2="7.394cm" svg:y2="8.531cm">
          <text:p/>
        </draw:line>
        <draw:polygon draw:style-name="gr14" draw:text-style-name="P4" draw:layer="layout" svg:width="0.508cm" svg:height="0.175cm" svg:x="7.163cm" svg:y="11.101cm" svg:viewBox="0 0 509 176" draw:points="0,176 509,87 509,0 0,88">
          <text:p/>
        </draw:polygon>
        <draw:line draw:style-name="gr19" draw:text-style-name="P6" draw:layer="layout" svg:x1="7.172cm" svg:y1="11.276cm" svg:x2="7.172cm" svg:y2="10.779cm">
          <text:p/>
        </draw:line>
        <draw:line draw:style-name="gr19" draw:text-style-name="P6" draw:layer="layout" svg:x1="7.395cm" svg:y1="14.779cm" svg:x2="7.395cm" svg:y2="14.188cm">
          <text:p/>
        </draw:line>
        <draw:line draw:style-name="gr19" draw:text-style-name="P6" draw:layer="layout" svg:x1="7.172cm" svg:y1="16.945cm" svg:x2="7.172cm" svg:y2="16.354cm">
          <text:p/>
        </draw:line>
        <draw:line draw:style-name="gr19" draw:text-style-name="P6" draw:layer="layout" svg:x1="7.172cm" svg:y1="18.892cm" svg:x2="7.172cm" svg:y2="18.301cm">
          <text:p/>
        </draw:line>
        <draw:line draw:style-name="gr19" draw:text-style-name="P6" draw:layer="layout" svg:x1="7.427cm" svg:y1="11.232cm" svg:x2="7.427cm" svg:y2="10.69cm">
          <text:p/>
        </draw:line>
        <draw:line draw:style-name="gr19" draw:text-style-name="P6" draw:layer="layout" svg:x1="7.681cm" svg:y1="11.188cm" svg:x2="7.681cm" svg:y2="10.602cm">
          <text:p/>
        </draw:line>
        <draw:line draw:style-name="gr19" draw:text-style-name="P6" draw:layer="layout" svg:x1="7.937cm" svg:y1="7.655cm" svg:x2="7.937cm" svg:y2="7.064cm">
          <text:p/>
        </draw:line>
        <draw:polygon draw:style-name="gr14" draw:text-style-name="P4" draw:layer="layout" svg:width="0.563cm" svg:height="0.262cm" svg:x="7.927cm" svg:y="10.793cm" svg:viewBox="0 0 564 263" draw:points="0,263 564,87 564,0 0,177">
          <text:p/>
        </draw:polygon>
        <draw:line draw:style-name="gr19" draw:text-style-name="P6" draw:layer="layout" svg:x1="7.936cm" svg:y1="11.054cm" svg:x2="7.936cm" svg:y2="10.514cm">
          <text:p/>
        </draw:line>
        <draw:line draw:style-name="gr19" draw:text-style-name="P6" draw:layer="layout" svg:x1="7.936cm" svg:y1="13.312cm" svg:x2="7.936cm" svg:y2="12.722cm">
          <text:p/>
        </draw:line>
        <draw:line draw:style-name="gr19" draw:text-style-name="P6" draw:layer="layout" svg:x1="7.936cm" svg:y1="18.627cm" svg:x2="7.936cm" svg:y2="18.036cm">
          <text:p/>
        </draw:line>
        <draw:line draw:style-name="gr19" draw:text-style-name="P6" draw:layer="layout" svg:x1="8.191cm" svg:y1="10.974cm" svg:x2="8.191cm" svg:y2="10.426cm">
          <text:p/>
        </draw:line>
        <draw:line draw:style-name="gr19" draw:text-style-name="P6" draw:layer="layout" svg:x1="8.499cm" svg:y1="10.877cm" svg:x2="8.499cm" svg:y2="10.338cm">
          <text:p/>
        </draw:line>
        <draw:line draw:style-name="gr20" draw:text-style-name="P3" draw:layer="layout" svg:x1="8.41cm" svg:y1="10.306cm" svg:x2="8.809cm" svg:y2="10.306cm">
          <text:p/>
        </draw:line>
        <draw:path draw:style-name="gr21" draw:text-style-name="P3" draw:layer="layout" svg:width="0cm" svg:height="16.756cm" svg:x="8.874cm" svg:y="6.755cm" svg:viewBox="0 0 0 16757" svg:d="M0 730v-730M0 2588v-1882M0 4445v-1882M0 6387v-730M0 8244v-1882M0 10109v-1889M0 11966v-1882M0 16757v-2704">
          <text:p/>
        </draw:path>
        <draw:line draw:style-name="gr18" draw:text-style-name="P3" draw:layer="layout" svg:x1="9.188cm" svg:y1="9.21cm" svg:x2="9.188cm" svg:y2="8.619cm">
          <text:p/>
        </draw:line>
        <draw:polygon draw:style-name="gr14" draw:text-style-name="P4" draw:layer="layout" svg:width="0.508cm" svg:height="0.263cm" svg:x="8.957cm" svg:y="11.145cm" svg:viewBox="0 0 509 264" draw:points="0,264 509,87 509,0 0,177">
          <text:p/>
        </draw:polygon>
        <draw:line draw:style-name="gr19" draw:text-style-name="P6" draw:layer="layout" svg:x1="8.966cm" svg:y1="11.406cm" svg:x2="8.966cm" svg:y2="10.867cm">
          <text:p/>
        </draw:line>
        <draw:line draw:style-name="gr19" draw:text-style-name="P6" draw:layer="layout" svg:x1="9.188cm" svg:y1="14.867cm" svg:x2="9.188cm" svg:y2="14.276cm">
          <text:p/>
        </draw:line>
        <draw:line draw:style-name="gr19" draw:text-style-name="P6" draw:layer="layout" svg:x1="8.966cm" svg:y1="16.857cm" svg:x2="8.966cm" svg:y2="16.266cm">
          <text:p/>
        </draw:line>
        <draw:line draw:style-name="gr19" draw:text-style-name="P6" draw:layer="layout" svg:x1="8.966cm" svg:y1="18.98cm" svg:x2="8.966cm" svg:y2="18.389cm">
          <text:p/>
        </draw:line>
        <draw:line draw:style-name="gr19" draw:text-style-name="P6" draw:layer="layout" svg:x1="9.218cm" svg:y1="11.318cm" svg:x2="9.218cm" svg:y2="10.779cm">
          <text:p/>
        </draw:line>
        <draw:line draw:style-name="gr19" draw:text-style-name="P6" draw:layer="layout" svg:x1="9.474cm" svg:y1="11.23cm" svg:x2="9.474cm" svg:y2="10.69cm">
          <text:p/>
        </draw:line>
        <draw:line draw:style-name="gr19" draw:text-style-name="P6" draw:layer="layout" svg:x1="9.729cm" svg:y1="7.743cm" svg:x2="9.729cm" svg:y2="7.152cm">
          <text:p/>
        </draw:line>
        <draw:polygon draw:style-name="gr14" draw:text-style-name="P4" draw:layer="layout" svg:width="0.51cm" svg:height="0.175cm" svg:x="9.719cm" svg:y="10.925cm" svg:viewBox="0 0 511 176" draw:points="0,176 511,86 511,0 0,88">
          <text:p/>
        </draw:polygon>
        <draw:line draw:style-name="gr19" draw:text-style-name="P6" draw:layer="layout" svg:x1="9.728cm" svg:y1="11.1cm" svg:x2="9.728cm" svg:y2="10.602cm">
          <text:p/>
        </draw:line>
        <draw:line draw:style-name="gr19" draw:text-style-name="P6" draw:layer="layout" svg:x1="9.728cm" svg:y1="13.401cm" svg:x2="9.728cm" svg:y2="12.81cm">
          <text:p/>
        </draw:line>
        <draw:line draw:style-name="gr19" draw:text-style-name="P6" draw:layer="layout" svg:x1="9.728cm" svg:y1="18.715cm" svg:x2="9.728cm" svg:y2="18.124cm">
          <text:p/>
        </draw:line>
        <draw:line draw:style-name="gr19" draw:text-style-name="P6" draw:layer="layout" svg:x1="9.985cm" svg:y1="11.055cm" svg:x2="9.985cm" svg:y2="10.514cm">
          <text:p/>
        </draw:line>
        <draw:line draw:style-name="gr19" draw:text-style-name="P6" draw:layer="layout" svg:x1="10.239cm" svg:y1="11.011cm" svg:x2="10.239cm" svg:y2="10.426cm">
          <text:p/>
        </draw:line>
        <draw:path draw:style-name="gr21" draw:text-style-name="P3" draw:layer="layout" svg:width="0cm" svg:height="16.756cm" svg:x="10.555cm" svg:y="6.755cm" svg:viewBox="0 0 0 16757" svg:d="M0 730v-730M0 2588v-1882M0 4445v-1882M0 6387v-730M0 8244v-1882M0 10109v-1889M0 11966v-1882M0 16757v-2704">
          <text:p/>
        </draw:path>
        <draw:line draw:style-name="gr18" draw:text-style-name="P3" draw:layer="layout" svg:x1="10.869cm" svg:y1="9.299cm" svg:x2="10.869cm" svg:y2="8.708cm">
          <text:p/>
        </draw:line>
        <draw:polygon draw:style-name="gr14" draw:text-style-name="P4" draw:layer="layout" svg:width="0.51cm" svg:height="0.174cm" svg:x="10.638cm" svg:y="11.278cm" svg:viewBox="0 0 511 175" draw:points="0,175 511,86 511,0 0,88">
          <text:p/>
        </draw:polygon>
        <draw:line draw:style-name="gr19" draw:text-style-name="P6" draw:layer="layout" svg:x1="10.647cm" svg:y1="11.453cm" svg:x2="10.647cm" svg:y2="10.955cm">
          <text:p/>
        </draw:line>
        <draw:line draw:style-name="gr19" draw:text-style-name="P6" draw:layer="layout" svg:x1="10.869cm" svg:y1="14.956cm" svg:x2="10.869cm" svg:y2="14.365cm">
          <text:p/>
        </draw:line>
        <draw:line draw:style-name="gr19" draw:text-style-name="P6" draw:layer="layout" svg:x1="10.647cm" svg:y1="16.77cm" svg:x2="10.647cm" svg:y2="16.179cm">
          <text:p/>
        </draw:line>
        <draw:line draw:style-name="gr19" draw:text-style-name="P6" draw:layer="layout" svg:x1="10.869cm" svg:y1="18.414cm" svg:x2="10.869cm" svg:y2="17.823cm">
          <text:p/>
        </draw:line>
        <draw:line draw:style-name="gr19" draw:text-style-name="P6" draw:layer="layout" svg:x1="10.903cm" svg:y1="11.408cm" svg:x2="10.903cm" svg:y2="10.867cm">
          <text:p/>
        </draw:line>
        <draw:line draw:style-name="gr19" draw:text-style-name="P6" draw:layer="layout" svg:x1="11.158cm" svg:y1="11.364cm" svg:x2="11.158cm" svg:y2="10.779cm">
          <text:p/>
        </draw:line>
        <draw:polygon draw:style-name="gr14" draw:text-style-name="P4" draw:layer="layout" svg:width="0.506cm" svg:height="0.175cm" svg:x="11.404cm" svg:y="7.563cm" svg:viewBox="0 0 507 176" draw:points="0,176 507,87 507,0 0,89">
          <text:p/>
        </draw:polygon>
        <draw:path draw:style-name="gr18" draw:text-style-name="P3" draw:layer="layout" svg:width="0cm" svg:height="2.271cm" svg:x="11.412cm" svg:y="7.24cm" svg:viewBox="0 0 0 2272" svg:d="M0 498v-498M0 2272v-591">
          <text:p/>
        </draw:path>
        <draw:polygon draw:style-name="gr14" draw:text-style-name="P4" draw:layer="layout" svg:width="0.506cm" svg:height="0.263cm" svg:x="11.404cm" svg:y="10.969cm" svg:viewBox="0 0 507 264" draw:points="0,264 507,86 507,0 0,177">
          <text:p/>
        </draw:polygon>
        <draw:line draw:style-name="gr18" draw:text-style-name="P3" draw:layer="layout" svg:x1="11.412cm" svg:y1="11.23cm" svg:x2="11.412cm" svg:y2="10.69cm">
          <text:p/>
        </draw:line>
        <draw:polygon draw:style-name="gr14" draw:text-style-name="P4" draw:layer="layout" svg:width="0.506cm" svg:height="0.174cm" svg:x="11.404cm" svg:y="13.22cm" svg:viewBox="0 0 507 175" draw:points="0,175 507,86 507,0 0,88">
          <text:p/>
        </draw:polygon>
        <draw:line draw:style-name="gr19" draw:text-style-name="P6" draw:layer="layout" svg:x1="11.412cm" svg:y1="13.394cm" svg:x2="11.412cm" svg:y2="12.897cm">
          <text:p/>
        </draw:line>
        <draw:line draw:style-name="gr19" draw:text-style-name="P6" draw:layer="layout" svg:x1="11.412cm" svg:y1="15.169cm" svg:x2="11.412cm" svg:y2="14.578cm">
          <text:p/>
        </draw:line>
        <draw:line draw:style-name="gr19" draw:text-style-name="P6" draw:layer="layout" svg:x1="11.412cm" svg:y1="18.803cm" svg:x2="11.412cm" svg:y2="18.213cm">
          <text:p/>
        </draw:line>
        <draw:line draw:style-name="gr19" draw:text-style-name="P6" draw:layer="layout" svg:x1="11.665cm" svg:y1="7.693cm" svg:x2="11.665cm" svg:y2="7.152cm">
          <text:p/>
        </draw:line>
        <draw:line draw:style-name="gr19" draw:text-style-name="P6" draw:layer="layout" svg:x1="11.665cm" svg:y1="11.142cm" svg:x2="11.665cm" svg:y2="10.602cm">
          <text:p/>
        </draw:line>
        <draw:line draw:style-name="gr19" draw:text-style-name="P6" draw:layer="layout" svg:x1="11.665cm" svg:y1="13.35cm" svg:x2="11.665cm" svg:y2="12.809cm">
          <text:p/>
        </draw:line>
        <draw:line draw:style-name="gr19" draw:text-style-name="P6" draw:layer="layout" svg:x1="11.92cm" svg:y1="7.649cm" svg:x2="11.92cm" svg:y2="7.064cm">
          <text:p/>
        </draw:line>
        <draw:line draw:style-name="gr19" draw:text-style-name="P6" draw:layer="layout" svg:x1="11.92cm" svg:y1="11.054cm" svg:x2="11.92cm" svg:y2="10.514cm">
          <text:p/>
        </draw:line>
        <draw:line draw:style-name="gr19" draw:text-style-name="P6" draw:layer="layout" svg:x1="11.92cm" svg:y1="13.306cm" svg:x2="11.92cm" svg:y2="12.721cm">
          <text:p/>
        </draw:line>
        <draw:line draw:style-name="gr19" draw:text-style-name="P6" draw:layer="layout" svg:x1="11.92cm" svg:y1="16.68cm" svg:x2="11.92cm" svg:y2="16.09cm">
          <text:p/>
        </draw:line>
        <draw:path draw:style-name="gr21" draw:text-style-name="P3" draw:layer="layout" svg:width="0cm" svg:height="16.756cm" svg:x="12.238cm" svg:y="6.755cm" svg:viewBox="0 0 0 16757" svg:d="M0 730v-730M0 2588v-1882M0 4445v-1882M0 6387v-730M0 8244v-1882M0 10109v-1889M0 11966v-1882M0 16757v-2704">
          <text:p/>
        </draw:path>
        <draw:polygon draw:style-name="gr14" draw:text-style-name="P4" draw:layer="layout" svg:width="0.51cm" svg:height="0.175cm" svg:x="12.552cm" svg:y="6.857cm" svg:viewBox="0 0 511 176" draw:points="0,176 511,88 511,0 0,90">
          <text:p/>
        </draw:polygon>
        <draw:line draw:style-name="gr18" draw:text-style-name="P3" draw:layer="layout" svg:x1="12.552cm" svg:y1="7.529cm" svg:x2="12.552cm" svg:y2="6.946cm">
          <text:p/>
        </draw:line>
        <draw:polygon draw:style-name="gr14" draw:text-style-name="P4" draw:layer="layout" svg:width="0.51cm" svg:height="0.131cm" svg:x="12.321cm" svg:y="9.464cm" svg:viewBox="0 0 511 132" draw:points="0,87 511,132 511,44 0,0">
          <text:p/>
        </draw:polygon>
        <draw:line draw:style-name="gr18" draw:text-style-name="P3" draw:layer="layout" svg:x1="12.33cm" svg:y1="9.551cm" svg:x2="12.33cm" svg:y2="9.009cm">
          <text:p/>
        </draw:line>
        <draw:polygon draw:style-name="gr14" draw:text-style-name="P4" draw:layer="layout" svg:width="0.51cm" svg:height="0.086cm" svg:x="12.552cm" svg:y="10.44cm" svg:viewBox="0 0 511 87" draw:points="0,87 511,87 511,0 0,0">
          <text:p/>
        </draw:polygon>
        <draw:line draw:style-name="gr18" draw:text-style-name="P3" draw:layer="layout" svg:x1="12.552cm" svg:y1="10.98cm" svg:x2="12.552cm" svg:y2="10.44cm">
          <text:p/>
        </draw:line>
        <draw:polygon draw:style-name="gr14" draw:text-style-name="P4" draw:layer="layout" svg:width="0.51cm" svg:height="0.175cm" svg:x="12.552cm" svg:y="12.514cm" svg:viewBox="0 0 511 176" draw:points="0,176 511,87 511,0 0,88">
          <text:p/>
        </draw:polygon>
        <draw:line draw:style-name="gr18" draw:text-style-name="P3" draw:layer="layout" svg:x1="12.552cm" svg:y1="13.186cm" svg:x2="12.552cm" svg:y2="12.602cm">
          <text:p/>
        </draw:line>
        <draw:polygon draw:style-name="gr14" draw:text-style-name="P4" draw:layer="layout" svg:width="0.51cm" svg:height="0.131cm" svg:x="12.321cm" svg:y="15.121cm" svg:viewBox="0 0 511 132" draw:points="0,88 511,132 511,45 0,0">
          <text:p/>
        </draw:polygon>
        <draw:line draw:style-name="gr19" draw:text-style-name="P6" draw:layer="layout" svg:x1="12.33cm" svg:y1="15.208cm" svg:x2="12.33cm" svg:y2="14.666cm">
          <text:p/>
        </draw:line>
        <draw:line draw:style-name="gr19" draw:text-style-name="P6" draw:layer="layout" svg:x1="12.33cm" svg:y1="16.769cm" svg:x2="12.33cm" svg:y2="16.178cm">
          <text:p/>
        </draw:line>
        <draw:line draw:style-name="gr19" draw:text-style-name="P6" draw:layer="layout" svg:x1="12.552cm" svg:y1="18.502cm" svg:x2="12.552cm" svg:y2="17.911cm">
          <text:p/>
        </draw:line>
        <draw:line draw:style-name="gr19" draw:text-style-name="P6" draw:layer="layout" svg:x1="12.809cm" svg:y1="7.441cm" svg:x2="12.809cm" svg:y2="6.901cm">
          <text:p/>
        </draw:line>
        <draw:line draw:style-name="gr19" draw:text-style-name="P6" draw:layer="layout" svg:x1="12.587cm" svg:y1="9.574cm" svg:x2="12.587cm" svg:y2="8.921cm">
          <text:p/>
        </draw:line>
        <draw:line draw:style-name="gr19" draw:text-style-name="P6" draw:layer="layout" svg:x1="12.809cm" svg:y1="11.068cm" svg:x2="12.809cm" svg:y2="10.44cm">
          <text:p/>
        </draw:line>
        <draw:line draw:style-name="gr19" draw:text-style-name="P6" draw:layer="layout" svg:x1="12.809cm" svg:y1="13.098cm" svg:x2="12.809cm" svg:y2="12.558cm">
          <text:p/>
        </draw:line>
        <draw:line draw:style-name="gr19" draw:text-style-name="P6" draw:layer="layout" svg:x1="12.587cm" svg:y1="15.231cm" svg:x2="12.587cm" svg:y2="14.578cm">
          <text:p/>
        </draw:line>
        <draw:line draw:style-name="gr19" draw:text-style-name="P6" draw:layer="layout" svg:x1="13.063cm" svg:y1="7.353cm" svg:x2="13.063cm" svg:y2="6.857cm">
          <text:p/>
        </draw:line>
        <draw:line draw:style-name="gr19" draw:text-style-name="P6" draw:layer="layout" svg:x1="12.84cm" svg:y1="9.595cm" svg:x2="12.84cm" svg:y2="9.098cm">
          <text:p/>
        </draw:line>
        <draw:line draw:style-name="gr19" draw:text-style-name="P6" draw:layer="layout" svg:x1="13.063cm" svg:y1="10.98cm" svg:x2="13.063cm" svg:y2="10.44cm">
          <text:p/>
        </draw:line>
        <draw:line draw:style-name="gr19" draw:text-style-name="P6" draw:layer="layout" svg:x1="13.063cm" svg:y1="13.01cm" svg:x2="13.063cm" svg:y2="12.514cm">
          <text:p/>
        </draw:line>
        <draw:line draw:style-name="gr19" draw:text-style-name="P6" draw:layer="layout" svg:x1="12.84cm" svg:y1="15.252cm" svg:x2="12.84cm" svg:y2="14.754cm">
          <text:p/>
        </draw:line>
        <draw:line draw:style-name="gr19" draw:text-style-name="P6" draw:layer="layout" svg:x1="12.84cm" svg:y1="16.499cm" svg:x2="12.84cm" svg:y2="15.825cm">
          <text:p/>
        </draw:line>
        <draw:path draw:style-name="gr20" draw:text-style-name="P3" draw:layer="layout" svg:width="0.399cm" svg:height="0.177cm" svg:x="12.751cm" svg:y="15.793cm" svg:viewBox="0 0 400 178" svg:d="M0 178h400M0 0h400">
          <text:p/>
        </draw:path>
        <draw:polygon draw:style-name="gr14" draw:text-style-name="P4" draw:layer="layout" svg:width="0.562cm" svg:height="0.263cm" svg:x="13.427cm" svg:y="6.725cm" svg:viewBox="0 0 563 264" draw:points="0,264 563,87 563,0 0,176">
          <text:p/>
        </draw:polygon>
        <draw:line draw:style-name="gr18" draw:text-style-name="P3" draw:layer="layout" svg:x1="13.427cm" svg:y1="7.618cm" svg:x2="13.427cm" svg:y2="6.901cm">
          <text:p/>
        </draw:line>
        <draw:line draw:style-name="gr20" draw:text-style-name="P3" draw:layer="layout" svg:x1="13.116cm" svg:y1="7.649cm" svg:x2="13.515cm" svg:y2="7.649cm">
          <text:p/>
        </draw:line>
        <draw:line draw:style-name="gr18" draw:text-style-name="P3" draw:layer="layout" svg:x1="13.427cm" svg:y1="9.122cm" svg:x2="13.427cm" svg:y2="8.531cm">
          <text:p/>
        </draw:line>
        <draw:polygon draw:style-name="gr14" draw:text-style-name="P4" draw:layer="layout" svg:width="0.562cm" svg:height="0.086cm" svg:x="13.427cm" svg:y="10.308cm" svg:viewBox="0 0 563 87" draw:points="0,87 563,87 563,0 0,0">
          <text:p/>
        </draw:polygon>
        <draw:line draw:style-name="gr18" draw:text-style-name="P3" draw:layer="layout" svg:x1="13.427cm" svg:y1="10.891cm" svg:x2="13.427cm" svg:y2="10.308cm">
          <text:p/>
        </draw:line>
        <draw:polygon draw:style-name="gr14" draw:text-style-name="P4" draw:layer="layout" svg:width="0.562cm" svg:height="0.263cm" svg:x="13.427cm" svg:y="12.382cm" svg:viewBox="0 0 563 264" draw:points="0,264 563,87 563,0 0,177">
          <text:p/>
        </draw:polygon>
        <draw:line draw:style-name="gr18" draw:text-style-name="P3" draw:layer="layout" svg:x1="13.427cm" svg:y1="13.274cm" svg:x2="13.427cm" svg:y2="12.558cm">
          <text:p/>
        </draw:line>
        <draw:line draw:style-name="gr20" draw:text-style-name="P3" draw:layer="layout" svg:x1="13.116cm" svg:y1="13.306cm" svg:x2="13.515cm" svg:y2="13.306cm">
          <text:p/>
        </draw:line>
        <draw:path draw:style-name="gr18" draw:text-style-name="P3" draw:layer="layout" svg:width="0.223cm" svg:height="2.316cm" svg:x="13.204cm" svg:y="14.188cm" svg:viewBox="0 0 224 2317" svg:d="M224 591v-591M0 2317v-591">
          <text:p/>
        </draw:path>
        <draw:line draw:style-name="gr20" draw:text-style-name="P3" draw:layer="layout" svg:x1="13.116cm" svg:y1="15.97cm" svg:x2="13.515cm" svg:y2="15.97cm">
          <text:p/>
        </draw:line>
        <draw:line draw:style-name="gr19" draw:text-style-name="P6" draw:layer="layout" svg:x1="13.427cm" svg:y1="18.414cm" svg:x2="13.427cm" svg:y2="17.823cm">
          <text:p/>
        </draw:line>
        <draw:line draw:style-name="gr19" draw:text-style-name="P6" draw:layer="layout" svg:x1="13.737cm" svg:y1="7.353cm" svg:x2="13.737cm" svg:y2="6.804cm">
          <text:p/>
        </draw:line>
        <draw:line draw:style-name="gr19" draw:text-style-name="P6" draw:layer="layout" svg:x1="13.737cm" svg:y1="10.98cm" svg:x2="13.737cm" svg:y2="10.308cm">
          <text:p/>
        </draw:line>
        <draw:line draw:style-name="gr19" draw:text-style-name="P6" draw:layer="layout" svg:x1="13.737cm" svg:y1="13.01cm" svg:x2="13.737cm" svg:y2="12.461cm">
          <text:p/>
        </draw:line>
        <draw:line draw:style-name="gr19" draw:text-style-name="P6" draw:layer="layout" svg:x1="13.99cm" svg:y1="7.441cm" svg:x2="13.99cm" svg:y2="6.725cm">
          <text:p/>
        </draw:line>
        <draw:line draw:style-name="gr19" draw:text-style-name="P6" draw:layer="layout" svg:x1="13.767cm" svg:y1="9.512cm" svg:x2="13.767cm" svg:y2="8.921cm">
          <text:p/>
        </draw:line>
        <draw:line draw:style-name="gr19" draw:text-style-name="P6" draw:layer="layout" svg:x1="13.99cm" svg:y1="10.891cm" svg:x2="13.99cm" svg:y2="10.308cm">
          <text:p/>
        </draw:line>
        <draw:line draw:style-name="gr19" draw:text-style-name="P6" draw:layer="layout" svg:x1="13.99cm" svg:y1="13.098cm" svg:x2="13.99cm" svg:y2="12.382cm">
          <text:p/>
        </draw:line>
        <draw:line draw:style-name="gr19" draw:text-style-name="P6" draw:layer="layout" svg:x1="13.767cm" svg:y1="15.169cm" svg:x2="13.767cm" svg:y2="14.578cm">
          <text:p/>
        </draw:line>
        <draw:line draw:style-name="gr19" draw:text-style-name="P6" draw:layer="layout" svg:x1="13.767cm" svg:y1="17.111cm" svg:x2="13.767cm" svg:y2="16.531cm">
          <text:p/>
        </draw:line>
        <draw:path draw:style-name="gr21" draw:text-style-name="P3" draw:layer="layout" svg:width="0cm" svg:height="16.756cm" svg:x="14.099cm" svg:y="6.755cm" svg:viewBox="0 0 0 16757" svg:d="M0 730v-730M0 2588v-1882M0 4445v-1882M0 6387v-730M0 8244v-1882M0 10109v-1889M0 11966v-1882M0 16757v-2704">
          <text:p/>
        </draw:path>
        <draw:line draw:style-name="gr19" draw:text-style-name="P6" draw:layer="layout" svg:x1="14.418cm" svg:y1="7.353cm" svg:x2="14.418cm" svg:y2="6.762cm">
          <text:p/>
        </draw:line>
        <draw:line draw:style-name="gr19" draw:text-style-name="P6" draw:layer="layout" svg:x1="14.418cm" svg:y1="9.034cm" svg:x2="14.418cm" svg:y2="8.443cm">
          <text:p/>
        </draw:line>
        <draw:line draw:style-name="gr19" draw:text-style-name="P6" draw:layer="layout" svg:x1="14.196cm" svg:y1="11.281cm" svg:x2="14.196cm" svg:y2="10.69cm">
          <text:p/>
        </draw:line>
        <draw:line draw:style-name="gr19" draw:text-style-name="P6" draw:layer="layout" svg:x1="14.418cm" svg:y1="13.01cm" svg:x2="14.418cm" svg:y2="12.419cm">
          <text:p/>
        </draw:line>
        <draw:line draw:style-name="gr19" draw:text-style-name="P6" draw:layer="layout" svg:x1="14.418cm" svg:y1="14.691cm" svg:x2="14.418cm" svg:y2="14.1cm">
          <text:p/>
        </draw:line>
        <draw:line draw:style-name="gr19" draw:text-style-name="P6" draw:layer="layout" svg:x1="14.196cm" svg:y1="17.121cm" svg:x2="14.196cm" svg:y2="16.531cm">
          <text:p/>
        </draw:line>
        <draw:line draw:style-name="gr19" draw:text-style-name="P6" draw:layer="layout" svg:x1="14.196cm" svg:y1="18.803cm" svg:x2="14.196cm" svg:y2="18.213cm">
          <text:p/>
        </draw:line>
        <draw:line draw:style-name="gr19" draw:text-style-name="P6" draw:layer="layout" svg:x1="14.98cm" svg:y1="7.552cm" svg:x2="14.98cm" svg:y2="6.976cm">
          <text:p/>
        </draw:line>
        <draw:line draw:style-name="gr19" draw:text-style-name="P6" draw:layer="layout" svg:x1="14.98cm" svg:y1="9.586cm" svg:x2="14.98cm" svg:y2="9.009cm">
          <text:p/>
        </draw:line>
        <draw:line draw:style-name="gr19" draw:text-style-name="P6" draw:layer="layout" svg:x1="15.202cm" svg:y1="10.98cm" svg:x2="15.202cm" svg:y2="10.389cm">
          <text:p/>
        </draw:line>
        <draw:line draw:style-name="gr19" draw:text-style-name="P6" draw:layer="layout" svg:x1="14.98cm" svg:y1="13.213cm" svg:x2="14.98cm" svg:y2="12.632cm">
          <text:p/>
        </draw:line>
        <draw:line draw:style-name="gr19" draw:text-style-name="P6" draw:layer="layout" svg:x1="14.98cm" svg:y1="15.239cm" svg:x2="14.98cm" svg:y2="14.666cm">
          <text:p/>
        </draw:line>
        <draw:line draw:style-name="gr19" draw:text-style-name="P6" draw:layer="layout" svg:x1="14.98cm" svg:y1="17.026cm" svg:x2="14.98cm" svg:y2="16.442cm">
          <text:p/>
        </draw:line>
        <draw:line draw:style-name="gr19" draw:text-style-name="P6" draw:layer="layout" svg:x1="15.202cm" svg:y1="18.502cm" svg:x2="15.202cm" svg:y2="17.91cm">
          <text:p/>
        </draw:line>
        <draw:path draw:style-name="gr21" draw:text-style-name="P3" draw:layer="layout" svg:width="0cm" svg:height="16.756cm" svg:x="15.383cm" svg:y="6.755cm" svg:viewBox="0 0 0 16757" svg:d="M0 730v-730M0 2588v-1882M0 4445v-1882M0 6387v-730M0 8244v-1882M0 10109v-1889M0 11966v-1882M0 16757v-2704">
          <text:p/>
        </draw:path>
        <draw:line draw:style-name="gr18" draw:text-style-name="P3" draw:layer="layout" svg:x1="15.75cm" svg:y1="7.441cm" svg:x2="15.75cm" svg:y2="6.85cm">
          <text:p/>
        </draw:line>
        <draw:polygon draw:style-name="gr14" draw:text-style-name="P4" draw:layer="layout" svg:width="0.508cm" svg:height="0.131cm" svg:x="15.519cm" svg:y="9.464cm" svg:viewBox="0 0 509 132" draw:points="0,87 509,132 509,44 0,0">
          <text:p/>
        </draw:polygon>
        <draw:path draw:style-name="gr18" draw:text-style-name="P3" draw:layer="layout" svg:width="0.222cm" svg:height="4.089cm" svg:x="15.528cm" svg:y="9.009cm" svg:viewBox="0 0 223 4090" svg:d="M0 542v-542M223 1883v-591M223 4090v-591">
          <text:p/>
        </draw:path>
        <draw:polygon draw:style-name="gr14" draw:text-style-name="P4" draw:layer="layout" svg:width="0.508cm" svg:height="0.131cm" svg:x="15.519cm" svg:y="15.121cm" svg:viewBox="0 0 509 132" draw:points="0,88 509,132 509,45 0,0">
          <text:p/>
        </draw:polygon>
        <draw:line draw:style-name="gr19" draw:text-style-name="P6" draw:layer="layout" svg:x1="15.528cm" svg:y1="15.208cm" svg:x2="15.528cm" svg:y2="14.666cm">
          <text:p/>
        </draw:line>
        <draw:line draw:style-name="gr19" draw:text-style-name="P6" draw:layer="layout" svg:x1="15.75cm" svg:y1="16.732cm" svg:x2="15.75cm" svg:y2="16.141cm">
          <text:p/>
        </draw:line>
        <draw:line draw:style-name="gr19" draw:text-style-name="P6" draw:layer="layout" svg:x1="15.75cm" svg:y1="18.414cm" svg:x2="15.75cm" svg:y2="17.822cm">
          <text:p/>
        </draw:line>
        <draw:line draw:style-name="gr19" draw:text-style-name="P6" draw:layer="layout" svg:x1="15.781cm" svg:y1="9.572cm" svg:x2="15.781cm" svg:y2="8.921cm">
          <text:p/>
        </draw:line>
        <draw:line draw:style-name="gr19" draw:text-style-name="P6" draw:layer="layout" svg:x1="15.781cm" svg:y1="15.229cm" svg:x2="15.781cm" svg:y2="14.578cm">
          <text:p/>
        </draw:line>
        <draw:line draw:style-name="gr19" draw:text-style-name="P6" draw:layer="layout" svg:x1="16.259cm" svg:y1="7.353cm" svg:x2="16.259cm" svg:y2="6.762cm">
          <text:p/>
        </draw:line>
        <draw:line draw:style-name="gr19" draw:text-style-name="P6" draw:layer="layout" svg:x1="16.036cm" svg:y1="9.595cm" svg:x2="16.036cm" svg:y2="9.098cm">
          <text:p/>
        </draw:line>
        <draw:line draw:style-name="gr19" draw:text-style-name="P6" draw:layer="layout" svg:x1="16.259cm" svg:y1="11.244cm" svg:x2="16.259cm" svg:y2="10.653cm">
          <text:p/>
        </draw:line>
        <draw:line draw:style-name="gr19" draw:text-style-name="P6" draw:layer="layout" svg:x1="16.259cm" svg:y1="13.01cm" svg:x2="16.259cm" svg:y2="12.419cm">
          <text:p/>
        </draw:line>
        <draw:line draw:style-name="gr19" draw:text-style-name="P6" draw:layer="layout" svg:x1="16.036cm" svg:y1="15.252cm" svg:x2="16.036cm" svg:y2="14.754cm">
          <text:p/>
        </draw:line>
        <draw:line draw:style-name="gr19" draw:text-style-name="P6" draw:layer="layout" svg:x1="16.259cm" svg:y1="16.643cm" svg:x2="16.259cm" svg:y2="16.053cm">
          <text:p/>
        </draw:line>
        <draw:line draw:style-name="gr19" draw:text-style-name="P6" draw:layer="layout" svg:x1="16.259cm" svg:y1="18.766cm" svg:x2="16.259cm" svg:y2="18.175cm">
          <text:p/>
        </draw:line>
        <draw:line draw:style-name="gr19" draw:text-style-name="P6" draw:layer="layout" svg:x1="16.707cm" svg:y1="7.618cm" svg:x2="16.707cm" svg:y2="7.027cm">
          <text:p/>
        </draw:line>
        <draw:line draw:style-name="gr20" draw:text-style-name="P3" draw:layer="layout" svg:x1="16.395cm" svg:y1="7.649cm" svg:x2="16.794cm" svg:y2="7.649cm">
          <text:p/>
        </draw:line>
        <draw:path draw:style-name="gr18" draw:text-style-name="P3" draw:layer="layout" svg:width="0cm" svg:height="4.742cm" svg:x="16.706cm" svg:y="8.531cm" svg:viewBox="0 0 0 4743" svg:d="M0 591v-591M0 2360v-591M0 4743v-591">
          <text:p/>
        </draw:path>
        <draw:line draw:style-name="gr20" draw:text-style-name="P3" draw:layer="layout" svg:x1="16.395cm" svg:y1="13.306cm" svg:x2="16.794cm" svg:y2="13.306cm">
          <text:p/>
        </draw:line>
        <draw:line draw:style-name="gr19" draw:text-style-name="P6" draw:layer="layout" svg:x1="16.706cm" svg:y1="14.779cm" svg:x2="16.706cm" svg:y2="14.188cm">
          <text:p/>
        </draw:line>
        <draw:line draw:style-name="gr19" draw:text-style-name="P6" draw:layer="layout" svg:x1="16.484cm" svg:y1="17.121cm" svg:x2="16.484cm" svg:y2="16.531cm">
          <text:p/>
        </draw:line>
        <draw:line draw:style-name="gr19" draw:text-style-name="P6" draw:layer="layout" svg:x1="16.706cm" svg:y1="18.414cm" svg:x2="16.706cm" svg:y2="17.823cm">
          <text:p/>
        </draw:line>
        <draw:line draw:style-name="gr19" draw:text-style-name="P6" draw:layer="layout" svg:x1="17.017cm" svg:y1="7.441cm" svg:x2="17.017cm" svg:y2="6.85cm">
          <text:p/>
        </draw:line>
        <draw:line draw:style-name="gr19" draw:text-style-name="P6" draw:layer="layout" svg:x1="16.795cm" svg:y1="9.512cm" svg:x2="16.795cm" svg:y2="8.921cm">
          <text:p/>
        </draw:line>
        <draw:line draw:style-name="gr19" draw:text-style-name="P6" draw:layer="layout" svg:x1="17.017cm" svg:y1="11.509cm" svg:x2="17.017cm" svg:y2="10.835cm">
          <text:p/>
        </draw:line>
        <draw:path draw:style-name="gr20" draw:text-style-name="P3" draw:layer="layout" svg:width="0.398cm" svg:height="0.177cm" svg:x="16.706cm" svg:y="11.364cm" svg:viewBox="0 0 399 178" svg:d="M0 178h399M0 0h399">
          <text:p/>
        </draw:path>
        <draw:line draw:style-name="gr19" draw:text-style-name="P6" draw:layer="layout" svg:x1="17.017cm" svg:y1="13.098cm" svg:x2="17.017cm" svg:y2="12.507cm">
          <text:p/>
        </draw:line>
        <draw:line draw:style-name="gr19" draw:text-style-name="P6" draw:layer="layout" svg:x1="16.794cm" svg:y1="15.169cm" svg:x2="16.794cm" svg:y2="14.578cm">
          <text:p/>
        </draw:line>
        <draw:line draw:style-name="gr19" draw:text-style-name="P6" draw:layer="layout" svg:x1="17.017cm" svg:y1="19.031cm" svg:x2="17.017cm" svg:y2="18.357cm">
          <text:p/>
        </draw:line>
        <draw:path draw:style-name="gr20" draw:text-style-name="P3" draw:layer="layout" svg:width="0.398cm" svg:height="0.177cm" svg:x="16.706cm" svg:y="18.885cm" svg:viewBox="0 0 399 178" svg:d="M0 178h399M0 0h399">
          <text:p/>
        </draw:path>
        <draw:path draw:style-name="gr21" draw:text-style-name="P3" draw:layer="layout" svg:width="0cm" svg:height="16.756cm" svg:x="17.246cm" svg:y="6.755cm" svg:viewBox="0 0 0 16757" svg:d="M0 730v-730M0 2588v-1882M0 4445v-1882M0 6387v-730M0 8244v-1882M0 10109v-1889M0 11966v-1882M0 16757v-2704">
          <text:p/>
        </draw:path>
        <draw:line draw:style-name="gr19" draw:text-style-name="P6" draw:layer="layout" svg:x1="17.58cm" svg:y1="7.353cm" svg:x2="17.58cm" svg:y2="6.762cm">
          <text:p/>
        </draw:line>
        <draw:line draw:style-name="gr19" draw:text-style-name="P6" draw:layer="layout" svg:x1="17.58cm" svg:y1="9.034cm" svg:x2="17.58cm" svg:y2="8.443cm">
          <text:p/>
        </draw:line>
        <draw:line draw:style-name="gr19" draw:text-style-name="P6" draw:layer="layout" svg:x1="17.58cm" svg:y1="11.244cm" svg:x2="17.58cm" svg:y2="10.653cm">
          <text:p/>
        </draw:line>
        <draw:line draw:style-name="gr19" draw:text-style-name="P6" draw:layer="layout" svg:x1="17.58cm" svg:y1="13.01cm" svg:x2="17.58cm" svg:y2="12.419cm">
          <text:p/>
        </draw:line>
        <draw:line draw:style-name="gr19" draw:text-style-name="P6" draw:layer="layout" svg:x1="17.58cm" svg:y1="14.691cm" svg:x2="17.58cm" svg:y2="14.1cm">
          <text:p/>
        </draw:line>
        <draw:line draw:style-name="gr19" draw:text-style-name="P6" draw:layer="layout" svg:x1="17.341cm" svg:y1="17.121cm" svg:x2="17.341cm" svg:y2="16.531cm">
          <text:p/>
        </draw:line>
        <draw:line draw:style-name="gr19" draw:text-style-name="P6" draw:layer="layout" svg:x1="17.58cm" svg:y1="18.766cm" svg:x2="17.58cm" svg:y2="18.175cm">
          <text:p/>
        </draw:line>
        <draw:line draw:style-name="gr21" draw:text-style-name="P3" draw:layer="layout" svg:x1="17.981cm" svg:y1="7.485cm" svg:x2="17.981cm" svg:y2="6.755cm">
          <text:p/>
        </draw:line>
        <draw:line draw:style-name="gr22" draw:text-style-name="P3" draw:layer="layout" svg:x1="18.108cm" svg:y1="7.485cm" svg:x2="18.108cm" svg:y2="6.755cm">
          <text:p/>
        </draw:line>
        <draw:line draw:style-name="gr21" draw:text-style-name="P3" draw:layer="layout" svg:x1="17.981cm" svg:y1="9.343cm" svg:x2="17.981cm" svg:y2="7.461cm">
          <text:p/>
        </draw:line>
        <draw:line draw:style-name="gr22" draw:text-style-name="P3" draw:layer="layout" svg:x1="18.108cm" svg:y1="9.343cm" svg:x2="18.108cm" svg:y2="7.461cm">
          <text:p/>
        </draw:line>
        <draw:line draw:style-name="gr21" draw:text-style-name="P3" draw:layer="layout" svg:x1="17.981cm" svg:y1="11.2cm" svg:x2="17.981cm" svg:y2="9.318cm">
          <text:p/>
        </draw:line>
        <draw:line draw:style-name="gr22" draw:text-style-name="P3" draw:layer="layout" svg:x1="18.108cm" svg:y1="11.2cm" svg:x2="18.108cm" svg:y2="9.318cm">
          <text:p/>
        </draw:line>
        <draw:line draw:style-name="gr21" draw:text-style-name="P3" draw:layer="layout" svg:x1="17.981cm" svg:y1="13.142cm" svg:x2="17.981cm" svg:y2="12.412cm">
          <text:p/>
        </draw:line>
        <draw:line draw:style-name="gr22" draw:text-style-name="P3" draw:layer="layout" svg:x1="18.108cm" svg:y1="13.142cm" svg:x2="18.108cm" svg:y2="12.412cm">
          <text:p/>
        </draw:line>
        <draw:line draw:style-name="gr21" draw:text-style-name="P3" draw:layer="layout" svg:x1="17.981cm" svg:y1="14.999cm" svg:x2="17.981cm" svg:y2="13.117cm">
          <text:p/>
        </draw:line>
        <draw:line draw:style-name="gr22" draw:text-style-name="P3" draw:layer="layout" svg:x1="18.108cm" svg:y1="14.999cm" svg:x2="18.108cm" svg:y2="13.117cm">
          <text:p/>
        </draw:line>
        <draw:line draw:style-name="gr21" draw:text-style-name="P3" draw:layer="layout" svg:x1="17.981cm" svg:y1="16.864cm" svg:x2="17.981cm" svg:y2="14.975cm">
          <text:p/>
        </draw:line>
        <draw:line draw:style-name="gr22" draw:text-style-name="P3" draw:layer="layout" svg:x1="18.108cm" svg:y1="16.864cm" svg:x2="18.108cm" svg:y2="14.975cm">
          <text:p/>
        </draw:line>
        <draw:line draw:style-name="gr21" draw:text-style-name="P3" draw:layer="layout" svg:x1="17.981cm" svg:y1="18.721cm" svg:x2="17.981cm" svg:y2="16.839cm">
          <text:p/>
        </draw:line>
        <draw:line draw:style-name="gr22" draw:text-style-name="P3" draw:layer="layout" svg:x1="18.108cm" svg:y1="18.721cm" svg:x2="18.108cm" svg:y2="16.839cm">
          <text:p/>
        </draw:line>
        <draw:line draw:style-name="gr21" draw:text-style-name="P3" draw:layer="layout" svg:x1="17.981cm" svg:y1="23.512cm" svg:x2="17.981cm" svg:y2="20.808cm">
          <text:p/>
        </draw:line>
        <draw:line draw:style-name="gr22" draw:text-style-name="P3" draw:layer="layout" svg:x1="18.108cm" svg:y1="23.512cm" svg:x2="18.108cm" svg:y2="20.808cm">
          <text:p/>
        </draw:line>
        <draw:path draw:style-name="gr23" draw:text-style-name="P3" draw:layer="layout" svg:width="13.804cm" svg:height="16.733cm" svg:x="4.348cm" svg:y="6.767cm" svg:viewBox="0 0 13805 16734" svg:d="M0 706h13805M0 530h13805M0 353h13805M0 177h13805M0 0h13805M0 2564h13805M0 2388h13805M0 2212h13805M0 2035h13805M0 1859h13805M0 4422h13805M0 4245h13805M0 4069h13805M0 3893h13805M0 3716h13805M0 6364h13805M0 6187h13805M0 6011h13805M0 5835h13805M0 5658h13805M0 8221h13805M0 8045h13805M0 7868h13805M0 7692h13805M0 7516h13805M0 10086h13805M0 9909h13805M0 9733h13805M0 9556h13805M0 9380h13805M0 11943h13805M0 11767h13805M0 11590h13805M0 11414h13805M0 11237h13805M0 14760h13805M0 14583h13805M0 14407h13805M0 14231h13805M0 14054h13805M0 16734h13805M0 16557h13805M0 16381h13805M0 16204h13805M0 16028h13805">
          <text:p/>
        </draw:path>
        <draw:path draw:style-name="gr21" draw:text-style-name="P3" draw:layer="layout" svg:width="0cm" svg:height="16.756cm" svg:x="4.348cm" svg:y="6.755cm" svg:viewBox="0 0 0 16757" svg:d="M0 11966v-11966M0 16757v-2704">
          <text:p/>
        </draw:path>
        <draw:path draw:style-name="gr24" draw:text-style-name="P3" draw:layer="layout" svg:width="0cm" svg:height="12.113cm" svg:x="4.232cm" svg:y="6.681cm" svg:viewBox="0 0 0 12114" svg:d="M0 4593v-4593M0 12114v-6457">
          <text:p/>
        </draw:path>
        <draw:path draw:style-name="gr23" draw:text-style-name="P3" draw:layer="layout" svg:width="0.264cm" svg:height="8.22cm" svg:x="4.075cm" svg:y="6.767cm" svg:viewBox="0 0 265 8221" svg:d="M265 2563h-265v-2563h265M265 8221h-265v-2563h265">
          <text:p/>
        </draw:path>
        <draw:path draw:style-name="gr14" draw:text-style-name="P4" draw:layer="layout" svg:width="0.212cm" svg:height="0.059cm" svg:x="11.758cm" svg:y="6.803cm" svg:viewBox="0 0 213 60" svg:d="M213 48c-64-46-141-57-213-41l11 48c71-17 126-23 194 5z">
          <text:p/>
        </draw:path>
        <draw:path draw:style-name="gr14" draw:text-style-name="P4" draw:layer="layout" svg:width="0.186cm" svg:height="0.135cm" svg:x="11.583cm" svg:y="6.81cm" svg:viewBox="0 0 187 136" svg:d="M0 130c38-68 104-112 176-130l11 48c-73 16-126 36-174 88z">
          <text:p/>
        </draw:path>
        <draw:path draw:style-name="gr14" draw:text-style-name="P4" draw:layer="layout" svg:width="0.212cm" svg:height="0.059cm" svg:x="11.758cm" svg:y="12.46cm" svg:viewBox="0 0 213 60" svg:d="M213 48c-64-46-141-57-213-41l11 48c71-18 126-24 194 5z">
          <text:p/>
        </draw:path>
        <draw:path draw:style-name="gr14" draw:text-style-name="P4" draw:layer="layout" svg:width="0.186cm" svg:height="0.135cm" svg:x="11.583cm" svg:y="12.467cm" svg:viewBox="0 0 187 136" svg:d="M0 129c38-67 104-112 176-129l11 48c-73 16-126 35-174 88z">
          <text:p/>
        </draw:path>
        <draw:path draw:style-name="gr14" draw:text-style-name="P4" draw:layer="layout" svg:width="0.189cm" svg:height="0.137cm" svg:x="12.702cm" svg:y="7.664cm" svg:viewBox="0 0 190 138" svg:d="M190 7c-39 69-106 114-179 131l-11-47c73-16 128-36 176-91z">
          <text:p/>
        </draw:path>
        <draw:path draw:style-name="gr14" draw:text-style-name="P4" draw:layer="layout" svg:width="0.212cm" svg:height="0.061cm" svg:x="12.501cm" svg:y="7.747cm" svg:viewBox="0 0 213 62" svg:d="M0 13c61 46 140 58 213 42l-11-48c-72 17-130 23-194-7z">
          <text:p/>
        </draw:path>
        <draw:path draw:style-name="gr14" draw:text-style-name="P4" draw:layer="layout" svg:width="0.247cm" svg:height="0.226cm" svg:x="12.732cm" svg:y="8.669cm" svg:viewBox="0 0 248 227" svg:d="M248 223c-38-133-136-206-240-223l-8 48c104 17 181 60 234 179z">
          <text:p/>
        </draw:path>
        <draw:path draw:style-name="gr14" draw:text-style-name="P4" draw:layer="layout" svg:width="0.283cm" svg:height="0.117cm" svg:x="12.457cm" svg:y="8.665cm" svg:viewBox="0 0 284 118" svg:d="M0 109c68-86 180-123 284-105l-8 47c-104-18-191-2-265 67z">
          <text:p/>
        </draw:path>
        <draw:path draw:style-name="gr14" draw:text-style-name="P4" draw:layer="layout" svg:width="0.189cm" svg:height="0.136cm" svg:x="12.702cm" svg:y="13.321cm" svg:viewBox="0 0 190 137" svg:d="M190 6c-39 70-106 115-179 131l-11-46c73-17 128-37 176-91z">
          <text:p/>
        </draw:path>
        <draw:path draw:style-name="gr14" draw:text-style-name="P4" draw:layer="layout" svg:width="0.212cm" svg:height="0.06cm" svg:x="12.501cm" svg:y="13.404cm" svg:viewBox="0 0 213 61" svg:d="M0 12c61 46 140 59 213 42l-11-47c-72 17-130 23-194-7z">
          <text:p/>
        </draw:path>
        <draw:path draw:style-name="gr14" draw:text-style-name="P4" draw:layer="layout" svg:width="0.241cm" svg:height="0.198cm" svg:x="12.725cm" svg:y="14.34cm" svg:viewBox="0 0 242 199" svg:d="M242 195c-39-117-134-179-235-195l-7 48c101 15 177 50 229 151z">
          <text:p/>
        </draw:path>
        <draw:path draw:style-name="gr14" draw:text-style-name="P4" draw:layer="layout" svg:width="0.274cm" svg:height="0.105cm" svg:x="12.458cm" svg:y="14.337cm" svg:viewBox="0 0 275 106" svg:d="M0 97c67-76 174-108 275-93l-7 48c-101-16-186-5-257 54z">
          <text:p/>
        </draw:path>
        <draw:path draw:style-name="gr14" draw:text-style-name="P4" draw:layer="layout" svg:width="0.202cm" svg:height="0.193cm" svg:x="13.616cm" svg:y="7.666cm" svg:viewBox="0 0 203 194" svg:d="M203 5c-32 89-102 156-185 189l-18-45c83-32 145-73 190-149z">
          <text:p/>
        </draw:path>
        <draw:path draw:style-name="gr14" draw:text-style-name="P4" draw:layer="layout" svg:width="0.258cm" svg:height="0.067cm" svg:x="13.376cm" svg:y="7.814cm" svg:viewBox="0 0 259 68" svg:d="M0 33c82 45 177 45 259 12l-18-45c-83 33-152 47-235 20z">
          <text:p/>
        </draw:path>
        <draw:path draw:style-name="gr14" draw:text-style-name="P4" draw:layer="layout" svg:width="0.202cm" svg:height="0.193cm" svg:x="13.616cm" svg:y="13.322cm" svg:viewBox="0 0 203 194" svg:d="M203 5c-32 90-102 157-185 189l-18-44c83-33 145-72 190-150z">
          <text:p/>
        </draw:path>
        <draw:path draw:style-name="gr14" draw:text-style-name="P4" draw:layer="layout" svg:width="0.258cm" svg:height="0.068cm" svg:x="13.376cm" svg:y="13.471cm" svg:viewBox="0 0 259 69" svg:d="M0 34c82 44 177 44 259 11l-18-45c-83 34-152 48-235 20z">
          <text:p/>
        </draw:path>
        <draw:path draw:style-name="gr14" draw:text-style-name="P4" draw:layer="layout" svg:width="0.252cm" svg:height="0.216cm" svg:x="15.932cm" svg:y="8.684cm" svg:viewBox="0 0 253 217" svg:d="M253 212c-44-116-140-191-242-212l-11 47c104 22 184 68 239 170z">
          <text:p/>
        </draw:path>
        <draw:path draw:style-name="gr14" draw:text-style-name="P4" draw:layer="layout" svg:width="0.279cm" svg:height="0.117cm" svg:x="15.663cm" svg:y="8.677cm" svg:viewBox="0 0 280 118" svg:d="M0 109c69-93 178-124 280-102l-10 46c-102-21-182-11-258 65z">
          <text:p/>
        </draw:path>
        <draw:path draw:style-name="gr14" draw:text-style-name="P4" draw:layer="layout" svg:width="0.23cm" svg:height="0.204cm" svg:x="15.931cm" svg:y="14.333cm" svg:viewBox="0 0 231 205" svg:d="M231 202c-31-120-122-185-223-202l-8 47c101 17 172 53 217 158z">
          <text:p/>
        </draw:path>
        <draw:path draw:style-name="gr14" draw:text-style-name="P4" draw:layer="layout" svg:width="0.281cm" svg:height="0.099cm" svg:x="15.658cm" svg:y="14.329cm" svg:viewBox="0 0 282 100" svg:d="M0 90c70-71 180-102 282-85l-8 48c-102-17-190-7-264 47z">
          <text:p/>
        </draw:path>
        <draw:path draw:style-name="gr14" draw:text-style-name="P4" draw:layer="layout" svg:width="0.467cm" svg:height="1.316cm" svg:x="4.449cm" svg:y="6.445cm" svg:viewBox="0 0 468 1317" svg:d="M406 809c-24-47-81-74-132-70l61 260c87-35 108-122 71-190zM324 317c52-114-1-196-11-237-65 41-97 83-123 155-30 82-18 141 6 226l6 22c46-46 90-99 122-166zM54 813c-3 110 86 217 225 200 13-1 25-3 35-7l-1-4-62-258c-18 5-35 15-48 31-42 50-32 124 27 165l-3 15c-68-33-125-123-81-208 22-42 52-67 86-78l-26-94c-75 69-149 131-152 238zM464 791c20 107-30 194-124 228l4 19c24 102 51 236-77 272-94 27-184-30-181-109 2-55 36-94 89-93 56 1 92 29 87 96-6 75-84 64-84 76 0 10 32 20 51 17 143-25 130-100 89-271-20 5-43 9-67 10-47 2-251-40-251-257 0-121 92-190 184-280l-3-13c-31-112-60-174-32-296 12-52 67-139 144-190 71 131 125 205 66 374-27 80-80 135-136 185l31 105c91-16 197 54 210 127z">
          <text:p/>
        </draw:path>
        <draw:path draw:style-name="gr14" draw:text-style-name="P4" draw:layer="layout" svg:width="0.467cm" svg:height="1.315cm" svg:x="4.449cm" svg:y="8.303cm" svg:viewBox="0 0 468 1316" svg:d="M406 808c-24-46-81-73-132-68l61 259c87-36 108-123 71-191zM324 317c52-114-1-196-11-238-65 42-97 83-123 156-30 82-18 142 6 226l6 22c46-46 90-99 122-166zM54 812c-3 111 86 217 225 201 13-2 25-4 35-7l-1-5-62-257c-18 5-35 15-48 31-42 49-32 124 27 164l-3 15c-68-33-125-123-81-207 22-42 52-66 86-77l-26-95c-75 70-149 131-152 237zM464 791c20 106-30 193-124 228l4 18c24 103 51 236-77 272-94 28-184-29-181-109 2-55 36-94 89-93 56 2 92 29 87 97-6 74-84 64-84 75 0 10 32 21 51 17 143-25 130-99 89-270-20 5-43 8-67 9-47 2-251-40-251-256 0-121 92-190 184-280l-3-13c-31-111-60-173-32-296 12-53 67-139 144-190 71 130 125 204 66 375-27 79-80 135-136 185l31 104c91-16 197 54 210 127z">
          <text:p/>
        </draw:path>
        <draw:path draw:style-name="gr14" draw:text-style-name="P4" draw:layer="layout" svg:width="0.527cm" svg:height="0.612cm" svg:x="4.407cm" svg:y="10.477cm" svg:viewBox="0 0 528 613" svg:d="M486 311c-24 0-43-22-42-46 2-22 20-37 42-37s39 19 39 40c1 23-17 43-39 43zM486 136c-23 0-43-21-42-44 0-23 19-40 42-40s42 18 42 41c0 24-19 43-42 43zM119 122c15-4 51-5 64 29 19 50-7 88-33 98-44 17-108-20-108-71-1-56 20-110 79-152 33-24 139-46 206 7 146 117 85 339-71 466-68 55-146 108-256 114v-22c36-6 57-13 92-27 110-51 178-147 223-254 52-125-6-318-151-280-60 16-90 88-74 106 1 1 10-9 29-14z">
          <text:p/>
        </draw:path>
        <draw:path draw:style-name="gr14" draw:text-style-name="P4" draw:layer="layout" svg:width="0.467cm" svg:height="1.316cm" svg:x="4.449cm" svg:y="12.102cm" svg:viewBox="0 0 468 1317" svg:d="M406 808c-24-46-81-72-132-68l61 259c87-35 108-122 71-191zM324 316c52-113-1-195-11-236-65 41-97 83-123 155-30 81-18 141 6 227l6 21c46-46 90-99 122-167zM54 813c-3 110 86 217 225 200 13-2 25-3 35-7l-1-4-62-258c-18 6-35 16-48 31-42 50-32 124 27 165l-3 14c-68-32-125-122-81-206 22-43 52-67 86-78l-26-94c-75 69-149 130-152 237zM464 791c20 106-30 194-124 228l4 18c24 103 51 236-77 273-94 27-184-30-181-109 2-56 36-94 89-94 56 2 92 30 87 97-6 75-84 64-84 75s32 21 51 18c143-25 130-100 89-271-20 5-43 9-67 10-47 1-251-40-251-256 0-121 92-190 184-280l-3-13c-31-113-60-175-32-297 12-53 67-139 144-190 71 131 125 205 66 374-27 81-80 136-136 186l31 105c91-17 197 53 210 126z">
          <text:p/>
        </draw:path>
        <draw:path draw:style-name="gr14" draw:text-style-name="P4" draw:layer="layout" svg:width="0.467cm" svg:height="1.316cm" svg:x="4.449cm" svg:y="13.959cm" svg:viewBox="0 0 468 1317" svg:d="M406 808c-24-46-81-73-132-69l61 260c87-36 108-123 71-191zM324 317c52-114-1-196-11-237-65 41-97 83-123 155-30 82-18 141 6 226l6 22c46-46 90-99 122-166zM54 812c-3 111 86 217 225 201 13-2 25-4 35-7l-1-5-62-257c-18 5-35 15-48 31-42 49-32 123 27 164l-3 15c-68-33-125-123-81-207 22-42 52-66 86-78l-26-94c-75 69-149 131-152 237zM464 790c20 107-30 194-124 229l4 18c24 103 51 237-77 273-94 28-184-29-181-109 2-56 36-95 89-94 56 1 92 29 87 98-6 74-84 64-84 75 0 10 32 21 51 17 143-25 130-99 89-271-20 5-43 8-67 9-47 2-251-40-251-256 0-121 92-190 184-280l-3-13c-31-111-60-174-32-295 12-53 67-140 144-191 71 131 125 205 66 375-27 79-80 134-136 185l31 104c91-16 197 54 210 126z">
          <text:p/>
        </draw:path>
        <draw:path draw:style-name="gr14" draw:text-style-name="P4" draw:layer="layout" svg:width="0.474cm" svg:height="0.731cm" svg:x="4.449cm" svg:y="16.133cm" svg:viewBox="0 0 475 732" svg:d="M257 400c8 14 16 22 24 37 6-6 11-10 19-14 16-9 29-15 49-15 14 0 37 5 57 16 27 15 42 34 55 64 11 25 14 42 14 70 0 30-3 49-13 77-14 38-34 59-69 78-20 11-22 12-36 15-13 3-21 4-35 4-37-3-71-13-93-33-19-18-34-33-33-59 1-21 8-37 26-47 14-8 30-9 45-1 14 9 21 24 20 41-1 15-6 25-20 32s-22 1-27 6c-10 10 6 26 19 29 28 9 61 19 93 3 30-15 39-52 42-87 2-32 5-47 5-76 0-22-2-49-4-61-5-21-16-36-32-44-35-15-81 13-96 52-7 17-17 51-17 52l-1 6c0 4-4 6-8 6s-6-2-7-5v-26c0-14-8-41-16-60-7-19-14-31-24-47-11-19-20-30-33-46h72c10 12 17 21 24 33zM194 319c10-16 17-28 24-47 8-20 16-47 16-61v-26c1-3 3-5 7-5s8 2 8 6l1 6c0 1 10 35 17 53 15 39 61 67 96 52 16-9 27-24 32-45 2-12 4-39 4-61 0-29-3-44-5-76-3-35-12-72-42-86-32-16-65-7-93 1-13 4-29 20-19 30 5 5 13 0 27 7 13 6 19 17 20 31 1 18-6 33-20 41-15 9-31 7-45-1-18-9-25-26-26-47-1-26 14-42 33-59 22-20 56-29 93-32 13-1 20 1 34 4 14 2 17 3 37 13 35 19 55 41 69 79 10 28 13 47 13 77 0 28-3 46-14 71-13 29-28 47-55 64-20 11-43 16-57 16-20 0-33-6-49-15-8-4-13-8-19-14-8 15-16 23-24 38-7 12-14 21-24 34h-72c13-18 22-29 33-48zM150 720h-22v-708h22zM79 720h-79v-708h79z">
          <text:p/>
        </draw:path>
        <draw:path draw:style-name="gr14" draw:text-style-name="P4" draw:layer="layout" svg:width="0.527cm" svg:height="0.611cm" svg:x="4.407cm" svg:y="17.999cm" svg:viewBox="0 0 528 612" svg:d="M486 311c-24 0-43-23-42-47 2-22 20-37 42-37s39 19 39 40c1 23-17 44-39 44zM486 136c-23 0-43-21-42-44 0-23 19-40 42-40s42 18 42 42c0 23-19 42-42 42zM119 122c15-4 51-5 64 30 19 49-7 86-33 96-44 18-108-20-108-70-1-56 20-109 79-153 33-24 139-46 206 8 146 117 85 338-71 465-68 55-146 108-256 114v-21c36-6 57-13 92-28 110-51 178-147 223-253 52-125-6-319-151-279-60 15-90 88-74 105 1 2 10-9 29-14z">
          <text:p/>
        </draw:path>
        <draw:path draw:style-name="gr14" draw:text-style-name="P4" draw:layer="layout" svg:width="0.467cm" svg:height="1.316cm" svg:x="4.449cm" svg:y="20.498cm" svg:viewBox="0 0 468 1317" svg:d="M406 807c-24-45-81-72-132-68l61 259c87-35 108-122 71-191zM324 316c52-113-1-195-11-236-65 41-97 83-123 155-30 81-18 141 6 226l6 21c46-45 90-98 122-166zM54 812c-3 110 86 217 225 200 13-2 25-3 35-7l-1-4-62-258c-18 6-35 16-48 32-42 49-32 123 27 164l-3 14c-68-32-125-122-81-206 22-42 52-67 86-78l-26-94c-75 69-149 130-152 237zM464 790c20 106-30 194-124 228l4 18c24 103 51 237-77 274-94 27-184-30-181-109 2-57 36-95 89-95 56 2 92 30 87 98-6 75-84 64-84 75s32 21 51 18c143-25 130-101 89-272-20 5-43 9-67 10-47 1-251-40-251-256 0-121 92-190 184-280l-3-13c-31-112-60-174-32-296 12-52 67-139 144-190 71 131 125 205 66 374-27 80-80 135-136 185l31 105c91-17 197 54 210 126z">
          <text:p/>
        </draw:path>
        <draw:path draw:style-name="gr14" draw:text-style-name="P4" draw:layer="layout" svg:width="0.527cm" svg:height="0.612cm" svg:x="4.407cm" svg:y="22.789cm" svg:viewBox="0 0 528 613" svg:d="M486 311c-24 0-43-22-42-46 2-22 20-38 42-38s39 19 39 41c1 23-17 43-39 43zM486 137c-23 0-43-22-42-45 0-23 19-40 42-40s42 18 42 41c0 24-19 44-42 44zM119 122c15-4 51-5 64 30 19 50-7 87-33 97-44 17-108-20-108-70-1-57 20-111 79-153 33-24 139-46 206 7 146 118 85 339-71 466-68 55-146 108-256 114v-22c36-6 57-13 92-27 110-51 178-147 223-254 52-124-6-318-151-280-60 16-90 88-74 107 1 1 10-9 29-15z">
          <text:p/>
        </draw:path>
        <draw:path draw:style-name="gr14" draw:text-style-name="P4" draw:layer="layout" svg:width="0.167cm" svg:height="0.445cm" svg:x="4.949cm" svg:y="6.784cm" svg:viewBox="0 0 168 446" svg:d="M33 303l-5 122 36-36c0 0 72-83 39-118-27-29-57 6-70 32zM0 0h45l-10 277c29-38 81-71 119-27 50 57-49 123-99 167-11 9-23 25-27 29h-12z">
          <text:p/>
        </draw:path>
        <draw:path draw:style-name="gr14" draw:text-style-name="P4" draw:layer="layout" svg:width="0.167cm" svg:height="0.445cm" svg:x="4.949cm" svg:y="8.641cm" svg:viewBox="0 0 168 446" svg:d="M33 303l-5 123 36-37c0 0 72-83 39-118-27-29-57 6-70 32zM0 0h45l-10 277c29-38 81-71 119-27 50 57-49 124-99 167-11 10-23 25-27 29h-12z">
          <text:p/>
        </draw:path>
        <draw:path draw:style-name="gr14" draw:text-style-name="P4" draw:layer="layout" svg:width="0.167cm" svg:height="0.445cm" svg:x="4.949cm" svg:y="10.675cm" svg:viewBox="0 0 168 446" svg:d="M33 303l-5 123 36-37c0 0 72-83 39-118-27-29-57 6-70 32zM0 0h45l-10 277c29-38 81-72 119-27 50 57-49 124-99 167-11 9-23 25-27 29h-12z">
          <text:p/>
        </draw:path>
        <draw:path draw:style-name="gr14" draw:text-style-name="P4" draw:layer="layout" svg:width="0.167cm" svg:height="0.445cm" svg:x="4.949cm" svg:y="12.441cm" svg:viewBox="0 0 168 446" svg:d="M33 302l-5 123 36-36c0 0 72-83 39-119-27-29-57 6-70 32zM0 0h45l-10 276c29-39 81-71 119-26 50 57-49 123-99 167-11 9-23 25-27 29h-12z">
          <text:p/>
        </draw:path>
        <draw:path draw:style-name="gr14" draw:text-style-name="P4" draw:layer="layout" svg:width="0.167cm" svg:height="0.445cm" svg:x="4.949cm" svg:y="14.298cm" svg:viewBox="0 0 168 446" svg:d="M33 303l-5 123 36-37c0 0 72-83 39-118-27-29-57 6-70 32zM0 0h45l-10 277c29-38 81-71 119-27 50 57-49 124-99 167-11 9-23 25-27 29h-12z">
          <text:p/>
        </draw:path>
        <draw:path draw:style-name="gr14" draw:text-style-name="P4" draw:layer="layout" svg:width="0.167cm" svg:height="0.445cm" svg:x="4.949cm" svg:y="16.251cm" svg:viewBox="0 0 168 446" svg:d="M33 301l-5 123 36-36c0 0 72-83 39-119-27-28-57 6-70 32zM0 0h45l-10 275c29-38 81-70 119-26 50 57-49 123-99 166-11 10-23 27-27 31h-12z">
          <text:p/>
        </draw:path>
        <draw:path draw:style-name="gr14" draw:text-style-name="P4" draw:layer="layout" svg:width="0.167cm" svg:height="0.445cm" svg:x="4.949cm" svg:y="18.196cm" svg:viewBox="0 0 168 446" svg:d="M33 303l-5 123 36-37c0 0 72-83 39-119-27-29-57 7-70 33zM0 0h45l-10 277c29-39 81-72 119-28 50 58-49 125-99 168-11 10-23 25-27 29h-12z">
          <text:p/>
        </draw:path>
        <draw:path draw:style-name="gr14" draw:text-style-name="P4" draw:layer="layout" svg:width="0.167cm" svg:height="0.445cm" svg:x="4.949cm" svg:y="20.837cm" svg:viewBox="0 0 168 446" svg:d="M33 302l-5 123 36-36c0 0 72-83 39-119-27-29-57 6-70 32zM0 0h45l-10 276c29-38 81-71 119-27 50 58-49 124-99 168-11 9-23 25-27 29h-12z">
          <text:p/>
        </draw:path>
        <draw:path draw:style-name="gr14" draw:text-style-name="P4" draw:layer="layout" svg:width="0.167cm" svg:height="0.445cm" svg:x="4.949cm" svg:y="22.988cm" svg:viewBox="0 0 168 446" svg:d="M33 302l-5 124 36-37c0 0 72-84 39-119-27-29-57 6-70 32zM0 0h45l-10 276c29-38 81-71 119-27 50 57-49 124-99 168-11 10-23 25-27 29h-12z">
          <text:p/>
        </draw:path>
        <draw:path draw:style-name="gr14" draw:text-style-name="P4" draw:layer="layout" svg:width="0.224cm" svg:height="0.182cm" svg:x="5.274cm" svg:y="7.293cm" svg:viewBox="0 0 225 183" svg:d="M209 25c32 36 14 94-40 130-53 35-122 37-153 3-32-35-13-93 39-130 54-37 122-37 154-3z">
          <text:p/>
        </draw:path>
        <draw:path draw:style-name="gr14" draw:text-style-name="P4" draw:layer="layout" svg:width="0.089cm" svg:height="0.088cm" svg:x="5.584cm" svg:y="7.341cm" svg:viewBox="0 0 90 89" svg:d="M46 89c-24 0-46-20-46-44s20-45 45-45c24 0 45 21 45 45s-19 44-44 44z">
          <text:p/>
        </draw:path>
        <draw:path draw:style-name="gr14" draw:text-style-name="P4" draw:layer="layout" svg:width="0.224cm" svg:height="0.181cm" svg:x="5.274cm" svg:y="8.974cm" svg:viewBox="0 0 225 182" svg:d="M209 25c32 35 14 93-40 129-53 36-122 38-153 3-32-35-13-93 39-129 54-37 122-37 154-3z">
          <text:p/>
        </draw:path>
        <draw:path draw:style-name="gr14" draw:text-style-name="P4" draw:layer="layout" svg:width="0.089cm" svg:height="0.088cm" svg:x="5.584cm" svg:y="9.022cm" svg:viewBox="0 0 90 89" svg:d="M46 89c-24 0-46-21-46-45s20-44 45-44c24 0 45 20 45 44s-19 45-44 45z">
          <text:p/>
        </draw:path>
        <draw:path draw:style-name="gr14" draw:text-style-name="P4" draw:layer="layout" svg:width="0.224cm" svg:height="0.182cm" svg:x="5.253cm" svg:y="10.567cm" svg:viewBox="0 0 225 183" svg:d="M209 26c33 35 15 92-40 129-52 35-122 37-153 2-32-34-13-92 40-128 54-38 122-39 153-3z">
          <text:p/>
        </draw:path>
        <draw:path draw:style-name="gr14" draw:text-style-name="P4" draw:layer="layout" svg:width="0.224cm" svg:height="0.182cm" svg:x="5.274cm" svg:y="12.95cm" svg:viewBox="0 0 225 183" svg:d="M209 26c32 35 14 93-40 129-53 36-122 38-153 2-32-34-13-92 39-128 54-38 122-39 154-3z">
          <text:p/>
        </draw:path>
        <draw:path draw:style-name="gr14" draw:text-style-name="P4" draw:layer="layout" svg:width="0.224cm" svg:height="0.182cm" svg:x="5.274cm" svg:y="14.631cm" svg:viewBox="0 0 225 183" svg:d="M209 26c32 35 14 92-40 130-53 35-122 37-153 2-32-34-13-93 39-129 54-37 122-38 154-3z">
          <text:p/>
        </draw:path>
        <draw:path draw:style-name="gr14" draw:text-style-name="P4" draw:layer="layout" svg:width="0.089cm" svg:height="0.089cm" svg:x="5.584cm" svg:y="12.997cm" svg:viewBox="0 0 90 90" svg:d="M46 90c-24 0-46-21-46-45 0-25 20-45 45-45 24 0 45 20 45 45 0 24-19 45-44 45z">
          <text:p/>
        </draw:path>
        <draw:path draw:style-name="gr14" draw:text-style-name="P4" draw:layer="layout" svg:width="0.089cm" svg:height="0.089cm" svg:x="5.584cm" svg:y="14.678cm" svg:viewBox="0 0 90 90" svg:d="M46 90c-24 0-46-20-46-45s20-45 45-45c24 0 45 20 45 45s-19 45-44 45z">
          <text:p/>
        </draw:path>
        <draw:path draw:style-name="gr14" draw:text-style-name="P4" draw:layer="layout" svg:width="0.224cm" svg:height="0.181cm" svg:x="5.253cm" svg:y="16.407cm" svg:viewBox="0 0 225 182" svg:d="M209 25c33 35 15 93-40 129-52 36-122 38-153 4-32-36-13-94 40-130 54-36 122-37 153-3z">
          <text:p/>
        </draw:path>
        <draw:path draw:style-name="gr14" draw:text-style-name="P4" draw:layer="layout" svg:width="0.089cm" svg:height="0.089cm" svg:x="5.584cm" svg:y="16.366cm" svg:viewBox="0 0 90 90" svg:d="M46 90c-24 0-46-20-46-45s20-45 45-45c24 0 45 20 45 45s-19 45-44 45z">
          <text:p/>
        </draw:path>
        <draw:path draw:style-name="gr14" draw:text-style-name="P4" draw:layer="layout" svg:width="0.224cm" svg:height="0.182cm" svg:x="5.253cm" svg:y="18.088cm" svg:viewBox="0 0 225 183" svg:d="M209 25c33 35 15 94-40 130-52 35-122 37-153 3-32-35-13-94 40-130 54-37 122-37 153-3z">
          <text:p/>
        </draw:path>
        <draw:path draw:style-name="gr14" draw:text-style-name="P4" draw:layer="layout" svg:width="0.089cm" svg:height="0.089cm" svg:x="5.584cm" svg:y="18.047cm" svg:viewBox="0 0 90 90" svg:d="M46 90c-24 0-46-20-46-44 0-26 20-46 45-46 24 0 45 20 45 46 0 24-19 44-44 44z">
          <text:p/>
        </draw:path>
        <draw:path draw:style-name="gr14" draw:text-style-name="P4" draw:layer="layout" svg:width="0.224cm" svg:height="0.182cm" svg:x="5.253cm" svg:y="22.879cm" svg:viewBox="0 0 225 183" svg:d="M209 26c33 35 15 92-40 129-52 35-122 37-153 2-32-34-13-92 40-128 54-38 122-39 153-3z">
          <text:p/>
        </draw:path>
        <draw:path draw:style-name="gr14" draw:text-style-name="P4" draw:layer="layout" svg:width="0.224cm" svg:height="0.182cm" svg:x="5.274cm" svg:y="22.526cm" svg:viewBox="0 0 225 183" svg:d="M209 26c32 35 14 93-40 129-53 35-122 38-153 3-32-35-13-93 39-129 54-38 122-38 154-3z">
          <text:p/>
        </draw:path>
        <draw:path draw:style-name="gr14" draw:text-style-name="P4" draw:layer="layout" svg:width="0.224cm" svg:height="0.181cm" svg:x="5.253cm" svg:y="21.346cm" svg:viewBox="0 0 225 182" svg:d="M209 25c33 35 15 94-40 130-52 35-122 37-153 2-32-34-13-93 40-129 54-37 122-37 153-3z">
          <text:p/>
        </draw:path>
        <draw:path draw:style-name="gr14" draw:text-style-name="P4" draw:layer="layout" svg:width="0.224cm" svg:height="0.182cm" svg:x="5.274cm" svg:y="21.169cm" svg:viewBox="0 0 225 183" svg:d="M209 26c32 34 14 93-40 130-53 35-122 37-153 2-32-34-13-93 39-130 54-36 122-37 154-2z">
          <text:p/>
        </draw:path>
        <draw:path draw:style-name="gr14" draw:text-style-name="P4" draw:layer="layout" svg:width="0.089cm" svg:height="0.088cm" svg:x="5.584cm" svg:y="22.839cm" svg:viewBox="0 0 90 89" svg:d="M46 89c-24 0-46-21-46-45s21-44 45-44 45 20 45 44-19 45-44 45z">
          <text:p/>
        </draw:path>
        <draw:path draw:style-name="gr14" draw:text-style-name="P4" draw:layer="layout" svg:width="0.089cm" svg:height="0.089cm" svg:x="5.584cm" svg:y="22.485cm" svg:viewBox="0 0 90 90" svg:d="M46 90c-24 0-46-21-46-45 0-25 20-45 45-45 24 0 45 20 45 45 0 24-19 45-44 45z">
          <text:p/>
        </draw:path>
        <draw:path draw:style-name="gr14" draw:text-style-name="P4" draw:layer="layout" svg:width="0.089cm" svg:height="0.088cm" svg:x="5.584cm" svg:y="21.394cm" svg:viewBox="0 0 90 89" svg:d="M46 89c-24 0-46-20-46-44 0-26 20-45 45-45 24 0 45 19 45 45 0 24-19 44-44 44z">
          <text:p/>
        </draw:path>
        <draw:path draw:style-name="gr14" draw:text-style-name="P4" draw:layer="layout" svg:width="0.089cm" svg:height="0.088cm" svg:x="5.584cm" svg:y="21.217cm" svg:viewBox="0 0 90 89" svg:d="M46 89c-24 0-46-19-46-44s20-45 45-45c24 0 45 20 45 45s-19 44-44 44z">
          <text:p/>
        </draw:path>
        <draw:path draw:style-name="gr14" draw:text-style-name="P4" draw:layer="layout" svg:width="0.224cm" svg:height="0.182cm" svg:x="5.509cm" svg:y="10.479cm" svg:viewBox="0 0 225 183" svg:d="M209 26c32 34 14 93-41 130-53 35-122 37-153 2-31-34-13-93 40-130 54-36 122-37 154-2z">
          <text:p/>
        </draw:path>
        <draw:path draw:style-name="gr14" draw:text-style-name="P4" draw:layer="layout" svg:width="0.323cm" svg:height="0.282cm" svg:x="5.355cm" svg:y="11.427cm" svg:viewBox="0 0 324 283" svg:d="M218 176c13-11 23-30 32-50 9-21 16-35 18-59 1-10-2-30-15-36-10-5-20-5-30 0-20 13-37 37-43 51-16 35-20 44-23 71 0 12 6 26 18 32 15 8 30 1 43-9zM120 9c15-8 42-14 56-2 11 11 10 16 10 26 0 14-2 17-3 21 0 5 9-10 13-16 11-11 25-23 31-26 21-11 42-13 65-3 25 13 33 40 32 69-4 53-37 97-70 114-25 13-58 19-82 6-14-7-21-15-27-29l-28 82c-1 4-4 10-3 14s4 4 7 4h46l-4 14h-163l3-14h36c5 0 10-1 13-3 3-3 6-7 7-11l71-197c2-5 3-10 3-16 0-4 0-7-2-10-4-3-13-2-19-1-12 4-25 20-33 31-9 12-20 26-23 33l-9-5c9-21 21-35 35-51 12-14 24-22 38-30z">
          <text:p/>
        </draw:path>
        <draw:path draw:style-name="gr14" draw:text-style-name="P4" draw:layer="layout" svg:width="0.224cm" svg:height="0.182cm" svg:x="5.763cm" svg:y="10.39cm" svg:viewBox="0 0 225 183" svg:d="M209 26c32 34 14 92-40 128s-123 38-154 3-13-93 40-129c54-37 123-38 154-2z">
          <text:p/>
        </draw:path>
        <draw:path draw:style-name="gr14" draw:text-style-name="P4" draw:layer="layout" svg:width="0.224cm" svg:height="0.182cm" svg:x="6.015cm" svg:y="6.852cm" svg:viewBox="0 0 225 183" svg:d="M209 25c32 35 14 94-40 130-53 36-123 37-154 3-31-35-13-94 40-130 54-36 123-37 154-3z">
          <text:p/>
        </draw:path>
        <draw:path draw:style-name="gr14" draw:text-style-name="P4" draw:layer="layout" svg:width="0.089cm" svg:height="0.088cm" svg:x="6.346cm" svg:y="6.812cm" svg:viewBox="0 0 90 89" svg:d="M46 89c-25 0-46-20-46-44 0-25 19-45 45-45 24 0 45 20 45 45 0 24-19 44-44 44z">
          <text:p/>
        </draw:path>
        <draw:path draw:style-name="gr14" draw:text-style-name="P4" draw:layer="layout" svg:width="0.323cm" svg:height="0.282cm" svg:x="5.861cm" svg:y="7.713cm" svg:viewBox="0 0 324 283" svg:d="M219 177c13-10 24-29 32-49 10-22 17-36 18-60 1-9-1-30-15-36-10-5-20-5-30 1-20 12-37 36-43 51-15 34-20 43-22 71-1 12 5 25 17 32 16 7 30 0 43-10zM122 9c14-8 41-14 55-2 11 12 10 17 10 27 0 14-2 17-2 21-1 5 8-10 13-15 10-12 24-25 31-28 20-11 41-13 63-3 26 14 34 41 32 70-4 53-36 97-68 114-26 13-58 19-83 6-13-6-20-15-26-29l-29 81c-1 5-3 10-3 14 1 5 4 5 7 5h46l-3 13h-165l3-13h36c5 0 10-1 13-4 4-3 6-7 7-11l72-196c2-5 4-10 4-16 0-3 0-7-3-9-4-4-13-3-19-1-11 3-26 20-34 30-9 12-20 27-22 33l-10-5c10-21 22-35 35-51 13-13 25-22 40-31z">
          <text:p/>
        </draw:path>
        <draw:path draw:style-name="gr14" draw:text-style-name="P4" draw:layer="layout" svg:width="0.184cm" svg:height="0.558cm" svg:x="6.021cm" svg:y="8.717cm" svg:viewBox="0 0 185 559" svg:d="M133 171l-27 80c-6 20-19 43-17 61 2 21 19 38 35 56l61 68-10 11-10-6c-31-19-71-15-90 4-27 27-13 66 15 93l6 6-14 15-15-15c-22-22-94-95-57-145 12-16 48-23 80-21l10 1-89-102 35-98c7-20 16-33 19-55 2-23-12-36-24-55l-37-57 18-12z">
          <text:p/>
        </draw:path>
        <draw:path draw:style-name="gr14" draw:text-style-name="P4" draw:layer="layout" svg:width="0.088cm" svg:height="0.088cm" svg:x="6.265cm" svg:y="8.845cm" svg:viewBox="0 0 89 89" svg:d="M46 89c-25 0-46-20-46-45 0-24 19-44 45-44 24 0 44 20 44 44 0 25-19 45-43 45z">
          <text:p/>
        </draw:path>
        <draw:path draw:style-name="gr14" draw:text-style-name="P4" draw:layer="layout" svg:width="0.224cm" svg:height="0.182cm" svg:x="6.015cm" svg:y="10.302cm" svg:viewBox="0 0 225 183" svg:d="M209 25c32 35 14 94-40 130-53 36-123 37-154 3-31-35-13-94 40-130 54-36 123-37 154-3z">
          <text:p/>
        </draw:path>
        <draw:path draw:style-name="gr14" draw:text-style-name="P4" draw:layer="layout" svg:width="0.224cm" svg:height="0.182cm" svg:x="6.015cm" svg:y="12.509cm" svg:viewBox="0 0 225 183" svg:d="M209 26c32 35 14 94-40 130-53 35-123 37-154 2-31-34-13-93 40-129 54-37 123-38 154-3z">
          <text:p/>
        </draw:path>
        <draw:path draw:style-name="gr14" draw:text-style-name="P4" draw:layer="layout" svg:width="0.089cm" svg:height="0.088cm" svg:x="6.346cm" svg:y="12.468cm" svg:viewBox="0 0 90 89" svg:d="M46 89c-25 0-46-20-46-45 0-24 19-44 45-44 24 0 45 20 45 44 0 25-19 45-44 45z">
          <text:p/>
        </draw:path>
        <draw:path draw:style-name="gr14" draw:text-style-name="P4" draw:layer="layout" svg:width="0.323cm" svg:height="0.282cm" svg:x="5.861cm" svg:y="13.369cm" svg:viewBox="0 0 324 283" svg:d="M219 176c13-11 24-30 32-49 10-22 17-36 18-60 1-10-1-30-15-36-10-5-20-5-30 0-20 13-37 37-43 51-15 35-20 44-22 71-1 12 5 26 17 32 16 8 30 1 43-9zM122 9c14-8 41-14 55-2 11 11 10 16 10 26 0 14-2 17-2 21-1 5 8-10 13-16 10-11 24-23 31-26 20-11 41-13 63-3 26 13 34 40 32 69-4 53-36 97-68 114-26 13-58 19-83 6-13-7-20-15-26-29l-29 81c-1 4-3 11-3 15 1 4 4 4 7 4h46l-3 14h-165l3-14h36c5 0 10-1 13-3 4-3 6-8 7-12l72-196c2-5 4-10 4-16 0-4 0-7-3-10-4-3-13-2-19-1-11 4-26 20-34 31-9 12-20 27-22 33l-10-5c10-21 22-35 35-51 13-14 25-22 40-30z">
          <text:p/>
        </draw:path>
        <draw:path draw:style-name="gr14" draw:text-style-name="P4" draw:layer="layout" svg:width="0.184cm" svg:height="0.559cm" svg:x="6.021cm" svg:y="14.373cm" svg:viewBox="0 0 185 560" svg:d="M133 172l-27 80c-6 20-19 43-17 61 2 21 19 37 35 56l61 69-10 11-10-6c-31-19-71-15-90 4-27 26-13 64 15 92l6 6-14 15-15-15c-22-22-94-94-57-145 12-16 48-24 80-21l10 1-89-102 35-98c7-21 16-34 19-55 2-23-12-36-24-55l-37-58 18-12z">
          <text:p/>
        </draw:path>
        <draw:path draw:style-name="gr14" draw:text-style-name="P4" draw:layer="layout" svg:width="0.088cm" svg:height="0.088cm" svg:x="6.265cm" svg:y="14.502cm" svg:viewBox="0 0 89 89" svg:d="M46 89c-25 0-46-20-46-45 0-24 19-44 45-44 24 0 44 20 44 44 0 25-19 45-43 45z">
          <text:p/>
        </draw:path>
        <draw:path draw:style-name="gr14" draw:text-style-name="P4" draw:layer="layout" svg:width="0.184cm" svg:height="0.558cm" svg:x="6.021cm" svg:y="16.238cm" svg:viewBox="0 0 185 559" svg:d="M133 171l-27 81c-6 20-19 44-17 62 2 20 19 37 35 55l61 68-10 12-10-7c-31-19-71-15-90 4-27 27-13 65 15 92l6 6-14 15-15-15c-22-22-94-94-57-144 12-15 48-23 80-21l10 1-89-102 35-98c7-21 16-34 19-56 2-23-12-36-24-55l-37-57 18-12z">
          <text:p/>
        </draw:path>
        <draw:path draw:style-name="gr14" draw:text-style-name="P4" draw:layer="layout" svg:width="0.088cm" svg:height="0.089cm" svg:x="6.265cm" svg:y="16.366cm" svg:viewBox="0 0 89 90" svg:d="M46 90c-25 0-46-20-46-45s19-45 45-45c24 0 44 20 44 45s-19 45-43 45z">
          <text:p/>
        </draw:path>
        <draw:path draw:style-name="gr14" draw:text-style-name="P4" draw:layer="layout" svg:width="0.224cm" svg:height="0.182cm" svg:x="6.015cm" svg:y="17.823cm" svg:viewBox="0 0 225 183" svg:d="M209 26c32 34 14 92-40 128-53 37-123 39-154 3-31-35-13-92 40-129 54-37 123-38 154-2z">
          <text:p/>
        </draw:path>
        <draw:path draw:style-name="gr14" draw:text-style-name="P4" draw:layer="layout" svg:width="0.089cm" svg:height="0.088cm" svg:x="6.346cm" svg:y="17.871cm" svg:viewBox="0 0 90 89" svg:d="M46 89c-25 0-46-20-46-44 0-25 19-45 45-45 24 0 45 20 45 45 0 24-19 44-44 44z">
          <text:p/>
        </draw:path>
        <draw:path draw:style-name="gr14" draw:text-style-name="P4" draw:layer="layout" svg:width="0.323cm" svg:height="0.282cm" svg:x="5.861cm" svg:y="18.86cm" svg:viewBox="0 0 324 283" svg:d="M219 177c13-11 24-30 32-49 10-23 17-37 18-61 1-10-1-30-15-36-10-5-20-5-30 0-20 13-37 37-43 51-15 36-20 45-22 72-1 12 5 26 17 32 16 8 30 1 43-9zM122 9c14-8 41-14 55-2 11 11 10 16 10 26 0 14-2 17-2 21-1 5 8-10 13-16 10-11 24-23 31-26 20-11 41-13 63-3 26 13 34 40 32 69-4 54-36 98-68 115-26 13-58 19-83 6-13-7-20-15-26-29l-29 81c-1 4-3 10-3 14 1 4 4 4 7 4h46l-3 14h-165l3-14h36c5 0 10-1 13-3 4-3 6-7 7-11l72-197c2-5 4-10 4-16 0-4 0-7-3-10-4-3-13-2-19-1-11 4-26 20-34 31-9 12-20 26-22 33l-10-5c10-21 22-35 35-51 13-14 25-22 40-30z">
          <text:p/>
        </draw:path>
        <draw:g>
          <draw:g>
            <draw:line draw:style-name="gr19" draw:text-style-name="P6" draw:layer="layout" svg:x1="6.029cm" svg:y1="23.33cm" svg:x2="6.029cm" svg:y2="22.739cm">
              <text:p/>
            </draw:line>
            <draw:path draw:style-name="gr14" draw:text-style-name="P4" draw:layer="layout" svg:width="0.224cm" svg:height="0.182cm" svg:x="6.008cm" svg:y="22.614cm" svg:viewBox="0 0 225 183" svg:d="M209 25c32 35 14 94-40 130-53 36-123 37-154 3-31-35-13-94 40-130 54-36 123-37 154-3z">
              <text:p/>
            </draw:path>
          </draw:g>
          <draw:path draw:style-name="gr14" draw:text-style-name="P4" draw:layer="layout" svg:width="0.089cm" svg:height="0.088cm" svg:x="6.346cm" svg:y="22.662cm" svg:viewBox="0 0 90 89" svg:d="M46 89c-25 0-46-21-46-45s19-44 45-44c24 0 45 20 45 44s-19 45-44 45z">
            <text:p/>
          </draw:path>
        </draw:g>
        <draw:g>
          <draw:g>
            <draw:line draw:style-name="gr19" draw:text-style-name="P6" draw:layer="layout" svg:x1="6.252cm" svg:y1="22.499cm" svg:x2="6.252cm" svg:y2="22.084cm">
              <text:p/>
            </draw:line>
            <draw:path draw:style-name="gr14" draw:text-style-name="P4" draw:layer="layout" svg:width="0.224cm" svg:height="0.182cm" svg:x="6.036cm" svg:y="22.438cm" svg:viewBox="0 0 225 183" svg:d="M209 26c32 35 14 93-39 130-53 35-123 37-154 2-32-34-13-93 39-129 55-37 123-38 154-3z">
              <text:p/>
            </draw:path>
          </draw:g>
          <draw:path draw:style-name="gr14" draw:text-style-name="P4" draw:layer="layout" svg:width="0.089cm" svg:height="0.089cm" svg:x="6.346cm" svg:y="22.485cm" svg:viewBox="0 0 90 90" svg:d="M46 90c-25 0-46-21-46-45 0-25 19-45 45-45 24 0 45 20 45 45 0 24-19 45-44 45z">
            <text:p/>
          </draw:path>
        </draw:g>
        <draw:g>
          <draw:g>
            <draw:line draw:style-name="gr19" draw:text-style-name="P6" draw:layer="layout" svg:x1="6.029cm" svg:y1="21.973cm" svg:x2="6.029cm" svg:y2="21.47cm">
              <text:p/>
            </draw:line>
            <draw:path draw:style-name="gr14" draw:text-style-name="P4" draw:layer="layout" svg:width="0.224cm" svg:height="0.181cm" svg:x="6.015cm" svg:y="21.346cm" svg:viewBox="0 0 225 182" svg:d="M209 25c32 35 14 94-40 130-53 35-123 37-154 2-31-34-13-93 40-129 54-37 123-37 154-3z">
              <text:p/>
            </draw:path>
          </draw:g>
          <draw:path draw:style-name="gr14" draw:text-style-name="P4" draw:layer="layout" svg:width="0.089cm" svg:height="0.088cm" svg:x="6.346cm" svg:y="21.394cm" svg:viewBox="0 0 90 89" svg:d="M46 89c-25 0-46-20-46-44 0-26 19-45 45-45 24 0 45 19 45 45 0 24-19 44-44 44z">
            <text:p/>
          </draw:path>
        </draw:g>
        <draw:g>
          <draw:g>
            <draw:line draw:style-name="gr19" draw:text-style-name="P6" draw:layer="layout" svg:x1="6.252cm" svg:y1="21.231cm" svg:x2="6.252cm" svg:y2="20.64cm">
              <text:p/>
            </draw:line>
            <draw:path draw:style-name="gr14" draw:text-style-name="P4" draw:layer="layout" svg:width="0.224cm" svg:height="0.182cm" svg:x="6.036cm" svg:y="21.169cm" svg:viewBox="0 0 225 183" svg:d="M209 26c32 34 14 93-39 130-53 35-123 37-154 2-32-34-13-93 39-130 55-36 123-37 154-2z">
              <text:p/>
            </draw:path>
          </draw:g>
          <draw:path draw:style-name="gr14" draw:text-style-name="P4" draw:layer="layout" svg:width="0.089cm" svg:height="0.088cm" svg:x="6.346cm" svg:y="21.217cm" svg:viewBox="0 0 90 89" svg:d="M46 89c-25 0-46-19-46-44s19-45 45-45c24 0 45 20 45 45s-19 44-44 44z">
            <text:p/>
          </draw:path>
        </draw:g>
        <draw:path draw:style-name="gr14" draw:text-style-name="P4" draw:layer="layout" svg:width="0.224cm" svg:height="0.181cm" svg:x="6.326cm" svg:y="10.214cm" svg:viewBox="0 0 225 182" svg:d="M209 26c32 35 13 93-40 129-53 35-122 37-154 3-31-35-13-93 41-129 53-38 121-38 153-3z">
          <text:p/>
        </draw:path>
        <draw:path draw:style-name="gr14" draw:text-style-name="P4" draw:layer="layout" svg:width="0.224cm" svg:height="0.182cm" svg:x="6.691cm" svg:y="10.126cm" svg:viewBox="0 0 225 183" svg:d="M209 26c32 35 14 94-40 130-53 35-123 37-154 2-31-34-13-93 40-129 53-37 123-38 154-3z">
          <text:p/>
        </draw:path>
        <draw:path draw:style-name="gr14" draw:text-style-name="P4" draw:layer="layout" svg:width="0.184cm" svg:height="0.559cm" svg:x="7.164cm" svg:y="6.859cm" svg:viewBox="0 0 185 560" svg:d="M134 172l-27 81c-7 20-20 43-18 61 2 21 20 37 36 55l60 69-10 11-10-6c-30-19-71-16-90 3-27 27-13 65 15 93l6 6-14 15-15-15c-22-23-94-94-57-144 12-16 48-24 80-21l10 1-89-102 35-98c7-21 16-34 19-55 2-25-12-38-24-57l-37-57 18-12z">
          <text:p/>
        </draw:path>
        <draw:path draw:style-name="gr14" draw:text-style-name="P4" draw:layer="layout" svg:width="0.088cm" svg:height="0.088cm" svg:x="7.408cm" svg:y="6.988cm" svg:viewBox="0 0 89 89" svg:d="M46 89c-25 0-46-20-46-44s19-45 45-45c24 0 44 21 44 45s-19 44-43 44z">
          <text:p/>
        </draw:path>
        <draw:path draw:style-name="gr14" draw:text-style-name="P4" draw:layer="layout" svg:width="0.224cm" svg:height="0.182cm" svg:x="7.179cm" svg:y="9.062cm" svg:viewBox="0 0 225 183" svg:d="M209 25c32 35 14 94-39 130s-123 37-154 3c-32-35-13-94 39-130 55-36 123-37 154-3z">
          <text:p/>
        </draw:path>
        <draw:path draw:style-name="gr14" draw:text-style-name="P4" draw:layer="layout" svg:width="0.089cm" svg:height="0.088cm" svg:x="7.489cm" svg:y="9.022cm" svg:viewBox="0 0 90 89" svg:d="M46 89c-25 0-46-21-46-45s19-44 45-44c24 0 45 20 45 44s-19 45-44 45z">
          <text:p/>
        </draw:path>
        <draw:path draw:style-name="gr14" draw:text-style-name="P4" draw:layer="layout" svg:width="0.322cm" svg:height="0.282cm" svg:x="7.179cm" svg:y="9.568cm" svg:viewBox="0 0 323 283" svg:d="M219 177c13-11 23-30 32-51s16-35 18-59c1-10-2-31-16-37-9-4-19-4-29 1-20 12-37 37-43 51-16 35-20 44-23 72-1 12 6 26 18 32 15 8 30 1 43-9zM121 9c15-8 42-14 55-2 12 10 11 16 11 26 0 14-2 16-3 21s9-11 13-16c11-11 24-23 31-27 21-10 42-13 63-2 26 13 34 40 32 69-3 54-36 98-68 115-25 13-58 19-82 6-14-7-21-15-27-29l-28 81c-1 4-4 9-3 14 1 4 4 4 7 4h46l-4 14h-164l3-14h36c5 0 9-1 13-3 3-3 6-7 7-12l72-196c1-5 3-10 3-16 0-4 0-7-2-10-4-3-13-2-19-1-12 4-26 20-33 31-9 12-21 26-24 32l-9-4c9-22 22-35 36-51 12-14 23-22 38-30z">
          <text:p/>
        </draw:path>
        <draw:path draw:style-name="gr14" draw:text-style-name="P4" draw:layer="layout" svg:width="0.224cm" svg:height="0.182cm" svg:x="7.158cm" svg:y="10.655cm" svg:viewBox="0 0 225 183" svg:d="M209 25c32 35 14 94-40 130-52 35-122 37-154 3-31-35-13-94 40-130 55-37 123-37 154-3z">
          <text:p/>
        </draw:path>
        <draw:path draw:style-name="gr14" draw:text-style-name="P4" draw:layer="layout" svg:width="0.184cm" svg:height="0.558cm" svg:x="7.164cm" svg:y="12.516cm" svg:viewBox="0 0 185 559" svg:d="M134 172l-27 81c-7 19-20 43-18 61 2 21 20 37 36 55l60 69-10 11-10-6c-30-19-71-16-90 3-27 27-13 65 15 93l6 6-14 14-15-14c-22-23-94-95-57-145 12-15 48-23 80-20h10l-89-102 35-97c7-21 16-34 19-56 2-23-12-36-24-55l-37-58 18-12z">
          <text:p/>
        </draw:path>
        <draw:path draw:style-name="gr14" draw:text-style-name="P4" draw:layer="layout" svg:width="0.088cm" svg:height="0.088cm" svg:x="7.408cm" svg:y="12.645cm" svg:viewBox="0 0 89 89" svg:d="M46 89c-25 0-46-21-46-45s19-44 45-44c24 0 44 20 44 44s-19 45-43 45z">
          <text:p/>
        </draw:path>
        <draw:path draw:style-name="gr14" draw:text-style-name="P4" draw:layer="layout" svg:width="0.224cm" svg:height="0.182cm" svg:x="7.179cm" svg:y="14.719cm" svg:viewBox="0 0 225 183" svg:d="M209 25c32 36 14 94-39 130-53 35-123 37-154 3-32-35-13-93 39-130 55-37 123-37 154-3z">
          <text:p/>
        </draw:path>
        <draw:path draw:style-name="gr14" draw:text-style-name="P4" draw:layer="layout" svg:width="0.089cm" svg:height="0.089cm" svg:x="7.489cm" svg:y="14.678cm" svg:viewBox="0 0 90 90" svg:d="M46 90c-25 0-46-20-46-45s19-45 45-45c24 0 45 20 45 45s-19 45-44 45z">
          <text:p/>
        </draw:path>
        <draw:path draw:style-name="gr14" draw:text-style-name="P4" draw:layer="layout" svg:width="0.322cm" svg:height="0.282cm" svg:x="7.137cm" svg:y="15.225cm" svg:viewBox="0 0 323 283" svg:d="M218 176c13-10 24-29 32-49 10-21 17-35 19-60 0-10-2-31-16-37-9-4-20-4-29 1-20 12-37 36-44 51-15 36-19 44-22 72-1 12 5 26 17 32 16 8 31 1 43-10zM121 9c15-8 41-14 55-2 11 10 11 15 11 26 0 14-2 16-3 21s9-11 13-16c10-11 24-23 31-27 21-10 41-13 63-2 26 13 34 39 32 69-3 53-36 98-68 115-25 13-58 19-82 6-14-7-21-16-27-29l-29 81c-1 4-3 9-2 14 1 4 3 4 7 4h46l-4 14h-164l2-14h37c5 0 9-1 13-4 3-2 6-6 6-11l72-196c2-5 4-10 4-17 0-3 0-6-3-9-3-4-13-3-19-1-12 4-26 20-34 30-8 12-20 27-22 34l-10-4c10-23 22-37 36-52 12-14 23-23 39-30z">
          <text:p/>
        </draw:path>
        <draw:path draw:style-name="gr14" draw:text-style-name="P4" draw:layer="layout" svg:width="0.224cm" svg:height="0.182cm" svg:x="7.158cm" svg:y="16.231cm" svg:viewBox="0 0 225 183" svg:d="M209 26c32 34 14 92-40 130-52 35-122 37-154 2-31-35-13-93 40-130 55-36 123-37 154-2z">
          <text:p/>
        </draw:path>
        <draw:path draw:style-name="gr14" draw:text-style-name="P4" draw:layer="layout" svg:width="0.089cm" svg:height="0.088cm" svg:x="7.489cm" svg:y="16.19cm" svg:viewBox="0 0 90 89" svg:d="M46 89c-25 0-46-20-46-45 0-24 19-44 45-44 24 0 45 20 45 44 0 25-19 45-44 45z">
          <text:p/>
        </draw:path>
        <draw:path draw:style-name="gr14" draw:text-style-name="P4" draw:layer="layout" svg:width="0.322cm" svg:height="0.282cm" svg:x="7.137cm" svg:y="17.089cm" svg:viewBox="0 0 323 283" svg:d="M218 176c13-11 24-30 32-49 10-22 17-36 19-60 0-10-2-30-16-36-9-5-20-5-29 0-20 13-37 37-44 52-15 34-19 43-22 70-1 12 5 26 17 32 16 9 31 1 43-9zM121 9c15-8 41-14 55-2 11 11 11 16 11 26 0 14-2 17-3 21-1 5 9-10 13-16 10-11 24-23 31-26 21-11 41-13 63-3 26 13 34 40 32 69-3 53-36 97-68 114-25 14-58 20-82 7-14-8-21-16-27-30l-29 82c-1 4-3 10-2 14s3 4 7 4h46l-4 14h-164l2-14h37c5 0 9-1 13-3 3-3 6-7 6-11l72-197c2-5 4-10 4-16 0-4 0-7-3-10s-13-2-19-1c-12 4-26 20-34 31-8 12-20 27-22 33l-10-5c10-21 22-35 36-51 12-14 23-22 39-30z">
          <text:p/>
        </draw:path>
        <draw:path draw:style-name="gr14" draw:text-style-name="P4" draw:layer="layout" svg:width="0.224cm" svg:height="0.181cm" svg:x="7.158cm" svg:y="18.176cm" svg:viewBox="0 0 225 182" svg:d="M209 26c32 35 14 93-40 129-52 36-122 37-154 3-31-35-13-93 40-129 55-37 123-38 154-3z">
          <text:p/>
        </draw:path>
        <draw:path draw:style-name="gr14" draw:text-style-name="P4" draw:layer="layout" svg:width="0.089cm" svg:height="0.088cm" svg:x="7.489cm" svg:y="18.224cm" svg:viewBox="0 0 90 89" svg:d="M46 89c-25 0-46-20-46-44 0-25 19-45 45-45 24 0 45 20 45 45 0 24-19 44-44 44z">
          <text:p/>
        </draw:path>
        <draw:path draw:style-name="gr14" draw:text-style-name="P4" draw:layer="layout" svg:width="0.224cm" svg:height="0.182cm" svg:x="7.412cm" svg:y="10.567cm" svg:viewBox="0 0 225 183" svg:d="M209 26c32 35 14 92-40 129-52 35-123 37-154 2-31-34-13-92 40-128 55-38 123-39 154-3z">
          <text:p/>
        </draw:path>
        <draw:path draw:style-name="gr14" draw:text-style-name="P4" draw:layer="layout" svg:width="0.224cm" svg:height="0.182cm" svg:x="7.666cm" svg:y="10.479cm" svg:viewBox="0 0 225 183" svg:d="M209 26c32 34 14 93-40 130-52 35-122 37-154 2-31-34-13-93 41-130 54-36 122-37 153-2z">
          <text:p/>
        </draw:path>
        <draw:path draw:style-name="gr14" draw:text-style-name="P4" draw:layer="layout" svg:width="0.224cm" svg:height="0.182cm" svg:x="7.922cm" svg:y="6.94cm" svg:viewBox="0 0 225 183" svg:d="M209 25c33 36 15 94-40 130-53 36-122 37-153 3-32-35-13-93 40-130 54-36 122-37 153-3z">
          <text:p/>
        </draw:path>
        <draw:path draw:style-name="gr14" draw:text-style-name="P4" draw:layer="layout" svg:width="0.088cm" svg:height="0.088cm" svg:x="8.253cm" svg:y="6.988cm" svg:viewBox="0 0 89 89" svg:d="M45 89c-24 0-45-20-45-44s19-45 43-45c26 0 46 21 46 45s-19 44-44 44z">
          <text:p/>
        </draw:path>
        <draw:path draw:style-name="gr14" draw:text-style-name="P4" draw:layer="layout" svg:width="0.184cm" svg:height="0.558cm" svg:x="7.928cm" svg:y="8.717cm" svg:viewBox="0 0 185 559" svg:d="M134 171l-27 80c-6 20-19 43-17 61 2 21 19 38 34 56l61 68-10 11-10-6c-30-19-70-15-90 4-27 27-13 66 16 93l6 6-14 15-16-15c-22-22-94-95-57-145 11-16 48-23 81-21l10 1-90-102 35-98c6-20 16-33 19-55 2-23-13-36-25-55l-36-57 18-12z">
          <text:p/>
        </draw:path>
        <draw:path draw:style-name="gr14" draw:text-style-name="P4" draw:layer="layout" svg:width="0.088cm" svg:height="0.088cm" svg:x="8.172cm" svg:y="8.845cm" svg:viewBox="0 0 89 89" svg:d="M45 89c-24 0-45-20-45-45 0-24 19-44 43-44 25 0 46 20 46 44 0 25-19 45-44 45z">
          <text:p/>
        </draw:path>
        <draw:path draw:style-name="gr14" draw:text-style-name="P4" draw:layer="layout" svg:width="0.224cm" svg:height="0.182cm" svg:x="7.922cm" svg:y="10.39cm" svg:viewBox="0 0 225 183" svg:d="M209 26c33 34 15 92-40 128-53 36-122 38-153 3-32-35-13-93 40-129 54-37 122-38 153-2z">
          <text:p/>
        </draw:path>
        <draw:path draw:style-name="gr14" draw:text-style-name="P4" draw:layer="layout" svg:width="0.224cm" svg:height="0.181cm" svg:x="7.922cm" svg:y="12.597cm" svg:viewBox="0 0 225 182" svg:d="M209 25c33 35 15 93-40 129-53 36-122 38-153 3-32-35-13-93 40-129 54-36 122-37 153-3z">
          <text:p/>
        </draw:path>
        <draw:path draw:style-name="gr14" draw:text-style-name="P4" draw:layer="layout" svg:width="0.088cm" svg:height="0.088cm" svg:x="8.253cm" svg:y="12.645cm" svg:viewBox="0 0 89 89" svg:d="M45 89c-24 0-45-21-45-45s19-44 43-44c26 0 46 20 46 44s-19 45-44 45z">
          <text:p/>
        </draw:path>
        <draw:path draw:style-name="gr14" draw:text-style-name="P4" draw:layer="layout" svg:width="0.184cm" svg:height="0.559cm" svg:x="7.928cm" svg:y="14.373cm" svg:viewBox="0 0 185 560" svg:d="M134 172l-27 80c-6 20-19 43-17 61 2 21 19 37 34 56l61 69-10 11-10-6c-30-19-70-15-90 4-27 26-13 64 16 92l6 6-14 15-16-15c-22-22-94-94-57-145 11-16 48-24 81-21l10 1-90-102 35-98c6-21 16-34 19-55 2-23-13-36-25-55l-36-58 18-12z">
          <text:p/>
        </draw:path>
        <draw:path draw:style-name="gr14" draw:text-style-name="P4" draw:layer="layout" svg:width="0.088cm" svg:height="0.088cm" svg:x="8.172cm" svg:y="14.502cm" svg:viewBox="0 0 89 89" svg:d="M45 89c-24 0-45-20-45-45 0-24 19-44 43-44 25 0 46 20 46 44 0 25-19 45-44 45z">
          <text:p/>
        </draw:path>
        <draw:path draw:style-name="gr14" draw:text-style-name="P4" draw:layer="layout" svg:width="0.184cm" svg:height="0.558cm" svg:x="7.928cm" svg:y="16.238cm" svg:viewBox="0 0 185 559" svg:d="M134 171l-27 81c-6 20-19 44-17 62 2 20 19 37 34 55l61 68-10 12-10-7c-30-19-70-15-90 4-27 27-13 65 16 92l6 6-14 15-16-15c-22-22-94-94-57-144 11-15 48-23 81-21l10 1-90-102 35-98c6-21 16-34 19-56 2-23-13-36-25-55l-36-57 18-12z">
          <text:p/>
        </draw:path>
        <draw:path draw:style-name="gr14" draw:text-style-name="P4" draw:layer="layout" svg:width="0.088cm" svg:height="0.089cm" svg:x="8.172cm" svg:y="16.366cm" svg:viewBox="0 0 89 90" svg:d="M45 90c-24 0-45-20-45-45s19-45 43-45c25 0 46 20 46 45s-19 45-44 45z">
          <text:p/>
        </draw:path>
        <draw:path draw:style-name="gr14" draw:text-style-name="P4" draw:layer="layout" svg:width="0.224cm" svg:height="0.182cm" svg:x="7.922cm" svg:y="17.912cm" svg:viewBox="0 0 225 183" svg:d="M209 26c33 34 15 93-40 130-53 35-122 37-153 2-32-34-13-93 40-130 54-36 122-37 153-2z">
          <text:p/>
        </draw:path>
        <draw:path draw:style-name="gr14" draw:text-style-name="P4" draw:layer="layout" svg:width="0.088cm" svg:height="0.088cm" svg:x="8.253cm" svg:y="17.871cm" svg:viewBox="0 0 89 89" svg:d="M45 89c-24 0-45-20-45-44 0-25 19-45 43-45 26 0 46 20 46 45 0 24-19 44-44 44z">
          <text:p/>
        </draw:path>
        <draw:path draw:style-name="gr14" draw:text-style-name="P4" draw:layer="layout" svg:width="0.224cm" svg:height="0.182cm" svg:x="8.176cm" svg:y="10.302cm" svg:viewBox="0 0 225 183" svg:d="M209 25c32 35 14 94-41 130-53 36-122 37-153 3-31-35-13-94 40-130 54-36 122-37 154-3z">
          <text:p/>
        </draw:path>
        <draw:path draw:style-name="gr14" draw:text-style-name="P4" draw:layer="layout" svg:width="0.224cm" svg:height="0.181cm" svg:x="8.485cm" svg:y="10.214cm" svg:viewBox="0 0 225 182" svg:d="M209 26c32 35 13 93-40 129-53 35-123 37-154 3-31-35-13-93 40-129 54-38 122-38 154-3z">
          <text:p/>
        </draw:path>
        <draw:path draw:style-name="gr14" draw:text-style-name="P4" draw:layer="layout" svg:width="0.184cm" svg:height="0.559cm" svg:x="8.958cm" svg:y="6.859cm" svg:viewBox="0 0 185 560" svg:d="M133 172l-27 81c-6 20-19 43-17 61 2 21 19 37 34 55l62 69-10 11-10-6c-31-19-71-16-90 3-27 27-13 65 15 93l6 6-14 15-15-15c-22-23-94-94-57-144 11-16 48-24 80-21l10 1-89-102 35-98c7-21 16-34 19-55 2-25-12-38-25-57l-36-57 18-12z">
          <text:p/>
        </draw:path>
        <draw:path draw:style-name="gr14" draw:text-style-name="P4" draw:layer="layout" svg:width="0.088cm" svg:height="0.088cm" svg:x="9.202cm" svg:y="6.988cm" svg:viewBox="0 0 89 89" svg:d="M45 89c-24 0-45-20-45-44s19-45 43-45c25 0 46 21 46 45s-20 44-44 44z">
          <text:p/>
        </draw:path>
        <draw:path draw:style-name="gr14" draw:text-style-name="P4" draw:layer="layout" svg:width="0.224cm" svg:height="0.182cm" svg:x="8.973cm" svg:y="9.15cm" svg:viewBox="0 0 225 183" svg:d="M209 26c32 34 14 92-40 128-52 37-122 39-154 3-31-35-13-93 40-129 55-36 123-37 154-2z">
          <text:p/>
        </draw:path>
        <draw:path draw:style-name="gr14" draw:text-style-name="P4" draw:layer="layout" svg:width="0.088cm" svg:height="0.088cm" svg:x="9.283cm" svg:y="9.198cm" svg:viewBox="0 0 89 89" svg:d="M46 89c-24 0-46-21-46-45s20-44 45-44c24 0 44 20 44 44s-19 45-43 45z">
          <text:p/>
        </draw:path>
        <draw:path draw:style-name="gr14" draw:text-style-name="P4" draw:layer="layout" svg:width="0.224cm" svg:height="0.181cm" svg:x="8.952cm" svg:y="10.743cm" svg:viewBox="0 0 225 182" svg:d="M209 25c32 36 14 94-40 130-52 36-123 37-154 3-31-35-13-93 40-129 55-37 123-38 154-4z">
          <text:p/>
        </draw:path>
        <draw:path draw:style-name="gr14" draw:text-style-name="P4" draw:layer="layout" svg:width="0.184cm" svg:height="0.558cm" svg:x="8.958cm" svg:y="12.516cm" svg:viewBox="0 0 185 559" svg:d="M133 172l-27 81c-6 19-19 43-17 61 2 21 19 37 34 55l62 69-10 11-10-6c-31-19-71-16-90 3-27 27-13 65 15 93l6 6-14 14-15-14c-22-23-94-95-57-145 11-15 48-23 80-20h10l-89-102 35-97c7-21 16-34 19-56 2-23-12-36-25-55l-36-58 18-12z">
          <text:p/>
        </draw:path>
        <draw:path draw:style-name="gr14" draw:text-style-name="P4" draw:layer="layout" svg:width="0.088cm" svg:height="0.088cm" svg:x="9.202cm" svg:y="12.645cm" svg:viewBox="0 0 89 89" svg:d="M45 89c-24 0-45-21-45-45s19-44 43-44c25 0 46 20 46 44s-20 45-44 45z">
          <text:p/>
        </draw:path>
        <draw:path draw:style-name="gr14" draw:text-style-name="P4" draw:layer="layout" svg:width="0.224cm" svg:height="0.182cm" svg:x="8.973cm" svg:y="14.807cm" svg:viewBox="0 0 225 183" svg:d="M209 25c32 35 14 93-40 130-52 36-122 37-154 3-31-36-13-94 40-130 55-36 123-37 154-3z">
          <text:p/>
        </draw:path>
        <draw:path draw:style-name="gr14" draw:text-style-name="P4" draw:layer="layout" svg:width="0.088cm" svg:height="0.088cm" svg:x="9.283cm" svg:y="14.855cm" svg:viewBox="0 0 89 89" svg:d="M46 89c-24 0-46-20-46-45 0-24 20-44 45-44 24 0 44 20 44 44 0 25-19 45-43 45z">
          <text:p/>
        </draw:path>
        <draw:path draw:style-name="gr14" draw:text-style-name="P4" draw:layer="layout" svg:width="0.224cm" svg:height="0.182cm" svg:x="8.952cm" svg:y="16.142cm" svg:viewBox="0 0 225 183" svg:d="M209 26c32 35 14 93-40 129-52 36-123 38-154 3s-13-92 40-130c55-36 123-37 154-2z">
          <text:p/>
        </draw:path>
        <draw:path draw:style-name="gr14" draw:text-style-name="P4" draw:layer="layout" svg:width="0.088cm" svg:height="0.088cm" svg:x="9.283cm" svg:y="16.19cm" svg:viewBox="0 0 89 89" svg:d="M46 89c-24 0-46-20-46-45 0-24 20-44 45-44 24 0 44 20 44 44 0 25-19 45-43 45z">
          <text:p/>
        </draw:path>
        <draw:path draw:style-name="gr14" draw:text-style-name="P4" draw:layer="layout" svg:width="0.224cm" svg:height="0.182cm" svg:x="8.952cm" svg:y="18.264cm" svg:viewBox="0 0 225 183" svg:d="M209 26c32 34 14 93-40 129-52 36-123 38-154 3s-13-93 40-130c55-36 123-37 154-2z">
          <text:p/>
        </draw:path>
        <draw:path draw:style-name="gr14" draw:text-style-name="P4" draw:layer="layout" svg:width="0.088cm" svg:height="0.088cm" svg:x="9.283cm" svg:y="18.224cm" svg:viewBox="0 0 89 89" svg:d="M46 89c-24 0-46-20-46-44 0-25 20-45 45-45 24 0 44 20 44 45 0 24-19 44-43 44z">
          <text:p/>
        </draw:path>
        <draw:path draw:style-name="gr14" draw:text-style-name="P4" draw:layer="layout" svg:width="0.224cm" svg:height="0.182cm" svg:x="9.204cm" svg:y="10.655cm" svg:viewBox="0 0 225 183" svg:d="M209 25c32 35 14 94-39 130-53 35-123 37-154 3-32-35-13-94 40-130 54-37 122-37 153-3z">
          <text:p/>
        </draw:path>
        <draw:path draw:style-name="gr14" draw:text-style-name="P4" draw:layer="layout" svg:width="0.224cm" svg:height="0.182cm" svg:x="9.46cm" svg:y="10.567cm" svg:viewBox="0 0 225 183" svg:d="M209 26c32 35 14 92-40 129-52 35-122 37-154 2-31-34-13-92 41-128 54-38 122-39 153-3z">
          <text:p/>
        </draw:path>
        <draw:path draw:style-name="gr14" draw:text-style-name="P4" draw:layer="layout" svg:width="0.224cm" svg:height="0.182cm" svg:x="9.714cm" svg:y="7.028cm" svg:viewBox="0 0 225 183" svg:d="M209 26c33 34 15 92-40 129-52 36-122 38-153 3-32-35-13-93 40-130 54-36 122-37 153-2z">
          <text:p/>
        </draw:path>
        <draw:path draw:style-name="gr14" draw:text-style-name="P4" draw:layer="layout" svg:width="0.088cm" svg:height="0.088cm" svg:x="10.045cm" svg:y="6.988cm" svg:viewBox="0 0 89 89" svg:d="M46 89c-25 0-46-20-46-44s19-45 45-45c24 0 44 21 44 45s-19 44-43 44z">
          <text:p/>
        </draw:path>
        <draw:path draw:style-name="gr14" draw:text-style-name="P4" draw:layer="layout" svg:width="0.184cm" svg:height="0.558cm" svg:x="9.72cm" svg:y="8.717cm" svg:viewBox="0 0 185 559" svg:d="M134 171l-28 80c-6 20-19 43-17 61 2 21 19 38 36 56l60 68-10 11-10-6c-30-19-71-15-90 4-27 27-13 66 15 93l6 6-14 15-15-15c-22-22-94-95-57-145 11-16 48-23 80-21l10 1-89-102 35-98c7-20 16-33 19-55 2-23-12-36-24-55l-37-57 18-12z">
          <text:p/>
        </draw:path>
        <draw:path draw:style-name="gr14" draw:text-style-name="P4" draw:layer="layout" svg:width="0.088cm" svg:height="0.088cm" svg:x="9.964cm" svg:y="8.845cm" svg:viewBox="0 0 89 89" svg:d="M46 89c-25 0-46-20-46-45 0-24 19-44 44-44s45 20 45 44c0 25-19 45-43 45z">
          <text:p/>
        </draw:path>
        <draw:path draw:style-name="gr14" draw:text-style-name="P4" draw:layer="layout" svg:width="0.224cm" svg:height="0.182cm" svg:x="9.714cm" svg:y="10.479cm" svg:viewBox="0 0 225 183" svg:d="M209 26c33 34 15 93-40 130-52 35-122 37-153 2-32-34-13-93 40-130 54-36 122-37 153-2z">
          <text:p/>
        </draw:path>
        <draw:path draw:style-name="gr14" draw:text-style-name="P4" draw:layer="layout" svg:width="0.224cm" svg:height="0.182cm" svg:x="9.714cm" svg:y="12.685cm" svg:viewBox="0 0 225 183" svg:d="M209 25c33 35 15 94-40 130-52 36-122 37-153 3-32-35-13-94 40-130 54-36 122-37 153-3z">
          <text:p/>
        </draw:path>
        <draw:path draw:style-name="gr14" draw:text-style-name="P4" draw:layer="layout" svg:width="0.088cm" svg:height="0.088cm" svg:x="10.045cm" svg:y="12.645cm" svg:viewBox="0 0 89 89" svg:d="M46 89c-25 0-46-21-46-45s19-44 45-44c24 0 44 20 44 44s-19 45-43 45z">
          <text:p/>
        </draw:path>
        <draw:path draw:style-name="gr14" draw:text-style-name="P4" draw:layer="layout" svg:width="0.184cm" svg:height="0.559cm" svg:x="9.72cm" svg:y="14.373cm" svg:viewBox="0 0 185 560" svg:d="M134 172l-28 80c-6 20-19 43-17 61 2 21 19 37 36 56l60 69-10 11-10-6c-30-19-71-15-90 4-27 26-13 64 15 92l6 6-14 15-15-15c-22-22-94-94-57-145 11-16 48-24 80-21l10 1-89-102 35-98c7-21 16-34 19-55 2-23-12-36-24-55l-37-58 18-12z">
          <text:p/>
        </draw:path>
        <draw:path draw:style-name="gr14" draw:text-style-name="P4" draw:layer="layout" svg:width="0.088cm" svg:height="0.088cm" svg:x="9.964cm" svg:y="14.502cm" svg:viewBox="0 0 89 89" svg:d="M46 89c-25 0-46-20-46-45 0-24 19-44 44-44s45 20 45 44c0 25-19 45-43 45z">
          <text:p/>
        </draw:path>
        <draw:path draw:style-name="gr14" draw:text-style-name="P4" draw:layer="layout" svg:width="0.184cm" svg:height="0.558cm" svg:x="9.72cm" svg:y="16.238cm" svg:viewBox="0 0 185 559" svg:d="M134 171l-28 81c-6 20-19 44-17 62 2 20 19 37 36 55l60 68-10 12-10-7c-30-19-71-15-90 4-27 27-13 65 15 92l6 6-14 15-15-15c-22-22-94-94-57-144 11-15 48-23 80-21l10 1-89-102 35-98c7-21 16-34 19-56 2-23-12-36-24-55l-37-57 18-12z">
          <text:p/>
        </draw:path>
        <draw:path draw:style-name="gr14" draw:text-style-name="P4" draw:layer="layout" svg:width="0.088cm" svg:height="0.089cm" svg:x="9.964cm" svg:y="16.366cm" svg:viewBox="0 0 89 90" svg:d="M46 90c-25 0-46-20-46-45s19-45 44-45 45 20 45 45-19 45-43 45z">
          <text:p/>
        </draw:path>
        <draw:path draw:style-name="gr14" draw:text-style-name="P4" draw:layer="layout" svg:width="0.224cm" svg:height="0.182cm" svg:x="9.714cm" svg:y="18cm" svg:viewBox="0 0 225 183" svg:d="M209 26c33 35 15 93-40 129-52 35-122 38-153 2-32-34-13-92 40-128 54-38 122-39 153-3z">
          <text:p/>
        </draw:path>
        <draw:path draw:style-name="gr14" draw:text-style-name="P4" draw:layer="layout" svg:width="0.088cm" svg:height="0.089cm" svg:x="10.045cm" svg:y="18.047cm" svg:viewBox="0 0 89 90" svg:d="M46 90c-25 0-46-20-46-44 0-26 19-46 45-46 24 0 44 20 44 46 0 24-19 44-43 44z">
          <text:p/>
        </draw:path>
        <draw:path draw:style-name="gr14" draw:text-style-name="P4" draw:layer="layout" svg:width="0.224cm" svg:height="0.182cm" svg:x="9.97cm" svg:y="10.39cm" svg:viewBox="0 0 225 183" svg:d="M209 26c32 34 14 92-41 128-53 36-122 38-153 3s-13-93 40-129c53-37 123-38 154-2z">
          <text:p/>
        </draw:path>
        <draw:path draw:style-name="gr14" draw:text-style-name="P4" draw:layer="layout" svg:width="0.224cm" svg:height="0.182cm" svg:x="10.224cm" svg:y="10.302cm" svg:viewBox="0 0 225 183" svg:d="M209 25c32 35 14 94-40 130s-123 37-154 3c-31-35-13-94 40-130s123-37 154-3z">
          <text:p/>
        </draw:path>
        <draw:path draw:style-name="gr14" draw:text-style-name="P4" draw:layer="layout" svg:width="0.184cm" svg:height="0.559cm" svg:x="10.639cm" svg:y="6.859cm" svg:viewBox="0 0 185 560" svg:d="M134 172l-28 81c-6 20-19 43-17 61 2 21 19 37 34 55l62 69-10 11-10-6c-30-19-71-16-90 3-27 27-13 65 15 93l6 6-14 15-15-15c-22-23-94-94-57-144 11-16 48-24 80-21l10 1-89-102 35-98c7-21 16-34 19-55 2-25-12-38-25-57l-36-57 18-12z">
          <text:p/>
        </draw:path>
        <draw:path draw:style-name="gr14" draw:text-style-name="P4" draw:layer="layout" svg:width="0.088cm" svg:height="0.088cm" svg:x="10.883cm" svg:y="6.988cm" svg:viewBox="0 0 89 89" svg:d="M45 89c-24 0-45-20-45-44s19-45 43-45c25 0 46 21 46 45s-20 44-44 44z">
          <text:p/>
        </draw:path>
        <draw:path draw:style-name="gr14" draw:text-style-name="P4" draw:layer="layout" svg:width="0.224cm" svg:height="0.182cm" svg:x="10.654cm" svg:y="9.238cm" svg:viewBox="0 0 225 183" svg:d="M209 26c32 34 14 93-40 130-53 35-122 37-154 2-31-34-13-93 40-130 54-36 123-37 154-2z">
          <text:p/>
        </draw:path>
        <draw:path draw:style-name="gr14" draw:text-style-name="P4" draw:layer="layout" svg:width="0.088cm" svg:height="0.088cm" svg:x="10.964cm" svg:y="9.198cm" svg:viewBox="0 0 89 89" svg:d="M45 89c-24 0-45-21-45-45s19-44 44-44c24 0 45 20 45 44s-20 45-44 45z">
          <text:p/>
        </draw:path>
        <draw:path draw:style-name="gr14" draw:text-style-name="P4" draw:layer="layout" svg:width="0.224cm" svg:height="0.182cm" svg:x="10.633cm" svg:y="10.831cm" svg:viewBox="0 0 225 183" svg:d="M209 26c32 34 14 92-41 129-52 36-122 38-153 3s-13-94 40-130c54-36 122-37 154-2z">
          <text:p/>
        </draw:path>
        <draw:path draw:style-name="gr14" draw:text-style-name="P4" draw:layer="layout" svg:width="0.184cm" svg:height="0.558cm" svg:x="10.639cm" svg:y="12.516cm" svg:viewBox="0 0 185 559" svg:d="M134 172l-28 81c-6 19-19 43-17 61 2 21 19 37 34 55l62 69-10 11-10-6c-30-19-71-16-90 3-27 27-13 65 15 93l6 6-14 14-15-14c-22-23-94-95-57-145 11-15 48-23 80-20h10l-89-102 35-97c7-21 16-34 19-56 2-23-12-36-25-55l-36-58 18-12z">
          <text:p/>
        </draw:path>
        <draw:path draw:style-name="gr14" draw:text-style-name="P4" draw:layer="layout" svg:width="0.088cm" svg:height="0.088cm" svg:x="10.883cm" svg:y="12.645cm" svg:viewBox="0 0 89 89" svg:d="M45 89c-24 0-45-21-45-45s19-44 43-44c25 0 46 20 46 44s-20 45-44 45z">
          <text:p/>
        </draw:path>
        <draw:path draw:style-name="gr14" draw:text-style-name="P4" draw:layer="layout" svg:width="0.224cm" svg:height="0.182cm" svg:x="10.654cm" svg:y="14.895cm" svg:viewBox="0 0 225 183" svg:d="M209 26c32 35 14 93-40 129-53 36-122 38-154 3-31-35-13-93 40-130 54-36 123-37 154-2z">
          <text:p/>
        </draw:path>
        <draw:path draw:style-name="gr14" draw:text-style-name="P4" draw:layer="layout" svg:width="0.088cm" svg:height="0.088cm" svg:x="10.964cm" svg:y="14.855cm" svg:viewBox="0 0 89 89" svg:d="M45 89c-24 0-45-20-45-45 0-24 19-44 44-44 24 0 45 20 45 44 0 25-20 45-44 45z">
          <text:p/>
        </draw:path>
        <draw:path draw:style-name="gr14" draw:text-style-name="P4" draw:layer="layout" svg:width="0.224cm" svg:height="0.182cm" svg:x="10.633cm" svg:y="16.054cm" svg:viewBox="0 0 225 183" svg:d="M209 25c32 35 14 93-41 130-52 36-122 37-153 3-31-36-13-94 40-130 54-36 122-37 154-3z">
          <text:p/>
        </draw:path>
        <draw:path draw:style-name="gr14" draw:text-style-name="P4" draw:layer="layout" svg:width="0.088cm" svg:height="0.088cm" svg:x="10.964cm" svg:y="16.014cm" svg:viewBox="0 0 89 89" svg:d="M45 89c-24 0-45-20-45-45 0-24 19-44 44-44 24 0 45 20 45 44 0 25-20 45-44 45z">
          <text:p/>
        </draw:path>
        <draw:path draw:style-name="gr14" draw:text-style-name="P4" draw:layer="layout" svg:width="0.224cm" svg:height="0.182cm" svg:x="10.654cm" svg:y="18.353cm" svg:viewBox="0 0 225 183" svg:d="M209 26c32 34 14 92-40 129-53 35-122 37-154 2-31-34-13-92 40-129 54-37 123-38 154-2z">
          <text:p/>
        </draw:path>
        <draw:path draw:style-name="gr14" draw:text-style-name="P4" draw:layer="layout" svg:width="0.088cm" svg:height="0.088cm" svg:x="10.964cm" svg:y="18.4cm" svg:viewBox="0 0 89 89" svg:d="M45 89c-24 0-45-19-45-44s19-45 44-45c24 0 45 20 45 45s-20 44-44 44z">
          <text:p/>
        </draw:path>
        <draw:path draw:style-name="gr14" draw:text-style-name="P4" draw:layer="layout" svg:width="0.224cm" svg:height="0.181cm" svg:x="10.889cm" svg:y="10.743cm" svg:viewBox="0 0 225 182" svg:d="M209 25c32 36 14 94-40 130s-123 37-154 3c-31-35-13-93 40-129 53-37 123-38 154-4z">
          <text:p/>
        </draw:path>
        <draw:path draw:style-name="gr14" draw:text-style-name="P4" draw:layer="layout" svg:width="0.224cm" svg:height="0.182cm" svg:x="11.143cm" svg:y="10.655cm" svg:viewBox="0 0 225 183" svg:d="M209 25c32 35 14 94-40 130-54 35-123 37-154 3-31-35-13-94 40-130 53-37 123-37 154-3z">
          <text:p/>
        </draw:path>
        <draw:path draw:style-name="gr14" draw:text-style-name="P4" draw:layer="layout" svg:width="0.224cm" svg:height="0.182cm" svg:x="11.399cm" svg:y="7.117cm" svg:viewBox="0 0 225 183" svg:d="M209 26c32 35 13 93-40 130-53 35-123 37-154 2-31-34-13-92 40-130 54-36 122-37 154-2z">
          <text:p/>
        </draw:path>
        <draw:path draw:style-name="gr14" draw:text-style-name="P4" draw:layer="layout" svg:width="0.224cm" svg:height="0.182cm" svg:x="11.399cm" svg:y="8.798cm" svg:viewBox="0 0 225 183" svg:d="M209 26c32 34 13 92-40 129-53 36-123 38-154 2-31-34-13-92 40-129 54-36 122-37 154-2z">
          <text:p/>
        </draw:path>
        <draw:path draw:style-name="gr14" draw:text-style-name="P4" draw:layer="layout" svg:width="0.088cm" svg:height="0.088cm" svg:x="11.73cm" svg:y="8.845cm" svg:viewBox="0 0 89 89" svg:d="M46 89c-24 0-46-20-46-45 0-24 20-44 44-44s45 20 45 44c0 25-19 45-43 45z">
          <text:p/>
        </draw:path>
        <draw:path draw:style-name="gr14" draw:text-style-name="P4" draw:layer="layout" svg:width="0.224cm" svg:height="0.182cm" svg:x="11.399cm" svg:y="10.567cm" svg:viewBox="0 0 225 183" svg:d="M209 26c32 35 13 92-40 129-53 35-123 37-154 2-31-34-13-92 40-128 54-38 122-39 154-3z">
          <text:p/>
        </draw:path>
        <draw:path draw:style-name="gr14" draw:text-style-name="P4" draw:layer="layout" svg:width="0.224cm" svg:height="0.182cm" svg:x="11.399cm" svg:y="12.773cm" svg:viewBox="0 0 225 183" svg:d="M209 26c32 34 13 92-40 128-53 37-123 39-154 3-31-35-13-92 40-129 54-36 122-37 154-2z">
          <text:p/>
        </draw:path>
        <draw:path draw:style-name="gr14" draw:text-style-name="P4" draw:layer="layout" svg:width="0.224cm" svg:height="0.182cm" svg:x="11.399cm" svg:y="14.454cm" svg:viewBox="0 0 225 183" svg:d="M209 26c32 34 13 93-40 129s-123 38-154 3-13-93 40-130c54-36 122-37 154-2z">
          <text:p/>
        </draw:path>
        <draw:path draw:style-name="gr14" draw:text-style-name="P4" draw:layer="layout" svg:width="0.088cm" svg:height="0.088cm" svg:x="11.73cm" svg:y="14.502cm" svg:viewBox="0 0 89 89" svg:d="M46 89c-24 0-46-20-46-45 0-24 20-44 44-44s45 20 45 44c0 25-19 45-43 45z">
          <text:p/>
        </draw:path>
        <draw:path draw:style-name="gr14" draw:text-style-name="P4" draw:layer="layout" svg:width="0.183cm" svg:height="0.558cm" svg:x="11.404cm" svg:y="16.238cm" svg:viewBox="0 0 184 559" svg:d="M134 171l-27 81c-6 20-20 44-19 62 2 20 20 37 36 55l60 68-10 12-9-7c-31-19-71-15-90 4-27 27-13 65 14 92l6 6-13 15-15-15c-23-22-94-94-57-144 11-15 47-23 79-21l12 1-90-102 34-98c7-21 17-34 19-56 3-23-12-36-24-55l-36-57 18-12z">
          <text:p/>
        </draw:path>
        <draw:path draw:style-name="gr14" draw:text-style-name="P4" draw:layer="layout" svg:width="0.224cm" svg:height="0.182cm" svg:x="11.399cm" svg:y="18.088cm" svg:viewBox="0 0 225 183" svg:d="M209 25c32 35 13 94-40 130-53 35-123 37-154 3-31-35-13-94 40-130 54-37 122-37 154-3z">
          <text:p/>
        </draw:path>
        <draw:path draw:style-name="gr14" draw:text-style-name="P4" draw:layer="layout" svg:width="0.088cm" svg:height="0.089cm" svg:x="11.73cm" svg:y="18.047cm" svg:viewBox="0 0 89 90" svg:d="M46 90c-24 0-46-20-46-44 0-26 20-46 44-46s45 20 45 46c0 24-19 44-43 44z">
          <text:p/>
        </draw:path>
        <draw:path draw:style-name="gr14" draw:text-style-name="P4" draw:layer="layout" svg:width="0.224cm" svg:height="0.182cm" svg:x="11.651cm" svg:y="7.028cm" svg:viewBox="0 0 225 183" svg:d="M209 26c32 34 14 92-40 129-53 36-123 38-154 3s-13-93 40-130c54-36 123-37 154-2z">
          <text:p/>
        </draw:path>
        <draw:path draw:style-name="gr14" draw:text-style-name="P4" draw:layer="layout" svg:width="0.224cm" svg:height="0.182cm" svg:x="11.651cm" svg:y="10.479cm" svg:viewBox="0 0 225 183" svg:d="M209 26c32 34 14 93-40 130-53 35-123 37-154 2-31-34-13-93 40-130 54-36 123-37 154-2z">
          <text:p/>
        </draw:path>
        <draw:path draw:style-name="gr14" draw:text-style-name="P4" draw:layer="layout" svg:width="0.224cm" svg:height="0.182cm" svg:x="11.651cm" svg:y="12.685cm" svg:viewBox="0 0 225 183" svg:d="M209 25c32 35 14 94-40 130-53 36-123 37-154 3-31-35-13-94 40-130 54-36 123-37 154-3z">
          <text:p/>
        </draw:path>
        <draw:path draw:style-name="gr14" draw:text-style-name="P4" draw:layer="layout" svg:width="0.224cm" svg:height="0.182cm" svg:x="11.905cm" svg:y="6.94cm" svg:viewBox="0 0 225 183" svg:d="M209 25c32 36 14 94-40 130-53 36-122 37-154 3-31-35-13-93 41-130 53-36 122-37 153-3z">
          <text:p/>
        </draw:path>
        <draw:path draw:style-name="gr14" draw:text-style-name="P4" draw:layer="layout" svg:width="0.224cm" svg:height="0.182cm" svg:x="11.905cm" svg:y="10.39cm" svg:viewBox="0 0 225 183" svg:d="M209 26c32 34 14 92-40 128-53 36-122 38-154 3-31-35-13-93 41-129 53-37 122-38 153-2z">
          <text:p/>
        </draw:path>
        <draw:path draw:style-name="gr14" draw:text-style-name="P4" draw:layer="layout" svg:width="0.224cm" svg:height="0.181cm" svg:x="11.905cm" svg:y="12.597cm" svg:viewBox="0 0 225 182" svg:d="M209 25c32 35 14 93-40 129-53 36-122 38-154 3-31-35-13-93 41-129 53-36 122-37 153-3z">
          <text:p/>
        </draw:path>
        <draw:path draw:style-name="gr14" draw:text-style-name="P4" draw:layer="layout" svg:width="0.224cm" svg:height="0.182cm" svg:x="11.905cm" svg:y="15.966cm" svg:viewBox="0 0 225 183" svg:d="M209 25c32 36 14 94-40 130-53 36-122 37-154 3-31-35-13-93 41-130 53-36 122-37 153-3z">
          <text:p/>
        </draw:path>
        <draw:path draw:style-name="gr14" draw:text-style-name="P4" draw:layer="layout" svg:width="0.183cm" svg:height="0.534cm" svg:x="11.911cm" svg:y="16.146cm" svg:viewBox="0 0 184 535" svg:d="M138 245c19-38 26-64 27-108 2-52-20-116-27-131l12-6c20 43 34 112 34 153 0 115-66 169-136 262-21 30-28 89-28 106v14h-20v-172l44-18c17-6 60-33 94-100z">
          <text:p/>
        </draw:path>
        <draw:path draw:style-name="gr14" draw:text-style-name="P4" draw:layer="layout" svg:width="0.224cm" svg:height="0.182cm" svg:x="12.337cm" svg:y="7.469cm" svg:viewBox="0 0 225 183" svg:d="M209 26c32 35 14 93-40 129-53 36-122 38-154 3-31-35-13-93 41-130 54-36 122-37 153-2z">
          <text:p/>
        </draw:path>
        <draw:path draw:style-name="gr14" draw:text-style-name="P4" draw:layer="layout" svg:width="0.224cm" svg:height="0.182cm" svg:x="12.316cm" svg:y="8.886cm" svg:viewBox="0 0 225 183" svg:d="M209 26c32 35 14 94-40 130-53 35-123 37-154 2-31-34-13-93 40-129 54-37 123-38 154-3z">
          <text:p/>
        </draw:path>
        <draw:path draw:style-name="gr14" draw:text-style-name="P4" draw:layer="layout" svg:width="0.224cm" svg:height="0.182cm" svg:x="12.337cm" svg:y="10.919cm" svg:viewBox="0 0 225 183" svg:d="M209 26c32 35 14 93-40 130-53 35-122 37-154 2-31-34-13-92 41-130 54-36 122-37 153-2z">
          <text:p/>
        </draw:path>
        <draw:path draw:style-name="gr14" draw:text-style-name="P4" draw:layer="layout" svg:width="0.224cm" svg:height="0.182cm" svg:x="12.337cm" svg:y="13.126cm" svg:viewBox="0 0 225 183" svg:d="M209 26c32 35 14 93-40 129-53 37-122 38-154 3-31-35-13-93 41-129 54-37 122-38 153-3z">
          <text:p/>
        </draw:path>
        <draw:path draw:style-name="gr14" draw:text-style-name="P4" draw:layer="layout" svg:width="0.224cm" svg:height="0.182cm" svg:x="12.316cm" svg:y="14.543cm" svg:viewBox="0 0 225 183" svg:d="M209 26c32 35 14 93-40 130-53 35-123 37-154 2-31-34-13-92 40-130 54-36 123-37 154-2z">
          <text:p/>
        </draw:path>
        <draw:path draw:style-name="gr14" draw:text-style-name="P4" draw:layer="layout" svg:width="0.224cm" svg:height="0.182cm" svg:x="12.323cm" svg:y="16.054cm" svg:viewBox="0 0 225 183" svg:d="M209 25c32 35 14 93-40 130-53 36-123 37-154 3-31-36-13-94 41-130 53-36 122-37 153-3z">
          <text:p/>
        </draw:path>
        <draw:path draw:style-name="gr14" draw:text-style-name="P4" draw:layer="layout" svg:width="0.224cm" svg:height="0.182cm" svg:x="12.337cm" svg:y="18.441cm" svg:viewBox="0 0 225 183" svg:d="M209 26c32 35 14 93-40 130-53 35-122 37-154 2-31-34-13-93 41-129 54-37 122-38 153-3z">
          <text:p/>
        </draw:path>
        <draw:path draw:style-name="gr14" draw:text-style-name="P4" draw:layer="layout" svg:width="0.088cm" svg:height="0.088cm" svg:x="12.647cm" svg:y="18.4cm" svg:viewBox="0 0 89 89" svg:d="M45 89c-24 0-45-19-45-44s19-45 43-45 46 20 46 45-19 44-44 44z">
          <text:p/>
        </draw:path>
        <draw:path draw:style-name="gr14" draw:text-style-name="P4" draw:layer="layout" svg:width="0.223cm" svg:height="0.182cm" svg:x="12.594cm" svg:y="7.381cm" svg:viewBox="0 0 224 183" svg:d="M208 25c33 35 14 93-39 130-53 36-122 37-153 3-32-36-14-94 39-130 54-36 122-37 153-3z">
          <text:p/>
        </draw:path>
        <draw:path draw:style-name="gr14" draw:text-style-name="P4" draw:layer="layout" svg:width="0.224cm" svg:height="0.182cm" svg:x="12.573cm" svg:y="8.798cm" svg:viewBox="0 0 225 183" svg:d="M209 26c32 34 14 92-39 129-53 36-122 38-154 2-32-34-13-92 40-129 54-36 122-37 153-2z">
          <text:p/>
        </draw:path>
        <draw:path draw:style-name="gr14" draw:text-style-name="P4" draw:layer="layout" svg:width="0.223cm" svg:height="0.182cm" svg:x="12.594cm" svg:y="11.008cm" svg:viewBox="0 0 224 183" svg:d="M208 26c33 35 14 92-39 130-53 35-122 37-153 2-32-35-14-93 39-129 54-37 122-38 153-3z">
          <text:p/>
        </draw:path>
        <draw:path draw:style-name="gr14" draw:text-style-name="P4" draw:layer="layout" svg:width="0.223cm" svg:height="0.182cm" svg:x="12.594cm" svg:y="13.038cm" svg:viewBox="0 0 224 183" svg:d="M208 25c33 35 14 94-39 130-53 35-122 37-153 3-32-35-14-94 39-130 54-37 122-37 153-3z">
          <text:p/>
        </draw:path>
        <draw:path draw:style-name="gr14" draw:text-style-name="P4" draw:layer="layout" svg:width="0.224cm" svg:height="0.182cm" svg:x="12.573cm" svg:y="14.454cm" svg:viewBox="0 0 225 183" svg:d="M209 26c32 34 14 93-39 129s-122 38-154 3-13-93 40-130c54-36 122-37 153-2z">
          <text:p/>
        </draw:path>
        <draw:path draw:style-name="gr14" draw:text-style-name="P4" draw:layer="layout" svg:width="0.224cm" svg:height="0.182cm" svg:x="12.847cm" svg:y="7.293cm" svg:viewBox="0 0 225 183" svg:d="M209 25c32 36 14 94-41 130-53 35-122 37-153 3-31-35-13-93 40-130s122-37 154-3z">
          <text:p/>
        </draw:path>
        <draw:path draw:style-name="gr14" draw:text-style-name="P4" draw:layer="layout" svg:width="0.224cm" svg:height="0.181cm" svg:x="12.826cm" svg:y="8.974cm" svg:viewBox="0 0 225 182" svg:d="M209 25c33 35 14 93-40 129-53 36-122 38-153 3-32-35-13-93 39-129 54-37 122-37 154-3z">
          <text:p/>
        </draw:path>
        <draw:path draw:style-name="gr14" draw:text-style-name="P4" draw:layer="layout" svg:width="0.224cm" svg:height="0.182cm" svg:x="12.847cm" svg:y="10.919cm" svg:viewBox="0 0 225 183" svg:d="M209 26c32 35 14 93-41 130-53 35-122 37-153 2-31-34-13-92 40-130 53-36 122-37 154-2z">
          <text:p/>
        </draw:path>
        <draw:path draw:style-name="gr14" draw:text-style-name="P4" draw:layer="layout" svg:width="0.224cm" svg:height="0.182cm" svg:x="12.847cm" svg:y="12.95cm" svg:viewBox="0 0 225 183" svg:d="M209 26c32 35 14 93-41 129-53 36-122 38-153 2-31-34-13-92 40-128 53-38 122-39 154-3z">
          <text:p/>
        </draw:path>
        <draw:path draw:style-name="gr14" draw:text-style-name="P4" draw:layer="layout" svg:width="0.224cm" svg:height="0.182cm" svg:x="12.826cm" svg:y="14.631cm" svg:viewBox="0 0 225 183" svg:d="M209 26c33 35 14 92-40 130-53 35-122 37-153 2-32-34-13-93 39-129 54-37 122-38 154-3z">
          <text:p/>
        </draw:path>
        <draw:path draw:style-name="gr14" draw:text-style-name="P4" draw:layer="layout" svg:width="0.224cm" svg:height="0.182cm" svg:x="12.833cm" svg:y="15.701cm" svg:viewBox="0 0 225 183" svg:d="M209 26c33 34 14 92-40 129-53 36-122 38-153 3-32-36-13-93 40-130 53-36 121-37 153-2z">
          <text:p/>
        </draw:path>
        <draw:path draw:style-name="gr14" draw:text-style-name="P4" draw:layer="layout" svg:width="0.183cm" svg:height="0.534cm" svg:x="12.832cm" svg:y="15.965cm" svg:viewBox="0 0 184 535" svg:d="M138 243c19-38 26-64 27-107 2-52-20-116-27-130l12-6c20 42 34 111 34 152 0 115-66 168-136 263-22 29-29 88-29 105v15h-19v-173l44-17c17-6 59-34 94-102z">
          <text:p/>
        </draw:path>
        <draw:path draw:style-name="gr14" draw:text-style-name="P4" draw:layer="layout" svg:width="0.224cm" svg:height="0.182cm" svg:x="13.212cm" svg:y="7.558cm" svg:viewBox="0 0 225 183" svg:d="M209 26c32 34 14 92-40 130-53 35-123 37-154 2s-13-93 40-130c54-36 123-37 154-2z">
          <text:p/>
        </draw:path>
        <draw:path draw:style-name="gr14" draw:text-style-name="P4" draw:layer="layout" svg:width="0.224cm" svg:height="0.182cm" svg:x="13.212cm" svg:y="9.062cm" svg:viewBox="0 0 225 183" svg:d="M209 25c32 35 14 94-40 130-53 36-123 37-154 3-31-35-13-94 40-130 54-36 123-37 154-3z">
          <text:p/>
        </draw:path>
        <draw:path draw:style-name="gr14" draw:text-style-name="P4" draw:layer="layout" svg:width="0.224cm" svg:height="0.182cm" svg:x="13.212cm" svg:y="10.831cm" svg:viewBox="0 0 225 183" svg:d="M209 26c32 34 14 92-40 129-53 36-123 38-154 3s-13-94 40-130c54-36 123-37 154-2z">
          <text:p/>
        </draw:path>
        <draw:path draw:style-name="gr14" draw:text-style-name="P4" draw:layer="layout" svg:width="0.224cm" svg:height="0.182cm" svg:x="13.212cm" svg:y="13.214cm" svg:viewBox="0 0 225 183" svg:d="M209 26c32 34 14 93-40 129-53 36-123 38-154 3s-13-93 40-130c54-36 123-37 154-2z">
          <text:p/>
        </draw:path>
        <draw:path draw:style-name="gr14" draw:text-style-name="P4" draw:layer="layout" svg:width="0.224cm" svg:height="0.182cm" svg:x="13.212cm" svg:y="14.719cm" svg:viewBox="0 0 225 183" svg:d="M209 25c32 36 14 94-40 130-53 35-123 37-154 3-31-35-13-93 40-130 54-37 123-37 154-3z">
          <text:p/>
        </draw:path>
        <draw:path draw:style-name="gr14" draw:text-style-name="P4" draw:layer="layout" svg:width="0.224cm" svg:height="0.182cm" svg:x="13.198cm" svg:y="15.79cm" svg:viewBox="0 0 225 183" svg:d="M209 26c32 35 14 93-40 130-53 35-123 37-154 2-31-34-13-92 40-130 54-36 123-37 154-2z">
          <text:p/>
        </draw:path>
        <draw:path draw:style-name="gr14" draw:text-style-name="P4" draw:layer="layout" svg:width="0.224cm" svg:height="0.182cm" svg:x="13.212cm" svg:y="18.353cm" svg:viewBox="0 0 225 183" svg:d="M209 26c32 34 14 92-40 129-53 35-123 37-154 2-31-34-13-92 40-129 54-37 123-38 154-2z">
          <text:p/>
        </draw:path>
        <draw:path draw:style-name="gr14" draw:text-style-name="P4" draw:layer="layout" svg:width="0.088cm" svg:height="0.088cm" svg:x="13.522cm" svg:y="18.4cm" svg:viewBox="0 0 89 89" svg:d="M45 89c-24 0-45-19-45-44s19-45 43-45 46 20 46 45-20 44-44 44z">
          <text:p/>
        </draw:path>
        <draw:path draw:style-name="gr14" draw:text-style-name="P4" draw:layer="layout" svg:width="0.224cm" svg:height="0.182cm" svg:x="13.522cm" svg:y="7.293cm" svg:viewBox="0 0 225 183" svg:d="M209 25c32 36 14 94-41 130-52 35-121 37-153 3-31-35-13-93 40-130 54-37 122-37 154-3z">
          <text:p/>
        </draw:path>
        <draw:path draw:style-name="gr14" draw:text-style-name="P4" draw:layer="layout" svg:width="0.224cm" svg:height="0.182cm" svg:x="13.522cm" svg:y="10.919cm" svg:viewBox="0 0 225 183" svg:d="M209 26c32 35 14 93-41 130-52 35-121 37-153 2-31-34-13-92 40-130 54-36 122-37 154-2z">
          <text:p/>
        </draw:path>
        <draw:path draw:style-name="gr14" draw:text-style-name="P4" draw:layer="layout" svg:width="0.224cm" svg:height="0.182cm" svg:x="13.522cm" svg:y="12.95cm" svg:viewBox="0 0 225 183" svg:d="M209 26c32 35 14 93-41 129-52 36-121 38-153 2-31-34-13-92 40-128 54-38 122-39 154-3z">
          <text:p/>
        </draw:path>
        <draw:path draw:style-name="gr14" draw:text-style-name="P4" draw:layer="layout" svg:width="0.224cm" svg:height="0.182cm" svg:x="13.775cm" svg:y="7.381cm" svg:viewBox="0 0 225 183" svg:d="M209 25c32 35 13 93-40 130-54 36-123 37-154 3-31-36-13-94 40-130s122-37 154-3z">
          <text:p/>
        </draw:path>
        <draw:path draw:style-name="gr14" draw:text-style-name="P4" draw:layer="layout" svg:width="0.224cm" svg:height="0.182cm" svg:x="13.753cm" svg:y="8.798cm" svg:viewBox="0 0 225 183" svg:d="M209 26c32 34 14 92-40 129-53 36-122 38-153 2-32-34-13-92 39-129 54-36 122-37 154-2z">
          <text:p/>
        </draw:path>
        <draw:path draw:style-name="gr14" draw:text-style-name="P4" draw:layer="layout" svg:width="0.184cm" svg:height="0.534cm" svg:x="13.759cm" svg:y="8.978cm" svg:viewBox="0 0 185 535" svg:d="M139 244c19-38 26-64 27-108 1-51-20-115-27-130l12-6c20 42 34 111 34 152 0 115-66 169-136 263-22 29-29 88-29 105v15h-20v-174l44-17c19-6 60-33 95-100z">
          <text:p/>
        </draw:path>
        <draw:path draw:style-name="gr14" draw:text-style-name="P4" draw:layer="layout" svg:width="0.224cm" svg:height="0.182cm" svg:x="13.775cm" svg:y="10.831cm" svg:viewBox="0 0 225 183" svg:d="M209 26c32 34 13 92-40 129-54 36-123 38-154 3s-13-94 40-130 122-37 154-2z">
          <text:p/>
        </draw:path>
        <draw:path draw:style-name="gr14" draw:text-style-name="P4" draw:layer="layout" svg:width="0.224cm" svg:height="0.182cm" svg:x="13.775cm" svg:y="13.038cm" svg:viewBox="0 0 225 183" svg:d="M209 25c32 35 13 94-40 130-54 35-123 37-154 3-31-35-13-94 40-130 53-37 122-37 154-3z">
          <text:p/>
        </draw:path>
        <draw:path draw:style-name="gr14" draw:text-style-name="P4" draw:layer="layout" svg:width="0.224cm" svg:height="0.182cm" svg:x="13.753cm" svg:y="14.454cm" svg:viewBox="0 0 225 183" svg:d="M209 26c32 34 14 93-40 129-53 36-122 38-153 3-32-35-13-93 39-130 54-36 122-37 154-2z">
          <text:p/>
        </draw:path>
        <draw:path draw:style-name="gr14" draw:text-style-name="P4" draw:layer="layout" svg:width="0.184cm" svg:height="0.534cm" svg:x="13.759cm" svg:y="14.635cm" svg:viewBox="0 0 185 535" svg:d="M139 244c19-38 26-64 27-107 1-52-20-117-27-131l12-6c20 42 34 112 34 153 0 115-66 168-136 262-22 29-29 88-29 105v15h-20v-173l44-17c19-6 60-33 95-101z">
          <text:p/>
        </draw:path>
        <draw:path draw:style-name="gr14" draw:text-style-name="P4" draw:layer="layout" svg:width="0.223cm" svg:height="0.181cm" svg:x="13.76cm" svg:y="16.407cm" svg:viewBox="0 0 224 182" svg:d="M208 25c32 35 14 93-40 129-53 36-122 38-153 4-31-36-13-94 39-130 54-36 122-37 154-3z">
          <text:p/>
        </draw:path>
        <draw:path draw:style-name="gr14" draw:text-style-name="P4" draw:layer="layout" svg:width="0.184cm" svg:height="0.534cm" svg:x="13.759cm" svg:y="16.577cm" svg:viewBox="0 0 185 535" svg:d="M139 243c19-38 26-64 27-107 1-52-20-116-27-130l12-6c20 42 34 111 34 152 0 116-66 169-136 263-22 29-29 88-29 105v15h-20v-173l44-17c19-6 60-33 95-102z">
          <text:p/>
        </draw:path>
        <draw:path draw:style-name="gr14" draw:text-style-name="P4" draw:layer="layout" svg:width="0.224cm" svg:height="0.182cm" svg:x="14.203cm" svg:y="7.293cm" svg:viewBox="0 0 225 183" svg:d="M209 25c32 36 14 94-41 130-52 35-122 37-153 3-31-35-13-93 40-130 54-37 122-37 154-3z">
          <text:p/>
        </draw:path>
        <draw:path draw:style-name="gr14" draw:text-style-name="P4" draw:layer="layout" svg:width="0.088cm" svg:height="0.088cm" svg:x="14.513cm" svg:y="7.341cm" svg:viewBox="0 0 89 89" svg:d="M45 89c-24 0-45-20-45-44s19-45 43-45c26 0 46 21 46 45s-19 44-44 44z">
          <text:p/>
        </draw:path>
        <draw:path draw:style-name="gr14" draw:text-style-name="P4" draw:layer="layout" svg:width="0.224cm" svg:height="0.181cm" svg:x="14.203cm" svg:y="8.974cm" svg:viewBox="0 0 225 182" svg:d="M209 25c32 35 14 93-41 129-52 36-122 38-153 3s-13-93 40-129c54-37 122-37 154-3z">
          <text:p/>
        </draw:path>
        <draw:path draw:style-name="gr14" draw:text-style-name="P4" draw:layer="layout" svg:width="0.088cm" svg:height="0.088cm" svg:x="14.513cm" svg:y="9.022cm" svg:viewBox="0 0 89 89" svg:d="M45 89c-24 0-45-21-45-45s19-44 43-44c26 0 46 20 46 44s-19 45-44 45z">
          <text:p/>
        </draw:path>
        <draw:path draw:style-name="gr14" draw:text-style-name="P4" draw:layer="layout" svg:width="0.224cm" svg:height="0.182cm" svg:x="14.182cm" svg:y="10.567cm" svg:viewBox="0 0 225 183" svg:d="M209 26c32 35 14 92-41 129-53 35-122 37-153 2-31-34-13-92 40-128 54-38 122-39 154-3z">
          <text:p/>
        </draw:path>
        <draw:path draw:style-name="gr14" draw:text-style-name="P4" draw:layer="layout" svg:width="0.088cm" svg:height="0.088cm" svg:x="14.513cm" svg:y="10.526cm" svg:viewBox="0 0 89 89" svg:d="M45 89c-24 0-45-20-45-45 0-24 19-44 43-44 26 0 46 20 46 44 0 25-19 45-44 45z">
          <text:p/>
        </draw:path>
        <draw:path draw:style-name="gr14" draw:text-style-name="P4" draw:layer="layout" svg:width="0.224cm" svg:height="0.182cm" svg:x="14.203cm" svg:y="12.95cm" svg:viewBox="0 0 225 183" svg:d="M209 26c32 35 14 93-41 129-52 36-122 38-153 2-31-34-13-92 40-128 54-38 122-39 154-3z">
          <text:p/>
        </draw:path>
        <draw:path draw:style-name="gr14" draw:text-style-name="P4" draw:layer="layout" svg:width="0.088cm" svg:height="0.089cm" svg:x="14.513cm" svg:y="12.997cm" svg:viewBox="0 0 89 90" svg:d="M45 90c-24 0-45-21-45-45 0-25 19-45 43-45 26 0 46 20 46 45 0 24-19 45-44 45z">
          <text:p/>
        </draw:path>
        <draw:path draw:style-name="gr14" draw:text-style-name="P4" draw:layer="layout" svg:width="0.224cm" svg:height="0.182cm" svg:x="14.203cm" svg:y="14.631cm" svg:viewBox="0 0 225 183" svg:d="M209 26c32 35 14 92-41 130-52 35-122 37-153 2-31-34-13-93 40-129 54-37 122-38 154-3z">
          <text:p/>
        </draw:path>
        <draw:path draw:style-name="gr14" draw:text-style-name="P4" draw:layer="layout" svg:width="0.088cm" svg:height="0.089cm" svg:x="14.513cm" svg:y="14.678cm" svg:viewBox="0 0 89 90" svg:d="M45 90c-24 0-45-20-45-45s19-45 43-45c26 0 46 20 46 45s-19 45-44 45z">
          <text:p/>
        </draw:path>
        <draw:path draw:style-name="gr14" draw:text-style-name="P4" draw:layer="layout" svg:width="0.224cm" svg:height="0.181cm" svg:x="14.182cm" svg:y="16.407cm" svg:viewBox="0 0 225 182" svg:d="M209 25c32 35 14 93-41 129-53 36-122 38-153 4-31-36-13-94 40-130 54-36 122-37 154-3z">
          <text:p/>
        </draw:path>
        <draw:path draw:style-name="gr14" draw:text-style-name="P4" draw:layer="layout" svg:width="0.088cm" svg:height="0.089cm" svg:x="14.513cm" svg:y="16.366cm" svg:viewBox="0 0 89 90" svg:d="M45 90c-24 0-45-20-45-45s19-45 43-45c26 0 46 20 46 45s-19 45-44 45z">
          <text:p/>
        </draw:path>
        <draw:path draw:style-name="gr14" draw:text-style-name="P4" draw:layer="layout" svg:width="0.224cm" svg:height="0.182cm" svg:x="14.182cm" svg:y="18.088cm" svg:viewBox="0 0 225 183" svg:d="M209 25c32 35 14 94-41 130-53 35-122 37-153 3-31-35-13-94 40-130 54-37 122-37 154-3z">
          <text:p/>
        </draw:path>
        <draw:path draw:style-name="gr14" draw:text-style-name="P4" draw:layer="layout" svg:width="0.088cm" svg:height="0.089cm" svg:x="14.513cm" svg:y="18.047cm" svg:viewBox="0 0 89 90" svg:d="M45 90c-24 0-45-20-45-44 0-26 19-46 43-46 26 0 46 20 46 46 0 24-19 44-44 44z">
          <text:p/>
        </draw:path>
        <draw:path draw:style-name="gr14" draw:text-style-name="P4" draw:layer="layout" svg:width="0.183cm" svg:height="0.559cm" svg:x="14.729cm" svg:y="6.859cm" svg:viewBox="0 0 184 560" svg:d="M133 172l-26 81c-6 20-19 43-18 61 2 21 19 37 35 55l60 69-10 11-9-6c-31-19-70-16-90 3-27 27-13 65 15 93l6 6-15 15-14-15c-23-23-94-94-57-144 11-16 47-24 80-21l11 1-90-102 34-98c7-21 17-34 19-55 3-25-12-38-24-57l-36-57 18-12z">
          <text:p/>
        </draw:path>
        <draw:path draw:style-name="gr14" draw:text-style-name="P4" draw:layer="layout" svg:width="0.183cm" svg:height="0.558cm" svg:x="14.729cm" svg:y="8.717cm" svg:viewBox="0 0 184 559" svg:d="M133 171l-26 80c-6 20-19 43-18 61 2 21 19 38 35 56l60 68-10 11-9-6c-31-19-70-15-90 4-27 27-13 66 15 93l6 6-15 15-14-15c-23-22-94-95-57-145 11-16 47-23 80-21l11 1-90-102 34-98c7-20 17-33 19-55 3-23-12-36-24-55l-36-57 18-12z">
          <text:p/>
        </draw:path>
        <draw:path draw:style-name="gr14" draw:text-style-name="P4" draw:layer="layout" svg:width="0.183cm" svg:height="0.558cm" svg:x="14.729cm" svg:y="10.574cm" svg:viewBox="0 0 184 559" svg:d="M133 171l-26 80c-6 20-19 44-18 63 2 21 19 37 35 55l60 68-10 12-9-6c-31-19-70-16-90 3-27 27-13 65 15 93l6 6-15 14-14-14c-23-23-94-95-57-145 11-15 47-23 80-20h11l-90-103 34-97c7-21 17-34 19-56 3-23-12-36-24-55l-36-57 18-12z">
          <text:p/>
        </draw:path>
        <draw:path draw:style-name="gr14" draw:text-style-name="P4" draw:layer="layout" svg:width="0.183cm" svg:height="0.558cm" svg:x="14.729cm" svg:y="12.516cm" svg:viewBox="0 0 184 559" svg:d="M133 172l-26 81c-6 19-19 43-18 61 2 21 19 37 35 55l60 69-10 11-9-6c-31-19-70-16-90 3-27 27-13 65 15 93l6 6-15 14-14-14c-23-23-94-95-57-145 11-15 47-23 80-20h11l-90-102 34-97c7-21 17-34 19-56 3-23-12-36-24-55l-36-58 18-12z">
          <text:p/>
        </draw:path>
        <draw:path draw:style-name="gr14" draw:text-style-name="P4" draw:layer="layout" svg:width="0.183cm" svg:height="0.559cm" svg:x="14.729cm" svg:y="14.373cm" svg:viewBox="0 0 184 560" svg:d="M133 172l-26 80c-6 20-19 43-18 61 2 21 19 37 35 56l60 69-10 11-9-6c-31-19-70-15-90 4-27 26-13 64 15 92l6 6-15 15-14-15c-23-22-94-94-57-145 11-16 47-24 80-21l11 1-90-102 34-98c7-21 17-34 19-55 3-23-12-36-24-55l-36-58 18-12z">
          <text:p/>
        </draw:path>
        <draw:path draw:style-name="gr14" draw:text-style-name="P4" draw:layer="layout" svg:width="0.183cm" svg:height="0.558cm" svg:x="14.729cm" svg:y="16.238cm" svg:viewBox="0 0 184 559" svg:d="M133 171l-26 81c-6 20-19 44-18 62 2 20 19 37 35 55l60 68-10 12-9-7c-31-19-70-15-90 4-27 27-13 65 15 92l6 6-15 15-14-15c-23-22-94-94-57-144 11-15 47-23 80-21l11 1-90-102 34-98c7-21 17-34 19-56 3-23-12-36-24-55l-36-57 18-12z">
          <text:p/>
        </draw:path>
        <draw:path draw:style-name="gr14" draw:text-style-name="P4" draw:layer="layout" svg:width="0.183cm" svg:height="0.559cm" svg:x="14.729cm" svg:y="18.095cm" svg:viewBox="0 0 184 560" svg:d="M133 172l-26 81c-6 20-19 43-18 61 2 21 19 37 35 55l60 69-10 11-9-6c-31-19-70-16-90 3-27 27-13 65 15 93l6 6-15 15-14-15c-23-23-94-94-57-144 11-16 47-24 80-21l11 1-90-102 34-98c7-21 17-34 19-55 3-24-12-37-24-56l-36-58 18-12z">
          <text:p/>
        </draw:path>
        <draw:path draw:style-name="gr14" draw:text-style-name="P4" draw:layer="layout" svg:width="0.224cm" svg:height="0.182cm" svg:x="14.965cm" svg:y="6.852cm" svg:viewBox="0 0 225 183" svg:d="M209 25c32 35 14 94-40 130-52 36-123 37-154 3-31-35-13-94 40-130 55-36 123-37 154-3z">
          <text:p/>
        </draw:path>
        <draw:path draw:style-name="gr14" draw:text-style-name="P4" draw:layer="layout" svg:width="0.183cm" svg:height="0.534cm" svg:x="14.971cm" svg:y="7.018cm" svg:viewBox="0 0 184 535" svg:d="M139 245c19-38 26-65 26-108 2-52-19-116-26-131l12-6c20 42 33 112 33 152 0 116-66 170-135 263-22 30-29 88-29 106v14h-20v-173l44-17c18-6 59-33 95-100z">
          <text:p/>
        </draw:path>
        <draw:path draw:style-name="gr14" draw:text-style-name="P4" draw:layer="layout" svg:width="0.376cm" svg:height="0.395cm" svg:x="14.788cm" svg:y="7.69cm" svg:viewBox="0 0 377 396" svg:d="M221 65c16-28 45-47 61-55 20-9 44-15 69-6 15 6 25 20 26 37 2 17-8 28-24 31-13 3-25-6-27-21-2-10 6-14 6-25 0-8-6-9-12-11-13-5-31 14-36 21-8 10-14 27-20 45-7 19-15 41-16 51h65l-5 14h-64c-7 26-15 42-24 68-11 31-21 56-39 87s-39 60-74 79c-23 12-39 20-66 14-21-4-42-18-41-40 1-10 6-20 12-24 17-10 42 2 40 19-2 22-13 19-13 25 0 10 21 12 39 3 12-6 26-20 35-38 18-36 28-69 44-112 11-31 22-60 29-82h-70l7-14h67c1-4 19-44 31-66z">
          <text:p/>
        </draw:path>
        <draw:path draw:style-name="gr14" draw:text-style-name="P4" draw:layer="layout" svg:width="0.224cm" svg:height="0.182cm" svg:x="14.965cm" svg:y="8.886cm" svg:viewBox="0 0 225 183" svg:d="M209 26c32 35 14 94-40 130-52 35-123 37-154 2-31-34-13-93 40-129 55-37 123-38 154-3z">
          <text:p/>
        </draw:path>
        <draw:path draw:style-name="gr14" draw:text-style-name="P4" draw:layer="layout" svg:width="0.183cm" svg:height="0.534cm" svg:x="14.971cm" svg:y="9.052cm" svg:viewBox="0 0 184 535" svg:d="M139 244c19-38 26-64 26-108 2-51-19-115-26-130l12-6c20 42 33 111 33 152 0 115-66 170-135 263-22 29-29 88-29 105v15h-20v-173l44-17c18-6 59-33 95-101z">
          <text:p/>
        </draw:path>
        <draw:path draw:style-name="gr14" draw:text-style-name="P4" draw:layer="layout" svg:width="0.376cm" svg:height="0.395cm" svg:x="14.788cm" svg:y="9.635cm" svg:viewBox="0 0 377 396" svg:d="M221 66c16-30 45-49 61-56 20-8 44-15 69-5 15 6 25 18 26 35 2 19-8 30-24 33-13 2-25-7-27-21-2-12 6-16 6-26 0-8-6-10-12-11-13-5-31 13-36 20-8 12-14 29-20 46-7 19-15 42-16 51h65l-5 15h-64c-7 26-15 41-24 67-11 31-21 56-39 88-18 31-39 59-74 78-23 12-39 20-66 15-21-4-42-18-41-41 1-9 6-20 12-23 17-10 42 2 40 19-2 22-13 19-13 25 0 10 21 11 39 3 12-6 26-20 35-38 18-37 28-70 44-113 11-31 22-59 29-81h-70l7-15h67c1-3 19-44 31-65z">
          <text:p/>
        </draw:path>
        <draw:path draw:style-name="gr14" draw:text-style-name="P4" draw:layer="layout" svg:width="0.224cm" svg:height="0.182cm" svg:x="14.986cm" svg:y="10.919cm" svg:viewBox="0 0 225 183" svg:d="M209 26c32 35 14 93-39 130-53 35-123 37-154 2-32-34-13-92 39-130 55-36 123-37 154-2z">
          <text:p/>
        </draw:path>
        <draw:path draw:style-name="gr14" draw:text-style-name="P4" draw:layer="layout" svg:width="0.196cm" svg:height="0.563cm" svg:x="15.193cm" svg:y="10.39cm" svg:viewBox="0 0 197 564" svg:d="M19 0v17c0 54 0 101 28 137 39 49 101 97 130 168 27 66 24 149 8 213l-8 29-17-4 7-33c17-80 12-163-8-204-33-65-83-95-151-110l-8-2v-211z">
          <text:p/>
        </draw:path>
        <draw:path draw:style-name="gr14" draw:text-style-name="P4" draw:layer="layout" svg:width="0.376cm" svg:height="0.395cm" svg:x="14.788cm" svg:y="11.316cm" svg:viewBox="0 0 377 396" svg:d="M221 65c16-29 45-48 61-55 20-8 44-15 69-5 15 6 25 18 26 35 2 18-8 29-24 32-13 2-25-7-27-21-2-11 6-15 6-25 0-8-6-10-12-12-13-4-31 14-36 21-8 11-14 28-20 45-7 19-15 42-16 51h65l-5 15h-64c-7 26-15 41-24 67-11 31-21 56-39 88-18 31-39 60-74 79-23 12-39 20-66 15-21-4-42-18-41-41 1-9 6-21 12-24 17-10 42 2 40 20-2 22-13 19-13 25 0 10 21 11 39 3 12-6 26-20 35-38 18-38 28-71 44-114 11-31 22-59 29-81h-70l7-15h67c1-3 19-44 31-65z">
          <text:p/>
        </draw:path>
        <draw:path draw:style-name="gr14" draw:text-style-name="P4" draw:layer="layout" svg:width="0.224cm" svg:height="0.182cm" svg:x="14.965cm" svg:y="12.509cm" svg:viewBox="0 0 225 183" svg:d="M209 26c32 35 14 94-40 130-52 35-123 37-154 2-31-34-13-93 40-129 55-37 123-38 154-3z">
          <text:p/>
        </draw:path>
        <draw:path draw:style-name="gr14" draw:text-style-name="P4" draw:layer="layout" svg:width="0.183cm" svg:height="0.535cm" svg:x="14.971cm" svg:y="12.678cm" svg:viewBox="0 0 184 536" svg:d="M139 244c19-38 26-64 26-107 2-52-19-116-26-131l12-6c20 43 33 112 33 153 0 115-66 168-135 263-22 29-29 88-29 105v15h-20v-174l44-18c18-6 59-32 95-100z">
          <text:p/>
        </draw:path>
        <draw:path draw:style-name="gr14" draw:text-style-name="P4" draw:layer="layout" svg:width="0.376cm" svg:height="0.395cm" svg:x="14.788cm" svg:y="13.346cm" svg:viewBox="0 0 377 396" svg:d="M221 64c16-29 45-48 61-55 20-8 44-14 69-5 15 6 25 18 26 36 2 17-8 28-24 31-13 2-25-6-27-21-2-10 6-15 6-25 0-8-6-10-12-11-13-5-31 14-36 20-8 11-14 28-20 45-7 19-15 42-16 51h65l-5 15h-64c-7 26-15 42-24 68-11 31-21 56-39 88-18 31-39 59-74 79-23 12-39 19-66 14-21-4-42-18-41-40 1-10 6-20 12-24 17-10 42 2 40 19-2 22-13 19-13 25 0 10 21 12 39 3 12-6 26-20 35-38 18-36 28-70 44-113 11-32 22-60 29-82h-70l7-14h67c1-4 19-45 31-66z">
          <text:p/>
        </draw:path>
        <draw:path draw:style-name="gr14" draw:text-style-name="P4" draw:layer="layout" svg:width="0.224cm" svg:height="0.182cm" svg:x="14.965cm" svg:y="14.543cm" svg:viewBox="0 0 225 183" svg:d="M209 26c32 35 14 93-40 130-52 35-123 37-154 2-31-34-13-92 40-130 55-36 123-37 154-2z">
          <text:p/>
        </draw:path>
        <draw:path draw:style-name="gr14" draw:text-style-name="P4" draw:layer="layout" svg:width="0.183cm" svg:height="0.534cm" svg:x="14.971cm" svg:y="14.705cm" svg:viewBox="0 0 184 535" svg:d="M139 244c19-38 26-64 26-107 2-52-19-116-26-131l12-6c20 42 33 112 33 152 0 115-66 169-135 262-22 30-29 88-29 107v14h-20v-174l44-17c18-6 59-33 95-100z">
          <text:p/>
        </draw:path>
        <draw:path draw:style-name="gr14" draw:text-style-name="P4" draw:layer="layout" svg:width="0.376cm" svg:height="0.396cm" svg:x="14.788cm" svg:y="15.204cm" svg:viewBox="0 0 377 397" svg:d="M221 65c16-28 45-47 61-54 20-10 44-16 69-5 15 6 25 18 26 35 2 17-8 29-24 31-13 3-25-6-27-21-2-10 6-14 6-25 0-7-6-9-12-11-13-4-31 14-36 21-8 10-14 28-20 45-7 19-15 41-16 51h65l-5 14h-64c-7 26-15 42-24 68-11 31-21 56-39 87s-39 60-74 79c-23 12-39 21-66 15-21-5-42-19-41-41 1-10 6-20 12-23 17-11 42 1 40 19-2 21-13 19-13 25 0 9 21 11 39 2 12-6 26-20 35-38 18-36 28-69 44-112 11-31 22-60 29-81h-70l7-15h67c1-4 19-44 31-66z">
          <text:p/>
        </draw:path>
        <draw:path draw:style-name="gr14" draw:text-style-name="P4" draw:layer="layout" svg:width="0.224cm" svg:height="0.182cm" svg:x="14.965cm" svg:y="16.319cm" svg:viewBox="0 0 225 183" svg:d="M209 26c32 35 14 94-40 130-52 35-123 37-154 2-31-34-13-92 40-129 55-37 123-38 154-3z">
          <text:p/>
        </draw:path>
        <draw:path draw:style-name="gr14" draw:text-style-name="P4" draw:layer="layout" svg:width="0.183cm" svg:height="0.534cm" svg:x="14.971cm" svg:y="16.492cm" svg:viewBox="0 0 184 535" svg:d="M139 244c19-38 26-64 26-107 2-52-19-116-26-131l12-6c20 42 33 111 33 152 0 115-66 169-135 263-22 29-29 88-29 105v15h-20v-173l44-17c18-6 59-34 95-101z">
          <text:p/>
        </draw:path>
        <draw:path draw:style-name="gr14" draw:text-style-name="P4" draw:layer="layout" svg:width="0.376cm" svg:height="0.395cm" svg:x="14.788cm" svg:y="17.068cm" svg:viewBox="0 0 377 396" svg:d="M221 65c16-29 45-48 61-55 20-8 44-15 69-5 15 6 25 18 26 35 2 18-8 29-24 32-13 2-25-6-27-21-2-11 6-15 6-25 0-8-6-10-12-11-13-5-31 13-36 20-8 11-14 28-20 45-7 19-15 43-16 52h65l-5 15h-64c-7 26-15 41-24 67-11 31-21 57-39 88s-39 59-74 78c-23 12-39 20-66 15-21-4-42-18-41-41 1-9 6-20 12-23 17-10 42 2 40 19-2 22-13 19-13 25 0 10 21 11 39 3 12-6 26-20 35-38 18-37 28-69 44-113 11-31 22-59 29-81h-70l7-15h67c1-3 19-45 31-66z">
          <text:p/>
        </draw:path>
        <draw:path draw:style-name="gr14" draw:text-style-name="P4" draw:layer="layout" svg:width="0.224cm" svg:height="0.182cm" svg:x="14.986cm" svg:y="18.441cm" svg:viewBox="0 0 225 183" svg:d="M209 26c32 35 14 93-39 130-53 35-123 37-154 2-32-34-13-93 39-129 55-37 123-38 154-3z">
          <text:p/>
        </draw:path>
        <draw:path draw:style-name="gr14" draw:text-style-name="P4" draw:layer="layout" svg:width="0.196cm" svg:height="0.562cm" svg:x="15.193cm" svg:y="17.912cm" svg:viewBox="0 0 197 563" svg:d="M19 0v15c0 55 0 101 28 137 39 49 101 97 130 168 27 67 24 150 8 214l-8 29-17-4 7-33c17-79 12-163-8-205-33-65-83-95-151-110l-8-1v-210z">
          <text:p/>
        </draw:path>
        <draw:path draw:style-name="gr14" draw:text-style-name="P4" draw:layer="layout" svg:width="0.376cm" svg:height="0.395cm" svg:x="14.788cm" svg:y="18.837cm" svg:viewBox="0 0 377 396" svg:d="M221 64c16-29 45-48 61-55 20-8 44-14 69-5 15 6 25 18 26 36 2 17-8 28-24 31-13 2-25-6-27-21-2-10 6-15 6-25 0-8-6-10-12-11-13-5-31 14-36 20-8 11-14 28-20 45-7 19-15 42-16 51h65l-5 15h-64c-7 26-15 42-24 68-11 31-21 56-39 87-18 32-39 60-74 79-23 13-39 20-66 15-21-4-42-18-41-40 1-10 6-20 12-24 17-11 42 2 40 19-2 22-13 19-13 25 0 10 21 12 39 3 12-6 26-20 35-38 18-37 28-70 44-114 11-31 22-59 29-81h-70l7-14h67c1-4 19-45 31-66z">
          <text:p/>
        </draw:path>
        <draw:path draw:style-name="gr14" draw:text-style-name="P4" draw:layer="layout" svg:width="0.224cm" svg:height="0.182cm" svg:x="15.535cm" svg:y="7.381cm" svg:viewBox="0 0 225 183" svg:d="M209 25c32 35 14 93-41 130-53 36-122 37-153 3-31-36-13-94 40-130s122-37 154-3z">
          <text:p/>
        </draw:path>
        <draw:path draw:style-name="gr14" draw:text-style-name="P4" draw:layer="layout" svg:width="0.224cm" svg:height="0.182cm" svg:x="15.514cm" svg:y="8.886cm" svg:viewBox="0 0 225 183" svg:d="M210 26c32 35 14 94-41 130-53 35-122 37-153 2-32-34-13-93 40-129 53-37 122-38 154-3z">
          <text:p/>
        </draw:path>
        <draw:path draw:style-name="gr14" draw:text-style-name="P4" draw:layer="layout" svg:width="0.224cm" svg:height="0.182cm" svg:x="15.535cm" svg:y="10.831cm" svg:viewBox="0 0 225 183" svg:d="M209 26c32 34 14 92-41 129-53 36-122 38-153 3s-13-94 40-130 122-37 154-2z">
          <text:p/>
        </draw:path>
        <draw:path draw:style-name="gr14" draw:text-style-name="P4" draw:layer="layout" svg:width="0.224cm" svg:height="0.182cm" svg:x="15.535cm" svg:y="13.038cm" svg:viewBox="0 0 225 183" svg:d="M209 25c32 35 14 94-41 130-53 35-122 37-153 3-31-35-13-94 40-130 53-37 122-37 154-3z">
          <text:p/>
        </draw:path>
        <draw:path draw:style-name="gr14" draw:text-style-name="P4" draw:layer="layout" svg:width="0.224cm" svg:height="0.182cm" svg:x="15.521cm" svg:y="14.543cm" svg:viewBox="0 0 225 183" svg:d="M209 26c32 35 14 93-41 130-53 35-122 37-153 2-31-34-13-92 40-130 53-36 122-37 154-2z">
          <text:p/>
        </draw:path>
        <draw:path draw:style-name="gr14" draw:text-style-name="P4" draw:layer="layout" svg:width="0.224cm" svg:height="0.182cm" svg:x="15.535cm" svg:y="16.672cm" svg:viewBox="0 0 225 183" svg:d="M209 26c32 34 14 93-41 130-53 35-122 37-153 2-31-34-13-93 40-130 53-36 122-37 154-2z">
          <text:p/>
        </draw:path>
        <draw:path draw:style-name="gr14" draw:text-style-name="P4" draw:layer="layout" svg:width="0.224cm" svg:height="0.182cm" svg:x="15.535cm" svg:y="18.353cm" svg:viewBox="0 0 225 183" svg:d="M209 26c32 34 14 92-41 129-53 35-122 37-153 2-31-34-13-92 40-129s122-38 154-2z">
          <text:p/>
        </draw:path>
        <draw:path draw:style-name="gr14" draw:text-style-name="P4" draw:layer="layout" svg:width="0.224cm" svg:height="0.182cm" svg:x="15.768cm" svg:y="8.798cm" svg:viewBox="0 0 225 183" svg:d="M209 26c32 34 14 92-41 129-53 36-122 38-153 2-31-34-13-92 40-129 53-36 123-37 154-2z">
          <text:p/>
        </draw:path>
        <draw:path draw:style-name="gr14" draw:text-style-name="P4" draw:layer="layout" svg:width="0.224cm" svg:height="0.182cm" svg:x="15.768cm" svg:y="14.454cm" svg:viewBox="0 0 225 183" svg:d="M209 26c32 34 14 93-41 129-53 36-122 38-153 3s-13-93 40-130c53-36 123-37 154-2z">
          <text:p/>
        </draw:path>
        <draw:path draw:style-name="gr14" draw:text-style-name="P4" draw:layer="layout" svg:width="0.224cm" svg:height="0.182cm" svg:x="16.043cm" svg:y="7.293cm" svg:viewBox="0 0 225 183" svg:d="M209 25c32 36 14 94-40 130-54 35-123 37-154 3-31-35-13-93 40-130s123-37 154-3z">
          <text:p/>
        </draw:path>
        <draw:path draw:style-name="gr14" draw:text-style-name="P4" draw:layer="layout" svg:width="0.196cm" svg:height="0.563cm" svg:x="16.25cm" svg:y="6.764cm" svg:viewBox="0 0 197 564" svg:d="M19 0v15c0 55 0 102 29 137 39 49 100 98 128 170 27 65 25 148 8 212l-8 30-16-5 7-33c16-79 12-163-9-204-33-65-82-96-150-110l-8-2v-210z">
          <text:p/>
        </draw:path>
        <draw:path draw:style-name="gr14" draw:text-style-name="P4" draw:layer="layout" svg:width="0.224cm" svg:height="0.181cm" svg:x="16.022cm" svg:y="8.974cm" svg:viewBox="0 0 225 182" svg:d="M209 25c32 35 14 93-40 129s-123 38-154 3-13-93 40-129c53-37 123-37 154-3z">
          <text:p/>
        </draw:path>
        <draw:path draw:style-name="gr14" draw:text-style-name="P4" draw:layer="layout" svg:width="0.224cm" svg:height="0.182cm" svg:x="16.043cm" svg:y="11.184cm" svg:viewBox="0 0 225 183" svg:d="M209 25c32 35 14 93-40 130-54 36-123 37-154 3-31-36-13-94 40-130s123-37 154-3z">
          <text:p/>
        </draw:path>
        <draw:path draw:style-name="gr14" draw:text-style-name="P4" draw:layer="layout" svg:width="0.196cm" svg:height="0.563cm" svg:x="16.25cm" svg:y="10.655cm" svg:viewBox="0 0 197 564" svg:d="M19 0v16c0 54 0 101 29 136 39 49 100 98 128 170 27 65 25 148 8 212l-8 30-16-5 7-32c16-80 12-164-9-204-33-66-82-96-150-111l-8-2v-210z">
          <text:p/>
        </draw:path>
        <draw:path draw:style-name="gr14" draw:text-style-name="P4" draw:layer="layout" svg:width="0.224cm" svg:height="0.182cm" svg:x="16.043cm" svg:y="12.95cm" svg:viewBox="0 0 225 183" svg:d="M209 26c32 35 14 93-40 129s-123 38-154 2c-31-34-13-92 40-128 53-38 123-39 154-3z">
          <text:p/>
        </draw:path>
        <draw:path draw:style-name="gr14" draw:text-style-name="P4" draw:layer="layout" svg:width="0.196cm" svg:height="0.562cm" svg:x="16.25cm" svg:y="12.421cm" svg:viewBox="0 0 197 563" svg:d="M19 0v15c0 55 0 101 29 137 39 49 100 99 128 169 27 66 25 149 8 213l-8 29-16-4 7-33c16-79 12-163-9-204-33-65-82-95-150-111l-8-1v-210z">
          <text:p/>
        </draw:path>
        <draw:path draw:style-name="gr14" draw:text-style-name="P4" draw:layer="layout" svg:width="0.224cm" svg:height="0.182cm" svg:x="16.015cm" svg:y="14.631cm" svg:viewBox="0 0 225 183" svg:d="M209 26c32 35 13 92-40 130-54 35-123 37-154 2-31-34-13-93 40-129 53-37 123-38 154-3z">
          <text:p/>
        </draw:path>
        <draw:path draw:style-name="gr14" draw:text-style-name="P4" draw:layer="layout" svg:width="0.224cm" svg:height="0.182cm" svg:x="16.043cm" svg:y="16.583cm" svg:viewBox="0 0 225 183" svg:d="M209 26c32 34 14 92-40 128-54 37-123 39-154 3-31-35-13-93 40-129s123-37 154-2z">
          <text:p/>
        </draw:path>
        <draw:path draw:style-name="gr14" draw:text-style-name="P4" draw:layer="layout" svg:width="0.196cm" svg:height="0.563cm" svg:x="16.25cm" svg:y="16.054cm" svg:viewBox="0 0 197 564" svg:d="M19 0v16c0 54 0 101 29 136 39 50 100 98 128 169 27 66 25 149 8 214l-8 29-16-4 7-33c16-81 12-165-9-205-33-65-82-95-150-110l-8-2v-210z">
          <text:p/>
        </draw:path>
        <draw:path draw:style-name="gr14" draw:text-style-name="P4" draw:layer="layout" svg:width="0.224cm" svg:height="0.182cm" svg:x="16.043cm" svg:y="18.705cm" svg:viewBox="0 0 225 183" svg:d="M209 26c32 35 14 93-40 129s-123 38-154 3-13-93 40-130c53-36 123-37 154-2z">
          <text:p/>
        </draw:path>
        <draw:path draw:style-name="gr14" draw:text-style-name="P4" draw:layer="layout" svg:width="0.196cm" svg:height="0.563cm" svg:x="16.25cm" svg:y="18.176cm" svg:viewBox="0 0 197 564" svg:d="M19 0v16c0 54 0 102 29 137 39 50 100 98 128 169 27 66 25 149 8 213l-8 29-16-4 7-33c16-80 12-164-9-204-33-65-82-95-150-110l-8-2v-211z">
          <text:p/>
        </draw:path>
        <draw:path draw:style-name="gr14" draw:text-style-name="P4" draw:layer="layout" svg:width="0.224cm" svg:height="0.182cm" svg:x="16.491cm" svg:y="7.558cm" svg:viewBox="0 0 225 183" svg:d="M209 26c32 34 14 92-40 130-54 35-123 37-154 2s-13-93 40-130c53-36 123-37 154-2z">
          <text:p/>
        </draw:path>
        <draw:path draw:style-name="gr14" draw:text-style-name="P4" draw:layer="layout" svg:width="0.224cm" svg:height="0.182cm" svg:x="16.491cm" svg:y="9.062cm" svg:viewBox="0 0 225 183" svg:d="M209 25c32 35 14 94-40 130s-123 37-154 3c-31-35-13-94 40-130s123-37 154-3z">
          <text:p/>
        </draw:path>
        <draw:path draw:style-name="gr14" draw:text-style-name="P4" draw:layer="layout" svg:width="0.224cm" svg:height="0.182cm" svg:x="16.491cm" svg:y="10.831cm" svg:viewBox="0 0 225 183" svg:d="M209 26c32 34 14 92-40 129-54 36-123 38-154 3s-13-94 40-130 123-37 154-2z">
          <text:p/>
        </draw:path>
        <draw:path draw:style-name="gr14" draw:text-style-name="P4" draw:layer="layout" svg:width="0.224cm" svg:height="0.182cm" svg:x="16.491cm" svg:y="13.214cm" svg:viewBox="0 0 225 183" svg:d="M209 26c32 34 14 93-40 129s-123 38-154 3-13-93 40-130c53-36 123-37 154-2z">
          <text:p/>
        </draw:path>
        <draw:path draw:style-name="gr14" draw:text-style-name="P4" draw:layer="layout" svg:width="0.224cm" svg:height="0.182cm" svg:x="16.491cm" svg:y="14.719cm" svg:viewBox="0 0 225 183" svg:d="M209 25c32 36 14 94-40 130-54 35-123 37-154 3-31-35-13-93 40-130s123-37 154-3z">
          <text:p/>
        </draw:path>
        <draw:path draw:style-name="gr14" draw:text-style-name="P4" draw:layer="layout" svg:width="0.224cm" svg:height="0.181cm" svg:x="16.463cm" svg:y="16.407cm" svg:viewBox="0 0 225 182" svg:d="M209 25c32 35 13 93-40 129-54 36-123 38-154 4-31-36-13-94 40-130s123-37 154-3z">
          <text:p/>
        </draw:path>
        <draw:path draw:style-name="gr14" draw:text-style-name="P4" draw:layer="layout" svg:width="0.088cm" svg:height="0.089cm" svg:x="16.801cm" svg:y="16.366cm" svg:viewBox="0 0 89 90" svg:d="M45 90c-24 0-45-20-45-45s19-45 43-45c25 0 46 20 46 45s-19 45-44 45z">
          <text:p/>
        </draw:path>
        <draw:path draw:style-name="gr14" draw:text-style-name="P4" draw:layer="layout" svg:width="0.224cm" svg:height="0.182cm" svg:x="16.491cm" svg:y="18.353cm" svg:viewBox="0 0 225 183" svg:d="M209 26c32 34 14 92-40 129-54 35-123 37-154 2-31-34-13-92 40-129s123-38 154-2z">
          <text:p/>
        </draw:path>
        <draw:path draw:style-name="gr14" draw:text-style-name="P4" draw:layer="layout" svg:width="0.224cm" svg:height="0.182cm" svg:x="16.801cm" svg:y="7.381cm" svg:viewBox="0 0 225 183" svg:d="M209 25c32 35 14 93-39 130-53 36-122 37-154 3-32-36-13-94 40-130 54-36 122-37 153-3z">
          <text:p/>
        </draw:path>
        <draw:path draw:style-name="gr14" draw:text-style-name="P4" draw:layer="layout" svg:width="0.196cm" svg:height="0.563cm" svg:x="17.008cm" svg:y="6.852cm" svg:viewBox="0 0 197 564" svg:d="M19 0v16c0 54 0 101 28 136 40 51 101 99 130 170 27 65 24 148 8 212l-8 30-17-5 7-32c17-80 13-164-8-204-33-65-82-95-151-110l-8-2v-211z">
          <text:p/>
        </draw:path>
        <draw:path draw:style-name="gr14" draw:text-style-name="P4" draw:layer="layout" svg:width="0.224cm" svg:height="0.182cm" svg:x="16.78cm" svg:y="8.798cm" svg:viewBox="0 0 225 183" svg:d="M209 26c32 34 14 92-40 129-52 36-123 38-154 2-31-34-13-92 40-129 55-36 123-37 154-2z">
          <text:p/>
        </draw:path>
        <draw:path draw:style-name="gr14" draw:text-style-name="P4" draw:layer="layout" svg:width="0.183cm" svg:height="0.534cm" svg:x="16.786cm" svg:y="8.978cm" svg:viewBox="0 0 184 535" svg:d="M138 244c20-38 27-64 27-108 2-51-19-115-27-130l13-6c20 42 33 111 33 152 0 115-66 169-135 263-22 29-29 88-29 105v15h-20v-174l44-17c18-6 59-33 94-100z">
          <text:p/>
        </draw:path>
        <draw:path draw:style-name="gr14" draw:text-style-name="P4" draw:layer="layout" svg:width="0.224cm" svg:height="0.182cm" svg:x="16.798cm" svg:y="11.449cm" svg:viewBox="0 0 225 183" svg:d="M209 26c32 36 14 93-40 130-53 35-122 37-154 2-31-34-13-92 41-129 53-37 122-38 153-3z">
          <text:p/>
        </draw:path>
        <draw:path draw:style-name="gr14" draw:text-style-name="P4" draw:layer="layout" svg:width="0.196cm" svg:height="0.562cm" svg:x="17.008cm" svg:y="10.837cm" svg:viewBox="0 0 197 563" svg:d="M19 0v15c0 55 0 101 28 138 40 49 101 98 130 168 27 66 24 149 8 213l-8 29-17-4 7-33c17-79 13-163-8-204-33-65-82-95-151-110l-8-1v-211z">
          <text:p/>
        </draw:path>
        <draw:path draw:style-name="gr14" draw:text-style-name="P4" draw:layer="layout" svg:width="0.224cm" svg:height="0.182cm" svg:x="16.801cm" svg:y="13.038cm" svg:viewBox="0 0 225 183" svg:d="M209 25c32 35 14 94-39 130-53 35-122 37-154 3-32-35-13-94 40-130 54-37 122-37 153-3z">
          <text:p/>
        </draw:path>
        <draw:path draw:style-name="gr14" draw:text-style-name="P4" draw:layer="layout" svg:width="0.196cm" svg:height="0.563cm" svg:x="17.008cm" svg:y="12.509cm" svg:viewBox="0 0 197 564" svg:d="M19 0v15c0 55 0 102 28 138 40 49 101 98 130 169 27 65 24 148 8 212l-8 30-17-5 7-33c17-79 13-163-8-204-33-64-82-95-151-109l-8-2v-211z">
          <text:p/>
        </draw:path>
        <draw:path draw:style-name="gr14" draw:text-style-name="P4" draw:layer="layout" svg:width="0.224cm" svg:height="0.182cm" svg:x="16.78cm" svg:y="14.454cm" svg:viewBox="0 0 225 183" svg:d="M209 26c32 34 14 93-40 129-52 36-123 38-154 3s-13-93 40-130c55-36 123-37 154-2z">
          <text:p/>
        </draw:path>
        <draw:path draw:style-name="gr14" draw:text-style-name="P4" draw:layer="layout" svg:width="0.183cm" svg:height="0.534cm" svg:x="16.786cm" svg:y="14.635cm" svg:viewBox="0 0 184 535" svg:d="M138 244c20-38 27-64 27-107 2-52-19-117-27-131l13-6c20 42 33 112 33 153 0 115-66 168-135 262-22 29-29 88-29 105v15h-20v-173l44-17c18-6 59-33 94-101z">
          <text:p/>
        </draw:path>
        <draw:path draw:style-name="gr14" draw:text-style-name="P4" draw:layer="layout" svg:width="0.224cm" svg:height="0.182cm" svg:x="16.801cm" svg:y="18.97cm" svg:viewBox="0 0 225 183" svg:d="M209 25c32 35 14 93-39 130-53 35-122 37-154 3-32-36-13-94 40-130 54-37 122-37 153-3z">
          <text:p/>
        </draw:path>
        <draw:path draw:style-name="gr14" draw:text-style-name="P4" draw:layer="layout" svg:width="0.196cm" svg:height="0.563cm" svg:x="17.008cm" svg:y="18.358cm" svg:viewBox="0 0 197 564" svg:d="M19 0v16c0 54 0 101 28 136 40 49 101 98 130 169 27 65 24 149 8 213l-8 30-17-5 7-33c17-80 13-164-8-205-33-64-82-95-151-109l-8-2v-210z">
          <text:p/>
        </draw:path>
        <draw:path draw:style-name="gr14" draw:text-style-name="P4" draw:layer="layout" svg:width="0.256cm" svg:height="0.216cm" svg:x="17.332cm" svg:y="7.277cm" svg:viewBox="0 0 257 217" svg:d="M105 73c-39 22-93 57-70 94 21 31 78-3 119-28 53-30 90-63 73-91-25-38-100 13-122 25zM12 176c-69-124 179-238 234-138 65 119-175 245-234 138z">
          <text:p/>
        </draw:path>
        <draw:path draw:style-name="gr14" draw:text-style-name="P4" draw:layer="layout" svg:width="0.088cm" svg:height="0.088cm" svg:x="17.674cm" svg:y="7.341cm" svg:viewBox="0 0 89 89" svg:d="M45 89c-24 0-45-20-45-44s19-45 43-45c26 0 46 21 46 45s-19 44-44 44z">
          <text:p/>
        </draw:path>
        <draw:path draw:style-name="gr14" draw:text-style-name="P4" draw:layer="layout" svg:width="0.256cm" svg:height="0.216cm" svg:x="17.332cm" svg:y="8.958cm" svg:viewBox="0 0 257 217" svg:d="M105 74c-39 22-93 57-70 93 21 32 78-3 119-27 53-30 90-63 73-91-25-38-100 13-122 25zM12 176c-69-123 179-238 234-137 65 118-175 245-234 137z">
          <text:p/>
        </draw:path>
        <draw:path draw:style-name="gr14" draw:text-style-name="P4" draw:layer="layout" svg:width="0.088cm" svg:height="0.088cm" svg:x="17.674cm" svg:y="9.022cm" svg:viewBox="0 0 89 89" svg:d="M45 89c-24 0-45-21-45-45s19-44 43-44c26 0 46 20 46 44s-19 45-44 45z">
          <text:p/>
        </draw:path>
        <draw:path draw:style-name="gr14" draw:text-style-name="P4" draw:layer="layout" svg:width="0.256cm" svg:height="0.216cm" svg:x="17.332cm" svg:y="11.168cm" svg:viewBox="0 0 257 217" svg:d="M105 73c-39 22-93 58-70 94 21 31 78-3 119-27 53-31 90-64 73-92-25-38-100 13-122 25zM12 176c-69-123 179-238 234-138 65 119-175 245-234 138z">
          <text:p/>
        </draw:path>
        <draw:path draw:style-name="gr14" draw:text-style-name="P4" draw:layer="layout" svg:width="0.088cm" svg:height="0.088cm" svg:x="17.674cm" svg:y="11.232cm" svg:viewBox="0 0 89 89" svg:d="M45 89c-24 0-45-21-45-45s19-44 43-44c26 0 46 20 46 44s-19 45-44 45z">
          <text:p/>
        </draw:path>
        <draw:path draw:style-name="gr14" draw:text-style-name="P4" draw:layer="layout" svg:width="0.256cm" svg:height="0.215cm" svg:x="17.332cm" svg:y="12.934cm" svg:viewBox="0 0 257 216" svg:d="M105 73c-39 23-93 58-70 93 21 32 78-2 119-26 53-31 90-63 73-92-25-38-100 13-122 25zM12 176c-69-124 179-238 234-138 65 119-175 244-234 138z">
          <text:p/>
        </draw:path>
        <draw:path draw:style-name="gr14" draw:text-style-name="P4" draw:layer="layout" svg:width="0.088cm" svg:height="0.089cm" svg:x="17.674cm" svg:y="12.997cm" svg:viewBox="0 0 89 90" svg:d="M45 90c-24 0-45-21-45-45 0-25 19-45 43-45 26 0 46 20 46 45 0 24-19 45-44 45z">
          <text:p/>
        </draw:path>
        <draw:path draw:style-name="gr14" draw:text-style-name="P4" draw:layer="layout" svg:width="0.256cm" svg:height="0.215cm" svg:x="17.332cm" svg:y="14.615cm" svg:viewBox="0 0 257 216" svg:d="M105 73c-39 22-93 58-70 93 21 32 78-2 119-26 53-32 90-64 73-92-25-38-100 13-122 25zM12 176c-69-124 179-238 234-138 65 119-175 244-234 138z">
          <text:p/>
        </draw:path>
        <draw:path draw:style-name="gr14" draw:text-style-name="P4" draw:layer="layout" svg:width="0.088cm" svg:height="0.089cm" svg:x="17.674cm" svg:y="14.678cm" svg:viewBox="0 0 89 90" svg:d="M45 90c-24 0-45-20-45-45s19-45 43-45c26 0 46 20 46 45s-19 45-44 45z">
          <text:p/>
        </draw:path>
        <draw:path draw:style-name="gr14" draw:text-style-name="P4" draw:layer="layout" svg:width="0.256cm" svg:height="0.216cm" svg:x="17.332cm" svg:y="16.391cm" svg:viewBox="0 0 257 217" svg:d="M105 74c-39 22-93 57-70 93 21 31 78-3 119-27 53-30 90-63 73-92-25-38-100 14-122 26zM12 176c-69-124 179-238 234-138 65 119-175 246-234 138z">
          <text:p/>
        </draw:path>
        <draw:path draw:style-name="gr14" draw:text-style-name="P4" draw:layer="layout" svg:width="0.088cm" svg:height="0.089cm" svg:x="17.674cm" svg:y="16.366cm" svg:viewBox="0 0 89 90" svg:d="M45 90c-24 0-45-20-45-45s19-45 43-45c26 0 46 20 46 45s-19 45-44 45z">
          <text:p/>
        </draw:path>
        <draw:path draw:style-name="gr14" draw:text-style-name="P4" draw:layer="layout" svg:width="0.256cm" svg:height="0.216cm" svg:x="17.332cm" svg:y="18.689cm" svg:viewBox="0 0 257 217" svg:d="M105 74c-39 21-93 58-70 93 21 31 78-3 119-27 53-31 90-64 73-92-25-38-100 13-122 26zM12 177c-69-124 179-238 234-139 65 120-175 245-234 139z">
          <text:p/>
        </draw:path>
        <draw:path draw:style-name="gr14" draw:text-style-name="P4" draw:layer="layout" svg:width="0.088cm" svg:height="0.088cm" svg:x="17.674cm" svg:y="18.753cm" svg:viewBox="0 0 89 89" svg:d="M45 89c-24 0-45-20-45-44 0-25 19-45 43-45 26 0 46 20 46 45 0 24-19 44-44 44z">
          <text:p/>
        </draw:path>
        <draw:path draw:style-name="gr14" draw:text-style-name="P4" draw:layer="layout" svg:width="0.081cm" svg:height="0.259cm" svg:x="17.824cm" svg:y="6.991cm" svg:viewBox="0 0 82 260" svg:d="M43 260c-24 0-43-18-43-41 0-22 19-40 43-40 22 0 39 19 39 41s-18 40-39 40zM43 81c-24 0-43-18-43-41 0-22 19-40 43-40 22 0 39 19 39 41s-18 40-39 40z">
          <text:p/>
        </draw:path>
        <draw:path draw:style-name="gr14" draw:text-style-name="P4" draw:layer="layout" svg:width="0.081cm" svg:height="0.259cm" svg:x="17.824cm" svg:y="8.848cm" svg:viewBox="0 0 82 260" svg:d="M43 260c-24 0-43-18-43-40 0-23 19-41 43-41 22 0 39 19 39 41s-18 40-39 40zM43 81c-24 0-43-18-43-40 0-23 19-41 43-41 22 0 39 19 39 41s-18 40-39 40z">
          <text:p/>
        </draw:path>
        <draw:path draw:style-name="gr14" draw:text-style-name="P4" draw:layer="layout" svg:width="0.081cm" svg:height="0.26cm" svg:x="17.824cm" svg:y="10.705cm" svg:viewBox="0 0 82 261" svg:d="M43 261c-24 0-43-19-43-41s19-41 43-41c22 0 39 19 39 42 0 21-18 40-39 40zM43 83c-24 0-43-19-43-42s19-41 43-41c22 0 39 19 39 42 0 22-18 41-39 41z">
          <text:p/>
        </draw:path>
        <draw:path draw:style-name="gr14" draw:text-style-name="P4" draw:layer="layout" svg:width="0.081cm" svg:height="0.26cm" svg:x="17.824cm" svg:y="12.647cm" svg:viewBox="0 0 82 261" svg:d="M43 261c-24 0-43-18-43-41 0-22 19-41 43-41 22 0 39 19 39 42 0 22-18 40-39 40zM43 82c-24 0-43-19-43-41 0-23 19-41 43-41 22 0 39 19 39 42 0 21-18 40-39 40z">
          <text:p/>
        </draw:path>
        <draw:path draw:style-name="gr14" draw:text-style-name="P4" draw:layer="layout" svg:width="0.081cm" svg:height="0.259cm" svg:x="17.824cm" svg:y="14.505cm" svg:viewBox="0 0 82 260" svg:d="M43 260c-24 0-43-18-43-41 0-22 19-40 43-40 22 0 39 19 39 41s-18 40-39 40zM43 81c-24 0-43-18-43-41 0-22 19-40 43-40 22 0 39 19 39 41s-18 40-39 40z">
          <text:p/>
        </draw:path>
        <draw:path draw:style-name="gr14" draw:text-style-name="P4" draw:layer="layout" svg:width="0.081cm" svg:height="0.259cm" svg:x="17.824cm" svg:y="16.369cm" svg:viewBox="0 0 82 260" svg:d="M43 260c-24 0-43-18-43-40 0-23 19-41 43-41 22 0 39 19 39 42 0 21-18 39-39 39zM43 82c-24 0-43-19-43-41 0-23 19-41 43-41 22 0 39 19 39 42 0 21-18 40-39 40z">
          <text:p/>
        </draw:path>
        <draw:path draw:style-name="gr14" draw:text-style-name="P4" draw:layer="layout" svg:width="0.081cm" svg:height="0.259cm" svg:x="17.824cm" svg:y="18.227cm" svg:viewBox="0 0 82 260" svg:d="M43 260c-24 0-43-18-43-41 0-22 19-40 43-40 22 0 39 19 39 41s-18 40-39 40zM43 82c-24 0-43-18-43-41s19-41 43-41c22 0 39 19 39 42 0 22-18 40-39 40z">
          <text:p/>
        </draw:path>
        <draw:path draw:style-name="gr14" draw:text-style-name="P4" draw:layer="layout" svg:width="0.081cm" svg:height="0.26cm" svg:x="17.824cm" svg:y="21.043cm" svg:viewBox="0 0 82 261" svg:d="M43 261c-24 0-43-18-43-41 0-22 19-41 43-41 22 0 39 20 39 42s-18 40-39 40zM43 83c-24 0-43-19-43-42 0-22 19-41 43-41 22 0 39 19 39 42 0 22-18 41-39 41z">
          <text:p/>
        </draw:path>
        <draw:path draw:style-name="gr14" draw:text-style-name="P4" draw:layer="layout" svg:width="0.081cm" svg:height="0.26cm" svg:x="17.824cm" svg:y="23.017cm" svg:viewBox="0 0 82 261" svg:d="M43 261c-24 0-43-19-43-41 0-23 19-41 43-41 22 0 39 19 39 42 0 21-18 40-39 40zM43 81c-24 0-43-18-43-40 0-23 19-41 43-41 22 0 39 19 39 42 0 21-18 39-39 39z">
          <text:p/>
        </draw:path>
        <draw:path draw:style-name="gr14" draw:text-style-name="P4" draw:layer="layout" svg:width="0.195cm" svg:height="0.249cm" svg:x="4.232cm" svg:y="6.477cm" svg:viewBox="0 0 196 250" svg:d="M0 205c70-15 121-69 128-79 29-39 48-74 52-126h16c0 61-37 132-49 149-26 38-80 85-147 101z">
          <text:p/>
        </draw:path>
        <draw:path draw:style-name="gr14" draw:text-style-name="P4" draw:layer="layout" svg:width="0.195cm" svg:height="0.247cm" svg:x="4.232cm" svg:y="11.23cm" svg:viewBox="0 0 196 248" svg:d="M196 248h-16c-4-51-23-86-52-124-7-10-58-64-128-79v-45c66 17 121 63 147 101 12 17 49 88 49 147z">
          <text:p/>
        </draw:path>
        <draw:path draw:style-name="gr14" draw:text-style-name="P4" draw:layer="layout" svg:width="0.195cm" svg:height="0.249cm" svg:x="4.232cm" svg:y="12.134cm" svg:viewBox="0 0 196 250" svg:d="M0 205c70-15 121-70 128-80 29-38 48-73 52-125h16c0 60-37 131-49 149-26 38-80 84-147 101z">
          <text:p/>
        </draw:path>
        <draw:path draw:style-name="gr14" draw:text-style-name="P4" draw:layer="layout" svg:width="0.195cm" svg:height="0.248cm" svg:x="4.232cm" svg:y="18.751cm" svg:viewBox="0 0 196 249" svg:d="M196 249h-16c-4-51-23-87-52-126-7-9-58-64-128-79v-44c66 16 121 63 147 101 12 16 49 88 49 148z">
          <text:p/>
        </draw:path>
        <draw:path draw:style-name="gr14" draw:text-style-name="P4" draw:layer="layout" svg:width="0.184cm" svg:height="1.346cm" svg:x="4.057cm" svg:y="22.132cm" svg:viewBox="0 0 185 1347" svg:d="M56 9c11 6 51 58 72 101 34 67 47 115 47 191 0 70-10 111-24 179-9 47-20 73-32 120-15 56-18 47-24 76-8 33-13 56-16 89-2 19-5 34-5 52 0 64 3 117 13 188 9 64 22 106 37 165 10 41 21 67 35 107 9 25 33 68 24 69-17 5-29-22-39-41-17-27-46-100-68-165-17-52-32-100-40-135-10-55-22-86-28-139-4-37-8-60-8-98 0-69 8-109 24-179 11-42 35-92 50-151 15-55 26-90 32-146 1-24 4-39 4-65 0-35-6-56-15-88-18-56-51-97-83-130-1-3-4-6-6-9h47c0 1 2 9 3 9z">
          <text:p/>
        </draw:path>
        <draw:path draw:style-name="gr14" draw:text-style-name="P4" draw:layer="layout" svg:width="0.184cm" svg:height="1.346cm" svg:x="4.057cm" svg:y="20.798cm" svg:viewBox="0 0 185 1347" svg:d="M53 1347h-47c2-3 5-6 6-9 32-33 65-73 83-129 9-32 15-53 15-88 0-26-3-41-4-65-6-56-17-91-32-146-15-59-39-109-50-152-16-69-24-109-24-179 0-37 4-60 8-97 6-53 18-85 28-139 8-35 23-84 40-135 22-65 51-138 68-167 10-18 22-45 39-41 9 2-15 44-24 71-14 40-25 65-35 106-15 60-28 102-37 166-10 71-13 124-13 188 0 18 3 33 5 51 3 34 8 57 16 90 6 29 9 20 24 76 12 47 23 73 32 120 14 68 24 109 24 179 0 76-13 124-47 191-21 42-61 94-72 100-1 0-3 8-3 9z">
          <text:p/>
        </draw:path>
        <draw:path draw:style-name="gr14" draw:text-style-name="P4" draw:layer="layout" svg:width="0.192cm" svg:height="0.19cm" svg:x="3.467cm" svg:y="7.036cm" svg:viewBox="0 0 193 191" svg:d="M193 5c-13 1-17 5-26 26l-62 160h-5l-70-156c-12-26-17-29-30-30v-5h75v5c-16 1-21 2-21 11 0 4 5 15 11 30l44 96 42-104c0-2 5-14 5-20 0-11-10-12-21-13v-5h58z">
          <text:p/>
        </draw:path>
        <draw:path draw:style-name="gr14" draw:text-style-name="P4" draw:layer="layout" svg:width="0.067cm" svg:height="0.192cm" svg:x="3.672cm" svg:y="7.03cm" svg:viewBox="0 0 68 193" svg:d="M0 189c17-1 22-5 22-21v-135c0-12-2-17-13-17-3 0-6 0-9 1v-5c15-3 30-7 44-12h2v169c0 17 5 19 22 20v4h-68z">
          <text:p/>
        </draw:path>
        <draw:path draw:style-name="gr14" draw:text-style-name="P4" draw:layer="layout" svg:width="0.032cm" svg:height="0.032cm" svg:x="3.764cm" svg:y="7.194cm" svg:viewBox="0 0 33 33" svg:d="M0 17c0-10 9-17 17-17s16 8 16 17c0 11-10 16-16 16s-17-5-17-16z">
          <text:p/>
        </draw:path>
        <draw:path draw:style-name="gr14" draw:text-style-name="P4" draw:layer="layout" svg:width="0.084cm" svg:height="0.187cm" svg:x="3.891cm" svg:y="7.036cm" svg:viewBox="0 0 85 188" svg:d="M0 182c24 0 27-5 27-25v-126c0-21-4-25-27-26v-5h85v5c-21 1-28 3-28 26v126c0 22 7 25 28 25v6h-85z">
          <text:p/>
        </draw:path>
        <draw:path draw:style-name="gr14" draw:text-style-name="P4" draw:layer="layout" svg:width="0.192cm" svg:height="0.19cm" svg:x="3.467cm" svg:y="8.893cm" svg:viewBox="0 0 193 191" svg:d="M193 6c-13 0-17 4-26 26l-62 159h-5l-70-156c-12-26-17-29-30-29v-6h75v6c-16 0-21 1-21 10 0 4 5 16 11 30l44 96 42-104c0-2 5-14 5-20 0-11-10-12-21-12v-6h58z">
          <text:p/>
        </draw:path>
        <draw:path draw:style-name="gr14" draw:text-style-name="P4" draw:layer="layout" svg:width="0.067cm" svg:height="0.193cm" svg:x="3.672cm" svg:y="8.887cm" svg:viewBox="0 0 68 194" svg:d="M0 190c17-1 22-5 22-21v-135c0-13-2-17-13-17-3 0-6 0-9 0v-4c15-4 30-8 44-13l2 1v169c0 17 5 19 22 20v4h-68z">
          <text:p/>
        </draw:path>
        <draw:path draw:style-name="gr14" draw:text-style-name="P4" draw:layer="layout" svg:width="0.032cm" svg:height="0.031cm" svg:x="3.764cm" svg:y="9.052cm" svg:viewBox="0 0 33 32" svg:d="M0 17c0-10 9-17 17-17s16 7 16 17-10 15-16 15-17-5-17-15z">
          <text:p/>
        </draw:path>
        <draw:path draw:style-name="gr14" draw:text-style-name="P4" draw:layer="layout" svg:width="0.084cm" svg:height="0.187cm" svg:x="3.891cm" svg:y="8.893cm" svg:viewBox="0 0 85 188" svg:d="M0 183c24-1 27-6 27-26v-126c0-21-4-24-27-25v-6h85v6c-21 0-28 2-28 25v126c0 22 7 25 28 26v5h-85z">
          <text:p/>
        </draw:path>
        <draw:path draw:style-name="gr14" draw:text-style-name="P4" draw:layer="layout" svg:width="0.084cm" svg:height="0.187cm" svg:x="3.985cm" svg:y="8.893cm" svg:viewBox="0 0 85 188" svg:d="M0 183c24-1 27-6 27-26v-126c0-21-4-24-27-25v-6h85v6c-21 0-28 2-28 25v126c0 22 7 25 28 26v5h-85z">
          <text:p/>
        </draw:path>
        <draw:path draw:style-name="gr14" draw:text-style-name="P4" draw:layer="layout" svg:width="0.192cm" svg:height="0.189cm" svg:x="3.467cm" svg:y="10.751cm" svg:viewBox="0 0 193 190" svg:d="M193 5c-13 1-17 5-26 26l-62 159h-5l-70-156c-12-25-17-29-30-29v-5h75v5c-16 1-21 1-21 10 0 5 5 16 11 30l44 97 42-105c0-1 5-13 5-19 0-12-10-13-21-13v-5h58z">
          <text:p/>
        </draw:path>
        <draw:path draw:style-name="gr14" draw:text-style-name="P4" draw:layer="layout" svg:width="0.109cm" svg:height="0.132cm" svg:x="3.673cm" svg:y="10.808cm" svg:viewBox="0 0 110 133" svg:d="M110 89c-15 32-34 44-57 44-22 0-53-18-53-64s33-69 63-69c11 0 23 4 31 8 9 6 13 15 13 20 0 6-5 12-13 12-9 1-14-6-15-13l-2-6c-2-8-4-13-19-13-10 0-36 8-36 50 0 33 19 55 43 55 21 0 32-12 42-27z">
          <text:p/>
        </draw:path>
        <draw:path draw:style-name="gr14" draw:text-style-name="P4" draw:layer="layout" svg:width="0.032cm" svg:height="0.031cm" svg:x="3.811cm" svg:y="10.909cm" svg:viewBox="0 0 33 32" svg:d="M0 16c0-9 7-16 16-16s17 7 17 16c0 12-10 16-17 16-6 0-16-4-16-16z">
          <text:p/>
        </draw:path>
        <draw:path draw:style-name="gr14" draw:text-style-name="P4" draw:layer="layout" svg:width="0.192cm" svg:height="0.189cm" svg:x="3.467cm" svg:y="12.693cm" svg:viewBox="0 0 193 190" svg:d="M193 5c-13 1-17 5-26 26l-62 159h-5l-70-155c-12-26-17-30-30-30v-5h75v5c-16 1-21 1-21 10 0 5 5 16 11 31l44 96 42-105c0-1 5-13 5-19 0-12-10-13-21-13v-5h58z">
          <text:p/>
        </draw:path>
        <draw:path draw:style-name="gr14" draw:text-style-name="P4" draw:layer="layout" svg:width="0.067cm" svg:height="0.192cm" svg:x="3.672cm" svg:y="12.687cm" svg:viewBox="0 0 68 193" svg:d="M0 189c17-1 22-5 22-20v-136c0-12-2-17-13-17-3 0-6 0-9 1v-5c15-4 30-8 44-12h2v170c0 16 5 18 22 19v4h-68z">
          <text:p/>
        </draw:path>
        <draw:path draw:style-name="gr14" draw:text-style-name="P4" draw:layer="layout" svg:width="0.032cm" svg:height="0.031cm" svg:x="3.764cm" svg:y="12.851cm" svg:viewBox="0 0 33 32" svg:d="M0 16c0-9 9-16 17-16s16 7 16 16c0 11-10 16-16 16s-17-5-17-16z">
          <text:p/>
        </draw:path>
        <draw:path draw:style-name="gr14" draw:text-style-name="P4" draw:layer="layout" svg:width="0.084cm" svg:height="0.186cm" svg:x="3.891cm" svg:y="12.693cm" svg:viewBox="0 0 85 187" svg:d="M0 182c24-1 27-5 27-25v-127c0-21-4-24-27-25v-5h85v5c-21 1-28 3-28 25v127c0 22 7 24 28 25v5h-85z">
          <text:p/>
        </draw:path>
        <draw:path draw:style-name="gr14" draw:text-style-name="P4" draw:layer="layout" svg:width="0.192cm" svg:height="0.19cm" svg:x="3.467cm" svg:y="14.55cm" svg:viewBox="0 0 193 191" svg:d="M193 5c-13 1-17 5-26 27l-62 159h-5l-70-156c-12-26-17-29-30-30v-5h75v5c-16 1-21 2-21 11 0 4 5 16 11 30l44 96 42-104c0-2 5-14 5-20 0-11-10-12-21-13v-5h58z">
          <text:p/>
        </draw:path>
        <draw:path draw:style-name="gr14" draw:text-style-name="P4" draw:layer="layout" svg:width="0.067cm" svg:height="0.193cm" svg:x="3.672cm" svg:y="14.544cm" svg:viewBox="0 0 68 194" svg:d="M0 189c17-1 22-4 22-20v-135c0-13-2-18-13-18-3 0-6 1-9 1v-5c15-3 30-7 44-12l2 1v169c0 16 5 19 22 19v5h-68z">
          <text:p/>
        </draw:path>
        <draw:path draw:style-name="gr14" draw:text-style-name="P4" draw:layer="layout" svg:width="0.032cm" svg:height="0.032cm" svg:x="3.764cm" svg:y="14.708cm" svg:viewBox="0 0 33 33" svg:d="M0 18c0-9 9-18 17-18s16 9 16 18c0 10-10 15-16 15s-17-5-17-15z">
          <text:p/>
        </draw:path>
        <draw:path draw:style-name="gr14" draw:text-style-name="P4" draw:layer="layout" svg:width="0.084cm" svg:height="0.187cm" svg:x="3.891cm" svg:y="14.55cm" svg:viewBox="0 0 85 188" svg:d="M0 182c24 0 27-5 27-25v-126c0-21-4-25-27-26v-5h85v5c-21 1-28 3-28 26v126c0 22 7 25 28 25v6h-85z">
          <text:p/>
        </draw:path>
        <draw:path draw:style-name="gr14" draw:text-style-name="P4" draw:layer="layout" svg:width="0.084cm" svg:height="0.187cm" svg:x="3.985cm" svg:y="14.55cm" svg:viewBox="0 0 85 188" svg:d="M0 182c24 0 27-5 27-25v-126c0-21-4-25-27-26v-5h85v5c-21 1-28 3-28 26v126c0 22 7 25 28 25v6h-85z">
          <text:p/>
        </draw:path>
        <draw:path draw:style-name="gr14" draw:text-style-name="P4" draw:layer="layout" svg:width="0.192cm" svg:height="0.19cm" svg:x="3.467cm" svg:y="16.414cm" svg:viewBox="0 0 193 191" svg:d="M193 6c-13 1-17 5-26 26l-62 159h-5l-70-156c-12-25-17-29-30-29v-6h75v6c-16 1-21 1-21 10 0 4 5 16 11 30l44 97 42-105c0-2 5-13 5-19 0-12-10-13-21-13v-6h58z">
          <text:p/>
        </draw:path>
        <draw:path draw:style-name="gr14" draw:text-style-name="P4" draw:layer="layout" svg:width="0.067cm" svg:height="0.193cm" svg:x="3.672cm" svg:y="16.408cm" svg:viewBox="0 0 68 194" svg:d="M0 190c17-1 22-5 22-20v-135c0-13-2-17-13-17-3 0-6 0-9 0v-4c15-4 30-9 44-14l2 1v169c0 17 5 19 22 20v4h-68z">
          <text:p/>
        </draw:path>
        <draw:path draw:style-name="gr14" draw:text-style-name="P4" draw:layer="layout" svg:width="0.114cm" svg:height="0.133cm" svg:x="3.755cm" svg:y="16.471cm" svg:viewBox="0 0 115 134" svg:d="M72 55c-44 14-47 29-47 39v2c0 13 8 22 19 22 6 0 15-4 17-6 10-4 11-7 11-16zM115 120c-11 14-20 14-25 14s-17 0-18-21c-11 10-26 21-42 21-15 0-30-11-30-29 0-30 25-39 72-57v-17c0-21-15-24-23-24-9 0-20 5-20 14 0 4 1 8 1 11 0 6-5 12-12 12-9 0-12-8-12-12 0-12 13-32 45-32 44 0 44 29 44 45v56c0 9 0 17 8 17 6 0 9-3 12-6z">
          <text:p/>
        </draw:path>
        <draw:path draw:style-name="gr14" draw:text-style-name="P4" draw:layer="layout" svg:width="0.031cm" svg:height="0.031cm" svg:x="3.89cm" svg:y="16.573cm" svg:viewBox="0 0 32 32" svg:d="M0 16c0-9 8-16 16-16 9 0 16 7 16 16 0 10-10 16-16 16s-16-5-16-16z">
          <text:p/>
        </draw:path>
        <draw:path draw:style-name="gr14" draw:text-style-name="P4" draw:layer="layout" svg:width="0.189cm" svg:height="0.186cm" svg:x="3.467cm" svg:y="18.272cm" svg:viewBox="0 0 190 187" svg:d="M55 165c0 10 3 12 17 12 18 0 87 0 87-82 0-24-7-48-26-65-14-12-30-20-65-20-13 0-13 6-13 11zM0 182c22-1 26-5 26-25v-127c0-20-3-23-26-25v-5h77c68 0 113 30 113 95 0 37-23 92-109 92h-81z">
          <text:p/>
        </draw:path>
        <draw:path draw:style-name="gr14" draw:text-style-name="P4" draw:layer="layout" svg:width="0.031cm" svg:height="0.032cm" svg:x="3.686cm" svg:y="18.43cm" svg:viewBox="0 0 32 33" svg:d="M0 16c0-9 7-16 16-16s16 8 16 16c0 11-10 17-16 17s-16-6-16-17z">
          <text:p/>
        </draw:path>
        <draw:path draw:style-name="gr14" draw:text-style-name="P4" draw:layer="layout" svg:width="0.162cm" svg:height="0.186cm" svg:x="3.742cm" svg:y="18.272cm" svg:viewBox="0 0 163 187" svg:d="M55 165c0 11 6 12 23 12 19 0 53-3 53-40 0-23-14-33-29-37-9-3-18-4-47-4zM55 85l28-1c8 0 42 0 42-34s-30-40-50-40c-6 0-11 0-13 0-6 0-7 4-7 9zM0 0h80c24 0 74 4 74 47 0 33-25 39-38 42v1c24 5 47 18 47 48 0 11-6 49-68 49h-95v-5c23 0 27-5 27-25v-127c0-20-4-24-27-25z">
          <text:p/>
        </draw:path>
        <draw:path draw:style-name="gr14" draw:text-style-name="P4" draw:layer="layout" svg:width="0.031cm" svg:height="0.032cm" svg:x="3.945cm" svg:y="18.43cm" svg:viewBox="0 0 32 33" svg:d="M0 16c0-9 7-16 16-16s16 8 16 16c0 11-10 17-16 17s-16-6-16-17z">
          <text:p/>
        </draw:path>
        <draw:path draw:style-name="gr14" draw:text-style-name="P4" draw:layer="layout" svg:width="0.181cm" svg:height="0.186cm" svg:x="4.342cm" svg:y="20.193cm" svg:viewBox="0 0 182 187" svg:d="M53 90c24-1 67-1 67-42 0-37-38-38-50-38-15 0-17 2-17 10zM182 187h-45l-68-88-16 1v56c0 19 3 25 25 26v5h-78v-5c23-1 24-7 24-30v-122c0-21-4-23-24-25v-5h78c26 0 73 6 73 49 0 38-37 45-51 47l58 72c6 8 13 13 24 14z">
          <text:p/>
        </draw:path>
        <draw:path draw:style-name="gr14" draw:text-style-name="P4" draw:layer="layout" svg:width="0.112cm" svg:height="0.132cm" svg:x="4.533cm" svg:y="20.25cm" svg:viewBox="0 0 113 133" svg:d="M79 43c-2-13-5-33-27-33-15 0-27 8-31 33zM113 86c-3 9-19 47-60 47-31 0-53-23-53-63 0-52 36-70 58-70 27 0 47 15 50 52h-88c4 50 26 62 45 62 25 0 37-19 44-30z">
          <text:p/>
        </draw:path>
        <draw:path draw:style-name="gr14" draw:text-style-name="P4" draw:layer="layout" svg:width="0.115cm" svg:height="0.132cm" svg:x="4.661cm" svg:y="20.25cm" svg:viewBox="0 0 116 133" svg:d="M72 55c-44 14-47 30-47 39v1c0 13 8 22 19 22 6 0 15-4 17-5 10-5 11-8 11-16zM116 119c-12 14-21 14-25 14-6 0-17 0-19-20-11 9-26 20-42 20-15 0-30-10-30-29 0-28 25-38 72-56v-17c0-22-14-25-23-25s-20 5-20 15c0 4 2 9 2 11 0 6-6 12-13 12-9 0-12-8-12-12 0-11 13-32 46-32 43 0 43 29 43 46v55c0 8 0 16 8 16 6 0 10-3 13-5z">
          <text:p/>
        </draw:path>
        <draw:path draw:style-name="gr14" draw:text-style-name="P4" draw:layer="layout" svg:width="0.067cm" svg:height="0.192cm" svg:x="4.782cm" svg:y="20.187cm" svg:viewBox="0 0 68 193" svg:d="M0 189c18-1 23-5 23-20v-136c0-12-2-17-13-17-4 0-7 0-10 1v-5c16-4 30-8 45-12h2v170c0 16 4 18 21 19v4h-68z">
          <text:p/>
        </draw:path>
        <draw:path draw:style-name="gr14" draw:text-style-name="P4" draw:layer="layout" svg:width="0.067cm" svg:height="0.192cm" svg:x="4.859cm" svg:y="20.187cm" svg:viewBox="0 0 68 193" svg:d="M32 0c8 0 14 6 14 14s-6 14-14 14c-10 0-14-9-14-14s4-14 14-14zM0 189c18-1 22-2 22-24v-66c0-17-5-17-9-17s-8 1-12 1v-4c15-5 29-11 44-16h1v102c0 18 2 23 22 24v4h-68z">
          <text:p/>
        </draw:path>
        <draw:path draw:style-name="gr14" draw:text-style-name="P4" draw:layer="layout" svg:width="0.11cm" svg:height="0.127cm" svg:x="4.941cm" svg:y="20.252cm" svg:viewBox="0 0 111 128" svg:d="M107 128h-107v-4l76-115h-40c-21 0-22 9-24 25h-5l1-34h99v5l-77 115h40c30 0 31-9 36-32l5 1z">
          <text:p/>
        </draw:path>
        <draw:path draw:style-name="gr14" draw:text-style-name="P4" draw:layer="layout" svg:width="0.114cm" svg:height="0.132cm" svg:x="5.069cm" svg:y="20.25cm" svg:viewBox="0 0 115 133" svg:d="M71 55c-42 14-45 30-45 39v1c0 13 8 22 18 22 7 0 15-4 18-5 9-5 9-8 9-16zM115 119c-12 14-20 14-25 14s-17 0-18-20c-11 9-26 20-41 20s-31-10-31-29c0-28 25-38 71-56v-17c0-22-13-25-21-25-10 0-20 5-20 15 0 4 1 9 1 11 0 6-5 12-13 12s-12-8-12-12c0-11 14-32 46-32 42 0 42 29 42 46v55c0 8 0 16 8 16 6 0 10-3 13-5z">
          <text:p/>
        </draw:path>
        <draw:path draw:style-name="gr14" draw:text-style-name="P4" draw:layer="layout" svg:width="0.075cm" svg:height="0.166cm" svg:x="5.187cm" svg:y="20.216cm" svg:viewBox="0 0 76 167" svg:d="M70 45h-29v82c0 9 0 25 15 25 9 0 14-6 17-9l3 3c-6 12-20 21-33 21-14 0-26-7-26-36v-86h-15c-1 0-2-1-2-2 0-3 7-5 13-11 11-11 16-17 26-32 2 0 2 1 2 4v32h29z">
          <text:p/>
        </draw:path>
        <draw:path draw:style-name="gr14" draw:text-style-name="P4" draw:layer="layout" svg:width="0.067cm" svg:height="0.192cm" svg:x="5.267cm" svg:y="20.187cm" svg:viewBox="0 0 68 193" svg:d="M31 0c9 0 16 6 16 14s-7 14-16 14c-10 0-14-9-14-14s4-14 14-14zM0 189c17-1 22-2 22-24v-66c0-17-5-17-10-17-4 0-7 1-11 1v-4c15-5 29-11 44-16h2v102c0 18 1 23 21 24v4h-68z">
          <text:p/>
        </draw:path>
        <draw:path draw:style-name="gr14" draw:text-style-name="P4" draw:layer="layout" svg:width="0.124cm" svg:height="0.132cm" svg:x="5.349cm" svg:y="20.25cm" svg:viewBox="0 0 125 133" svg:d="M100 74c0-35-15-67-40-67-19 0-35 16-35 45 0 21 7 73 42 73 14 0 33-10 33-51zM125 66c0 28-19 67-62 67-38 0-63-29-63-67 0-35 23-66 62-66 37 0 63 25 63 66z">
          <text:p/>
        </draw:path>
        <draw:path draw:style-name="gr14" draw:text-style-name="P4" draw:layer="layout" svg:width="0.133cm" svg:height="0.129cm" svg:x="5.486cm" svg:y="20.25cm" svg:viewBox="0 0 134 130" svg:d="M18 34c0-18-5-18-10-18-3 0-7 1-8 1v-5c13-3 26-8 39-12h2v22c14-13 25-22 41-22 13 0 33 7 33 42v65c0 14 4 18 19 19v4h-60v-4c10-1 18-2 18-24v-60c0-17-5-27-22-27-8 0-17 6-28 16v80c0 10 4 14 19 15v4h-60v-4c13-1 17-4 17-21z">
          <text:p/>
        </draw:path>
        <draw:path draw:style-name="gr14" draw:text-style-name="P4" draw:layer="layout" svg:width="0.121cm" svg:height="0.189cm" svg:x="6.075cm" svg:y="11.751cm" svg:viewBox="0 0 122 190" svg:d="M122 4l-60 186h-18l56-169h-61c-20 0-25 8-34 22l-5-2 12-29 5-12h105z">
          <text:p/>
        </draw:path>
        <draw:path draw:style-name="gr14" draw:text-style-name="P4" draw:layer="layout" svg:width="0.121cm" svg:height="0.189cm" svg:x="6.075cm" svg:y="19.272cm" svg:viewBox="0 0 122 190" svg:d="M122 4l-60 186h-18l56-169h-61c-20 0-25 8-34 23l-5-3 12-29 5-12h105z">
          <text:p/>
        </draw:path>
        <draw:path draw:style-name="gr14" draw:text-style-name="P4" draw:layer="layout" svg:width="0.121cm" svg:height="0.189cm" svg:x="7.218cm" svg:y="11.751cm" svg:viewBox="0 0 122 190" svg:d="M122 4l-60 186h-18l56-169h-62c-19 0-24 8-33 22l-5-2 12-29 5-12h105z">
          <text:p/>
        </draw:path>
        <draw:path draw:style-name="gr14" draw:text-style-name="P4" draw:layer="layout" svg:width="0.121cm" svg:height="0.189cm" svg:x="7.218cm" svg:y="19.272cm" svg:viewBox="0 0 122 190" svg:d="M122 4l-60 186h-18l56-169h-62c-19 0-24 8-33 23l-5-3 12-29 5-12h105z">
          <text:p/>
        </draw:path>
        <draw:path draw:style-name="gr14" draw:text-style-name="P4" draw:layer="layout" svg:width="0.121cm" svg:height="0.189cm" svg:x="7.982cm" svg:y="11.751cm" svg:viewBox="0 0 122 190" svg:d="M122 4l-61 186h-18l57-169h-63c-18 0-23 8-32 22l-5-2 12-29 5-12h105z">
          <text:p/>
        </draw:path>
        <draw:path draw:style-name="gr14" draw:text-style-name="P4" draw:layer="layout" svg:width="0.121cm" svg:height="0.189cm" svg:x="7.982cm" svg:y="19.272cm" svg:viewBox="0 0 122 190" svg:d="M122 4l-61 186h-18l57-169h-63c-18 0-23 8-32 23l-5-3 12-29 5-12h105z">
          <text:p/>
        </draw:path>
        <draw:path draw:style-name="gr14" draw:text-style-name="P4" draw:layer="layout" svg:width="0.121cm" svg:height="0.189cm" svg:x="9.012cm" svg:y="11.751cm" svg:viewBox="0 0 122 190" svg:d="M122 4l-60 186h-18l56-169h-61c-19 0-24 8-33 22l-6-2 13-29 5-12h104z">
          <text:p/>
        </draw:path>
        <draw:path draw:style-name="gr14" draw:text-style-name="P4" draw:layer="layout" svg:width="0.121cm" svg:height="0.189cm" svg:x="9.012cm" svg:y="19.272cm" svg:viewBox="0 0 122 190" svg:d="M122 4l-60 186h-18l56-169h-61c-19 0-24 8-33 23l-6-3 13-29 5-12h104z">
          <text:p/>
        </draw:path>
        <draw:path draw:style-name="gr14" draw:text-style-name="P4" draw:layer="layout" svg:width="0.121cm" svg:height="0.189cm" svg:x="9.774cm" svg:y="11.751cm" svg:viewBox="0 0 122 190" svg:d="M122 4l-61 186h-18l57-169h-62c-19 0-24 8-33 22l-5-2 12-29 5-12h105z">
          <text:p/>
        </draw:path>
        <draw:path draw:style-name="gr14" draw:text-style-name="P4" draw:layer="layout" svg:width="0.121cm" svg:height="0.189cm" svg:x="9.774cm" svg:y="19.272cm" svg:viewBox="0 0 122 190" svg:d="M122 4l-61 186h-18l57-169h-62c-19 0-24 8-33 23l-5-3 12-29 5-12h105z">
          <text:p/>
        </draw:path>
        <draw:path draw:style-name="gr14" draw:text-style-name="P4" draw:layer="layout" svg:width="0.121cm" svg:height="0.189cm" svg:x="10.693cm" svg:y="11.751cm" svg:viewBox="0 0 122 190" svg:d="M122 4l-60 186h-19l57-169h-62c-19 0-24 8-33 22l-5-2 12-29 5-12h105z">
          <text:p/>
        </draw:path>
        <draw:path draw:style-name="gr14" draw:text-style-name="P4" draw:layer="layout" svg:width="0.121cm" svg:height="0.189cm" svg:x="10.693cm" svg:y="19.272cm" svg:viewBox="0 0 122 190" svg:d="M122 4l-60 186h-19l57-169h-62c-19 0-24 8-33 23l-5-3 12-29 5-12h105z">
          <text:p/>
        </draw:path>
        <draw:path draw:style-name="gr14" draw:text-style-name="P4" draw:layer="layout" svg:width="0.115cm" svg:height="0.198cm" svg:x="12.379cm" svg:y="19.202cm" svg:viewBox="0 0 116 199" svg:d="M30 55c23 4 49 8 66 29 13 14 16 23 16 48 0 37-32 67-76 67-23 0-36-7-36-17 0-3 0-11 11-11 19 0 26 18 41 18 19 0 40-16 40-51 0-45-50-58-81-59-2 0-2-2-2-4l31-68h59c9 0 11-3 14-7l3 2-11 26c-2 3-4 3-8 3h-55z">
          <text:p/>
        </draw:path>
        <draw:path draw:style-name="gr14" draw:text-style-name="P4" draw:layer="layout" svg:width="0.122cm" svg:height="0.197cm" svg:x="12.38cm" svg:y="18.983cm" svg:viewBox="0 0 123 198" svg:d="M33 95c-3 3-6 9-6 26 0 48 19 69 40 69 18 0 31-15 31-47 0-29-9-57-39-57-9 0-19 2-26 9zM118 4c-51 8-79 47-84 82 16-10 21-13 37-13 30 0 52 21 52 59 0 21-10 66-60 66-33 0-63-27-63-86 0-58 49-110 117-112z">
          <text:p/>
        </draw:path>
        <draw:path draw:style-name="gr14" draw:text-style-name="P4" draw:layer="layout" svg:width="0.13cm" svg:height="0.191cm" svg:x="13.248cm" svg:y="18.985cm" svg:viewBox="0 0 131 192" svg:d="M79 31l-67 95h67zM131 145h-30v47h-21v-47h-80v-19l89-126h12v126h30z">
          <text:p/>
        </draw:path>
        <draw:path draw:style-name="gr14" draw:text-style-name="P4" draw:layer="layout" svg:width="0.11cm" svg:height="0.195cm" svg:x="13.77cm" svg:y="18.985cm" svg:viewBox="0 0 111 196" svg:d="M32 95c26-8 47-22 47-48 0-15-10-30-31-30-26 0-39 23-43 31l-4-1c11-38 37-47 56-47 37 0 44 26 44 39 0 15-7 27-26 40 12 5 36 14 36 52 0 40-34 65-78 65-7 0-33-2-33-17 0-7 7-9 11-9 14 0 25 15 42 15 26 0 38-22 38-43 0-7-4-28-22-37-10-6-17-7-37-6z">
          <text:p/>
        </draw:path>
        <draw:path draw:style-name="gr14" draw:text-style-name="P4" draw:layer="layout" svg:width="0.121cm" svg:height="0.189cm" svg:x="15.574cm" svg:y="11.751cm" svg:viewBox="0 0 122 190" svg:d="M122 4l-61 186h-18l56-169h-62c-18 0-23 8-32 22l-5-2 12-29 4-12h106z">
          <text:p/>
        </draw:path>
        <draw:path draw:style-name="gr14" draw:text-style-name="P4" draw:layer="layout" svg:width="0.121cm" svg:height="0.189cm" svg:x="15.574cm" svg:y="19.272cm" svg:viewBox="0 0 122 190" svg:d="M122 4l-61 186h-18l56-169h-62c-18 0-23 8-32 23l-5-3 12-29 4-12h106z">
          <text:p/>
        </draw:path>
        <draw:path draw:style-name="gr14" draw:text-style-name="P4" draw:layer="layout" svg:width="0.13cm" svg:height="0.19cm" svg:x="16.527cm" svg:y="11.747cm" svg:viewBox="0 0 131 191" svg:d="M80 29l-68 96h68zM131 144h-29v47h-21v-47h-81v-19l90-125h12v125h29z">
          <text:p/>
        </draw:path>
        <draw:path draw:style-name="gr14" draw:text-style-name="P4" draw:layer="layout" svg:width="0.13cm" svg:height="0.191cm" svg:x="16.527cm" svg:y="19.268cm" svg:viewBox="0 0 131 192" svg:d="M80 31l-68 95h68zM131 145h-29v47h-21v-47h-81v-19l90-126h12v126h29z">
          <text:p/>
        </draw:path>
        <draw:path draw:style-name="gr14" draw:text-style-name="P4" draw:layer="layout" svg:width="0.109cm" svg:height="0.194cm" svg:x="16.847cm" svg:y="11.754cm" svg:viewBox="0 0 110 195" svg:d="M30 94c26-9 47-22 47-48 0-14-10-29-31-29-25 0-37 22-42 30l-4-2c12-36 37-45 56-45 36 0 44 26 44 38 0 15-8 27-27 39 12 5 37 15 37 53 0 40-35 65-79 65-7 0-31-1-31-16 0-9 6-11 11-11 13 0 23 17 40 17 26 0 38-23 38-44 0-7-4-28-22-37-10-6-17-7-36-7z">
          <text:p/>
        </draw:path>
        <draw:path draw:style-name="gr14" draw:text-style-name="P4" draw:layer="layout" svg:width="0.109cm" svg:height="0.195cm" svg:x="16.847cm" svg:y="19.275cm" svg:viewBox="0 0 110 196" svg:d="M30 95c26-8 47-22 47-48 0-14-10-30-31-30-25 0-37 23-42 31l-4-1c12-38 37-47 56-47 36 0 44 27 44 39 0 15-8 27-27 40 12 5 37 15 37 52 0 40-35 65-79 65-7 0-31-2-31-16 0-8 6-10 11-10 13 0 23 15 40 15 26 0 38-22 38-43 0-7-4-28-22-37-10-6-17-7-36-6z">
          <text:p/>
        </draw:path>
        <draw:path draw:style-name="gr14" draw:text-style-name="P4" draw:layer="layout" svg:width="0.091cm" svg:height="0.431cm" svg:x="12.181cm" svg:y="18.964cm" svg:viewBox="0 0 92 432" svg:d="M52 13c-20 0-20 16-20 23v356c0 6 0 27 22 27h38v13h-92v-432h92v13z">
          <text:p/>
        </draw:path>
        <draw:path draw:style-name="gr14" draw:text-style-name="P4" draw:layer="layout" svg:width="0.091cm" svg:height="0.431cm" svg:x="13.971cm" svg:y="18.964cm" svg:viewBox="0 0 92 432" svg:d="M38 419c20 0 20-16 20-23v-355c0-7 0-28-21-28h-37v-13h92v432h-92v-13z">
          <text:p/>
        </draw:path>
        <draw:path draw:style-name="gr14" draw:text-style-name="P4" draw:layer="layout" svg:width="0.084cm" svg:height="0.187cm" svg:x="5.99cm" svg:y="23.969cm" svg:viewBox="0 0 85 188" svg:d="M0 182c24 0 27-5 27-25v-126c0-21-4-25-27-26v-5h85v5c-21 1-28 3-28 26v126c0 22 7 25 28 25v6h-85z">
          <text:p/>
        </draw:path>
        <draw:path draw:style-name="gr14" draw:text-style-name="P4" draw:layer="layout" svg:width="0.192cm" svg:height="0.19cm" svg:x="6.083cm" svg:y="23.969cm" svg:viewBox="0 0 193 191" svg:d="M193 5c-13 1-17 5-25 26l-64 160h-4l-70-156c-11-26-16-29-30-30v-5h75v5c-15 1-21 2-21 11 0 4 5 15 12 30l42 96 42-104c0-2 5-14 5-20 0-11-10-12-20-13v-5h58z">
          <text:p/>
        </draw:path>
        <draw:path draw:style-name="gr14" draw:text-style-name="P4" draw:layer="layout" svg:width="0.24cm" svg:height="0.187cm" svg:x="6.286cm" svg:y="23.863cm" svg:viewBox="0 0 241 188" svg:d="M241 5c-18 2-24 4-24 26v126c0 22 6 24 24 25v6h-79v-6c22-1 26-5 26-28v-128h-1l-71 162h-4l-72-155v113c0 29 6 36 26 36v6h-66v-6c21-1 27-5 27-36v-115c0-22-6-25-26-26v-5h55l67 143 62-143h56z">
          <text:p/>
        </draw:path>
        <draw:path draw:style-name="gr14" draw:text-style-name="P4" draw:layer="layout" svg:width="0.121cm" svg:height="0.189cm" svg:x="6.539cm" svg:y="23.863cm" svg:viewBox="0 0 122 190" svg:d="M122 5l-60 185h-19l57-169h-62c-19 0-24 8-33 23l-5-3 12-29 5-12h105z">
          <text:p/>
        </draw:path>
        <draw:path draw:style-name="gr14" draw:text-style-name="P4" draw:layer="layout" svg:width="0.129cm" svg:height="0.131cm" svg:x="7.153cm" svg:y="24.029cm" svg:viewBox="0 0 130 132" svg:d="M130 4c-10 1-12 5-18 22l-36 91c-4 8-6 15-8 15-3 0-3-2-8-14-6-17-34-84-44-104-4-8-11-10-16-10v-4h56v4c-7 0-13 1-13 8 0 4 2 8 3 10l28 73c10-28 30-72 30-82 0-6-6-9-13-9v-4h39z">
          <text:p/>
        </draw:path>
        <draw:path draw:style-name="gr14" draw:text-style-name="P4" draw:layer="layout" svg:width="0.067cm" svg:height="0.193cm" svg:x="7.293cm" svg:y="23.963cm" svg:viewBox="0 0 68 194" svg:d="M32 0c8 0 14 6 14 14s-6 15-14 15c-10 0-14-9-14-15 0-5 4-14 14-14zM0 189c18 0 22-2 22-24v-67c0-16-5-17-10-17-3 0-7 1-11 2v-5c15-4 29-10 44-15l1 1v101c0 18 1 23 22 24v5h-68z">
          <text:p/>
        </draw:path>
        <draw:path draw:style-name="gr14" draw:text-style-name="P4" draw:layer="layout" svg:width="0.066cm" svg:height="0.193cm" svg:x="7.372cm" svg:y="23.963cm" svg:viewBox="0 0 67 194" svg:d="M31 0c9 0 15 6 15 14s-6 15-15 15c-10 0-14-9-14-15 0-5 4-14 14-14zM0 189c17 0 22-2 22-24v-67c0-16-6-17-10-17s-8 1-11 2v-5c14-4 29-10 43-15l2 1v101c0 18 1 23 21 24v5h-67z">
          <text:p/>
        </draw:path>
        <draw:path draw:style-name="gr14" draw:text-style-name="P4" draw:layer="layout" svg:width="0.084cm" svg:height="0.187cm" svg:x="5.387cm" svg:y="23.969cm" svg:viewBox="0 0 85 188" svg:d="M0 182c24 0 28-5 28-25v-126c0-21-4-25-28-26v-5h85v5c-20 1-27 3-27 26v126c0 22 6 25 27 25v6h-85z">
          <text:p/>
        </draw:path>
        <draw:path draw:style-name="gr14" draw:text-style-name="P4" draw:layer="layout" svg:width="0.151cm" svg:height="0.187cm" svg:x="4.829cm" svg:y="23.969cm" svg:viewBox="0 0 152 188" svg:d="M126 122c-3-24-10-27-31-27l-41-1v63c0 21 6 24 26 25v6h-80v-6c21-1 25-5 25-28v-123c0-23-7-24-25-26v-5h151l1 40h-7c-5-25-12-29-43-29h-39c-7 0-9 1-9 9v63h41c23 0 29-6 31-27h7v66z">
          <text:p/>
        </draw:path>
        <draw:path draw:style-name="gr14" draw:text-style-name="P4" draw:layer="layout" svg:width="0.031cm" svg:height="0.133cm" svg:x="5.006cm" svg:y="24.026cm" svg:viewBox="0 0 32 134" svg:d="M0 118c0-9 8-16 16-16s16 8 16 16c0 11-10 16-16 16s-16-5-16-16zM0 16c0-9 8-16 16-16s16 7 16 16c0 11-10 15-16 15s-16-4-16-15z">
          <text:p/>
        </draw:path>
        <draw:path draw:style-name="gr14" draw:text-style-name="P4" draw:layer="layout" svg:width="0.12cm" svg:height="0.122cm" svg:x="7.45cm" svg:y="23.964cm" svg:viewBox="0 0 121 123" svg:d="M37 94c7 4 16 7 24 7 22 0 40-18 40-41 0-9-2-17-6-23zM85 26c-7-5-15-8-25-8-23 0-41 19-41 42 0 9 3 18 8 24zM4 60c0-31 25-57 57-57 13 0 25 5 34 13l16-16 10 10-15 16c7 10 10 21 10 34 0 31-25 56-55 56-14 0-25-5-34-11l-18 18-9-12 16-16c-7-10-12-22-12-35z">
          <text:p/>
        </draw:path>
        <draw:path draw:style-name="gr14" draw:text-style-name="P4" draw:layer="layout" svg:width="0.121cm" svg:height="0.189cm" svg:x="7.574cm" svg:y="23.884cm" svg:viewBox="0 0 122 190" svg:d="M122 5l-60 185h-20l57-169h-62c-18 0-23 8-33 23l-4-2 12-29 4-13h106z">
          <text:p/>
        </draw:path>
        <draw:path draw:style-name="gr25" draw:text-style-name="P3" draw:layer="layout" svg:width="24.13cm" svg:height="30.163cm" svg:x="-1.301cm" svg:y="-1.263cm" svg:viewBox="0 0 24131 30164" svg:d="M530 1270h-530M23602 1270h529M530 28894h-530M23602 28894h529M1270 529v-529M1270 29634v530M22861 529v-529M22861 29634v530">
          <text:p/>
        </draw:path>
        <draw:path draw:style-name="gr26" draw:text-style-name="P3" draw:layer="layout" svg:width="24.13cm" svg:height="30.163cm" svg:x="-1.301cm" svg:y="-1.263cm" svg:viewBox="0 0 24131 30164" svg:d="M530 1270h-530M23602 1270h529M530 28894h-530M23602 28894h529M1270 529v-529M1270 29634v530M22861 529v-529M22861 29634v530">
          <text:p/>
        </draw:path>
        <draw:path draw:style-name="gr25" draw:text-style-name="P3" draw:layer="layout" svg:width="0.353cm" svg:height="0.353cm" svg:x="10.588cm" svg:y="-1.175cm" svg:viewBox="0 0 354 354" svg:d="M354 177c0 97-79 177-177 177s-177-80-177-177c0-98 79-177 177-177s177 79 177 177z">
          <text:p/>
        </draw:path>
        <draw:line draw:style-name="gr25" draw:text-style-name="P3" draw:layer="layout" svg:x1="10.553cm" svg:y1="-0.998cm" svg:x2="10.976cm" svg:y2="-0.998cm">
          <text:p/>
        </draw:line>
        <draw:line draw:style-name="gr25" draw:text-style-name="P3" draw:layer="layout" svg:x1="10.764cm" svg:y1="-1.21cm" svg:x2="10.764cm" svg:y2="-0.787cm">
          <text:p/>
        </draw:line>
        <draw:path draw:style-name="gr25" draw:text-style-name="P3" draw:layer="layout" svg:width="0.211cm" svg:height="0.211cm" svg:x="10.659cm" svg:y="-1.104cm" svg:viewBox="0 0 212 212" svg:d="M212 106c0 59-48 106-107 106-58 0-105-47-105-106s47-106 105-106c59 0 107 47 107 106z">
          <text:p/>
        </draw:path>
        <draw:path draw:style-name="gr26" draw:text-style-name="P3" draw:layer="layout" svg:width="0.353cm" svg:height="0.353cm" svg:x="10.588cm" svg:y="-1.175cm" svg:viewBox="0 0 354 354" svg:d="M354 177c0 97-79 177-177 177s-177-80-177-177c0-98 79-177 177-177s177 79 177 177z">
          <text:p/>
        </draw:path>
        <draw:line draw:style-name="gr26" draw:text-style-name="P3" draw:layer="layout" svg:x1="10.553cm" svg:y1="-0.998cm" svg:x2="10.976cm" svg:y2="-0.998cm">
          <text:p/>
        </draw:line>
        <draw:line draw:style-name="gr26" draw:text-style-name="P3" draw:layer="layout" svg:x1="10.764cm" svg:y1="-1.21cm" svg:x2="10.764cm" svg:y2="-0.787cm">
          <text:p/>
        </draw:line>
        <draw:path draw:style-name="gr27" draw:text-style-name="P7" draw:layer="layout" svg:width="0.211cm" svg:height="0.211cm" svg:x="10.659cm" svg:y="-1.104cm" svg:viewBox="0 0 212 212" svg:d="M212 106c0 59-48 106-107 106-58 0-105-47-105-106s47-106 105-106c59 0 107 47 107 106z">
          <text:p/>
        </draw:path>
        <draw:line draw:style-name="gr28" draw:text-style-name="P3" draw:layer="layout" svg:x1="10.659cm" svg:y1="-0.998cm" svg:x2="10.87cm" svg:y2="-0.998cm">
          <text:p/>
        </draw:line>
        <draw:line draw:style-name="gr28" draw:text-style-name="P3" draw:layer="layout" svg:x1="10.764cm" svg:y1="-1.104cm" svg:x2="10.764cm" svg:y2="-0.893cm">
          <text:p/>
        </draw:line>
        <draw:path draw:style-name="gr25" draw:text-style-name="P3" draw:layer="layout" svg:width="0.353cm" svg:height="0.352cm" svg:x="10.588cm" svg:y="28.459cm" svg:viewBox="0 0 354 353" svg:d="M354 176c0 98-79 177-177 177s-177-79-177-177c0-97 79-176 177-176s177 79 177 176z">
          <text:p/>
        </draw:path>
        <draw:line draw:style-name="gr25" draw:text-style-name="P3" draw:layer="layout" svg:x1="10.553cm" svg:y1="28.635cm" svg:x2="10.976cm" svg:y2="28.635cm">
          <text:p/>
        </draw:line>
        <draw:line draw:style-name="gr25" draw:text-style-name="P3" draw:layer="layout" svg:x1="10.764cm" svg:y1="28.423cm" svg:x2="10.764cm" svg:y2="28.847cm">
          <text:p/>
        </draw:line>
        <draw:path draw:style-name="gr25" draw:text-style-name="P3" draw:layer="layout" svg:width="0.211cm" svg:height="0.212cm" svg:x="10.659cm" svg:y="28.529cm" svg:viewBox="0 0 212 213" svg:d="M212 107c0 58-48 106-107 106-58 0-105-48-105-106 0-60 47-107 105-107 59 0 107 47 107 107z">
          <text:p/>
        </draw:path>
        <draw:path draw:style-name="gr26" draw:text-style-name="P3" draw:layer="layout" svg:width="0.353cm" svg:height="0.352cm" svg:x="10.588cm" svg:y="28.459cm" svg:viewBox="0 0 354 353" svg:d="M354 176c0 98-79 177-177 177s-177-79-177-177c0-97 79-176 177-176s177 79 177 176z">
          <text:p/>
        </draw:path>
        <draw:line draw:style-name="gr26" draw:text-style-name="P3" draw:layer="layout" svg:x1="10.553cm" svg:y1="28.635cm" svg:x2="10.976cm" svg:y2="28.635cm">
          <text:p/>
        </draw:line>
        <draw:line draw:style-name="gr26" draw:text-style-name="P3" draw:layer="layout" svg:x1="10.764cm" svg:y1="28.423cm" svg:x2="10.764cm" svg:y2="28.847cm">
          <text:p/>
        </draw:line>
        <draw:path draw:style-name="gr27" draw:text-style-name="P7" draw:layer="layout" svg:width="0.211cm" svg:height="0.212cm" svg:x="10.659cm" svg:y="28.529cm" svg:viewBox="0 0 212 213" svg:d="M212 107c0 58-48 106-107 106-58 0-105-48-105-106 0-60 47-107 105-107 59 0 107 47 107 107z">
          <text:p/>
        </draw:path>
        <draw:line draw:style-name="gr28" draw:text-style-name="P3" draw:layer="layout" svg:x1="10.659cm" svg:y1="28.635cm" svg:x2="10.87cm" svg:y2="28.635cm">
          <text:p/>
        </draw:line>
        <draw:line draw:style-name="gr28" draw:text-style-name="P3" draw:layer="layout" svg:x1="10.764cm" svg:y1="28.529cm" svg:x2="10.764cm" svg:y2="28.741cm">
          <text:p/>
        </draw:line>
        <draw:path draw:style-name="gr25" draw:text-style-name="P3" draw:layer="layout" svg:width="0.352cm" svg:height="0.353cm" svg:x="-1.212cm" svg:y="13.642cm" svg:viewBox="0 0 353 354" svg:d="M353 176c0 99-80 178-177 178s-176-79-176-178c0-97 79-176 176-176s177 79 177 176z">
          <text:p/>
        </draw:path>
        <draw:line draw:style-name="gr25" draw:text-style-name="P3" draw:layer="layout" svg:x1="-1.248cm" svg:y1="13.818cm" svg:x2="-0.824cm" svg:y2="13.818cm">
          <text:p/>
        </draw:line>
        <draw:line draw:style-name="gr25" draw:text-style-name="P3" draw:layer="layout" svg:x1="-1.036cm" svg:y1="13.607cm" svg:x2="-1.036cm" svg:y2="14.03cm">
          <text:p/>
        </draw:line>
        <draw:path draw:style-name="gr25" draw:text-style-name="P3" draw:layer="layout" svg:width="0.212cm" svg:height="0.212cm" svg:x="-1.142cm" svg:y="13.712cm" svg:viewBox="0 0 213 213" svg:d="M213 106c0 60-48 107-107 107-58 0-106-47-106-107 0-58 48-106 106-106 59 0 107 48 107 106z">
          <text:p/>
        </draw:path>
        <draw:path draw:style-name="gr26" draw:text-style-name="P3" draw:layer="layout" svg:width="0.352cm" svg:height="0.353cm" svg:x="-1.212cm" svg:y="13.642cm" svg:viewBox="0 0 353 354" svg:d="M353 176c0 99-80 178-177 178s-176-79-176-178c0-97 79-176 176-176s177 79 177 176z">
          <text:p/>
        </draw:path>
        <draw:line draw:style-name="gr26" draw:text-style-name="P3" draw:layer="layout" svg:x1="-1.248cm" svg:y1="13.818cm" svg:x2="-0.824cm" svg:y2="13.818cm">
          <text:p/>
        </draw:line>
        <draw:line draw:style-name="gr26" draw:text-style-name="P3" draw:layer="layout" svg:x1="-1.036cm" svg:y1="13.607cm" svg:x2="-1.036cm" svg:y2="14.03cm">
          <text:p/>
        </draw:line>
        <draw:path draw:style-name="gr27" draw:text-style-name="P7" draw:layer="layout" svg:width="0.212cm" svg:height="0.212cm" svg:x="-1.142cm" svg:y="13.712cm" svg:viewBox="0 0 213 213" svg:d="M213 106c0 60-48 107-107 107-58 0-106-47-106-107 0-58 48-106 106-106 59 0 107 48 107 106z">
          <text:p/>
        </draw:path>
        <draw:line draw:style-name="gr28" draw:text-style-name="P3" draw:layer="layout" svg:x1="-1.142cm" svg:y1="13.818cm" svg:x2="-0.93cm" svg:y2="13.818cm">
          <text:p/>
        </draw:line>
        <draw:line draw:style-name="gr28" draw:text-style-name="P3" draw:layer="layout" svg:x1="-1.036cm" svg:y1="13.712cm" svg:x2="-1.036cm" svg:y2="13.924cm">
          <text:p/>
        </draw:line>
        <draw:path draw:style-name="gr25" draw:text-style-name="P3" draw:layer="layout" svg:width="0.352cm" svg:height="0.353cm" svg:x="22.389cm" svg:y="13.642cm" svg:viewBox="0 0 353 354" svg:d="M353 176c0 99-80 178-177 178s-176-79-176-178c0-97 79-176 176-176s177 79 177 176z">
          <text:p/>
        </draw:path>
        <draw:line draw:style-name="gr25" draw:text-style-name="P3" draw:layer="layout" svg:x1="22.353cm" svg:y1="13.818cm" svg:x2="22.777cm" svg:y2="13.818cm">
          <text:p/>
        </draw:line>
        <draw:line draw:style-name="gr25" draw:text-style-name="P3" draw:layer="layout" svg:x1="22.565cm" svg:y1="13.607cm" svg:x2="22.565cm" svg:y2="14.03cm">
          <text:p/>
        </draw:line>
        <draw:path draw:style-name="gr25" draw:text-style-name="P3" draw:layer="layout" svg:width="0.212cm" svg:height="0.212cm" svg:x="22.459cm" svg:y="13.712cm" svg:viewBox="0 0 213 213" svg:d="M213 106c0 60-48 107-106 107-59 0-107-47-107-107 0-58 48-106 107-106 58 0 106 48 106 106z">
          <text:p/>
        </draw:path>
        <draw:path draw:style-name="gr26" draw:text-style-name="P3" draw:layer="layout" svg:width="0.352cm" svg:height="0.353cm" svg:x="22.389cm" svg:y="13.642cm" svg:viewBox="0 0 353 354" svg:d="M353 176c0 99-80 178-177 178s-176-79-176-178c0-97 79-176 176-176s177 79 177 176z">
          <text:p/>
        </draw:path>
        <draw:line draw:style-name="gr26" draw:text-style-name="P3" draw:layer="layout" svg:x1="22.353cm" svg:y1="13.818cm" svg:x2="22.777cm" svg:y2="13.818cm">
          <text:p/>
        </draw:line>
        <draw:line draw:style-name="gr26" draw:text-style-name="P3" draw:layer="layout" svg:x1="22.565cm" svg:y1="13.607cm" svg:x2="22.565cm" svg:y2="14.03cm">
          <text:p/>
        </draw:line>
        <draw:path draw:style-name="gr27" draw:text-style-name="P7" draw:layer="layout" svg:width="0.212cm" svg:height="0.212cm" svg:x="22.459cm" svg:y="13.712cm" svg:viewBox="0 0 213 213" svg:d="M213 106c0 60-48 107-106 107-59 0-107-47-107-107 0-58 48-106 107-106 58 0 106 48 106 106z">
          <text:p/>
        </draw:path>
        <draw:line draw:style-name="gr28" draw:text-style-name="P3" draw:layer="layout" svg:x1="22.459cm" svg:y1="13.818cm" svg:x2="22.671cm" svg:y2="13.818cm">
          <text:p/>
        </draw:line>
        <draw:line draw:style-name="gr28" draw:text-style-name="P3" draw:layer="layout" svg:x1="22.565cm" svg:y1="13.712cm" svg:x2="22.565cm" svg:y2="13.924cm">
          <text:p/>
        </draw:line>
        <draw:polygon draw:style-name="gr29" draw:text-style-name="P3" draw:layer="layout" svg:width="0.092cm" svg:height="0.152cm" svg:x="0.336cm" svg:y="28.536cm" svg:viewBox="0 0 93 153" draw:points="47,83 91,41 66,41 18,89 18,0 0,0 0,153 18,153 18,111 34,97 68,153 93,153">
          <text:p/>
        </draw:polygon>
        <draw:path draw:style-name="gr29" draw:text-style-name="P3" draw:layer="layout" svg:width="0.102cm" svg:height="0.117cm" svg:x="0.436cm" svg:y="28.574cm" svg:viewBox="0 0 103 118" svg:d="M0 59c0 29 16 59 52 59 35 0 51-30 51-59 0-28-16-59-51-59-36 0-52 31-52 59zM19 59c0-14 6-43 33-43s32 29 32 43c0 15-5 43-32 43s-33-28-33-43z">
          <text:p/>
        </draw:path>
        <draw:path draw:style-name="gr29" draw:text-style-name="P3" draw:layer="layout" svg:width="0.091cm" svg:height="0.117cm" svg:x="0.553cm" svg:y="28.574cm" svg:viewBox="0 0 92 118" svg:d="M88 36c0-7-2-36-42-36-23 0-43 11-43 36 0 16 10 23 26 27l22 5c16 5 22 7 22 16 0 13-12 18-25 18-27 0-30-14-30-23h-18c0 14 3 39 48 39 25 0 44-14 44-37 0-15-8-23-31-29l-19-4c-15-4-21-6-21-16 0-14 16-16 23-16 24 0 26 12 26 20z">
          <text:p/>
        </draw:path>
        <draw:path draw:style-name="gr29" draw:text-style-name="P3" draw:layer="layout" svg:width="0.101cm" svg:height="0.153cm" svg:x="0.66cm" svg:y="28.539cm" svg:viewBox="0 0 102 154" svg:d="M96 38c0-17-13-38-46-38-36 0-45 25-45 41 0 14 7 24 20 29-16 6-25 18-25 36 0 8 0 24 15 36 12 10 27 12 36 12 35 0 51-23 51-48 0-11-5-28-25-36 6-4 19-10 19-32zM50 79c17 0 31 9 31 29 0 24-16 29-30 29-26 0-31-18-31-30 0-14 9-28 30-28zM50 63c-13 0-26-9-26-23 0-9 5-23 25-23 22 0 28 13 28 22 0 14-11 24-27 24z">
          <text:p/>
        </draw:path>
        <draw:path draw:style-name="gr29" draw:text-style-name="P3" draw:layer="layout" svg:width="0.102cm" svg:height="0.153cm" svg:x="0.777cm" svg:y="28.539cm" svg:viewBox="0 0 103 154" svg:d="M100 40c-2-31-27-40-45-40-44 0-55 47-55 80 0 19 3 38 12 52 10 17 27 22 38 22 21 0 30-6 39-15 10-11 14-22 14-38 0-35-29-47-48-47-20 0-30 10-35 18 0-16 6-55 35-55 16 0 23 10 26 23zM22 103c0-17 10-32 31-32 23 0 31 18 31 31 0 21-13 35-31 35-21 0-31-17-31-34z">
          <text:p/>
        </draw:path>
        <draw:path draw:style-name="gr29" draw:text-style-name="P3" draw:layer="layout" svg:width="0.103cm" svg:height="0.146cm" svg:x="0.895cm" svg:y="28.542cm" svg:viewBox="0 0 104 147" svg:d="M0 18h83c-30 34-57 88-62 129h21c10-68 47-115 62-130v-17h-104z">
          <text:p/>
        </draw:path>
        <draw:path draw:style-name="gr29" draw:text-style-name="P3" draw:layer="layout" svg:width="0.101cm" svg:height="0.153cm" svg:x="1.013cm" svg:y="28.539cm" svg:viewBox="0 0 102 154" svg:d="M99 40c-2-31-26-40-43-40-46 0-56 47-56 80 0 19 2 38 11 52 11 17 27 22 39 22 21 0 30-6 38-15 10-11 14-22 14-38 0-35-28-47-46-47-22 0-32 10-37 18 0-16 6-55 36-55 16 0 24 10 26 23zM22 103c0-17 9-32 31-32 23 0 30 18 30 31 0 21-11 35-29 35-23 0-32-17-32-34z">
          <text:p/>
        </draw:path>
        <draw:path draw:style-name="gr29" draw:text-style-name="P3" draw:layer="layout" svg:width="0.102cm" svg:height="0.153cm" svg:x="1.13cm" svg:y="28.539cm" svg:viewBox="0 0 103 154" svg:d="M83 76c0 39-9 61-31 61s-32-22-32-61c0-37 10-59 32-59s31 22 31 59zM103 76c0-30-8-76-51-76-44 0-52 46-52 76 0 31 8 78 52 78 43 0 51-47 51-78z">
          <text:p/>
        </draw:path>
        <draw:polygon draw:style-name="gr29" draw:text-style-name="P3" draw:layer="layout" svg:width="0.118cm" svg:height="0.01cm" svg:x="1.24cm" svg:y="28.704cm" svg:viewBox="0 0 119 11" draw:points="0,0 0,11 119,11 119,0">
          <text:p/>
        </draw:polygon>
        <draw:path draw:style-name="gr29" draw:text-style-name="P3" draw:layer="layout" svg:width="0.095cm" svg:height="0.117cm" svg:x="1.364cm" svg:y="28.574cm" svg:viewBox="0 0 96 118" svg:d="M96 41c-2-20-14-41-43-41-36 0-53 27-53 63 0 32 19 55 50 55 32 0 44-25 46-42h-19c-3 17-14 26-27 26-25 0-30-24-30-43s7-42 30-42c16 0 24 9 27 24z">
          <text:p/>
        </draw:path>
        <draw:path draw:style-name="gr29" draw:text-style-name="P3" draw:layer="layout" svg:width="0.091cm" svg:height="0.152cm" svg:x="1.477cm" svg:y="28.536cm" svg:viewBox="0 0 92 153" svg:d="M92 76c0-31-22-38-39-38-18 0-27 11-33 18v-56h-20v153h20v-60c0-29 16-38 31-38 18 0 22 9 22 25v73h19z">
          <text:p/>
        </draw:path>
        <draw:path draw:style-name="gr29" draw:text-style-name="P3" draw:layer="layout" svg:width="0.054cm" svg:height="0.149cm" svg:x="1.603cm" svg:y="28.539cm" svg:viewBox="0 0 55 150" svg:d="M55 0h-15c-6 24-16 27-40 28v15h34v107h21z">
          <text:p/>
        </draw:path>
        <draw:path draw:style-name="gr29" draw:text-style-name="P3" draw:layer="layout" svg:width="0.102cm" svg:height="0.15cm" svg:x="1.706cm" svg:y="28.542cm" svg:viewBox="0 0 103 151" svg:d="M30 18h64v-18h-78l-11 80 16 1c7-9 17-14 28-14 18 0 34 11 34 33 0 18-13 34-32 34-17 0-30-8-32-25h-19c3 34 28 42 48 42 47 0 55-37 55-53 0-31-26-48-50-48-13 0-23 4-29 9z">
          <text:p/>
        </draw:path>
        <draw:polygon draw:style-name="gr29" draw:text-style-name="P3" draw:layer="layout" svg:width="0.117cm" svg:height="0.01cm" svg:x="1.817cm" svg:y="28.704cm" svg:viewBox="0 0 118 11" draw:points="0,0 0,11 118,11 118,0">
          <text:p/>
        </draw:polygon>
        <draw:path draw:style-name="gr29" draw:text-style-name="P3" draw:layer="layout" svg:width="0.054cm" svg:height="0.149cm" svg:x="1.956cm" svg:y="28.539cm" svg:viewBox="0 0 55 150" svg:d="M55 0h-14c-6 24-16 27-41 28v15h35v107h20z">
          <text:p/>
        </draw:path>
        <draw:path draw:style-name="gr29" draw:text-style-name="P3" draw:layer="layout" svg:width="0.101cm" svg:height="0.149cm" svg:x="2.058cm" svg:y="28.539cm" svg:viewBox="0 0 102 150" svg:d="M23 53c1-10 2-36 30-36 22 0 29 15 29 27 0 19-11 25-27 34l-20 12c-19 12-34 29-35 60h102v-18h-81c1-5 6-17 26-28l16-10c22-12 39-23 39-50s-20-44-46-44c-16 0-53 5-53 53z">
          <text:p/>
        </draw:path>
        <draw:path draw:style-name="gr29" draw:text-style-name="P3" draw:layer="layout" svg:width="0.103cm" svg:height="0.153cm" svg:x="2.177cm" svg:y="28.539cm" svg:viewBox="0 0 104 154" svg:d="M41 80c3 0 6 0 9 0 12 0 34 2 34 27 0 19-13 30-32 30-29 0-32-19-33-34h-19c1 18 6 36 22 44 7 4 18 7 29 7 38 0 53-24 53-49 0-20-10-30-25-35 8-3 19-12 19-31 0-22-17-39-45-39-41 0-50 27-50 49h19c1-11 2-32 30-32 22 0 27 14 27 23 0 19-14 25-28 25-3 0-7-1-10-1z">
          <text:p/>
        </draw:path>
        <draw:polygon draw:style-name="gr29" draw:text-style-name="P3" draw:layer="layout" svg:width="0.052cm" svg:height="0.019cm" svg:x="2.297cm" svg:y="28.62cm" svg:viewBox="0 0 53 20" draw:points="53,0 0,0 0,20 53,20">
          <text:p/>
        </draw:polygon>
        <draw:path draw:style-name="gr29" draw:text-style-name="P3" draw:layer="layout" svg:width="0.055cm" svg:height="0.149cm" svg:x="2.379cm" svg:y="28.539cm" svg:viewBox="0 0 56 150" svg:d="M56 0h-15c-6 24-16 27-41 28v15h36v107h20z">
          <text:p/>
        </draw:path>
        <draw:path draw:style-name="gr29" draw:text-style-name="P3" draw:layer="layout" svg:width="0.103cm" svg:height="0.153cm" svg:x="2.483cm" svg:y="28.539cm" svg:viewBox="0 0 104 154" svg:d="M40 80c4 0 7 0 9 0 13 0 35 2 35 27 0 19-13 30-32 30-29 0-32-19-33-34h-19c1 18 5 36 22 44 7 4 16 7 28 7 38 0 54-24 54-49 0-20-10-30-25-35 8-3 19-12 19-31 0-22-17-39-46-39-40 0-49 27-49 49h19c0-11 2-32 30-32 22 0 27 14 27 23 0 19-14 25-28 25-3 0-7-1-11-1z">
          <text:p/>
        </draw:path>
        <draw:path draw:style-name="gr29" draw:text-style-name="P3" draw:layer="layout" svg:width="0.102cm" svg:height="0.149cm" svg:x="2.599cm" svg:y="28.539cm" svg:viewBox="0 0 103 150" svg:d="M22 53c1-10 2-36 30-36 22 0 31 15 31 27 0 19-13 25-29 34l-19 12c-20 12-34 29-35 60h103v-18h-82c1-5 5-17 25-28l16-10c23-12 41-23 41-50s-21-44-48-44c-16 0-51 5-51 53z">
          <text:p/>
        </draw:path>
        <draw:polygon draw:style-name="gr29" draw:text-style-name="P3" draw:layer="layout" svg:width="0.022cm" svg:height="0.023cm" svg:x="2.729cm" svg:y="28.665cm" svg:viewBox="0 0 23 24" draw:points="23,0 0,0 0,24 23,24">
          <text:p/>
        </draw:polygon>
        <draw:path draw:style-name="gr29" draw:text-style-name="P3" draw:layer="layout" svg:width="0.019cm" svg:height="0.152cm" svg:x="2.784cm" svg:y="28.536cm" svg:viewBox="0 0 20 153" svg:d="M20 41h-20v112h20zM20 21v-21h-20v21z">
          <text:p/>
        </draw:path>
        <draw:path draw:style-name="gr29" draw:text-style-name="P3" draw:layer="layout" svg:width="0.09cm" svg:height="0.114cm" svg:x="2.831cm" svg:y="28.574cm" svg:viewBox="0 0 91 115" svg:d="M91 38c0-31-22-38-39-38-19 0-29 13-33 19h-1v-16h-18v112h19v-61c0-31 19-37 29-37 19 0 24 9 24 29v69h19z">
          <text:p/>
        </draw:path>
        <draw:path draw:style-name="gr29" draw:text-style-name="P3" draw:layer="layout" svg:width="0.098cm" svg:height="0.155cm" svg:x="2.942cm" svg:y="28.536cm" svg:viewBox="0 0 99 156" svg:d="M99 0h-19v57c-4-7-13-19-34-19-29 0-46 25-46 56 0 27 11 62 50 62 10 0 23-3 31-18h1v15h17zM19 97c0-14 2-42 31-42 27 0 30 30 30 48 0 29-18 37-30 37-21 0-31-18-31-43z">
          <text:p/>
        </draw:path>
        <draw:path draw:style-name="gr29" draw:text-style-name="P3" draw:layer="layout" svg:width="0.098cm" svg:height="0.155cm" svg:x="3.06cm" svg:y="28.536cm" svg:viewBox="0 0 99 156" svg:d="M99 0h-19v57c-5-7-13-19-33-19-31 0-47 25-47 56 0 27 11 62 49 62 11 0 24-3 32-18v15h18zM19 97c0-14 1-42 31-42 27 0 30 30 30 48 0 29-18 37-30 37-21 0-31-18-31-43z">
          <text:p/>
        </draw:path>
        <draw:path draw:style-name="gr29" draw:text-style-name="P3" draw:layer="layout" svg:width="0.054cm" svg:height="0.149cm" svg:x="3.368cm" svg:y="28.539cm" svg:viewBox="0 0 55 150" svg:d="M55 0h-14c-6 24-16 27-41 28v15h35v107h20z">
          <text:p/>
        </draw:path>
        <draw:path draw:style-name="gr29" draw:text-style-name="P3" draw:layer="layout" svg:width="0.101cm" svg:height="0.149cm" svg:x="3.47cm" svg:y="28.539cm" svg:viewBox="0 0 102 150" svg:d="M23 53c1-10 2-36 30-36 22 0 29 15 29 27 0 19-11 25-27 34l-20 12c-19 12-34 29-35 60h102v-18h-81c1-5 6-17 26-28l16-10c22-12 39-23 39-50s-20-44-46-44c-16 0-53 5-53 53z">
          <text:p/>
        </draw:path>
        <draw:path draw:style-name="gr29" draw:text-style-name="P3" draw:layer="layout" svg:width="0.1cm" svg:height="0.153cm" svg:x="3.591cm" svg:y="28.539cm" svg:viewBox="0 0 101 154" svg:d="M47 99c14 0 29-6 34-18l1 1c-5 39-16 56-36 56-15 0-25-9-26-24h-19c0 14 10 40 46 40 51 0 54-69 54-85 0-24-5-69-53-69-32 0-48 24-48 51 0 30 19 48 47 48zM50 82c-12 0-31-3-31-32 0-20 12-33 30-33 21 0 30 15 30 32 0 29-19 33-29 33z">
          <text:p/>
        </draw:path>
        <draw:frame draw:style-name="gr30" draw:text-style-name="P2" draw:layer="layout" svg:width="6.669cm" svg:height="0.48cm" svg:x="4.644cm" svg:y="5.257cm">
          <draw:text-box>
            <text:p text:style-name="P1"><text:span text:style-name="T2"><text:s text:c="2"/></text:span><text:span text:style-name="T2">Corelli, Concerto Grosso op. 6, no. 12, V</text:span></text:p>
          </draw:text-box>
        </draw:frame>
        <draw:path draw:style-name="gr29" draw:text-style-name="P3" draw:layer="layout" svg:width="0.102cm" svg:height="0.153cm" svg:x="19.662cm" svg:y="28.539cm" svg:viewBox="0 0 103 154" svg:d="M83 76c0 39-10 61-32 61-21 0-31-22-31-61 0-37 10-59 31-59 22 0 32 22 32 59zM103 76c0-30-8-76-52-76-42 0-51 46-51 76 0 31 9 78 51 78 44 0 52-47 52-78z">
          <text:p/>
        </draw:path>
        <draw:path draw:style-name="gr29" draw:text-style-name="P3" draw:layer="layout" svg:width="0.1cm" svg:height="0.153cm" svg:x="19.781cm" svg:y="28.539cm" svg:viewBox="0 0 101 154" svg:d="M47 99c14 0 29-6 35-18v1c-4 39-16 56-36 56-16 0-25-9-26-24h-18c0 14 9 40 44 40 52 0 55-69 55-85 0-24-5-69-53-69-31 0-48 24-48 51 0 30 19 48 47 48zM50 82c-13 0-31-3-31-32 0-20 12-33 29-33 23 0 31 15 31 32 0 29-20 33-29 33z">
          <text:p/>
        </draw:path>
        <draw:polygon draw:style-name="gr29" draw:text-style-name="P3" draw:layer="layout" svg:width="0.066cm" svg:height="0.16cm" svg:x="19.886cm" svg:y="28.532cm" svg:viewBox="0 0 67 161" draw:points="67,0 53,0 0,161 15,161">
          <text:p/>
        </draw:polygon>
        <draw:path draw:style-name="gr29" draw:text-style-name="P3" draw:layer="layout" svg:width="0.102cm" svg:height="0.153cm" svg:x="19.957cm" svg:y="28.539cm" svg:viewBox="0 0 103 154" svg:d="M82 76c0 39-10 61-31 61-22 0-32-22-32-61 0-37 10-59 32-59 21 0 31 22 31 59zM103 76c0-30-9-76-52-76s-51 46-51 76c0 31 8 78 51 78s52-47 52-78z">
          <text:p/>
        </draw:path>
        <draw:path draw:style-name="gr29" draw:text-style-name="P3" draw:layer="layout" svg:width="0.054cm" svg:height="0.149cm" svg:x="20.088cm" svg:y="28.539cm" svg:viewBox="0 0 55 150" svg:d="M55 0h-14c-6 24-17 27-41 28v15h35v107h20z">
          <text:p/>
        </draw:path>
        <draw:polygon draw:style-name="gr29" draw:text-style-name="P3" draw:layer="layout" svg:width="0.067cm" svg:height="0.16cm" svg:x="20.18cm" svg:y="28.532cm" svg:viewBox="0 0 68 161" draw:points="68,0 54,0 0,161 15,161">
          <text:p/>
        </draw:polygon>
        <draw:path draw:style-name="gr29" draw:text-style-name="P3" draw:layer="layout" svg:width="0.055cm" svg:height="0.149cm" svg:x="20.264cm" svg:y="28.539cm" svg:viewBox="0 0 56 150" svg:d="M56 0h-15c-6 24-16 27-41 28v15h36v107h20z">
          <text:p/>
        </draw:path>
        <draw:path draw:style-name="gr29" draw:text-style-name="P3" draw:layer="layout" svg:width="0.103cm" svg:height="0.146cm" svg:x="20.368cm" svg:y="28.542cm" svg:viewBox="0 0 104 147" svg:d="M0 18h82c-28 34-55 88-60 129h20c11-68 48-115 62-130v-17h-104z">
          <text:p/>
        </draw:path>
        <draw:path draw:style-name="gr29" draw:text-style-name="P3" draw:layer="layout" svg:width="0.106cm" svg:height="0.149cm" svg:x="20.66cm" svg:y="28.539cm" svg:viewBox="0 0 107 150" svg:d="M107 114v-17h-22v-97h-17l-68 94v20h65v36h20v-36zM65 29v68h-48z">
          <text:p/>
        </draw:path>
        <draw:path draw:style-name="gr29" draw:text-style-name="P3" draw:layer="layout" svg:width="0.022cm" svg:height="0.109cm" svg:x="20.791cm" svg:y="28.579cm" svg:viewBox="0 0 23 110" svg:d="M23 87h-23v23h23zM23 0h-23v22h23z">
          <text:p/>
        </draw:path>
        <draw:path draw:style-name="gr29" draw:text-style-name="P3" draw:layer="layout" svg:width="0.102cm" svg:height="0.15cm" svg:x="20.838cm" svg:y="28.542cm" svg:viewBox="0 0 103 151" svg:d="M32 18h63v-18h-78l-11 80 17 1c7-9 16-14 27-14 19 0 33 11 33 33 0 18-12 34-31 34-17 0-30-8-33-25h-19c4 34 30 42 49 42 47 0 54-37 54-53 0-31-25-48-49-48-13 0-22 4-29 9z">
          <text:p/>
        </draw:path>
        <draw:path draw:style-name="gr29" draw:text-style-name="P3" draw:layer="layout" svg:width="0.1cm" svg:height="0.153cm" svg:x="20.958cm" svg:y="28.539cm" svg:viewBox="0 0 101 154" svg:d="M47 99c13 0 28-6 35-18v1c-5 39-16 56-37 56-15 0-24-9-25-24h-18c0 14 9 40 44 40 52 0 55-69 55-85 0-24-5-69-53-69-32 0-48 24-48 51 0 30 19 48 47 48zM49 82c-12 0-30-3-30-32 0-20 12-33 29-33 21 0 30 15 30 32 0 29-19 33-29 33z">
          <text:p/>
        </draw:path>
        <draw:path draw:style-name="gr29" draw:text-style-name="P3" draw:layer="layout" svg:width="0.113cm" svg:height="0.152cm" svg:x="21.144cm" svg:y="28.536cm" svg:viewBox="0 0 114 153" svg:d="M20 17h43c17 0 30 7 30 26 0 20-12 27-31 27h-42zM20 89h49c33 0 45-25 45-46 0-25-17-43-45-43h-69v153h20z">
          <text:p/>
        </draw:path>
        <draw:path draw:style-name="gr29" draw:text-style-name="P3" draw:layer="layout" svg:width="0.146cm" svg:height="0.152cm" svg:x="21.282cm" svg:y="28.536cm" svg:viewBox="0 0 147 153" svg:d="M147 153v-153h-29l-45 129-43-129h-30v153h20v-91c0-4 0-24 0-38l43 129h20l44-129c0 14 0 34 0 38v91z">
          <text:p/>
        </draw:path>
        <draw:frame draw:style-name="gr31" draw:text-style-name="P8" draw:layer="layout" svg:width="3.401cm" svg:height="0.213cm" svg:x="0.323cm" svg:y="28.534cm">
          <draw:text-box>
            <text:p text:style-name="P1"><text:span text:style-name="T3">kos86760_ch15_123-132.indd <text:s text:c="2"/>129</text:span></text:p>
          </draw:text-box>
        </draw:frame>
        <draw:frame draw:style-name="gr32" draw:text-style-name="P8" draw:layer="layout" svg:width="1.801cm" svg:height="0.213cm" svg:x="19.655cm" svg:y="28.534cm">
          <draw:text-box>
            <text:p text:style-name="P1"><text:span text:style-name="T3">09/01/17 <text:s text:c="2"/>4:59 PM</text:span></text:p>
          </draw:text-box>
        </draw:frame>
        <draw:frame draw:style-name="gr33" draw:text-style-name="P9" draw:layer="layout" svg:width="0.531cm" svg:height="0.48cm" svg:x="3.776cm" svg:y="19.533cm">
          <draw:text-box>
            <text:p text:style-name="P1"><text:span text:style-name="T2">F:</text:span></text:p>
          </draw:text-box>
        </draw:frame>
        <draw:frame draw:style-name="gr34" draw:text-style-name="P9" draw:layer="layout" svg:width="0.214cm" svg:height="0.48cm" svg:x="5.228cm" svg:y="19.533cm">
          <draw:text-box>
            <text:p text:style-name="P1"><text:span text:style-name="T2">I</text:span></text:p>
          </draw:text-box>
        </draw:frame>
        <draw:frame draw:style-name="gr35" draw:text-style-name="P9" draw:layer="layout" svg:width="0.633cm" svg:height="0.48cm" svg:x="5.962cm" svg:y="19.533cm">
          <draw:text-box>
            <text:p text:style-name="P1"><text:span text:style-name="T4">IV</text:span><text:span text:style-name="T5">M7</text:span></text:p>
          </draw:text-box>
        </draw:frame>
        <draw:frame draw:style-name="gr36" draw:text-style-name="P9" draw:layer="layout" svg:width="0.595cm" svg:height="0.48cm" svg:x="6.987cm" svg:y="19.533cm">
          <draw:text-box>
            <text:p text:style-name="P1"><text:span text:style-name="T2">vii</text:span><text:span text:style-name="T5">ø7</text:span></text:p>
          </draw:text-box>
        </draw:frame>
        <draw:frame draw:style-name="gr37" draw:text-style-name="P9" draw:layer="layout" svg:width="0.446cm" svg:height="0.48cm" svg:x="7.825cm" svg:y="19.533cm">
          <draw:text-box>
            <text:p text:style-name="P1"><text:span text:style-name="T2">iii</text:span><text:span text:style-name="T5">7</text:span></text:p>
          </draw:text-box>
        </draw:frame>
        <draw:frame draw:style-name="gr37" draw:text-style-name="P9" draw:layer="layout" svg:width="0.446cm" svg:height="0.48cm" svg:x="8.874cm" svg:y="19.533cm">
          <draw:text-box>
            <text:p text:style-name="P1"><text:span text:style-name="T2">vi</text:span><text:span text:style-name="T5">7</text:span></text:p>
          </draw:text-box>
        </draw:frame>
        <draw:frame draw:style-name="gr37" draw:text-style-name="P9" draw:layer="layout" svg:width="0.446cm" svg:height="0.48cm" svg:x="9.631cm" svg:y="19.533cm">
          <draw:text-box>
            <text:p text:style-name="P1"><text:span text:style-name="T2">ii</text:span><text:span text:style-name="T5">7</text:span></text:p>
          </draw:text-box>
        </draw:frame>
        <draw:frame draw:style-name="gr37" draw:text-style-name="P9" draw:layer="layout" svg:width="0.446cm" svg:height="0.48cm" svg:x="10.606cm" svg:y="19.533cm">
          <draw:text-box>
            <text:p text:style-name="P1"><text:span text:style-name="T2">V</text:span><text:span text:style-name="T5">7</text:span></text:p>
          </draw:text-box>
        </draw:frame>
        <draw:frame draw:style-name="gr37" draw:text-style-name="P9" draw:layer="layout" svg:width="0.446cm" svg:height="0.48cm" svg:x="11.481cm" svg:y="19.533cm">
          <draw:text-box>
            <text:p text:style-name="P1"><text:span text:style-name="T2">I</text:span></text:p>
          </draw:text-box>
        </draw:frame>
        <draw:frame draw:style-name="gr37" draw:text-style-name="P9" draw:layer="layout" svg:width="0.446cm" svg:height="0.48cm" svg:x="12.238cm" svg:y="19.533cm">
          <draw:text-box>
            <text:p text:style-name="P1"><text:span text:style-name="T2">ii</text:span><text:span text:style-name="T5">6</text:span><text:span text:style-name="T6">5</text:span></text:p>
          </draw:text-box>
        </draw:frame>
        <draw:frame draw:style-name="gr37" draw:text-style-name="P9" draw:layer="layout" svg:width="0.446cm" svg:height="0.48cm" svg:x="14.257cm" svg:y="19.533cm">
          <draw:text-box>
            <text:p text:style-name="P1"><text:span text:style-name="T2">I</text:span></text:p>
          </draw:text-box>
        </draw:frame>
        <draw:frame draw:style-name="gr37" draw:text-style-name="P9" draw:layer="layout" svg:width="0.446cm" svg:height="0.48cm" svg:x="14.937cm" svg:y="19.533cm">
          <draw:text-box>
            <text:p text:style-name="P1"><text:span text:style-name="T2">IV</text:span></text:p>
          </draw:text-box>
        </draw:frame>
        <draw:frame draw:style-name="gr37" draw:text-style-name="P9" draw:layer="layout" svg:width="0.446cm" svg:height="0.48cm" svg:x="15.501cm" svg:y="19.533cm">
          <draw:text-box>
            <text:p text:style-name="P1"><text:span text:style-name="T2">V</text:span><text:span text:style-name="T5">7</text:span></text:p>
          </draw:text-box>
        </draw:frame>
        <draw:frame draw:style-name="gr37" draw:text-style-name="P9" draw:layer="layout" svg:width="0.446cm" svg:height="0.48cm" svg:x="15.997cm" svg:y="19.533cm">
          <draw:text-box>
            <text:p text:style-name="P1"><text:span text:style-name="T2">I</text:span></text:p>
          </draw:text-box>
        </draw:frame>
        <draw:frame draw:style-name="gr37" draw:text-style-name="P9" draw:layer="layout" svg:width="0.446cm" svg:height="0.48cm" svg:x="17.438cm" svg:y="19.533cm">
          <draw:text-box>
            <text:p text:style-name="P1"><text:span text:style-name="T2">I</text:span></text:p>
          </draw:text-box>
        </draw:frame>
        <draw:frame draw:style-name="gr37" draw:text-style-name="P9" draw:layer="layout" svg:width="0.446cm" svg:height="0.48cm" svg:x="7.826cm" svg:y="19.533cm">
          <draw:text-box>
            <text:p text:style-name="P1"><text:span text:style-name="T2">iii</text:span><text:span text:style-name="T5">7</text:span></text:p>
          </draw:text-box>
        </draw:frame>
        <draw:frame draw:style-name="gr37" draw:text-style-name="P9" draw:layer="layout" svg:width="0.446cm" svg:height="0.48cm" svg:x="8.875cm" svg:y="19.533cm">
          <draw:text-box>
            <text:p text:style-name="P1"><text:span text:style-name="T2">vi</text:span><text:span text:style-name="T5">7</text:span></text:p>
          </draw:text-box>
        </draw:frame>
        <draw:frame draw:style-name="gr37" draw:text-style-name="P9" draw:layer="layout" svg:width="0.446cm" svg:height="0.48cm" svg:x="9.632cm" svg:y="19.533cm">
          <draw:text-box>
            <text:p text:style-name="P1"><text:span text:style-name="T2">ii</text:span><text:span text:style-name="T5">7</text:span></text:p>
          </draw:text-box>
        </draw:frame>
        <draw:frame draw:style-name="gr37" draw:text-style-name="P9" draw:layer="layout" svg:width="0.446cm" svg:height="0.48cm" svg:x="10.607cm" svg:y="19.533cm">
          <draw:text-box>
            <text:p text:style-name="P1"><text:span text:style-name="T2">V</text:span><text:span text:style-name="T5">7</text:span></text:p>
          </draw:text-box>
        </draw:frame>
        <draw:frame draw:style-name="gr37" draw:text-style-name="P9" draw:layer="layout" svg:width="0.446cm" svg:height="0.48cm" svg:x="11.482cm" svg:y="19.533cm">
          <draw:text-box>
            <text:p text:style-name="P1"><text:span text:style-name="T2">I</text:span></text:p>
          </draw:text-box>
        </draw:frame>
        <draw:frame draw:style-name="gr37" draw:text-style-name="P9" draw:layer="layout" svg:width="0.446cm" svg:height="0.48cm" svg:x="12.239cm" svg:y="19.533cm">
          <draw:text-box>
            <text:p text:style-name="P1"><text:span text:style-name="T2">ii</text:span><text:span text:style-name="T5">6</text:span><text:span text:style-name="T6">5</text:span></text:p>
          </draw:text-box>
        </draw:frame>
        <draw:frame draw:style-name="gr37" draw:text-style-name="P9" draw:layer="layout" svg:width="0.446cm" svg:height="0.48cm" svg:x="14.258cm" svg:y="19.533cm">
          <draw:text-box>
            <text:p text:style-name="P1"><text:span text:style-name="T2">I</text:span></text:p>
          </draw:text-box>
        </draw:frame>
        <draw:frame draw:style-name="gr37" draw:text-style-name="P9" draw:layer="layout" svg:width="0.446cm" svg:height="0.48cm" svg:x="14.938cm" svg:y="19.533cm">
          <draw:text-box>
            <text:p text:style-name="P1"><text:span text:style-name="T2">IV</text:span></text:p>
          </draw:text-box>
        </draw:frame>
        <draw:frame draw:style-name="gr37" draw:text-style-name="P9" draw:layer="layout" svg:width="0.446cm" svg:height="0.48cm" svg:x="15.502cm" svg:y="19.533cm">
          <draw:text-box>
            <text:p text:style-name="P1"><text:span text:style-name="T2">V</text:span><text:span text:style-name="T5">7</text:span></text:p>
          </draw:text-box>
        </draw:frame>
        <draw:frame draw:style-name="gr37" draw:text-style-name="P9" draw:layer="layout" svg:width="0.446cm" svg:height="0.48cm" svg:x="15.998cm" svg:y="19.533cm">
          <draw:text-box>
            <text:p text:style-name="P1"><text:span text:style-name="T2">I</text:span></text:p>
          </draw:text-box>
        </draw:frame>
        <draw:frame draw:style-name="gr37" draw:text-style-name="P9" draw:layer="layout" svg:width="0.446cm" svg:height="0.48cm" svg:x="17.439cm" svg:y="19.533cm">
          <draw:text-box>
            <text:p text:style-name="P1"><text:span text:style-name="T2">I</text:span></text:p>
          </draw:text-box>
        </draw:frame>
        <draw:line draw:style-name="gr19" draw:text-style-name="P6" draw:layer="layout" svg:x1="14.197cm" svg:y1="18.804cm" svg:x2="14.197cm" svg:y2="18.214cm">
          <text:p/>
        </draw:line>
        <draw:line draw:style-name="gr19" draw:text-style-name="P6" draw:layer="layout" svg:x1="15.203cm" svg:y1="18.503cm" svg:x2="15.203cm" svg:y2="17.911cm">
          <text:p/>
        </draw:line>
        <draw:line draw:style-name="gr19" draw:text-style-name="P6" draw:layer="layout" svg:x1="15.751cm" svg:y1="18.415cm" svg:x2="15.751cm" svg:y2="17.823cm">
          <text:p/>
        </draw:line>
        <draw:line draw:style-name="gr19" draw:text-style-name="P6" draw:layer="layout" svg:x1="16.26cm" svg:y1="18.767cm" svg:x2="16.26cm" svg:y2="18.176cm">
          <text:p/>
        </draw:line>
        <draw:path draw:style-name="gr20" draw:text-style-name="P3" draw:layer="layout" svg:width="0.398cm" svg:height="0.177cm" svg:x="16.707cm" svg:y="18.886cm" svg:viewBox="0 0 399 178" svg:d="M0 178h399M0 0h399">
          <text:p/>
        </draw:path>
        <draw:path draw:style-name="gr14" draw:text-style-name="P4" draw:layer="layout" svg:width="0.224cm" svg:height="0.181cm" svg:x="7.159cm" svg:y="18.177cm" svg:viewBox="0 0 225 182" svg:d="M209 26c32 35 14 93-40 129-52 36-122 37-154 3-31-35-13-93 40-129 55-37 123-38 154-3z">
          <text:p/>
        </draw:path>
        <draw:path draw:style-name="gr14" draw:text-style-name="P4" draw:layer="layout" svg:width="0.089cm" svg:height="0.088cm" svg:x="7.49cm" svg:y="18.225cm" svg:viewBox="0 0 90 89" svg:d="M46 89c-25 0-46-20-46-44 0-25 19-45 45-45 24 0 45 20 45 45 0 24-19 44-44 44z">
          <text:p/>
        </draw:path>
        <draw:path draw:style-name="gr14" draw:text-style-name="P4" draw:layer="layout" svg:width="0.224cm" svg:height="0.182cm" svg:x="7.923cm" svg:y="17.913cm" svg:viewBox="0 0 225 183" svg:d="M209 26c33 34 15 93-40 130-53 35-122 37-153 2-32-34-13-93 40-130 54-36 122-37 153-2z">
          <text:p/>
        </draw:path>
        <draw:path draw:style-name="gr14" draw:text-style-name="P4" draw:layer="layout" svg:width="0.088cm" svg:height="0.088cm" svg:x="8.254cm" svg:y="17.872cm" svg:viewBox="0 0 89 89" svg:d="M45 89c-24 0-45-20-45-44 0-25 19-45 43-45 26 0 46 20 46 45 0 24-19 44-44 44z">
          <text:p/>
        </draw:path>
        <draw:path draw:style-name="gr14" draw:text-style-name="P4" draw:layer="layout" svg:width="0.224cm" svg:height="0.182cm" svg:x="8.953cm" svg:y="18.265cm" svg:viewBox="0 0 225 183" svg:d="M209 26c32 34 14 93-40 129-52 36-123 38-154 3s-13-93 40-130c55-36 123-37 154-2z">
          <text:p/>
        </draw:path>
        <draw:path draw:style-name="gr14" draw:text-style-name="P4" draw:layer="layout" svg:width="0.088cm" svg:height="0.088cm" svg:x="9.284cm" svg:y="18.225cm" svg:viewBox="0 0 89 89" svg:d="M46 89c-24 0-46-20-46-44 0-25 20-45 45-45 24 0 44 20 44 45 0 24-19 44-43 44z">
          <text:p/>
        </draw:path>
        <draw:path draw:style-name="gr14" draw:text-style-name="P4" draw:layer="layout" svg:width="0.224cm" svg:height="0.182cm" svg:x="9.715cm" svg:y="18.001cm" svg:viewBox="0 0 225 183" svg:d="M209 26c33 35 15 93-40 129-52 35-122 38-153 2-32-34-13-92 40-128 54-38 122-39 153-3z">
          <text:p/>
        </draw:path>
        <draw:path draw:style-name="gr14" draw:text-style-name="P4" draw:layer="layout" svg:width="0.088cm" svg:height="0.089cm" svg:x="10.046cm" svg:y="18.048cm" svg:viewBox="0 0 89 90" svg:d="M46 90c-25 0-46-20-46-44 0-26 19-46 45-46 24 0 44 20 44 46 0 24-19 44-43 44z">
          <text:p/>
        </draw:path>
        <draw:path draw:style-name="gr14" draw:text-style-name="P4" draw:layer="layout" svg:width="0.224cm" svg:height="0.182cm" svg:x="10.655cm" svg:y="18.354cm" svg:viewBox="0 0 225 183" svg:d="M209 26c32 34 14 92-40 129-53 35-122 37-154 2-31-34-13-92 40-129 54-37 123-38 154-2z">
          <text:p/>
        </draw:path>
        <draw:path draw:style-name="gr14" draw:text-style-name="P4" draw:layer="layout" svg:width="0.088cm" svg:height="0.088cm" svg:x="10.965cm" svg:y="18.401cm" svg:viewBox="0 0 89 89" svg:d="M45 89c-24 0-45-19-45-44s19-45 44-45c24 0 45 20 45 45s-20 44-44 44z">
          <text:p/>
        </draw:path>
        <draw:path draw:style-name="gr14" draw:text-style-name="P4" draw:layer="layout" svg:width="0.224cm" svg:height="0.182cm" svg:x="11.4cm" svg:y="18.089cm" svg:viewBox="0 0 225 183" svg:d="M209 25c32 35 13 94-40 130-53 35-123 37-154 3-31-35-13-94 40-130 54-37 122-37 154-3z">
          <text:p/>
        </draw:path>
        <draw:path draw:style-name="gr14" draw:text-style-name="P4" draw:layer="layout" svg:width="0.088cm" svg:height="0.089cm" svg:x="11.731cm" svg:y="18.048cm" svg:viewBox="0 0 89 90" svg:d="M46 90c-24 0-46-20-46-44 0-26 20-46 44-46s45 20 45 46c0 24-19 44-43 44z">
          <text:p/>
        </draw:path>
        <draw:path draw:style-name="gr14" draw:text-style-name="P4" draw:layer="layout" svg:width="0.224cm" svg:height="0.182cm" svg:x="12.338cm" svg:y="18.442cm" svg:viewBox="0 0 225 183" svg:d="M209 26c32 35 14 93-40 130-53 35-122 37-154 2-31-34-13-93 41-129 54-37 122-38 153-3z">
          <text:p/>
        </draw:path>
        <draw:path draw:style-name="gr14" draw:text-style-name="P4" draw:layer="layout" svg:width="0.088cm" svg:height="0.088cm" svg:x="12.648cm" svg:y="18.401cm" svg:viewBox="0 0 89 89" svg:d="M45 89c-24 0-45-19-45-44s19-45 43-45 46 20 46 45-19 44-44 44z">
          <text:p/>
        </draw:path>
        <draw:path draw:style-name="gr14" draw:text-style-name="P4" draw:layer="layout" svg:width="0.224cm" svg:height="0.182cm" svg:x="13.213cm" svg:y="18.354cm" svg:viewBox="0 0 225 183" svg:d="M209 26c32 34 14 92-40 129-53 35-123 37-154 2-31-34-13-92 40-129 54-37 123-38 154-2z">
          <text:p/>
        </draw:path>
        <draw:path draw:style-name="gr14" draw:text-style-name="P4" draw:layer="layout" svg:width="0.088cm" svg:height="0.088cm" svg:x="13.523cm" svg:y="18.401cm" svg:viewBox="0 0 89 89" svg:d="M45 89c-24 0-45-19-45-44s19-45 43-45 46 20 46 45-20 44-44 44z">
          <text:p/>
        </draw:path>
        <draw:path draw:style-name="gr14" draw:text-style-name="P4" draw:layer="layout" svg:width="0.224cm" svg:height="0.182cm" svg:x="14.183cm" svg:y="18.089cm" svg:viewBox="0 0 225 183" svg:d="M209 25c32 35 14 94-41 130-53 35-122 37-153 3-31-35-13-94 40-130 54-37 122-37 154-3z">
          <text:p/>
        </draw:path>
        <draw:path draw:style-name="gr14" draw:text-style-name="P4" draw:layer="layout" svg:width="0.088cm" svg:height="0.089cm" svg:x="14.514cm" svg:y="18.048cm" svg:viewBox="0 0 89 90" svg:d="M45 90c-24 0-45-20-45-44 0-26 19-46 43-46 26 0 46 20 46 46 0 24-19 44-44 44z">
          <text:p/>
        </draw:path>
        <draw:path draw:style-name="gr14" draw:text-style-name="P4" draw:layer="layout" svg:width="0.183cm" svg:height="0.559cm" svg:x="14.73cm" svg:y="18.096cm" svg:viewBox="0 0 184 560" svg:d="M133 172l-26 81c-6 20-19 43-18 61 2 21 19 37 35 55l60 69-10 11-9-6c-31-19-70-16-90 3-27 27-13 65 15 93l6 6-15 15-14-15c-23-23-94-94-57-144 11-16 47-24 80-21l11 1-90-102 34-98c7-21 17-34 19-55 3-24-12-37-24-56l-36-58 18-12z">
          <text:p/>
        </draw:path>
        <draw:path draw:style-name="gr14" draw:text-style-name="P4" draw:layer="layout" svg:width="0.224cm" svg:height="0.182cm" svg:x="14.987cm" svg:y="18.442cm" svg:viewBox="0 0 225 183" svg:d="M209 26c32 35 14 93-39 130-53 35-123 37-154 2-32-34-13-93 39-129 55-37 123-38 154-3z">
          <text:p/>
        </draw:path>
        <draw:path draw:style-name="gr14" draw:text-style-name="P4" draw:layer="layout" svg:width="0.196cm" svg:height="0.562cm" svg:x="15.194cm" svg:y="17.913cm" svg:viewBox="0 0 197 563" svg:d="M19 0v15c0 55 0 101 28 137 39 49 101 97 130 168 27 67 24 150 8 214l-8 29-17-4 7-33c17-79 12-163-8-205-33-65-83-95-151-110l-8-1v-210z">
          <text:p/>
        </draw:path>
        <draw:path draw:style-name="gr14" draw:text-style-name="P4" draw:layer="layout" svg:width="0.376cm" svg:height="0.395cm" svg:x="14.789cm" svg:y="18.838cm" svg:viewBox="0 0 377 396" svg:d="M221 64c16-29 45-48 61-55 20-8 44-14 69-5 15 6 25 18 26 36 2 17-8 28-24 31-13 2-25-6-27-21-2-10 6-15 6-25 0-8-6-10-12-11-13-5-31 14-36 20-8 11-14 28-20 45-7 19-15 42-16 51h65l-5 15h-64c-7 26-15 42-24 68-11 31-21 56-39 87-18 32-39 60-74 79-23 13-39 20-66 15-21-4-42-18-41-40 1-10 6-20 12-24 17-11 42 2 40 19-2 22-13 19-13 25 0 10 21 12 39 3 12-6 26-20 35-38 18-37 28-70 44-114 11-31 22-59 29-81h-70l7-14h67c1-4 19-45 31-66z">
          <text:p/>
        </draw:path>
        <draw:path draw:style-name="gr14" draw:text-style-name="P4" draw:layer="layout" svg:width="0.224cm" svg:height="0.182cm" svg:x="15.536cm" svg:y="18.354cm" svg:viewBox="0 0 225 183" svg:d="M209 26c32 34 14 92-41 129-53 35-122 37-153 2-31-34-13-92 40-129s122-38 154-2z">
          <text:p/>
        </draw:path>
        <draw:path draw:style-name="gr14" draw:text-style-name="P4" draw:layer="layout" svg:width="0.224cm" svg:height="0.182cm" svg:x="16.044cm" svg:y="18.706cm" svg:viewBox="0 0 225 183" svg:d="M209 26c32 35 14 93-40 129s-123 38-154 3-13-93 40-130c53-36 123-37 154-2z">
          <text:p/>
        </draw:path>
        <draw:path draw:style-name="gr14" draw:text-style-name="P4" draw:layer="layout" svg:width="0.196cm" svg:height="0.563cm" svg:x="16.251cm" svg:y="18.177cm" svg:viewBox="0 0 197 564" svg:d="M19 0v16c0 54 0 102 29 137 39 50 100 98 128 169 27 66 25 149 8 213l-8 29-16-4 7-33c16-80 12-164-9-204-33-65-82-95-150-110l-8-2v-211z">
          <text:p/>
        </draw:path>
        <draw:path draw:style-name="gr14" draw:text-style-name="P4" draw:layer="layout" svg:width="0.224cm" svg:height="0.182cm" svg:x="16.492cm" svg:y="18.354cm" svg:viewBox="0 0 225 183" svg:d="M209 26c32 34 14 92-40 129-54 35-123 37-154 2-31-34-13-92 40-129s123-38 154-2z">
          <text:p/>
        </draw:path>
        <draw:path draw:style-name="gr14" draw:text-style-name="P4" draw:layer="layout" svg:width="0.224cm" svg:height="0.182cm" svg:x="16.802cm" svg:y="18.971cm" svg:viewBox="0 0 225 183" svg:d="M209 25c32 35 14 93-39 130-53 35-122 37-154 3-32-36-13-94 40-130 54-37 122-37 153-3z">
          <text:p/>
        </draw:path>
        <draw:path draw:style-name="gr14" draw:text-style-name="P4" draw:layer="layout" svg:width="0.196cm" svg:height="0.563cm" svg:x="17.009cm" svg:y="18.359cm" svg:viewBox="0 0 197 564" svg:d="M19 0v16c0 54 0 101 28 136 40 49 101 98 130 169 27 65 24 149 8 213l-8 30-17-5 7-33c17-80 13-164-8-205-33-64-82-95-151-109l-8-2v-210z">
          <text:p/>
        </draw:path>
        <draw:path draw:style-name="gr14" draw:text-style-name="P4" draw:layer="layout" svg:width="0.122cm" svg:height="0.197cm" svg:x="12.381cm" svg:y="18.984cm" svg:viewBox="0 0 123 198" svg:d="M33 95c-3 3-6 9-6 26 0 48 19 69 40 69 18 0 31-15 31-47 0-29-9-57-39-57-9 0-19 2-26 9zM118 4c-51 8-79 47-84 82 16-10 21-13 37-13 30 0 52 21 52 59 0 21-10 66-60 66-33 0-63-27-63-86 0-58 49-110 117-112z">
          <text:p/>
        </draw:path>
        <draw:path draw:style-name="gr14" draw:text-style-name="P4" draw:layer="layout" svg:width="0.13cm" svg:height="0.191cm" svg:x="13.249cm" svg:y="18.986cm" svg:viewBox="0 0 131 192" svg:d="M79 31l-67 95h67zM131 145h-30v47h-21v-47h-80v-19l89-126h12v126h30z">
          <text:p/>
        </draw:path>
        <draw:path draw:style-name="gr14" draw:text-style-name="P4" draw:layer="layout" svg:width="0.11cm" svg:height="0.195cm" svg:x="13.771cm" svg:y="18.986cm" svg:viewBox="0 0 111 196" svg:d="M32 95c26-8 47-22 47-48 0-15-10-30-31-30-26 0-39 23-43 31l-4-1c11-38 37-47 56-47 37 0 44 26 44 39 0 15-7 27-26 40 12 5 36 14 36 52 0 40-34 65-78 65-7 0-33-2-33-17 0-7 7-9 11-9 14 0 25 15 42 15 26 0 38-22 38-43 0-7-4-28-22-37-10-6-17-7-37-6z">
          <text:p/>
        </draw:path>
        <draw:line draw:style-name="gr19" draw:text-style-name="P6" draw:layer="layout" svg:x1="7.173cm" svg:y1="23.684cm" svg:x2="7.173cm" svg:y2="23.093cm">
          <text:p/>
        </draw:line>
        <draw:line draw:style-name="gr19" draw:text-style-name="P6" draw:layer="layout" svg:x1="7.937cm" svg:y1="23.419cm" svg:x2="7.937cm" svg:y2="22.828cm">
          <text:p/>
        </draw:line>
        <draw:line draw:style-name="gr19" draw:text-style-name="P6" draw:layer="layout" svg:x1="8.967cm" svg:y1="23.772cm" svg:x2="8.967cm" svg:y2="23.181cm">
          <text:p/>
        </draw:line>
        <draw:line draw:style-name="gr19" draw:text-style-name="P6" draw:layer="layout" svg:x1="9.729cm" svg:y1="23.507cm" svg:x2="9.729cm" svg:y2="22.916cm">
          <text:p/>
        </draw:line>
        <draw:line draw:style-name="gr19" draw:text-style-name="P6" draw:layer="layout" svg:x1="10.656cm" svg:y1="23.863cm" svg:x2="10.656cm" svg:y2="23.272cm">
          <text:p/>
        </draw:line>
        <draw:line draw:style-name="gr19" draw:text-style-name="P6" draw:layer="layout" svg:x1="11.413cm" svg:y1="23.595cm" svg:x2="11.413cm" svg:y2="23.005cm">
          <text:p/>
        </draw:line>
        <draw:line draw:style-name="gr19" draw:text-style-name="P6" draw:layer="layout" svg:x1="12.339cm" svg:y1="23.905cm" svg:x2="12.339cm" svg:y2="23.314cm">
          <text:p/>
        </draw:line>
        <draw:line draw:style-name="gr19" draw:text-style-name="P6" draw:layer="layout" svg:x1="13.213cm" svg:y1="23.863cm" svg:x2="13.213cm" svg:y2="23.272cm">
          <text:p/>
        </draw:line>
        <draw:line draw:style-name="gr19" draw:text-style-name="P6" draw:layer="layout" svg:x1="14.197cm" svg:y1="23.595cm" svg:x2="14.197cm" svg:y2="23.005cm">
          <text:p/>
        </draw:line>
        <draw:line draw:style-name="gr19" draw:text-style-name="P6" draw:layer="layout" svg:x1="16.811cm" svg:y1="23.863cm" svg:x2="16.811cm" svg:y2="24.537cm">
          <text:p/>
        </draw:line>
        <draw:path draw:style-name="gr20" draw:text-style-name="P3" draw:layer="layout" svg:width="0.398cm" svg:height="0.177cm" svg:x="16.707cm" svg:y="23.677cm" svg:viewBox="0 0 399 178" svg:d="M0 178h399M0 0h399">
          <text:p/>
        </draw:path>
        <draw:path draw:style-name="gr14" draw:text-style-name="P4" draw:layer="layout" svg:width="0.224cm" svg:height="0.181cm" svg:x="7.159cm" svg:y="22.968cm" svg:viewBox="0 0 225 182" svg:d="M209 26c32 35 14 93-40 129-52 36-122 37-154 3-31-35-13-93 40-129 55-37 123-38 154-3z">
          <text:p/>
        </draw:path>
        <draw:path draw:style-name="gr14" draw:text-style-name="P4" draw:layer="layout" svg:width="0.089cm" svg:height="0.088cm" svg:x="7.49cm" svg:y="23.016cm" svg:viewBox="0 0 90 89" svg:d="M46 89c-25 0-46-20-46-44 0-25 19-45 45-45 24 0 45 20 45 45 0 24-19 44-44 44z">
          <text:p/>
        </draw:path>
        <draw:path draw:style-name="gr14" draw:text-style-name="P4" draw:layer="layout" svg:width="0.224cm" svg:height="0.182cm" svg:x="7.923cm" svg:y="22.704cm" svg:viewBox="0 0 225 183" svg:d="M209 26c33 34 15 93-40 130-53 35-122 37-153 2-32-34-13-93 40-130 54-36 122-37 153-2z">
          <text:p/>
        </draw:path>
        <draw:path draw:style-name="gr14" draw:text-style-name="P4" draw:layer="layout" svg:width="0.088cm" svg:height="0.088cm" svg:x="8.254cm" svg:y="22.663cm" svg:viewBox="0 0 89 89" svg:d="M45 89c-24 0-45-20-45-44 0-25 19-45 43-45 26 0 46 20 46 45 0 24-19 44-44 44z">
          <text:p/>
        </draw:path>
        <draw:path draw:style-name="gr14" draw:text-style-name="P4" draw:layer="layout" svg:width="0.224cm" svg:height="0.182cm" svg:x="8.953cm" svg:y="23.056cm" svg:viewBox="0 0 225 183" svg:d="M209 26c32 34 14 93-40 129-52 36-123 38-154 3s-13-93 40-130c55-36 123-37 154-2z">
          <text:p/>
        </draw:path>
        <draw:path draw:style-name="gr14" draw:text-style-name="P4" draw:layer="layout" svg:width="0.088cm" svg:height="0.088cm" svg:x="9.284cm" svg:y="23.016cm" svg:viewBox="0 0 89 89" svg:d="M46 89c-24 0-46-20-46-44 0-25 20-45 45-45 24 0 44 20 44 45 0 24-19 44-43 44z">
          <text:p/>
        </draw:path>
        <draw:path draw:style-name="gr14" draw:text-style-name="P4" draw:layer="layout" svg:width="0.224cm" svg:height="0.182cm" svg:x="9.715cm" svg:y="22.792cm" svg:viewBox="0 0 225 183" svg:d="M209 26c33 35 15 93-40 129-52 35-122 38-153 2-32-34-13-92 40-128 54-38 122-39 153-3z">
          <text:p/>
        </draw:path>
        <draw:path draw:style-name="gr14" draw:text-style-name="P4" draw:layer="layout" svg:width="0.088cm" svg:height="0.089cm" svg:x="10.046cm" svg:y="22.839cm" svg:viewBox="0 0 89 90" svg:d="M46 90c-25 0-46-20-46-44 0-26 19-46 45-46 24 0 44 20 44 46 0 24-19 44-43 44z">
          <text:p/>
        </draw:path>
        <draw:path draw:style-name="gr14" draw:text-style-name="P4" draw:layer="layout" svg:width="0.224cm" svg:height="0.182cm" svg:x="10.655cm" svg:y="23.145cm" svg:viewBox="0 0 225 183" svg:d="M209 26c32 34 14 92-40 129-53 35-122 37-154 2-31-34-13-92 40-129 54-37 123-38 154-2z">
          <text:p/>
        </draw:path>
        <draw:path draw:style-name="gr14" draw:text-style-name="P4" draw:layer="layout" svg:width="0.088cm" svg:height="0.088cm" svg:x="10.965cm" svg:y="23.192cm" svg:viewBox="0 0 89 89" svg:d="M45 89c-24 0-45-19-45-44s19-45 44-45c24 0 45 20 45 45s-20 44-44 44z">
          <text:p/>
        </draw:path>
        <draw:path draw:style-name="gr14" draw:text-style-name="P4" draw:layer="layout" svg:width="0.224cm" svg:height="0.182cm" svg:x="11.4cm" svg:y="22.88cm" svg:viewBox="0 0 225 183" svg:d="M209 25c32 35 13 94-40 130-53 35-123 37-154 3-31-35-13-94 40-130 54-37 122-37 154-3z">
          <text:p/>
        </draw:path>
        <draw:path draw:style-name="gr14" draw:text-style-name="P4" draw:layer="layout" svg:width="0.088cm" svg:height="0.089cm" svg:x="11.731cm" svg:y="22.839cm" svg:viewBox="0 0 89 90" svg:d="M46 90c-24 0-46-20-46-44 0-26 20-46 44-46s45 20 45 46c0 24-19 44-43 44z">
          <text:p/>
        </draw:path>
        <draw:path draw:style-name="gr14" draw:text-style-name="P4" draw:layer="layout" svg:width="0.224cm" svg:height="0.182cm" svg:x="12.338cm" svg:y="23.233cm" svg:viewBox="0 0 225 183" svg:d="M209 26c32 35 14 93-40 130-53 35-122 37-154 2-31-34-13-93 41-129 54-37 122-38 153-3z">
          <text:p/>
        </draw:path>
        <draw:path draw:style-name="gr14" draw:text-style-name="P4" draw:layer="layout" svg:width="0.088cm" svg:height="0.088cm" svg:x="12.648cm" svg:y="23.192cm" svg:viewBox="0 0 89 89" svg:d="M45 89c-24 0-45-19-45-44s19-45 43-45 46 20 46 45-19 44-44 44z">
          <text:p/>
        </draw:path>
        <draw:path draw:style-name="gr14" draw:text-style-name="P4" draw:layer="layout" svg:width="0.224cm" svg:height="0.182cm" svg:x="13.213cm" svg:y="23.145cm" svg:viewBox="0 0 225 183" svg:d="M209 26c32 34 14 92-40 129-53 35-123 37-154 2-31-34-13-92 40-129 54-37 123-38 154-2z">
          <text:p/>
        </draw:path>
        <draw:path draw:style-name="gr14" draw:text-style-name="P4" draw:layer="layout" svg:width="0.224cm" svg:height="0.182cm" svg:x="14.183cm" svg:y="22.88cm" svg:viewBox="0 0 225 183" svg:d="M209 25c32 35 14 94-41 130-53 35-122 37-153 3-31-35-13-94 40-130 54-37 122-37 154-3z">
          <text:p/>
        </draw:path>
        <draw:path draw:style-name="gr14" draw:text-style-name="P4" draw:layer="layout" svg:width="0.088cm" svg:height="0.089cm" svg:x="14.514cm" svg:y="22.839cm" svg:viewBox="0 0 89 90" svg:d="M45 90c-24 0-45-20-45-44 0-26 19-46 43-46 26 0 46 20 46 46 0 24-19 44-44 44z">
          <text:p/>
        </draw:path>
        <draw:path draw:style-name="gr14" draw:text-style-name="P4" draw:layer="layout" svg:width="0.183cm" svg:height="0.559cm" svg:x="14.73cm" svg:y="22.887cm" svg:viewBox="0 0 184 560" svg:d="M133 172l-26 81c-6 20-19 43-18 61 2 21 19 37 35 55l60 69-10 11-9-6c-31-19-70-16-90 3-27 27-13 65 15 93l6 6-15 15-14-15c-23-23-94-94-57-144 11-16 47-24 80-21l11 1-90-102 34-98c7-21 17-34 19-55 3-24-12-37-24-56l-36-58 18-12z">
          <text:p/>
        </draw:path>
        <draw:path draw:style-name="gr14" draw:text-style-name="P4" draw:layer="layout" svg:width="0.224cm" svg:height="0.182cm" svg:x="14.987cm" svg:y="23.233cm" svg:viewBox="0 0 225 183" svg:d="M209 26c32 35 14 93-39 130-53 35-123 37-154 2-32-34-13-93 39-129 55-37 123-38 154-3z">
          <text:p/>
        </draw:path>
        <draw:path draw:style-name="gr14" draw:text-style-name="P4" draw:layer="layout" svg:width="0.224cm" svg:height="0.182cm" svg:x="15.536cm" svg:y="23.145cm" svg:viewBox="0 0 225 183" svg:d="M209 26c32 34 14 92-41 129-53 35-122 37-153 2-31-34-13-92 40-129s122-38 154-2z">
          <text:p/>
        </draw:path>
        <draw:path draw:style-name="gr14" draw:text-style-name="P4" draw:layer="layout" svg:width="0.224cm" svg:height="0.182cm" svg:x="16.044cm" svg:y="23.497cm" svg:viewBox="0 0 225 183" svg:d="M209 26c32 35 14 93-40 129s-123 38-154 3-13-93 40-130c53-36 123-37 154-2z">
          <text:p/>
        </draw:path>
        <draw:path draw:style-name="gr14" draw:text-style-name="P4" draw:layer="layout" svg:width="0.224cm" svg:height="0.182cm" svg:x="16.492cm" svg:y="23.145cm" svg:viewBox="0 0 225 183" svg:d="M209 26c32 34 14 92-40 129-54 35-123 37-154 2-31-34-13-92 40-129s123-38 154-2z">
          <text:p/>
        </draw:path>
        <draw:path draw:style-name="gr14" draw:text-style-name="P4" draw:layer="layout" svg:width="0.224cm" svg:height="0.182cm" svg:x="16.802cm" svg:y="23.762cm" svg:viewBox="0 0 225 183" svg:d="M209 25c32 35 14 93-39 130-53 35-122 37-154 3-32-36-13-94 40-130 54-37 122-37 153-3z">
          <text:p/>
        </draw:path>
        <draw:g>
          <draw:g>
            <draw:line draw:style-name="gr19" draw:text-style-name="P6" draw:layer="layout" svg:x1="17.333cm" svg:y1="24.189cm" svg:x2="17.333cm" svg:y2="23.598cm">
              <text:p/>
            </draw:line>
            <draw:path draw:style-name="gr14" draw:text-style-name="P4" draw:layer="layout" svg:width="0.256cm" svg:height="0.216cm" svg:x="17.333cm" svg:y="23.481cm" svg:viewBox="0 0 257 217" svg:d="M105 74c-39 21-93 58-70 93 21 31 78-3 119-27 53-31 90-64 73-92-25-38-100 13-122 26zM12 177c-69-124 179-238 234-139 65 120-175 245-234 139z">
              <text:p/>
            </draw:path>
          </draw:g>
          <draw:path draw:style-name="gr14" draw:text-style-name="P4" draw:layer="layout" svg:width="0.088cm" svg:height="0.088cm" svg:x="17.675cm" svg:y="23.545cm" svg:viewBox="0 0 89 89" svg:d="M45 89c-24 0-45-20-45-44 0-25 19-45 43-45 26 0 46 20 46 45 0 24-19 44-44 44z">
            <text:p/>
          </draw:path>
        </draw:g>
        <draw:line draw:style-name="gr19" draw:text-style-name="P6" draw:layer="layout" svg:x1="14.198cm" svg:y1="23.596cm" svg:x2="14.198cm" svg:y2="23.006cm">
          <text:p/>
        </draw:line>
        <draw:line draw:style-name="gr19" draw:text-style-name="P6" draw:layer="layout" svg:x1="16.053cm" svg:y1="23.616cm" svg:x2="16.053cm" svg:y2="24.207cm">
          <text:p/>
        </draw:line>
        <draw:path draw:style-name="gr20" draw:text-style-name="P3" draw:layer="layout" svg:width="0.398cm" svg:height="0.177cm" svg:x="16.708cm" svg:y="23.678cm" svg:viewBox="0 0 399 178" svg:d="M0 178h399M0 0h399">
          <text:p/>
        </draw:path>
        <draw:path draw:style-name="gr14" draw:text-style-name="P4" draw:layer="layout" svg:width="0.224cm" svg:height="0.181cm" svg:x="7.16cm" svg:y="22.969cm" svg:viewBox="0 0 225 182" svg:d="M209 26c32 35 14 93-40 129-52 36-122 37-154 3-31-35-13-93 40-129 55-37 123-38 154-3z">
          <text:p/>
        </draw:path>
        <draw:path draw:style-name="gr14" draw:text-style-name="P4" draw:layer="layout" svg:width="0.089cm" svg:height="0.088cm" svg:x="7.491cm" svg:y="23.017cm" svg:viewBox="0 0 90 89" svg:d="M46 89c-25 0-46-20-46-44 0-25 19-45 45-45 24 0 45 20 45 45 0 24-19 44-44 44z">
          <text:p/>
        </draw:path>
        <draw:path draw:style-name="gr14" draw:text-style-name="P4" draw:layer="layout" svg:width="0.224cm" svg:height="0.182cm" svg:x="7.924cm" svg:y="22.705cm" svg:viewBox="0 0 225 183" svg:d="M209 26c33 34 15 93-40 130-53 35-122 37-153 2-32-34-13-93 40-130 54-36 122-37 153-2z">
          <text:p/>
        </draw:path>
        <draw:path draw:style-name="gr14" draw:text-style-name="P4" draw:layer="layout" svg:width="0.088cm" svg:height="0.088cm" svg:x="8.255cm" svg:y="22.664cm" svg:viewBox="0 0 89 89" svg:d="M45 89c-24 0-45-20-45-44 0-25 19-45 43-45 26 0 46 20 46 45 0 24-19 44-44 44z">
          <text:p/>
        </draw:path>
        <draw:path draw:style-name="gr14" draw:text-style-name="P4" draw:layer="layout" svg:width="0.224cm" svg:height="0.182cm" svg:x="8.954cm" svg:y="23.057cm" svg:viewBox="0 0 225 183" svg:d="M209 26c32 34 14 93-40 129-52 36-123 38-154 3s-13-93 40-130c55-36 123-37 154-2z">
          <text:p/>
        </draw:path>
        <draw:path draw:style-name="gr14" draw:text-style-name="P4" draw:layer="layout" svg:width="0.088cm" svg:height="0.088cm" svg:x="9.285cm" svg:y="23.017cm" svg:viewBox="0 0 89 89" svg:d="M46 89c-24 0-46-20-46-44 0-25 20-45 45-45 24 0 44 20 44 45 0 24-19 44-43 44z">
          <text:p/>
        </draw:path>
        <draw:path draw:style-name="gr14" draw:text-style-name="P4" draw:layer="layout" svg:width="0.088cm" svg:height="0.089cm" svg:x="10.047cm" svg:y="22.84cm" svg:viewBox="0 0 89 90" svg:d="M46 90c-25 0-46-20-46-44 0-26 19-46 45-46 24 0 44 20 44 46 0 24-19 44-43 44z">
          <text:p/>
        </draw:path>
        <draw:path draw:style-name="gr14" draw:text-style-name="P4" draw:layer="layout" svg:width="0.224cm" svg:height="0.182cm" svg:x="10.656cm" svg:y="23.146cm" svg:viewBox="0 0 225 183" svg:d="M209 26c32 34 14 92-40 129-53 35-122 37-154 2-31-34-13-92 40-129 54-37 123-38 154-2z">
          <text:p/>
        </draw:path>
        <draw:path draw:style-name="gr14" draw:text-style-name="P4" draw:layer="layout" svg:width="0.088cm" svg:height="0.088cm" svg:x="10.966cm" svg:y="23.193cm" svg:viewBox="0 0 89 89" svg:d="M45 89c-24 0-45-19-45-44s19-45 44-45c24 0 45 20 45 45s-20 44-44 44z">
          <text:p/>
        </draw:path>
        <draw:path draw:style-name="gr14" draw:text-style-name="P4" draw:layer="layout" svg:width="0.224cm" svg:height="0.182cm" svg:x="11.401cm" svg:y="22.881cm" svg:viewBox="0 0 225 183" svg:d="M209 25c32 35 13 94-40 130-53 35-123 37-154 3-31-35-13-94 40-130 54-37 122-37 154-3z">
          <text:p/>
        </draw:path>
        <draw:path draw:style-name="gr14" draw:text-style-name="P4" draw:layer="layout" svg:width="0.088cm" svg:height="0.089cm" svg:x="11.732cm" svg:y="22.84cm" svg:viewBox="0 0 89 90" svg:d="M46 90c-24 0-46-20-46-44 0-26 20-46 44-46s45 20 45 46c0 24-19 44-43 44z">
          <text:p/>
        </draw:path>
        <draw:path draw:style-name="gr14" draw:text-style-name="P4" draw:layer="layout" svg:width="0.224cm" svg:height="0.182cm" svg:x="12.339cm" svg:y="23.234cm" svg:viewBox="0 0 225 183" svg:d="M209 26c32 35 14 93-40 130-53 35-122 37-154 2-31-34-13-93 41-129 54-37 122-38 153-3z">
          <text:p/>
        </draw:path>
        <draw:path draw:style-name="gr14" draw:text-style-name="P4" draw:layer="layout" svg:width="0.088cm" svg:height="0.088cm" svg:x="12.649cm" svg:y="23.193cm" svg:viewBox="0 0 89 89" svg:d="M45 89c-24 0-45-19-45-44s19-45 43-45 46 20 46 45-19 44-44 44z">
          <text:p/>
        </draw:path>
        <draw:path draw:style-name="gr14" draw:text-style-name="P4" draw:layer="layout" svg:width="0.224cm" svg:height="0.182cm" svg:x="13.214cm" svg:y="23.146cm" svg:viewBox="0 0 225 183" svg:d="M209 26c32 34 14 92-40 129-53 35-123 37-154 2-31-34-13-92 40-129 54-37 123-38 154-2z">
          <text:p/>
        </draw:path>
        <draw:path draw:style-name="gr14" draw:text-style-name="P4" draw:layer="layout" svg:width="0.224cm" svg:height="0.182cm" svg:x="14.184cm" svg:y="22.881cm" svg:viewBox="0 0 225 183" svg:d="M209 25c32 35 14 94-41 130-53 35-122 37-153 3-31-35-13-94 40-130 54-37 122-37 154-3z">
          <text:p/>
        </draw:path>
        <draw:path draw:style-name="gr14" draw:text-style-name="P4" draw:layer="layout" svg:width="0.088cm" svg:height="0.089cm" svg:x="14.515cm" svg:y="22.84cm" svg:viewBox="0 0 89 90" svg:d="M45 90c-24 0-45-20-45-44 0-26 19-46 43-46 26 0 46 20 46 46 0 24-19 44-44 44z">
          <text:p/>
        </draw:path>
        <draw:path draw:style-name="gr14" draw:text-style-name="P4" draw:layer="layout" svg:width="0.183cm" svg:height="0.559cm" svg:x="14.731cm" svg:y="22.888cm" svg:viewBox="0 0 184 560" svg:d="M133 172l-26 81c-6 20-19 43-18 61 2 21 19 37 35 55l60 69-10 11-9-6c-31-19-70-16-90 3-27 27-13 65 15 93l6 6-15 15-14-15c-23-23-94-94-57-144 11-16 47-24 80-21l11 1-90-102 34-98c7-21 17-34 19-55 3-24-12-37-24-56l-36-58 18-12z">
          <text:p/>
        </draw:path>
        <draw:g>
          <draw:path draw:style-name="gr14" draw:text-style-name="P4" draw:layer="layout" svg:width="0.196cm" svg:height="0.562cm" draw:transform="rotate (-3.14159265358979) translate (15.1841799307958cm 23.98cm)" svg:viewBox="0 0 197 563" svg:d="M178 0v15c0 55 0 101-28 137-39 49-101 97-130 168-27 67-24 150-8 214l8 29 17-4-7-33c-17-79-12-163 8-205 33-65 83-95 151-110l8-1v-210z">
            <text:p/>
          </draw:path>
          <draw:g>
            <draw:line draw:style-name="gr19" draw:text-style-name="P6" draw:layer="layout" svg:x1="14.996cm" svg:y1="23.39cm" svg:x2="14.996cm" svg:y2="23.982cm">
              <text:p/>
            </draw:line>
            <draw:path draw:style-name="gr14" draw:text-style-name="P4" draw:layer="layout" svg:width="0.224cm" svg:height="0.182cm" svg:x="14.988cm" svg:y="23.234cm" svg:viewBox="0 0 225 183" svg:d="M209 26c32 35 14 93-39 130-53 35-123 37-154 2-32-34-13-93 39-129 55-37 123-38 154-3z">
              <text:p/>
            </draw:path>
          </draw:g>
        </draw:g>
        <draw:g>
          <draw:line draw:style-name="gr19" draw:text-style-name="P6" draw:layer="layout" svg:x1="15.537cm" svg:y1="23.828cm" svg:x2="15.537cm" svg:y2="23.236cm">
            <text:p/>
          </draw:line>
          <draw:path draw:style-name="gr14" draw:text-style-name="P4" draw:layer="layout" svg:width="0.224cm" svg:height="0.182cm" svg:x="15.537cm" svg:y="23.146cm" svg:viewBox="0 0 225 183" svg:d="M209 26c32 34 14 92-41 129-53 35-122 37-153 2-31-34-13-92 40-129s122-38 154-2z">
            <text:p/>
          </draw:path>
        </draw:g>
        <draw:path draw:style-name="gr14" draw:text-style-name="P4" draw:layer="layout" svg:width="0.224cm" svg:height="0.182cm" svg:x="16.045cm" svg:y="23.498cm" svg:viewBox="0 0 225 183" svg:d="M209 26c32 35 14 93-40 129s-123 38-154 3-13-93 40-130c53-36 123-37 154-2z">
          <text:p/>
        </draw:path>
        <draw:path draw:style-name="gr14" draw:text-style-name="P4" draw:layer="layout" svg:width="0.196cm" svg:height="0.563cm" draw:transform="rotate (-3.14159265358979) translate (16.240577268453cm 24.206cm)" svg:viewBox="0 0 197 564" svg:d="M178 0v16c0 54 0 102-29 137-39 50-100 98-128 169-27 66-25 149-8 213l8 29 16-4-7-33c-16-80-12-164 9-204 33-65 82-95 150-110l8-2v-211z">
          <text:p/>
        </draw:path>
        <draw:g>
          <draw:line draw:style-name="gr19" draw:text-style-name="P6" draw:layer="layout" svg:x1="16.492cm" svg:y1="23.834cm" svg:x2="16.492cm" svg:y2="23.243cm">
            <text:p/>
          </draw:line>
          <draw:path draw:style-name="gr14" draw:text-style-name="P4" draw:layer="layout" svg:width="0.224cm" svg:height="0.182cm" svg:x="16.493cm" svg:y="23.146cm" svg:viewBox="0 0 225 183" svg:d="M209 26c32 34 14 92-40 129-54 35-123 37-154 2-31-34-13-92 40-129s123-38 154-2z">
            <text:p/>
          </draw:path>
        </draw:g>
        <draw:path draw:style-name="gr14" draw:text-style-name="P4" draw:layer="layout" svg:width="0.224cm" svg:height="0.182cm" svg:x="16.803cm" svg:y="23.763cm" svg:viewBox="0 0 225 183" svg:d="M209 25c32 35 14 93-39 130-53 35-122 37-154 3-32-36-13-94 40-130 54-37 122-37 153-3z">
          <text:p/>
        </draw:path>
        <draw:path draw:style-name="gr14" draw:text-style-name="P4" draw:layer="layout" svg:width="0.196cm" svg:height="0.563cm" draw:transform="rotate (-3.14159265358979) translate (17.0001799307958cm 24.535cm)" svg:viewBox="0 0 197 564" svg:d="M178 0v16c0 54 0 101-28 136-40 49-101 98-130 169-27 65-24 149-8 213l8 30 17-5-7-33c-17-80-13-164 8-205 33-64 82-95 151-109l8-2v-210z">
          <text:p/>
        </draw:path>
        <draw:frame draw:style-name="gr37" draw:text-style-name="P9" draw:layer="layout" svg:width="0.446cm" svg:height="0.48cm" svg:x="7.825cm" svg:y="23.863cm">
          <draw:text-box>
            <text:p text:style-name="P1"><text:span text:style-name="T2">iii</text:span><text:span text:style-name="T5">7</text:span></text:p>
          </draw:text-box>
        </draw:frame>
        <draw:frame draw:style-name="gr37" draw:text-style-name="P9" draw:layer="layout" svg:width="0.446cm" svg:height="0.48cm" svg:x="8.874cm" svg:y="23.863cm">
          <draw:text-box>
            <text:p text:style-name="P1"><text:span text:style-name="T2">vi</text:span><text:span text:style-name="T5">7</text:span></text:p>
          </draw:text-box>
        </draw:frame>
        <draw:frame draw:style-name="gr37" draw:text-style-name="P9" draw:layer="layout" svg:width="0.446cm" svg:height="0.48cm" svg:x="9.631cm" svg:y="23.863cm">
          <draw:text-box>
            <text:p text:style-name="P1"><text:span text:style-name="T2">ii</text:span><text:span text:style-name="T5">7</text:span></text:p>
          </draw:text-box>
        </draw:frame>
        <draw:frame draw:style-name="gr37" draw:text-style-name="P9" draw:layer="layout" svg:width="0.446cm" svg:height="0.48cm" svg:x="10.606cm" svg:y="23.863cm">
          <draw:text-box>
            <text:p text:style-name="P1"><text:span text:style-name="T2">V</text:span><text:span text:style-name="T5">7</text:span></text:p>
          </draw:text-box>
        </draw:frame>
        <draw:frame draw:style-name="gr37" draw:text-style-name="P9" draw:layer="layout" svg:width="0.446cm" svg:height="0.48cm" svg:x="11.481cm" svg:y="23.863cm">
          <draw:text-box>
            <text:p text:style-name="P1"><text:span text:style-name="T2">I</text:span></text:p>
          </draw:text-box>
        </draw:frame>
        <draw:frame draw:style-name="gr37" draw:text-style-name="P9" draw:layer="layout" svg:width="0.446cm" svg:height="0.48cm" svg:x="12.238cm" svg:y="23.863cm">
          <draw:text-box>
            <text:p text:style-name="P1"><text:span text:style-name="T2">ii</text:span><text:span text:style-name="T5">6</text:span><text:span text:style-name="T6">5</text:span></text:p>
          </draw:text-box>
        </draw:frame>
        <draw:frame draw:style-name="gr37" draw:text-style-name="P9" draw:layer="layout" svg:width="0.446cm" svg:height="0.48cm" svg:x="14.257cm" svg:y="23.863cm">
          <draw:text-box>
            <text:p text:style-name="P1"><text:span text:style-name="T2">I</text:span></text:p>
          </draw:text-box>
        </draw:frame>
        <draw:frame draw:style-name="gr37" draw:text-style-name="P9" draw:layer="layout" svg:width="0.446cm" svg:height="0.48cm" svg:x="14.937cm" svg:y="23.863cm">
          <draw:text-box>
            <text:p text:style-name="P1"><text:span text:style-name="T2">IV</text:span></text:p>
          </draw:text-box>
        </draw:frame>
        <draw:frame draw:style-name="gr37" draw:text-style-name="P9" draw:layer="layout" svg:width="0.446cm" svg:height="0.48cm" svg:x="15.501cm" svg:y="23.863cm">
          <draw:text-box>
            <text:p text:style-name="P1"><text:span text:style-name="T2">V</text:span><text:span text:style-name="T5">7</text:span></text:p>
          </draw:text-box>
        </draw:frame>
        <draw:frame draw:style-name="gr37" draw:text-style-name="P9" draw:layer="layout" svg:width="0.446cm" svg:height="0.48cm" svg:x="15.997cm" svg:y="23.863cm">
          <draw:text-box>
            <text:p text:style-name="P1"><text:span text:style-name="T2">I</text:span></text:p>
          </draw:text-box>
        </draw:frame>
        <draw:frame draw:style-name="gr37" draw:text-style-name="P9" draw:layer="layout" svg:width="0.446cm" svg:height="0.48cm" svg:x="17.438cm" svg:y="23.863cm">
          <draw:text-box>
            <text:p text:style-name="P1"><text:span text:style-name="T2">I</text:span></text:p>
          </draw:text-box>
        </draw:frame>
        <draw:frame draw:style-name="gr37" draw:text-style-name="P9" draw:layer="layout" svg:width="0.446cm" svg:height="0.48cm" svg:x="15.998cm" svg:y="23.863cm">
          <draw:text-box>
            <text:p text:style-name="P1"><text:span text:style-name="T2">I</text:span></text:p>
          </draw:text-box>
        </draw:frame>
        <draw:frame draw:style-name="gr38" draw:text-style-name="P10" draw:layer="layout" svg:width="0.54cm" svg:height="0.302cm" svg:x="7.075cm" svg:y="24.462cm">
          <draw:text-box>
            <text:p text:style-name="P1"><text:span text:style-name="T7">EG</text:span><text:span text:style-name="T8">B</text:span><text:span text:style-name="T9">b</text:span><text:span text:style-name="T8">D</text:span></text:p>
          </draw:text-box>
        </draw:frame>
        <draw:frame draw:style-name="gr39" draw:text-style-name="P10" draw:layer="layout" svg:width="0.459cm" svg:height="0.302cm" svg:x="7.745cm" svg:y="24.462cm">
          <draw:text-box>
            <text:p text:style-name="P1"><text:span text:style-name="T7">ACEG</text:span></text:p>
          </draw:text-box>
        </draw:frame>
        <draw:frame draw:style-name="gr40" draw:text-style-name="P10" draw:layer="layout" svg:width="0.455cm" svg:height="0.302cm" svg:x="8.891cm" svg:y="24.462cm">
          <draw:text-box>
            <text:p text:style-name="P1"><text:span text:style-name="T7">DFAC</text:span></text:p>
          </draw:text-box>
        </draw:frame>
        <draw:frame draw:style-name="gr41" draw:text-style-name="P10" draw:layer="layout" svg:width="0.536cm" svg:height="0.302cm" svg:x="9.608cm" svg:y="24.462cm">
          <draw:text-box>
            <text:p text:style-name="P1"><text:span text:style-name="T7">GB</text:span><text:span text:style-name="T9">b</text:span><text:span text:style-name="T7">DF</text:span></text:p>
          </draw:text-box>
        </draw:frame>
        <draw:frame draw:style-name="gr42" draw:text-style-name="P10" draw:layer="layout" svg:width="0.523cm" svg:height="0.302cm" svg:x="10.551cm" svg:y="24.462cm">
          <draw:text-box>
            <text:p text:style-name="P1"><text:span text:style-name="T7">CEGB</text:span><text:span text:style-name="T9">b</text:span></text:p>
          </draw:text-box>
        </draw:frame>
        <draw:frame draw:style-name="gr43" draw:text-style-name="P10" draw:layer="layout" svg:width="0.446cm" svg:height="0.302cm" svg:x="11.317cm" svg:y="24.462cm">
          <draw:text-box>
            <text:p text:style-name="P1"><text:span text:style-name="T7">FAC</text:span></text:p>
          </draw:text-box>
        </draw:frame>
        <draw:frame draw:style-name="gr44" draw:text-style-name="P10" draw:layer="layout" svg:width="0.536cm" svg:height="0.302cm" svg:x="12.193cm" svg:y="24.462cm">
          <draw:text-box>
            <text:p text:style-name="P1"><text:span text:style-name="T7">GB</text:span><text:span text:style-name="T9">b</text:span><text:span text:style-name="T8">DF</text:span></text:p>
          </draw:text-box>
        </draw:frame>
        <draw:frame draw:style-name="gr43" draw:text-style-name="P10" draw:layer="layout" svg:width="0.446cm" svg:height="0.302cm" svg:x="14.183cm" svg:y="24.462cm">
          <draw:text-box>
            <text:p text:style-name="P1"><text:span text:style-name="T7">FAC</text:span></text:p>
          </draw:text-box>
        </draw:frame>
        <draw:frame draw:style-name="gr43" draw:text-style-name="P11" draw:layer="layout" svg:width="0.446cm" svg:height="0.302cm" svg:x="14.858cm" svg:y="24.462cm">
          <draw:text-box>
            <text:p text:style-name="P1"><text:span text:style-name="T8">B</text:span><text:span text:style-name="T9">b</text:span><text:span text:style-name="T8">DF</text:span></text:p>
          </draw:text-box>
        </draw:frame>
        <draw:frame draw:style-name="gr42" draw:text-style-name="P11" draw:layer="layout" svg:width="0.523cm" svg:height="0.302cm" svg:x="15.349cm" svg:y="24.462cm">
          <draw:text-box>
            <text:p text:style-name="P1"><text:span text:style-name="T8">CEGB</text:span><text:span text:style-name="T9">b</text:span></text:p>
          </draw:text-box>
        </draw:frame>
        <draw:frame draw:style-name="gr43" draw:text-style-name="P11" draw:layer="layout" svg:width="0.446cm" svg:height="0.302cm" svg:x="15.949cm" svg:y="24.462cm">
          <draw:text-box>
            <text:p text:style-name="P1"><text:span text:style-name="T8">FAC</text:span></text:p>
          </draw:text-box>
        </draw:frame>
        <draw:frame draw:style-name="gr43" draw:text-style-name="P11" draw:layer="layout" svg:width="0.446cm" svg:height="0.302cm" svg:x="17.442cm" svg:y="24.462cm">
          <draw:text-box>
            <text:p text:style-name="P1"><text:span text:style-name="T8">FAC</text:span></text:p>
          </draw:text-box>
        </draw:frame>
        <draw:frame draw:style-name="gr45" draw:text-style-name="P10" draw:layer="layout" svg:width="0.519cm" svg:height="0.302cm" svg:x="6.077cm" svg:y="24.462cm">
          <draw:text-box>
            <text:p text:style-name="P1"><text:span text:style-name="T7">B</text:span><text:span text:style-name="T9">b</text:span><text:span text:style-name="T8">DFA</text:span></text:p>
          </draw:text-box>
        </draw:frame>
        <draw:g>
          <draw:g>
            <draw:line draw:style-name="gr19" draw:text-style-name="P6" draw:layer="layout" svg:x1="7.345cm" svg:y1="21.328cm" svg:x2="7.345cm" svg:y2="20.737cm">
              <text:p/>
            </draw:line>
            <draw:path draw:style-name="gr14" draw:text-style-name="P4" draw:layer="layout" svg:width="0.224cm" svg:height="0.182cm" svg:x="7.129cm" svg:y="21.266cm" svg:viewBox="0 0 225 183" svg:d="M209 26c32 34 14 93-39 130-53 35-123 37-154 2-32-34-13-93 39-130 55-36 123-37 154-2z">
              <text:p/>
            </draw:path>
          </draw:g>
          <draw:path draw:style-name="gr14" draw:text-style-name="P4" draw:layer="layout" svg:width="0.089cm" svg:height="0.088cm" svg:x="7.439cm" svg:y="21.314cm" svg:viewBox="0 0 90 89" svg:d="M46 89c-25 0-46-19-46-44s19-45 45-45c24 0 45 20 45 45s-19 44-44 44z">
            <text:p/>
          </draw:path>
        </draw:g>
        <draw:line draw:style-name="gr20" draw:text-style-name="P3" draw:layer="layout" svg:x1="7.078cm" svg:y1="22.624cm" svg:x2="7.476cm" svg:y2="22.624cm">
          <text:p/>
        </draw:line>
        <draw:g>
          <draw:g>
            <draw:line draw:style-name="gr19" draw:text-style-name="P6" draw:layer="layout" svg:x1="7.389cm" svg:y1="22.505cm" svg:x2="7.389cm" svg:y2="22.09cm">
              <text:p/>
            </draw:line>
            <draw:path draw:style-name="gr14" draw:text-style-name="P4" draw:layer="layout" svg:width="0.224cm" svg:height="0.182cm" svg:x="7.173cm" svg:y="22.444cm" svg:viewBox="0 0 225 183" svg:d="M209 26c32 35 14 93-39 130-53 35-123 37-154 2-32-34-13-93 39-129 55-37 123-38 154-3z">
              <text:p/>
            </draw:path>
          </draw:g>
          <draw:path draw:style-name="gr14" draw:text-style-name="P4" draw:layer="layout" svg:width="0.089cm" svg:height="0.089cm" svg:x="7.483cm" svg:y="22.491cm" svg:viewBox="0 0 90 90" svg:d="M46 90c-25 0-46-21-46-45 0-25 19-45 45-45 24 0 45 20 45 45 0 24-19 45-44 45z">
            <text:p/>
          </draw:path>
        </draw:g>
        <draw:line draw:style-name="gr20" draw:text-style-name="P3" draw:layer="layout" svg:x1="7.816cm" svg:y1="22.63cm" svg:x2="8.214cm" svg:y2="22.63cm">
          <text:p/>
        </draw:line>
        <draw:g>
          <draw:g>
            <draw:line draw:style-name="gr19" draw:text-style-name="P6" draw:layer="layout" svg:x1="8.127cm" svg:y1="22.583cm" svg:x2="8.127cm" svg:y2="22.168cm">
              <text:p/>
            </draw:line>
            <draw:path draw:style-name="gr14" draw:text-style-name="P4" draw:layer="layout" svg:width="0.224cm" svg:height="0.182cm" svg:x="7.911cm" svg:y="22.522cm" svg:viewBox="0 0 225 183" svg:d="M209 26c32 35 14 93-39 130-53 35-123 37-154 2-32-34-13-93 39-129 55-37 123-38 154-3z">
              <text:p/>
            </draw:path>
          </draw:g>
          <draw:path draw:style-name="gr14" draw:text-style-name="P4" draw:layer="layout" svg:width="0.089cm" svg:height="0.089cm" svg:x="8.221cm" svg:y="22.524cm" svg:viewBox="0 0 90 90" svg:d="M46 90c-25 0-46-21-46-45 0-25 19-45 45-45 24 0 45 20 45 45 0 24-19 45-44 45z">
            <text:p/>
          </draw:path>
        </draw:g>
        <draw:line draw:style-name="gr20" draw:text-style-name="P3" draw:layer="layout" svg:x1="7.482cm" svg:y1="22.358cm" svg:x2="7.93cm" svg:y2="22.47cm">
          <text:p/>
        </draw:line>
        <draw:line draw:style-name="gr20" draw:text-style-name="P3" draw:layer="layout" svg:x1="6.544cm" svg:y1="21.218cm" svg:x2="6.992cm" svg:y2="21.33cm">
          <text:p/>
        </draw:line>
        <draw:g>
          <draw:g>
            <draw:line draw:style-name="gr19" draw:text-style-name="P6" draw:layer="layout" svg:x1="7.143cm" svg:y1="22.076cm" svg:x2="7.143cm" svg:y2="21.573cm">
              <text:p/>
            </draw:line>
            <draw:path draw:style-name="gr14" draw:text-style-name="P4" draw:layer="layout" svg:width="0.224cm" svg:height="0.181cm" svg:x="7.129cm" svg:y="21.449cm" svg:viewBox="0 0 225 182" svg:d="M209 25c32 35 14 94-40 130-53 35-123 37-154 2-31-34-13-93 40-129 54-37 123-37 154-3z">
              <text:p/>
            </draw:path>
          </draw:g>
          <draw:path draw:style-name="gr14" draw:text-style-name="P4" draw:layer="layout" svg:width="0.089cm" svg:height="0.088cm" svg:x="7.46cm" svg:y="21.566cm" svg:viewBox="0 0 90 89" svg:d="M46 89c-25 0-46-20-46-44 0-26 19-45 45-45 24 0 45 19 45 45 0 24-19 44-44 44z">
            <text:p/>
          </draw:path>
        </draw:g>
        <draw:g>
          <draw:g>
            <draw:line draw:style-name="gr19" draw:text-style-name="P6" draw:layer="layout" svg:x1="8.121cm" svg:y1="21.329cm" svg:x2="8.121cm" svg:y2="20.738cm">
              <text:p/>
            </draw:line>
            <draw:path draw:style-name="gr14" draw:text-style-name="P4" draw:layer="layout" svg:width="0.224cm" svg:height="0.182cm" svg:x="7.905cm" svg:y="21.267cm" svg:viewBox="0 0 225 183" svg:d="M209 26c32 34 14 93-39 130-53 35-123 37-154 2-32-34-13-93 39-130 55-36 123-37 154-2z">
              <text:p/>
            </draw:path>
          </draw:g>
          <draw:path draw:style-name="gr14" draw:text-style-name="P4" draw:layer="layout" svg:width="0.089cm" svg:height="0.088cm" svg:x="8.215cm" svg:y="21.315cm" svg:viewBox="0 0 90 89" svg:d="M46 89c-25 0-46-19-46-44s19-45 45-45c24 0 45 20 45 45s-19 44-44 44z">
            <text:p/>
          </draw:path>
        </draw:g>
        <draw:g>
          <draw:g>
            <draw:line draw:style-name="gr19" draw:text-style-name="P6" draw:layer="layout" svg:x1="7.919cm" svg:y1="22.077cm" svg:x2="7.919cm" svg:y2="21.574cm">
              <text:p/>
            </draw:line>
            <draw:path draw:style-name="gr14" draw:text-style-name="P4" draw:layer="layout" svg:width="0.224cm" svg:height="0.181cm" svg:x="7.905cm" svg:y="21.45cm" svg:viewBox="0 0 225 182" svg:d="M209 25c32 35 14 94-40 130-53 35-123 37-154 2-31-34-13-93 40-129 54-37 123-37 154-3z">
              <text:p/>
            </draw:path>
          </draw:g>
          <draw:path draw:style-name="gr14" draw:text-style-name="P4" draw:layer="layout" svg:width="0.089cm" svg:height="0.088cm" svg:x="8.236cm" svg:y="21.567cm" svg:viewBox="0 0 90 89" svg:d="M46 89c-25 0-46-20-46-44 0-26 19-45 45-45 24 0 45 19 45 45 0 24-19 44-44 44z">
            <text:p/>
          </draw:path>
        </draw:g>
        <draw:g>
          <draw:g>
            <draw:line draw:style-name="gr19" draw:text-style-name="P6" draw:layer="layout" svg:x1="9.137cm" svg:y1="21.41cm" svg:x2="9.137cm" svg:y2="20.819cm">
              <text:p/>
            </draw:line>
            <draw:path draw:style-name="gr14" draw:text-style-name="P4" draw:layer="layout" svg:width="0.224cm" svg:height="0.182cm" svg:x="8.921cm" svg:y="21.348cm" svg:viewBox="0 0 225 183" svg:d="M209 26c32 34 14 93-39 130-53 35-123 37-154 2-32-34-13-93 39-130 55-36 123-37 154-2z">
              <text:p/>
            </draw:path>
          </draw:g>
          <draw:path draw:style-name="gr14" draw:text-style-name="P4" draw:layer="layout" svg:width="0.089cm" svg:height="0.088cm" svg:x="9.231cm" svg:y="21.396cm" svg:viewBox="0 0 90 89" svg:d="M46 89c-25 0-46-19-46-44s19-45 45-45c24 0 45 20 45 45s-19 44-44 44z">
            <text:p/>
          </draw:path>
        </draw:g>
        <draw:line draw:style-name="gr20" draw:text-style-name="P3" draw:layer="layout" svg:x1="8.874cm" svg:y1="22.631cm" svg:x2="9.272cm" svg:y2="22.631cm">
          <text:p/>
        </draw:line>
        <draw:g>
          <draw:g>
            <draw:line draw:style-name="gr19" draw:text-style-name="P6" draw:layer="layout" svg:x1="9.185cm" svg:y1="22.584cm" svg:x2="9.185cm" svg:y2="22.169cm">
              <text:p/>
            </draw:line>
            <draw:path draw:style-name="gr14" draw:text-style-name="P4" draw:layer="layout" svg:width="0.224cm" svg:height="0.182cm" svg:x="8.969cm" svg:y="22.523cm" svg:viewBox="0 0 225 183" svg:d="M209 26c32 35 14 93-39 130-53 35-123 37-154 2-32-34-13-93 39-129 55-37 123-38 154-3z">
              <text:p/>
            </draw:path>
          </draw:g>
          <draw:path draw:style-name="gr14" draw:text-style-name="P4" draw:layer="layout" svg:width="0.089cm" svg:height="0.089cm" svg:x="9.279cm" svg:y="22.525cm" svg:viewBox="0 0 90 90" svg:d="M46 90c-25 0-46-21-46-45 0-25 19-45 45-45 24 0 45 20 45 45 0 24-19 45-44 45z">
            <text:p/>
          </draw:path>
        </draw:g>
        <draw:line draw:style-name="gr19" draw:text-style-name="P6" draw:layer="layout" svg:x1="8.921cm" svg:y1="22.032cm" svg:x2="8.921cm" svg:y2="21.441cm">
          <text:p/>
        </draw:line>
        <draw:g>
          <draw:g>
            <draw:line draw:style-name="gr19" draw:text-style-name="P6" draw:layer="layout" svg:x1="9.931cm" svg:y1="22.67cm" svg:x2="9.931cm" svg:y2="22.255cm">
              <text:p/>
            </draw:line>
            <draw:path draw:style-name="gr14" draw:text-style-name="P4" draw:layer="layout" svg:width="0.224cm" svg:height="0.182cm" svg:x="9.715cm" svg:y="22.609cm" svg:viewBox="0 0 225 183" svg:d="M209 26c32 35 14 93-39 130-53 35-123 37-154 2-32-34-13-93 39-129 55-37 123-38 154-3z">
              <text:p/>
            </draw:path>
          </draw:g>
          <draw:path draw:style-name="gr14" draw:text-style-name="P4" draw:layer="layout" svg:width="0.089cm" svg:height="0.089cm" svg:x="10.025cm" svg:y="22.611cm" svg:viewBox="0 0 90 90" svg:d="M46 90c-25 0-46-21-46-45 0-25 19-45 45-45 24 0 45 20 45 45 0 24-19 45-44 45z">
            <text:p/>
          </draw:path>
        </draw:g>
        <draw:g>
          <draw:g>
            <draw:line draw:style-name="gr19" draw:text-style-name="P6" draw:layer="layout" svg:x1="9.904cm" svg:y1="21.41cm" svg:x2="9.904cm" svg:y2="20.819cm">
              <text:p/>
            </draw:line>
            <draw:path draw:style-name="gr14" draw:text-style-name="P4" draw:layer="layout" svg:width="0.224cm" svg:height="0.182cm" svg:x="9.688cm" svg:y="21.348cm" svg:viewBox="0 0 225 183" svg:d="M209 26c32 34 14 93-39 130-53 35-123 37-154 2-32-34-13-93 39-130 55-36 123-37 154-2z">
              <text:p/>
            </draw:path>
          </draw:g>
          <draw:path draw:style-name="gr14" draw:text-style-name="P4" draw:layer="layout" svg:width="0.089cm" svg:height="0.088cm" svg:x="9.998cm" svg:y="21.396cm" svg:viewBox="0 0 90 89" svg:d="M46 89c-25 0-46-19-46-44s19-45 45-45c24 0 45 20 45 45s-19 44-44 44z">
            <text:p/>
          </draw:path>
        </draw:g>
        <draw:g>
          <draw:g>
            <draw:line draw:style-name="gr19" draw:text-style-name="P6" draw:layer="layout" svg:x1="9.702cm" svg:y1="22.158cm" svg:x2="9.702cm" svg:y2="21.655cm">
              <text:p/>
            </draw:line>
            <draw:path draw:style-name="gr14" draw:text-style-name="P4" draw:layer="layout" svg:width="0.224cm" svg:height="0.181cm" svg:x="9.688cm" svg:y="21.531cm" svg:viewBox="0 0 225 182" svg:d="M209 25c32 35 14 94-40 130-53 35-123 37-154 2-31-34-13-93 40-129 54-37 123-37 154-3z">
              <text:p/>
            </draw:path>
          </draw:g>
          <draw:path draw:style-name="gr14" draw:text-style-name="P4" draw:layer="layout" svg:width="0.089cm" svg:height="0.088cm" svg:x="9.988cm" svg:y="21.582cm" svg:viewBox="0 0 90 89" svg:d="M46 89c-25 0-46-20-46-44 0-26 19-45 45-45 24 0 45 19 45 45 0 24-19 44-44 44z">
            <text:p/>
          </draw:path>
        </draw:g>
        <draw:line draw:style-name="gr20" draw:text-style-name="P3" draw:layer="layout" svg:x1="8.357cm" svg:y1="21.202cm" svg:x2="8.805cm" svg:y2="21.314cm">
          <text:p/>
        </draw:line>
        <draw:line draw:style-name="gr20" draw:text-style-name="P3" draw:layer="layout" svg:x1="9.279cm" svg:y1="22.413cm" svg:x2="9.727cm" svg:y2="22.525cm">
          <text:p/>
        </draw:line>
        <draw:g>
          <draw:g>
            <draw:line draw:style-name="gr19" draw:text-style-name="P6" draw:layer="layout" svg:x1="10.865cm" svg:y1="22.671cm" svg:x2="10.865cm" svg:y2="22.256cm">
              <text:p/>
            </draw:line>
            <draw:path draw:style-name="gr14" draw:text-style-name="P4" draw:layer="layout" svg:width="0.224cm" svg:height="0.182cm" svg:x="10.649cm" svg:y="22.61cm" svg:viewBox="0 0 225 183" svg:d="M209 26c32 35 14 93-39 130-53 35-123 37-154 2-32-34-13-93 39-129 55-37 123-38 154-3z">
              <text:p/>
            </draw:path>
          </draw:g>
          <draw:path draw:style-name="gr14" draw:text-style-name="P4" draw:layer="layout" svg:width="0.089cm" svg:height="0.089cm" svg:x="10.959cm" svg:y="22.612cm" svg:viewBox="0 0 90 90" svg:d="M46 90c-25 0-46-21-46-45 0-25 19-45 45-45 24 0 45 20 45 45 0 24-19 45-44 45z">
            <text:p/>
          </draw:path>
        </draw:g>
        <draw:g>
          <draw:g>
            <draw:line draw:style-name="gr19" draw:text-style-name="P6" draw:layer="layout" svg:x1="10.866cm" svg:y1="21.501cm" svg:x2="10.866cm" svg:y2="20.91cm">
              <text:p/>
            </draw:line>
            <draw:path draw:style-name="gr14" draw:text-style-name="P4" draw:layer="layout" svg:width="0.224cm" svg:height="0.182cm" svg:x="10.65cm" svg:y="21.439cm" svg:viewBox="0 0 225 183" svg:d="M209 26c32 34 14 93-39 130-53 35-123 37-154 2-32-34-13-93 39-130 55-36 123-37 154-2z">
              <text:p/>
            </draw:path>
          </draw:g>
          <draw:path draw:style-name="gr14" draw:text-style-name="P4" draw:layer="layout" svg:width="0.089cm" svg:height="0.088cm" svg:x="10.96cm" svg:y="21.443cm" svg:viewBox="0 0 90 89" svg:d="M46 89c-25 0-46-19-46-44s19-45 45-45c24 0 45 20 45 45s-19 44-44 44z">
            <text:p/>
          </draw:path>
        </draw:g>
        <draw:line draw:style-name="gr20" draw:text-style-name="P3" draw:layer="layout" svg:x1="10.154cm" svg:y1="21.383cm" svg:x2="10.602cm" svg:y2="21.495cm">
          <text:p/>
        </draw:line>
        <draw:line draw:style-name="gr20" draw:text-style-name="P3" draw:layer="layout" svg:x1="8.357cm" svg:y1="21.493cm" svg:x2="8.805cm" svg:y2="21.392cm">
          <text:p/>
        </draw:line>
        <draw:line draw:style-name="gr20" draw:text-style-name="P3" draw:layer="layout" svg:x1="10.916cm" svg:y1="21.321cm" svg:x2="11.364cm" svg:y2="21.22cm">
          <text:p/>
        </draw:line>
        <draw:g>
          <draw:g>
            <draw:line draw:style-name="gr19" draw:text-style-name="P6" draw:layer="layout" svg:x1="10.664cm" svg:y1="22.249cm" svg:x2="10.664cm" svg:y2="21.746cm">
              <text:p/>
            </draw:line>
            <draw:path draw:style-name="gr14" draw:text-style-name="P4" draw:layer="layout" svg:width="0.224cm" svg:height="0.181cm" svg:x="10.65cm" svg:y="21.622cm" svg:viewBox="0 0 225 182" svg:d="M209 25c32 35 14 94-40 130-53 35-123 37-154 2-31-34-13-93 40-129 54-37 123-37 154-3z">
              <text:p/>
            </draw:path>
          </draw:g>
          <draw:path draw:style-name="gr14" draw:text-style-name="P4" draw:layer="layout" svg:width="0.089cm" svg:height="0.088cm" svg:x="10.95cm" svg:y="21.607cm" svg:viewBox="0 0 90 89" svg:d="M46 89c-25 0-46-20-46-44 0-26 19-45 45-45 24 0 45 19 45 45 0 24-19 44-44 44z">
            <text:p/>
          </draw:path>
        </draw:g>
        <draw:line draw:style-name="gr20" draw:text-style-name="P3" draw:layer="layout" svg:x1="10.555cm" svg:y1="21.696cm" svg:x2="10.953cm" svg:y2="21.696cm">
          <text:p/>
        </draw:line>
        <draw:g>
          <draw:g>
            <draw:line draw:style-name="gr19" draw:text-style-name="P6" draw:layer="layout" svg:x1="11.59cm" svg:y1="21.407cm" svg:x2="11.59cm" svg:y2="20.816cm">
              <text:p/>
            </draw:line>
            <draw:path draw:style-name="gr14" draw:text-style-name="P4" draw:layer="layout" svg:width="0.224cm" svg:height="0.182cm" svg:x="11.374cm" svg:y="21.345cm" svg:viewBox="0 0 225 183" svg:d="M209 26c32 34 14 93-39 130-53 35-123 37-154 2-32-34-13-93 39-130 55-36 123-37 154-2z">
              <text:p/>
            </draw:path>
          </draw:g>
          <draw:path draw:style-name="gr14" draw:text-style-name="P4" draw:layer="layout" svg:width="0.089cm" svg:height="0.088cm" svg:x="11.684cm" svg:y="21.349cm" svg:viewBox="0 0 90 89" svg:d="M46 89c-25 0-46-19-46-44s19-45 45-45c24 0 45 20 45 45s-19 44-44 44z">
            <text:p/>
          </draw:path>
        </draw:g>
        <draw:g>
          <draw:g>
            <draw:line draw:style-name="gr19" draw:text-style-name="P6" draw:layer="layout" svg:x1="11.617cm" svg:y1="22.758cm" svg:x2="11.617cm" svg:y2="22.343cm">
              <text:p/>
            </draw:line>
            <draw:path draw:style-name="gr14" draw:text-style-name="P4" draw:layer="layout" svg:width="0.224cm" svg:height="0.182cm" svg:x="11.401cm" svg:y="22.697cm" svg:viewBox="0 0 225 183" svg:d="M209 26c32 35 14 93-39 130-53 35-123 37-154 2-32-34-13-93 39-129 55-37 123-38 154-3z">
              <text:p/>
            </draw:path>
          </draw:g>
          <draw:path draw:style-name="gr14" draw:text-style-name="P4" draw:layer="layout" svg:width="0.089cm" svg:height="0.089cm" svg:x="11.711cm" svg:y="22.699cm" svg:viewBox="0 0 90 90" svg:d="M46 90c-25 0-46-21-46-45 0-25 19-45 45-45 24 0 45 20 45 45 0 24-19 45-44 45z">
            <text:p/>
          </draw:path>
        </draw:g>
        <draw:g>
          <draw:g>
            <draw:line draw:style-name="gr19" draw:text-style-name="P6" draw:layer="layout" svg:x1="11.387cm" svg:y1="22.249cm" svg:x2="11.387cm" svg:y2="21.746cm">
              <text:p/>
            </draw:line>
            <draw:path draw:style-name="gr14" draw:text-style-name="P4" draw:layer="layout" svg:width="0.224cm" svg:height="0.181cm" svg:x="11.373cm" svg:y="21.622cm" svg:viewBox="0 0 225 182" svg:d="M209 25c32 35 14 94-40 130-53 35-123 37-154 2-31-34-13-93 40-129 54-37 123-37 154-3z">
              <text:p/>
            </draw:path>
          </draw:g>
          <draw:path draw:style-name="gr14" draw:text-style-name="P4" draw:layer="layout" svg:width="0.089cm" svg:height="0.088cm" svg:x="11.673cm" svg:y="21.607cm" svg:viewBox="0 0 90 89" svg:d="M46 89c-25 0-46-20-46-44 0-26 19-45 45-45 24 0 45 19 45 45 0 24-19 44-44 44z">
            <text:p/>
          </draw:path>
        </draw:g>
        <draw:line draw:style-name="gr20" draw:text-style-name="P3" draw:layer="layout" svg:x1="11.278cm" svg:y1="21.696cm" svg:x2="11.676cm" svg:y2="21.696cm">
          <text:p/>
        </draw:line>
        <draw:line draw:style-name="gr20" draw:text-style-name="P3" draw:layer="layout" svg:x1="11.004cm" svg:y1="22.5cm" svg:x2="11.452cm" svg:y2="22.612cm">
          <text:p/>
        </draw:line>
        <draw:g>
          <draw:g>
            <draw:line draw:style-name="gr19" draw:text-style-name="P6" draw:layer="layout" svg:x1="12.523cm" svg:y1="21.407cm" svg:x2="12.523cm" svg:y2="20.816cm">
              <text:p/>
            </draw:line>
            <draw:path draw:style-name="gr14" draw:text-style-name="P4" draw:layer="layout" svg:width="0.224cm" svg:height="0.182cm" svg:x="12.307cm" svg:y="21.345cm" svg:viewBox="0 0 225 183" svg:d="M209 26c32 34 14 93-39 130-53 35-123 37-154 2-32-34-13-93 39-130 55-36 123-37 154-2z">
              <text:p/>
            </draw:path>
          </draw:g>
          <draw:path draw:style-name="gr14" draw:text-style-name="P4" draw:layer="layout" svg:width="0.089cm" svg:height="0.088cm" svg:x="12.617cm" svg:y="21.349cm" svg:viewBox="0 0 90 89" svg:d="M46 89c-25 0-46-19-46-44s19-45 45-45c24 0 45 20 45 45s-19 44-44 44z">
            <text:p/>
          </draw:path>
        </draw:g>
        <draw:g>
          <draw:g>
            <draw:line draw:style-name="gr19" draw:text-style-name="P6" draw:layer="layout" svg:x1="12.321cm" svg:y1="22.145cm" svg:x2="12.321cm" svg:y2="21.642cm">
              <text:p/>
            </draw:line>
            <draw:path draw:style-name="gr14" draw:text-style-name="P4" draw:layer="layout" svg:width="0.224cm" svg:height="0.181cm" svg:x="12.307cm" svg:y="21.518cm" svg:viewBox="0 0 225 182" svg:d="M209 25c32 35 14 94-40 130-53 35-123 37-154 2-31-34-13-93 40-129 54-37 123-37 154-3z">
              <text:p/>
            </draw:path>
          </draw:g>
          <draw:path draw:style-name="gr14" draw:text-style-name="P4" draw:layer="layout" svg:width="0.089cm" svg:height="0.088cm" svg:x="12.607cm" svg:y="21.503cm" svg:viewBox="0 0 90 89" svg:d="M46 89c-25 0-46-20-46-44 0-26 19-45 45-45 24 0 45 19 45 45 0 24-19 44-44 44z">
            <text:p/>
          </draw:path>
        </draw:g>
        <draw:g>
          <draw:g>
            <draw:line draw:style-name="gr19" draw:text-style-name="P6" draw:layer="layout" svg:x1="12.547cm" svg:y1="22.85cm" svg:x2="12.547cm" svg:y2="22.435cm">
              <text:p/>
            </draw:line>
            <draw:path draw:style-name="gr14" draw:text-style-name="P4" draw:layer="layout" svg:width="0.224cm" svg:height="0.182cm" svg:x="12.331cm" svg:y="22.789cm" svg:viewBox="0 0 225 183" svg:d="M209 26c32 35 14 93-39 130-53 35-123 37-154 2-32-34-13-93 39-129 55-37 123-38 154-3z">
              <text:p/>
            </draw:path>
          </draw:g>
          <draw:path draw:style-name="gr14" draw:text-style-name="P4" draw:layer="layout" svg:width="0.089cm" svg:height="0.089cm" svg:x="12.641cm" svg:y="22.791cm" svg:viewBox="0 0 90 90" svg:d="M46 90c-25 0-46-21-46-45 0-25 19-45 45-45 24 0 45 20 45 45 0 24-19 45-44 45z">
            <text:p/>
          </draw:path>
        </draw:g>
        <draw:g>
          <draw:g>
            <draw:line draw:style-name="gr19" draw:text-style-name="P6" draw:layer="layout" svg:x1="13.399cm" svg:y1="21.48cm" svg:x2="13.399cm" svg:y2="20.889cm">
              <text:p/>
            </draw:line>
            <draw:path draw:style-name="gr14" draw:text-style-name="P4" draw:layer="layout" svg:width="0.224cm" svg:height="0.182cm" svg:x="13.183cm" svg:y="21.418cm" svg:viewBox="0 0 225 183" svg:d="M209 26c32 34 14 93-39 130-53 35-123 37-154 2-32-34-13-93 39-130 55-36 123-37 154-2z">
              <text:p/>
            </draw:path>
          </draw:g>
        </draw:g>
        <draw:g>
          <draw:path draw:style-name="gr14" draw:text-style-name="P4" draw:layer="layout" svg:width="0.196cm" svg:height="0.562cm" draw:transform="rotate (-3.14159265358979) translate (13.8401799307958cm 23.974cm)" svg:viewBox="0 0 197 563" svg:d="M178 0v15c0 55 0 101-28 137-39 49-101 97-130 168-27 67-24 150-8 214l8 29 17-4-7-33c-17-79-12-163 8-205 33-65 83-95 151-110l8-1v-210z">
            <text:p/>
          </draw:path>
          <draw:g>
            <draw:line draw:style-name="gr19" draw:text-style-name="P6" draw:layer="layout" svg:x1="13.652cm" svg:y1="23.384cm" svg:x2="13.652cm" svg:y2="23.976cm">
              <text:p/>
            </draw:line>
            <draw:path draw:style-name="gr14" draw:text-style-name="P4" draw:layer="layout" svg:width="0.224cm" svg:height="0.182cm" svg:x="13.644cm" svg:y="23.228cm" svg:viewBox="0 0 225 183" svg:d="M209 26c32 35 14 93-39 130-53 35-123 37-154 2-32-34-13-93 39-129 55-37 123-38 154-3z">
              <text:p/>
            </draw:path>
          </draw:g>
        </draw:g>
        <draw:g>
          <draw:g>
            <draw:line draw:style-name="gr19" draw:text-style-name="P6" draw:layer="layout" svg:x1="13.435cm" svg:y1="22.851cm" svg:x2="13.435cm" svg:y2="22.436cm">
              <text:p/>
            </draw:line>
            <draw:path draw:style-name="gr14" draw:text-style-name="P4" draw:layer="layout" svg:width="0.224cm" svg:height="0.182cm" svg:x="13.219cm" svg:y="22.79cm" svg:viewBox="0 0 225 183" svg:d="M209 26c32 35 14 93-39 130-53 35-123 37-154 2-32-34-13-93 39-129 55-37 123-38 154-3z">
              <text:p/>
            </draw:path>
          </draw:g>
          <draw:path draw:style-name="gr14" draw:text-style-name="P4" draw:layer="layout" svg:width="0.089cm" svg:height="0.089cm" svg:x="13.529cm" svg:y="22.792cm" svg:viewBox="0 0 90 90" svg:d="M46 90c-25 0-46-21-46-45 0-25 19-45 45-45 24 0 45 20 45 45 0 24-19 45-44 45z">
            <text:p/>
          </draw:path>
        </draw:g>
        <draw:g>
          <draw:g>
            <draw:line draw:style-name="gr19" draw:text-style-name="P6" draw:layer="layout" svg:x1="13.176cm" svg:y1="22.312cm" svg:x2="13.176cm" svg:y2="21.809cm">
              <text:p/>
            </draw:line>
            <draw:path draw:style-name="gr14" draw:text-style-name="P4" draw:layer="layout" svg:width="0.224cm" svg:height="0.181cm" svg:x="13.162cm" svg:y="21.685cm" svg:viewBox="0 0 225 182" svg:d="M209 25c32 35 14 94-40 130-53 35-123 37-154 2-31-34-13-93 40-129 54-37 123-37 154-3z">
              <text:p/>
            </draw:path>
          </draw:g>
          <draw:path draw:style-name="gr14" draw:text-style-name="P4" draw:layer="layout" svg:width="0.089cm" svg:height="0.088cm" svg:x="13.462cm" svg:y="21.67cm" svg:viewBox="0 0 90 89" svg:d="M46 89c-25 0-46-20-46-44 0-26 19-45 45-45 24 0 45 19 45 45 0 24-19 44-44 44z">
            <text:p/>
          </draw:path>
        </draw:g>
        <draw:g>
          <draw:path draw:style-name="gr14" draw:text-style-name="P4" draw:layer="layout" svg:width="0.196cm" svg:height="0.562cm" svg:x="13.902cm" svg:y="20.964cm" svg:viewBox="0 0 197 563" svg:d="M19 0v15c0 55 0 101 28 137 39 49 101 97 130 168 27 67 24 150 8 214l-8 29-17-4 7-33c17-79 12-163-8-205-33-65-83-95-151-110l-8-1v-210z">
            <text:p/>
          </draw:path>
          <draw:g>
            <draw:line draw:style-name="gr19" draw:text-style-name="P6" draw:layer="layout" svg:x1="13.893cm" svg:y1="21.554cm" svg:x2="13.893cm" svg:y2="20.962cm">
              <text:p/>
            </draw:line>
            <draw:path draw:style-name="gr14" draw:text-style-name="P4" draw:layer="layout" svg:width="0.224cm" svg:height="0.182cm" draw:transform="rotate (-3.14159265358979) translate (13.901cm 21.71cm)" svg:viewBox="0 0 225 183" svg:d="M209 26c32 35 14 93-39 130-53 35-123 37-154 2-32-34-13-93 39-129 55-37 123-38 154-3z">
              <text:p/>
            </draw:path>
          </draw:g>
        </draw:g>
        <draw:line draw:style-name="gr20" draw:text-style-name="P3" draw:layer="layout" svg:x1="13.088cm" svg:y1="21.696cm" svg:x2="13.486cm" svg:y2="21.696cm">
          <text:p/>
        </draw:line>
        <draw:line draw:style-name="gr20" draw:text-style-name="P3" draw:layer="layout" svg:x1="12.735cm" svg:y1="21.394cm" svg:x2="13.183cm" svg:y2="21.506cm">
          <text:p/>
        </draw:line>
        <draw:g>
          <draw:g>
            <draw:line draw:style-name="gr19" draw:text-style-name="P6" draw:layer="layout" svg:x1="14.4cm" svg:y1="22.764cm" svg:x2="14.4cm" svg:y2="22.349cm">
              <text:p/>
            </draw:line>
            <draw:path draw:style-name="gr14" draw:text-style-name="P4" draw:layer="layout" svg:width="0.224cm" svg:height="0.182cm" svg:x="14.184cm" svg:y="22.703cm" svg:viewBox="0 0 225 183" svg:d="M209 26c32 35 14 93-39 130-53 35-123 37-154 2-32-34-13-93 39-129 55-37 123-38 154-3z">
              <text:p/>
            </draw:path>
          </draw:g>
          <draw:path draw:style-name="gr14" draw:text-style-name="P4" draw:layer="layout" svg:width="0.089cm" svg:height="0.089cm" svg:x="14.494cm" svg:y="22.705cm" svg:viewBox="0 0 90 90" svg:d="M46 90c-25 0-46-21-46-45 0-25 19-45 45-45 24 0 45 20 45 45 0 24-19 45-44 45z">
            <text:p/>
          </draw:path>
        </draw:g>
        <draw:g>
          <draw:g>
            <draw:line draw:style-name="gr19" draw:text-style-name="P6" draw:layer="layout" svg:x1="14.226cm" svg:y1="22.24cm" svg:x2="14.226cm" svg:y2="21.737cm">
              <text:p/>
            </draw:line>
            <draw:path draw:style-name="gr14" draw:text-style-name="P4" draw:layer="layout" svg:width="0.224cm" svg:height="0.181cm" svg:x="14.212cm" svg:y="21.613cm" svg:viewBox="0 0 225 182" svg:d="M209 25c32 35 14 94-40 130-53 35-123 37-154 2-31-34-13-93 40-129 54-37 123-37 154-3z">
              <text:p/>
            </draw:path>
          </draw:g>
          <draw:path draw:style-name="gr14" draw:text-style-name="P4" draw:layer="layout" svg:width="0.089cm" svg:height="0.088cm" svg:x="14.512cm" svg:y="21.598cm" svg:viewBox="0 0 90 89" svg:d="M46 89c-25 0-46-20-46-44 0-26 19-45 45-45 24 0 45 19 45 45 0 24-19 44-44 44z">
            <text:p/>
          </draw:path>
        </draw:g>
        <draw:line draw:style-name="gr20" draw:text-style-name="P3" draw:layer="layout" svg:x1="14.138cm" svg:y1="21.696cm" svg:x2="14.536cm" svg:y2="21.696cm">
          <text:p/>
        </draw:line>
        <draw:g>
          <draw:g>
            <draw:line draw:style-name="gr19" draw:text-style-name="P6" draw:layer="layout" svg:x1="14.443cm" svg:y1="21.407cm" svg:x2="14.443cm" svg:y2="20.816cm">
              <text:p/>
            </draw:line>
            <draw:path draw:style-name="gr14" draw:text-style-name="P4" draw:layer="layout" svg:width="0.224cm" svg:height="0.182cm" svg:x="14.227cm" svg:y="21.345cm" svg:viewBox="0 0 225 183" svg:d="M209 26c32 34 14 93-39 130-53 35-123 37-154 2-32-34-13-93 39-130 55-36 123-37 154-2z">
              <text:p/>
            </draw:path>
          </draw:g>
          <draw:path draw:style-name="gr14" draw:text-style-name="P4" draw:layer="layout" svg:width="0.089cm" svg:height="0.088cm" svg:x="14.537cm" svg:y="21.349cm" svg:viewBox="0 0 90 89" svg:d="M46 89c-25 0-46-19-46-44s19-45 45-45c24 0 45 20 45 45s-19 44-44 44z">
            <text:p/>
          </draw:path>
        </draw:g>
        <draw:g>
          <draw:path draw:style-name="gr14" draw:text-style-name="P4" draw:layer="layout" svg:width="0.196cm" svg:height="0.562cm" svg:x="15.217cm" svg:y="20.782cm" svg:viewBox="0 0 197 563" svg:d="M19 0v15c0 55 0 101 28 137 39 49 101 97 130 168 27 67 24 150 8 214l-8 29-17-4 7-33c17-79 12-163-8-205-33-65-83-95-151-110l-8-1v-210z">
            <text:p/>
          </draw:path>
          <draw:g>
            <draw:line draw:style-name="gr19" draw:text-style-name="P6" draw:layer="layout" svg:x1="15.208cm" svg:y1="21.372cm" svg:x2="15.208cm" svg:y2="20.78cm">
              <text:p/>
            </draw:line>
            <draw:path draw:style-name="gr14" draw:text-style-name="P4" draw:layer="layout" svg:width="0.224cm" svg:height="0.182cm" draw:transform="rotate (-3.14159265358979) translate (15.216cm 21.528cm)" svg:viewBox="0 0 225 183" svg:d="M209 26c32 35 14 93-39 130-53 35-123 37-154 2-32-34-13-93 39-129 55-37 123-38 154-3z">
              <text:p/>
            </draw:path>
          </draw:g>
        </draw:g>
        <draw:g>
          <draw:path draw:style-name="gr14" draw:text-style-name="P4" draw:layer="layout" svg:width="0.196cm" svg:height="0.562cm" draw:transform="rotate (-3.14159265358979) translate (15.1841799307958cm 22.274cm)" svg:viewBox="0 0 197 563" svg:d="M178 0v15c0 55 0 101-28 137-39 49-101 97-130 168-27 67-24 150-8 214l8 29 17-4-7-33c-17-79-12-163 8-205 33-65 83-95 151-110l8-1v-210z">
            <text:p/>
          </draw:path>
          <draw:g>
            <draw:line draw:style-name="gr19" draw:text-style-name="P6" draw:layer="layout" svg:x1="14.996cm" svg:y1="21.684cm" svg:x2="14.996cm" svg:y2="22.276cm">
              <text:p/>
            </draw:line>
            <draw:path draw:style-name="gr14" draw:text-style-name="P4" draw:layer="layout" svg:width="0.224cm" svg:height="0.182cm" svg:x="14.988cm" svg:y="21.528cm" svg:viewBox="0 0 225 183" svg:d="M209 26c32 35 14 93-39 130-53 35-123 37-154 2-32-34-13-93 39-129 55-37 123-38 154-3z">
              <text:p/>
            </draw:path>
          </draw:g>
        </draw:g>
        <draw:g>
          <draw:path draw:style-name="gr14" draw:text-style-name="P4" draw:layer="layout" svg:width="0.196cm" svg:height="0.562cm" svg:x="15.218cm" svg:y="22.058cm" svg:viewBox="0 0 197 563" svg:d="M19 0v15c0 55 0 101 28 137 39 49 101 97 130 168 27 67 24 150 8 214l-8 29-17-4 7-33c17-79 12-163-8-205-33-65-83-95-151-110l-8-1v-210z">
            <text:p/>
          </draw:path>
          <draw:g>
            <draw:line draw:style-name="gr19" draw:text-style-name="P6" draw:layer="layout" svg:x1="15.209cm" svg:y1="22.648cm" svg:x2="15.209cm" svg:y2="22.056cm">
              <text:p/>
            </draw:line>
            <draw:path draw:style-name="gr14" draw:text-style-name="P4" draw:layer="layout" svg:width="0.224cm" svg:height="0.182cm" draw:transform="rotate (-3.14159265358979) translate (15.217cm 22.804cm)" svg:viewBox="0 0 225 183" svg:d="M209 26c32 35 14 93-39 130-53 35-123 37-154 2-32-34-13-93 39-129 55-37 123-38 154-3z">
              <text:p/>
            </draw:path>
          </draw:g>
        </draw:g>
        <draw:g>
          <draw:g>
            <draw:line draw:style-name="gr19" draw:text-style-name="P6" draw:layer="layout" svg:x1="15.776cm" svg:y1="22.678cm" svg:x2="15.776cm" svg:y2="22.263cm">
              <text:p/>
            </draw:line>
            <draw:path draw:style-name="gr14" draw:text-style-name="P4" draw:layer="layout" svg:width="0.224cm" svg:height="0.182cm" svg:x="15.56cm" svg:y="22.617cm" svg:viewBox="0 0 225 183" svg:d="M209 26c32 35 14 93-39 130-53 35-123 37-154 2-32-34-13-93 39-129 55-37 123-38 154-3z">
              <text:p/>
            </draw:path>
          </draw:g>
        </draw:g>
        <draw:g>
          <draw:line draw:style-name="gr19" draw:text-style-name="P6" draw:layer="layout" svg:x1="15.534cm" svg:y1="22.126cm" svg:x2="15.534cm" svg:y2="21.534cm">
            <text:p/>
          </draw:line>
          <draw:path draw:style-name="gr14" draw:text-style-name="P4" draw:layer="layout" svg:width="0.224cm" svg:height="0.182cm" svg:x="15.534cm" svg:y="21.444cm" svg:viewBox="0 0 225 183" svg:d="M209 26c32 34 14 92-41 129-53 35-122 37-153 2-31-34-13-92 40-129s122-38 154-2z">
            <text:p/>
          </draw:path>
        </draw:g>
        <draw:line draw:style-name="gr19" draw:text-style-name="P6" draw:layer="layout" svg:x1="15.759cm" svg:y1="21.535cm" svg:x2="15.759cm" svg:y2="20.943cm">
          <text:p/>
        </draw:line>
        <draw:g>
          <draw:path draw:style-name="gr14" draw:text-style-name="P4" draw:layer="layout" svg:width="0.196cm" svg:height="0.562cm" svg:x="16.247cm" svg:y="20.783cm" svg:viewBox="0 0 197 563" svg:d="M19 0v15c0 55 0 101 28 137 39 49 101 97 130 168 27 67 24 150 8 214l-8 29-17-4 7-33c17-79 12-163-8-205-33-65-83-95-151-110l-8-1v-210z">
            <text:p/>
          </draw:path>
          <draw:g>
            <draw:line draw:style-name="gr19" draw:text-style-name="P6" draw:layer="layout" svg:x1="16.238cm" svg:y1="21.373cm" svg:x2="16.238cm" svg:y2="20.781cm">
              <text:p/>
            </draw:line>
            <draw:path draw:style-name="gr14" draw:text-style-name="P4" draw:layer="layout" svg:width="0.224cm" svg:height="0.182cm" draw:transform="rotate (-3.14159265358979) translate (16.246cm 21.529cm)" svg:viewBox="0 0 225 183" svg:d="M209 26c32 35 14 93-39 130-53 35-123 37-154 2-32-34-13-93 39-129 55-37 123-38 154-3z">
              <text:p/>
            </draw:path>
          </draw:g>
        </draw:g>
        <draw:g>
          <draw:path draw:style-name="gr14" draw:text-style-name="P4" draw:layer="layout" svg:width="0.196cm" svg:height="0.562cm" svg:x="16.267cm" svg:y="22.131cm" svg:viewBox="0 0 197 563" svg:d="M19 0v15c0 55 0 101 28 137 39 49 101 97 130 168 27 67 24 150 8 214l-8 29-17-4 7-33c17-79 12-163-8-205-33-65-83-95-151-110l-8-1v-210z">
            <text:p/>
          </draw:path>
          <draw:g>
            <draw:line draw:style-name="gr19" draw:text-style-name="P6" draw:layer="layout" svg:x1="16.258cm" svg:y1="22.721cm" svg:x2="16.258cm" svg:y2="22.129cm">
              <text:p/>
            </draw:line>
            <draw:path draw:style-name="gr14" draw:text-style-name="P4" draw:layer="layout" svg:width="0.224cm" svg:height="0.182cm" draw:transform="rotate (-3.14159265358979) translate (16.266cm 22.877cm)" svg:viewBox="0 0 225 183" svg:d="M209 26c32 35 14 93-39 130-53 35-123 37-154 2-32-34-13-93 39-129 55-37 123-38 154-3z">
              <text:p/>
            </draw:path>
          </draw:g>
        </draw:g>
        <draw:g>
          <draw:path draw:style-name="gr14" draw:text-style-name="P4" draw:layer="layout" svg:width="0.196cm" svg:height="0.562cm" draw:transform="rotate (-3.14159265358979) translate (16.2291799307958cm 22.339cm)" svg:viewBox="0 0 197 563" svg:d="M178 0v15c0 55 0 101-28 137-39 49-101 97-130 168-27 67-24 150-8 214l8 29 17-4-7-33c-17-79-12-163 8-205 33-65 83-95 151-110l8-1v-210z">
            <text:p/>
          </draw:path>
          <draw:g>
            <draw:line draw:style-name="gr19" draw:text-style-name="P6" draw:layer="layout" svg:x1="16.041cm" svg:y1="21.749cm" svg:x2="16.041cm" svg:y2="22.341cm">
              <text:p/>
            </draw:line>
            <draw:path draw:style-name="gr14" draw:text-style-name="P4" draw:layer="layout" svg:width="0.224cm" svg:height="0.182cm" svg:x="16.033cm" svg:y="21.593cm" svg:viewBox="0 0 225 183" svg:d="M209 26c32 35 14 93-39 130-53 35-123 37-154 2-32-34-13-93 39-129 55-37 123-38 154-3z">
              <text:p/>
            </draw:path>
          </draw:g>
        </draw:g>
        <draw:line draw:style-name="gr20" draw:text-style-name="P3" draw:layer="layout" svg:x1="15.952cm" svg:y1="21.696cm" svg:x2="16.35cm" svg:y2="21.696cm">
          <text:p/>
        </draw:line>
        <draw:frame draw:style-name="gr37" draw:text-style-name="P13" draw:layer="layout" svg:width="0.446cm" svg:height="0.48cm" svg:x="16.443cm" svg:y="23.863cm">
          <draw:text-box>
            <text:p text:style-name="P12"><text:span text:style-name="T5">6</text:span><text:span text:style-name="T6">4</text:span></text:p>
          </draw:text-box>
        </draw:frame>
        <draw:frame draw:style-name="gr37" draw:text-style-name="P13" draw:layer="layout" svg:width="0.446cm" svg:height="0.48cm" svg:x="16.443cm" svg:y="19.527cm">
          <draw:text-box>
            <text:p text:style-name="P12"><text:span text:style-name="T5">6</text:span><text:span text:style-name="T6">4</text:span></text:p>
          </draw:text-box>
        </draw:frame>
        <draw:g>
          <draw:g>
            <draw:line draw:style-name="gr19" draw:text-style-name="P6" draw:layer="layout" svg:x1="16.72cm" svg:y1="22.765cm" svg:x2="16.72cm" svg:y2="22.35cm">
              <text:p/>
            </draw:line>
            <draw:path draw:style-name="gr14" draw:text-style-name="P4" draw:layer="layout" svg:width="0.224cm" svg:height="0.182cm" svg:x="16.504cm" svg:y="22.704cm" svg:viewBox="0 0 225 183" svg:d="M209 26c32 35 14 93-39 130-53 35-123 37-154 2-32-34-13-93 39-129 55-37 123-38 154-3z">
              <text:p/>
            </draw:path>
          </draw:g>
        </draw:g>
        <draw:g>
          <draw:line draw:style-name="gr19" draw:text-style-name="P6" draw:layer="layout" svg:x1="16.489cm" svg:y1="22.04cm" svg:x2="16.489cm" svg:y2="21.449cm">
            <text:p/>
          </draw:line>
          <draw:path draw:style-name="gr14" draw:text-style-name="P4" draw:layer="layout" svg:width="0.224cm" svg:height="0.182cm" svg:x="16.49cm" svg:y="21.352cm" svg:viewBox="0 0 225 183" svg:d="M209 26c32 34 14 92-40 129-54 35-123 37-154 2-31-34-13-92 40-129s123-38 154-2z">
            <text:p/>
          </draw:path>
        </draw:g>
        <draw:g>
          <draw:g>
            <draw:line draw:style-name="gr19" draw:text-style-name="P6" draw:layer="layout" svg:x1="16.721cm" svg:y1="21.23cm" svg:x2="16.721cm" svg:y2="20.815cm">
              <text:p/>
            </draw:line>
            <draw:path draw:style-name="gr14" draw:text-style-name="P4" draw:layer="layout" svg:width="0.224cm" svg:height="0.182cm" svg:x="16.505cm" svg:y="21.169cm" svg:viewBox="0 0 225 183" svg:d="M209 26c32 35 14 93-39 130-53 35-123 37-154 2-32-34-13-93 39-129 55-37 123-38 154-3z">
              <text:p/>
            </draw:path>
          </draw:g>
        </draw:g>
        <draw:g>
          <draw:path draw:style-name="gr14" draw:text-style-name="P4" draw:layer="layout" svg:width="0.196cm" svg:height="0.562cm" svg:x="17.109cm" svg:y="20.428cm" svg:viewBox="0 0 197 563" svg:d="M19 0v15c0 55 0 101 28 137 39 49 101 97 130 168 27 67 24 150 8 214l-8 29-17-4 7-33c17-79 12-163-8-205-33-65-83-95-151-110l-8-1v-210z">
            <text:p/>
          </draw:path>
          <draw:g>
            <draw:line draw:style-name="gr19" draw:text-style-name="P6" draw:layer="layout" svg:x1="17.1cm" svg:y1="21.018cm" svg:x2="17.1cm" svg:y2="20.426cm">
              <text:p/>
            </draw:line>
            <draw:path draw:style-name="gr14" draw:text-style-name="P4" draw:layer="layout" svg:width="0.224cm" svg:height="0.182cm" draw:transform="rotate (-3.14159265358979) translate (17.108cm 21.174cm)" svg:viewBox="0 0 225 183" svg:d="M209 26c32 35 14 93-39 130-53 35-123 37-154 2-32-34-13-93 39-129 55-37 123-38 154-3z">
              <text:p/>
            </draw:path>
          </draw:g>
        </draw:g>
        <draw:g>
          <draw:path draw:style-name="gr14" draw:text-style-name="P4" draw:layer="layout" svg:width="0.196cm" svg:height="0.562cm" svg:x="17.049cm" svg:y="22.132cm" svg:viewBox="0 0 197 563" svg:d="M19 0v15c0 55 0 101 28 137 39 49 101 97 130 168 27 67 24 150 8 214l-8 29-17-4 7-33c17-79 12-163-8-205-33-65-83-95-151-110l-8-1v-210z">
            <text:p/>
          </draw:path>
          <draw:g>
            <draw:line draw:style-name="gr19" draw:text-style-name="P6" draw:layer="layout" svg:x1="17.04cm" svg:y1="22.722cm" svg:x2="17.04cm" svg:y2="22.13cm">
              <text:p/>
            </draw:line>
            <draw:path draw:style-name="gr14" draw:text-style-name="P4" draw:layer="layout" svg:width="0.224cm" svg:height="0.182cm" draw:transform="rotate (-3.14159265358979) translate (17.048cm 22.878cm)" svg:viewBox="0 0 225 183" svg:d="M209 26c32 35 14 93-39 130-53 35-123 37-154 2-32-34-13-93 39-129 55-37 123-38 154-3z">
              <text:p/>
            </draw:path>
          </draw:g>
        </draw:g>
        <draw:g>
          <draw:path draw:style-name="gr14" draw:text-style-name="P4" draw:layer="layout" svg:width="0.196cm" svg:height="0.562cm" draw:transform="rotate (-3.14159265358979) translate (17.0621799307958cm 22.099cm)" svg:viewBox="0 0 197 563" svg:d="M178 0v15c0 55 0 101-28 137-39 49-101 97-130 168-27 67-24 150-8 214l8 29 17-4-7-33c-17-79-12-163 8-205 33-65 83-95 151-110l8-1v-210z">
            <text:p/>
          </draw:path>
          <draw:g>
            <draw:line draw:style-name="gr19" draw:text-style-name="P6" draw:layer="layout" svg:x1="16.874cm" svg:y1="21.509cm" svg:x2="16.874cm" svg:y2="22.101cm">
              <text:p/>
            </draw:line>
            <draw:path draw:style-name="gr14" draw:text-style-name="P4" draw:layer="layout" svg:width="0.224cm" svg:height="0.182cm" svg:x="16.866cm" svg:y="21.353cm" svg:viewBox="0 0 225 183" svg:d="M209 26c32 35 14 93-39 130-53 35-123 37-154 2-32-34-13-93 39-129 55-37 123-38 154-3z">
              <text:p/>
            </draw:path>
          </draw:g>
        </draw:g>
        <draw:g>
          <draw:g>
            <draw:line draw:style-name="gr19" draw:text-style-name="P6" draw:layer="layout" svg:x1="17.644cm" svg:y1="22.601cm" svg:x2="17.644cm" svg:y2="22.01cm">
              <text:p/>
            </draw:line>
            <draw:path draw:style-name="gr14" draw:text-style-name="P4" draw:layer="layout" svg:width="0.256cm" svg:height="0.216cm" svg:x="17.396cm" svg:y="22.524cm" svg:viewBox="0 0 257 217" svg:d="M105 74c-39 21-93 58-70 93 21 31 78-3 119-27 53-31 90-64 73-92-25-38-100 13-122 26zM12 177c-69-124 179-238 234-139 65 120-175 245-234 139z">
              <text:p/>
            </draw:path>
          </draw:g>
          <draw:path draw:style-name="gr14" draw:text-style-name="P4" draw:layer="layout" svg:width="0.088cm" svg:height="0.088cm" svg:x="17.738cm" svg:y="22.524cm" svg:viewBox="0 0 89 89" svg:d="M45 89c-24 0-45-20-45-44 0-25 19-45 43-45 26 0 46 20 46 45 0 24-19 44-44 44z">
            <text:p/>
          </draw:path>
        </draw:g>
        <draw:line draw:style-name="gr20" draw:text-style-name="P3" draw:layer="layout" svg:x1="17.32cm" svg:y1="22.631cm" svg:x2="17.718cm" svg:y2="22.631cm">
          <text:p/>
        </draw:line>
        <draw:line draw:style-name="gr20" draw:text-style-name="P14" draw:layer="layout" svg:x1="8.874cm" svg:y1="22.631cm" svg:x2="9.272cm" svg:y2="22.631cm">
          <text:p/>
        </draw:line>
        <draw:g>
          <draw:g>
            <draw:line draw:style-name="gr19" draw:text-style-name="P6" draw:layer="layout" svg:x1="17.33cm" svg:y1="21.865cm" svg:x2="17.33cm" svg:y2="21.274cm">
              <text:p/>
            </draw:line>
            <draw:path draw:style-name="gr14" draw:text-style-name="P4" draw:layer="layout" svg:width="0.256cm" svg:height="0.216cm" svg:x="17.33cm" svg:y="21.157cm" svg:viewBox="0 0 257 217" svg:d="M105 74c-39 21-93 58-70 93 21 31 78-3 119-27 53-31 90-64 73-92-25-38-100 13-122 26zM12 177c-69-124 179-238 234-139 65 120-175 245-234 139z">
              <text:p/>
            </draw:path>
          </draw:g>
          <draw:path draw:style-name="gr14" draw:text-style-name="P4" draw:layer="layout" svg:width="0.088cm" svg:height="0.088cm" svg:x="17.672cm" svg:y="21.221cm" svg:viewBox="0 0 89 89" svg:d="M45 89c-24 0-45-20-45-44 0-25 19-45 43-45 26 0 46 20 46 45 0 24-19 44-44 44z">
            <text:p/>
          </draw:path>
        </draw:g>
        <draw:g>
          <draw:g>
            <draw:line draw:style-name="gr19" draw:text-style-name="P6" draw:layer="layout" svg:x1="17.644cm" svg:y1="20.791cm" svg:x2="17.644cm" svg:y2="20.2cm">
              <text:p/>
            </draw:line>
            <draw:path draw:style-name="gr14" draw:text-style-name="P4" draw:layer="layout" svg:width="0.256cm" svg:height="0.216cm" svg:x="17.396cm" svg:y="20.714cm" svg:viewBox="0 0 257 217" svg:d="M105 74c-39 21-93 58-70 93 21 31 78-3 119-27 53-31 90-64 73-92-25-38-100 13-122 26zM12 177c-69-124 179-238 234-139 65 120-175 245-234 139z">
              <text:p/>
            </draw:path>
          </draw:g>
          <draw:path draw:style-name="gr14" draw:text-style-name="P4" draw:layer="layout" svg:width="0.088cm" svg:height="0.088cm" svg:x="17.738cm" svg:y="20.714cm" svg:viewBox="0 0 89 89" svg:d="M45 89c-24 0-45-20-45-44 0-25 19-45 43-45 26 0 46 20 46 45 0 24-19 44-44 44z">
            <text:p/>
          </draw:path>
        </draw:g>
        <draw:line draw:style-name="gr20" draw:text-style-name="P3" draw:layer="layout" svg:x1="15.785cm" svg:y1="22.505cm" svg:x2="16.233cm" svg:y2="22.617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pitch="variable"/>
    <style:font-face style:name="STIX" svg:font-family="STIX" style:font-pitch="variable"/>
    <style:font-face style:name="STIX1" svg:font-family="STIX"/>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SG" style:font-name-asian="Cantarell" style:font-size-asian="24pt" style:language-asian="zh" style:country-asian="CN" style:font-name-complex="Noto Sans1"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6.5cm" fo:margin-bottom="6cm" fo:margin-left="7.8cm" fo:margin-right="7cm" fo:page-width="21.499cm" fo:page-height="27.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9" style:page-layout-name="PM0" draw:style-name="Mdp1"/>
    <style:master-page style:name="master-page37"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0.3$Linux_X86_64 LibreOffice_project/30$Build-3</meta:generator>
    <dc:date>2022-03-13T15:19:41.232500577</dc:date>
    <meta:editing-duration>PT28M16S</meta:editing-duration>
    <meta:editing-cycles>6</meta:editing-cycles>
    <meta:document-statistic meta:object-count="1163"/>
  </office:meta>
</office:document-meta>
</file>

<file path=META-INF/documentsignatures.xml><?xml version="1.0" encoding="utf-8"?>
<document-signatures xmlns="urn:oasis:names:tc:opendocument:xmlns:digitalsignature:1.0">
  <Signature xmlns="http://www.w3.org/2000/09/xmldsig#" Id="ID_00910014000200d0002a00b70044008e00b90032005a00bf00da00d700340007">
    <SignedInfo>
      <CanonicalizationMethod Algorithm="http://www.w3.org/TR/2001/REC-xml-c14n-20010315"/>
      <SignatureMethod Algorithm="http://www.w3.org/2001/04/xmldsig-more#rsa-sha512"/>
      <Reference URI="META-INF/manifest.xml">
        <Transforms>
          <Transform Algorithm="http://www.w3.org/TR/2001/REC-xml-c14n-20010315"/>
        </Transforms>
        <DigestMethod Algorithm="http://www.w3.org/2001/04/xmlenc#sha512"/>
        <DigestValue>FIquE4wtP9gbdv+l/qrkLI58x1YnzwBLx0VSLMUmappO+IQtO4dUc9qMx4PlKJGd
mpnJjqjDzRbnk3NsB3KXgw==</DigestValue>
      </Reference>
      <Reference URI="meta.xml">
        <Transforms>
          <Transform Algorithm="http://www.w3.org/TR/2001/REC-xml-c14n-20010315"/>
        </Transforms>
        <DigestMethod Algorithm="http://www.w3.org/2001/04/xmlenc#sha512"/>
        <DigestValue>X4jd+5j8H07uJBYU8zYyWlX5nRd5e2yvQZv8jkXOdRsl7IwC7x79oZxlzWhhlJQ3
eyhflrhx3cDHvCEsoglrzQ==</DigestValue>
      </Reference>
      <Reference URI="mimetype">
        <DigestMethod Algorithm="http://www.w3.org/2001/04/xmlenc#sha512"/>
        <DigestValue>xFJNWK0byZowig+CEXhxXerLyzL2yup6Zy5fD4YqU44aBuOGQskUpp44G9k4jhvU
yR04lJ0Kw35YniEVT53TxQ==</DigestValue>
      </Reference>
      <Reference URI="styles.xml">
        <Transforms>
          <Transform Algorithm="http://www.w3.org/TR/2001/REC-xml-c14n-20010315"/>
        </Transforms>
        <DigestMethod Algorithm="http://www.w3.org/2001/04/xmlenc#sha512"/>
        <DigestValue>Gq6yyrLKOyFeeF5hWlnp/OxlhgKO16WQN3Fwu4lLqTMjNXMdolKpO729zO8vIQs6
yZs6MlpZS7jszWAbB/BelA==</DigestValue>
      </Reference>
      <Reference URI="Thumbnails/thumbnail.png">
        <DigestMethod Algorithm="http://www.w3.org/2001/04/xmlenc#sha512"/>
        <DigestValue>ZkFF38Z/3ccT5KWtMLHwlbSyol3PVJn2cpUw0eDIcCDZqEjGQjNmlcZ8omKJrH5S
ZfXNK7DoNz0Xm9DQUXX+Zg==</DigestValue>
      </Reference>
      <Reference URI="settings.xml">
        <Transforms>
          <Transform Algorithm="http://www.w3.org/TR/2001/REC-xml-c14n-20010315"/>
        </Transforms>
        <DigestMethod Algorithm="http://www.w3.org/2001/04/xmlenc#sha512"/>
        <DigestValue>6ePcdQCkQM5BGwhiRsySseeRCbRDn/5CLFDEW/3LGgKDOKu/2sPnNVwK0WK/Te6b
iTY9bpa6g650MZat4VACIA==</DigestValue>
      </Reference>
      <Reference URI="content.xml">
        <Transforms>
          <Transform Algorithm="http://www.w3.org/TR/2001/REC-xml-c14n-20010315"/>
        </Transforms>
        <DigestMethod Algorithm="http://www.w3.org/2001/04/xmlenc#sha512"/>
        <DigestValue>UlF3HmPZ1B0sThXmxSPAJ3X8qkel93c43+SgYAEKpX7ThYz2il0KkbNSeGCMXHKr
Co4mZjhJfbAZ+uQ5yaSUfw==</DigestValue>
      </Reference>
      <Reference URI="#ID_0046003600470084001000240042003b009500f400a5000a0056007700fc0081">
        <DigestMethod Algorithm="http://www.w3.org/2001/04/xmlenc#sha512"/>
        <DigestValue>pa/vPyNQFaayYEvw3VtRB4+DYSonql/Kg6WEfRB+20vxbEtKpHS2TDC/LXgTEWoi
dYZaOdQ+r8f+k1ILCDCtjw==</DigestValue>
      </Reference>
      <Reference URI="#idSignedProperties_ID_00910014000200d0002a00b70044008e00b90032005a00bf00da00d700340007" Type="http://uri.etsi.org/01903#SignedProperties">
        <DigestMethod Algorithm="http://www.w3.org/2001/04/xmlenc#sha512"/>
        <DigestValue>EiJ62VYJNWEfoYoeGuS8q8YNdwnCu3peA1IgPIb5Wo2v8QZlVIguxd6/mgWIJ6PY
wd14oK2NI6v7acZ/XEnZOw==</DigestValue>
      </Reference>
    </SignedInfo>
    <SignatureValue>iQGzBAABCAAdFiEEeroOr0dzJZW8bXBaK+Pgotj5j6UFAmItmxIACgkQK+Pgotj5j6V4twwAqiTipss
rOZ2LuRX4DVntyMF4C6UmIv7zXblMRSzUSqWY6OkfDu9Rgg8JLaUTtXIemvrL3GCInICO1e9u19OTeV
Nu2ciDcp5LromeTzMFx1f+LX+U7dJd8F9c35GWeH1rmpU51U1o/3yaQqtxSQO6ij/j5KxZJU/yj9P8/
H1sjYZauySGyBnN0ODCKHizuJyplGtEJQv7fr7LPICGQs4gWl5n7goOzuCRa8Zhbo8MIoDv3G59i3Hq
WQWPsjZb166MzQBv+8gp/pIMpvwV7VtZg2OSl3imgZXVvI5DB75HD56MKoj2dDqm6vUGE2ZNY9kJre0
ppGhnRnoHy/QF522yOnFO0O+yDC2ATzyo1Xof9M4WmlEG5iZ+e0FbK/U3oJxnyzRuTnCDp4FkhvnM9n
s0gE3q/FtgEk4Ad4ciA9OCz2C+VDKr1hnL+rH5lrcvehoduKqv0ci6X/8Rx/aW1hDRJ6sf06LsaxPSe
ncTfGYGSRJlocxXbF302oiyEPTKnE8m</SignatureValue>
    <KeyInfo>
      <PGPData xmlns:loext="urn:org:documentfoundation:names:experimental:office:xmlns:loext:1.0">
        <PGPKeyID>N0FCQTBFQUY0NzczMjU5NUJDNkQ3MDVBMkJFM0UwQTJEOEY5OEZBNQA=</PGPKeyID>
        <PGPKeyPacket>mQGNBGIB4C0BDACzQ85bBBqHY/qgqNDuX2/ni3MWEfyo5Fz8Ln0qVj11CHAD1Vi8M6zgwht8YG1qlllvo7YsuPsEHoCEguVuew76ePV44IZ9xtRWUVxlL9QwfEKhDe79Tfawpi072mM0TVdiBcUPbXXZWibSbfnorEK5y2b9Q51pHiOqoZjrhDyol4Lcp3kVNX32BI0cbz/uWwS8p1icCix+z88fx8+L9GOUQ4fPIaa0u/i6uYJ2M2drRvRasHqQIOTiy6FJ+UheTkdeHS7eqvWcnfK1SgXYrsmcskswU0mviW4tQp6RaKxFfs1Rh8bVPjMVHzrnkKYF3hfq+AGX1FclIsDNCIomHhDQBnF4kFSowl9w1uWaAbOdjkufPo6gzqox1LvCYPyyEqmF6irk8unsIibPkMsYNCT4PskmqhPDLq2T0zefFTxSzjuKNuSkL7Rqrn4to8qpU98ituS2pcxlSo6Kw5pl0RjW5LlClAzxBaxJz3XV+mx3GvJ8IkIqBkhLs9x8v1EfZG0AEQEAAbQrVHJldm9yIE5pY2hvbHMgPHRuaWNob2xzQHN0dWRlbnQuZGFsYXQub3JnPokB1AQTAQgAPhYhBHq6Dq9HcyWVvG1wWivj4KLY+Y+lBQJiAeAtAhsDBQkDwmcABQsJCAcCBhUKCQgLAgQWAgMBAh4BAheAAAoJECvj4KLY+Y+lIHsL/j763tuZPLidrGXSVerUXEDEq0AJgkAnyA9bb+cI5m4aA+KQMa6/enhL0pvRMuYs9SH6FJi4iqdpkMsMMkhssuyWgdo3OJOZ6xgK3jhIarHCGLVrq9awGHlsa/oW1M/uxPAn8RcnzAANrPFjDuPl97fGdiV0hsBMQi+JYkCTvZUOCgDgv5cNiB8h0SDy5P5A/BzT6LDFQicTWIGsLmzMVycwxT+FUA2JnCFSoDOUhCXSB8TYsvQSGXEBu+tSPoslVKKstIGMuYg6Qo4aab0eQzpBH2pLAhRlMeI8oc3rEVGdD8yI6L144hln9m8kzKdpPKHOu4e4BbtEM5jD/4s9TCU8+bSCW22i60GOI7i3x+YXajLxNsMp96VojQiIjkEE29EdPpmtRE8FiCXTb7Q60g2BDvMB0nXjjWhafhNX76s08cpLMiolE/yGV3tRkMrGXcTokUidUaERcack7a8nPEML8prc1MqLIc5v3SvzaJPal292Mv1hu2TPnfztSwo3hrkBjQRiAeAtAQwAud2UYvov8cXH2khizxXt7UDDbqeJiXn9YcuBHm0a9RGcfwZ8sXk9rj9zrz29Z/bHMqZy66cMtX8RcbsExJwnW+fFIIToBZ92mRbgpGjqcsWuvub/KfI2nI243h2hebAKDtFAXzHi7wzJJS1ldUYEzJSbB0SykDlVMpw8o54iWKmXiyoPmJtxZbjo3MLsL3jCTqGvGV7aFH3WVigw9bDTg6A9iRKRdKXDULixngs2rj8x3kobdB65q/T6S1cGuTgdqu9e8nz5gBj0Vsn1541UIUrMKKgM2nxNQwePblydDKRCZRL5n6Wx2dQzdMd6ZbvcXyes2M8MB+kBDLKe5ADkKXi0Nw4nAYbpYi795VBqr+PDqHrKT39insFaGHwycjreS04sSTe2Q7EGlYpG/e6W+gScqmhgEW9xVsBnw+/VQ5q5HHLrrTiC+FLnE5yLHtcYqZbpCZQmYU4MHxrExQNwK6eNN/KVx+Rx8RxOG+HV1dLCZEW9nQ/ZyEVD0TSSUS2vABEBAAGJAbwEGAEIACYWIQR6ug6vR3MllbxtcFor4+Ci2PmPpQUCYgHgLQIbDAUJA8JnAAAKCRAr4+Ci2PmPpa61C/4uI4335ssgDxiSx9NZ+dhKmaNCANYIRRQC5cCDumQ9T57N0ZeOFi+lpQtdCPF2Bs8EAAhdkRIYU24UhF6VlFUex6lMj/DmPmC49d/opTBZE+8x5JNKFtWsRUIxGYRGAiF9Rq4aWwGBZlpXIeRSVIqOW3ozsJA2wb9dwAyf6nHGm4KCmdDIMACRHIrsHlBoZjbTzexCU1EFXtPcPvXJk/DgsJFmoxPuvpBaKwjWTJsuj5ALFFNaK/YsZm1soSzTHmJ+vfWeFS+WUZ2gk64SXeym0pW6GXa/ord5GKqRJUOLI4NVTNAl++qYCKAeRUMedfPUhKjusc7EbZZhn+WmqRhnnaPCt+4gCOdGHte62JEUInKe82MLpMoXhFrbR6lvfasa9A1aLP7xVEgDaZxkZuf1eBxCAxDejK1tUkU7fp7DyIjFX0VWRZd+Q2TIjwWBNQCGKxoJEVFwAQS0P6GDTNmm9K5ysbR3CSKpaEAB+yXkAcLXKpdtoBB+RvuWeSdfcno=</PGPKeyPacket>
        <loext:PGPOwner>Trevor Nichols &lt;tnichols@student.dalat.org&gt;</loext:PGPOwner>
      </PGPData>
    </KeyInfo>
    <Object>
      <SignatureProperties>
        <SignatureProperty Id="ID_0046003600470084001000240042003b009500f400a5000a0056007700fc0081" Target="#ID_00910014000200d0002a00b70044008e00b90032005a00bf00da00d700340007">
          <dc:date xmlns:dc="http://purl.org/dc/elements/1.1/">2022-03-13T15:19:46.455675121</dc:date>
        </SignatureProperty>
      </SignatureProperties>
    </Object>
    <Object xmlns:xd="http://uri.etsi.org/01903/v1.3.2#">
      <xd:QualifyingProperties Target="#ID_00910014000200d0002a00b70044008e00b90032005a00bf00da00d700340007">
        <xd:SignedProperties Id="idSignedProperties_ID_00910014000200d0002a00b70044008e00b90032005a00bf00da00d700340007">
          <xd:SignedSignatureProperties>
            <xd:SigningTime>2022-03-13T15:19:46.455675121</xd:SigningTime>
            <xd:SigningCertificate>
              <xd:Cert>
                <xd:CertDigest>
                  <DigestMethod Algorithm="http://www.w3.org/2001/04/xmlenc#sha256"/>
                  <DigestValue>N0FCQTBFQUY0NzczMjU5NUJDNkQ3MDVBMkJFM0UwQTJEOEY5OEZBNQ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910014000200d0002a00b70044008e00b90032005a00bf00da00d700340007">
          <xd:UnsignedSignatureProperties>
            <xd:CertificateValues/>
          </xd:UnsignedSignatureProperties>
        </xd:UnsignedProperties>
      </xd:QualifyingProperties>
    </Object>
  </Signature>
</document-signatures>
</file>